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35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59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4.747cm"/>
    </style:style>
    <style:style style:name="co7" style:family="table-column">
      <style:table-column-properties fo:break-before="auto" style:column-width="13.407cm"/>
    </style:style>
    <style:style style:name="co8" style:family="table-column">
      <style:table-column-properties fo:break-before="auto" style:column-width="7.687cm"/>
    </style:style>
    <style:style style:name="co9" style:family="table-column">
      <style:table-column-properties fo:break-before="auto" style:column-width="7.579cm"/>
    </style:style>
    <style:style style:name="co10" style:family="table-column">
      <style:table-column-properties fo:break-before="auto" style:column-width="5.636cm"/>
    </style:style>
    <style:style style:name="co11" style:family="table-column">
      <style:table-column-properties fo:break-before="auto" style:column-width="6.645cm"/>
    </style:style>
    <style:style style:name="co12" style:family="table-column">
      <style:table-column-properties fo:break-before="auto" style:column-width="4.22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Campo_20_de_20_la_20_tabla_20_dinámica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Categoría_20_de_20_la_20_tabla_20_dinámica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Título_20_de_20_la_20_tabla_20_dinámica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Esquina_20_de_20_la_20_tabla_20_dinámica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Valor_20_de_20_la_20_tabla_20_dinámica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Valor_20_de_20_la_20_tabla_20_dinámica">
      <style:table-cell-properties fo:border-bottom="none" fo:border-left="0.99pt solid #000000" fo:border-right="2.01pt solid #000000" fo:border-top="none"/>
    </style:style>
    <style:style style:name="ce9" style:family="table-cell" style:parent-style-name="Valor_20_de_20_la_20_tabla_20_dinámica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Resultado_20_de_20_la_20_tabla_20_dinámica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Verdana" fo:font-size="7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Verdana" fo:font-size="7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iputad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Nombre</text:p>
          </table:table-cell>
          <table:table-cell office:value-type="string">
            <text:p>Provincia</text:p>
          </table:table-cell>
          <table:table-cell office:value-type="string">
            <text:p>Fecha desde</text:p>
          </table:table-cell>
          <table:table-cell office:value-type="string">
            <text:p>Fecha Hasta</text:p>
          </table:table-cell>
          <table:table-cell office:value-type="string">
            <text:p>Bloque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te_id</text:p>
          </table:table-cell>
          <table:table-cell office:value-type="string">
            <text:p>is_legislator</text:p>
          </table:table-cell>
          <table:table-cell office:value-type="string">
            <text:p>chamber</text:p>
          </table:table-cell>
          <table:table-cell office:value-type="string">
            <text:p>start_command</text:p>
          </table:table-cell>
          <table:table-cell office:value-type="string">
            <text:p>end_command</text:p>
          </table:table-cell>
          <table:table-cell office:value-type="string">
            <text:p>block_id</text:p>
          </table:table-cell>
        </table:table-row>
        <table:table-row table:style-name="ro1">
          <table:table-cell office:value-type="string">
            <text:p>ABDALA DE MATARAZZO, NORMA AMANDA</text:p>
          </table:table-cell>
          <table:table-cell office:value-type="string">
            <text:p><text:s/>SANTIAGO DEL ESTERO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CIVICO POR SANTIAGO</text:p>
          </table:table-cell>
          <table:table-cell office:value-type="string">
            <text:p>law_deputy_01</text:p>
          </table:table-cell>
          <table:table-cell table:formula="of:=[.A2]" office:value-type="string" office:string-value="ABDALA DE MATARAZZO, NORMA AMANDA">
            <text:p>ABDALA DE MATARAZZO, NORMA AMANDA</text:p>
          </table:table-cell>
          <table:table-cell table:formula="of:=VLOOKUP([.B2];[$'Td states'.$A$4:.$C$27];3;0)" office:value-type="string" office:string-value="Santiago del Estero">
            <text:p>Santiago del Ester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];&quot;aaaa-mm-dd&quot;)" office:value-type="string" office:string-value="2009-12-10">
            <text:p>2009-12-10</text:p>
          </table:table-cell>
          <table:table-cell table:formula="of:=TEXT([.D2];&quot;aaaa-mm-dd&quot;)" office:value-type="string" office:string-value="2013-12-09">
            <text:p>2013-12-09</text:p>
          </table:table-cell>
          <table:table-cell table:formula="of:=[.E2]" office:value-type="string" office:string-value="FRENTE CIVICO POR SANTIAGO">
            <text:p>FRENTE CIVICO POR SANTIAGO</text:p>
          </table:table-cell>
        </table:table-row>
        <table:table-row table:style-name="ro1">
          <table:table-cell office:value-type="string">
            <text:p>AGUAD, OSCAR RAUL</text:p>
          </table:table-cell>
          <table:table-cell office:value-type="string">
            <text:p><text:s/>CORDOB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02</text:p>
          </table:table-cell>
          <table:table-cell table:formula="of:=[.A3]" office:value-type="string" office:string-value="AGUAD, OSCAR RAUL">
            <text:p>AGUAD, OSCAR RAUL</text:p>
          </table:table-cell>
          <table:table-cell table:formula="of:=VLOOKUP([.B3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3];&quot;aaaa-mm-dd&quot;)" office:value-type="string" office:string-value="2009-12-10">
            <text:p>2009-12-10</text:p>
          </table:table-cell>
          <table:table-cell table:formula="of:=TEXT([.D3];&quot;aaaa-mm-dd&quot;)" office:value-type="string" office:string-value="2013-12-09">
            <text:p>2013-12-09</text:p>
          </table:table-cell>
          <table:table-cell table:formula="of:=[.E3]" office:value-type="string" office:string-value="UCR">
            <text:p>UCR</text:p>
          </table:table-cell>
        </table:table-row>
        <table:table-row table:style-name="ro1">
          <table:table-cell office:value-type="string">
            <text:p>AGUILAR, LINO WALTER</text:p>
          </table:table-cell>
          <table:table-cell office:value-type="string">
            <text:p><text:s/>SAN LUI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COMPROMISO FEDERAL</text:p>
          </table:table-cell>
          <table:table-cell office:value-type="string">
            <text:p>law_deputy_03</text:p>
          </table:table-cell>
          <table:table-cell table:formula="of:=[.A4]" office:value-type="string" office:string-value="AGUILAR, LINO WALTER">
            <text:p>AGUILAR, LINO WALTER</text:p>
          </table:table-cell>
          <table:table-cell table:formula="of:=VLOOKUP([.B4];[$'Td states'.$A$4:.$C$27];3;0)" office:value-type="string" office:string-value="San Luis">
            <text:p>San Lui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4];&quot;aaaa-mm-dd&quot;)" office:value-type="string" office:string-value="2011-12-10">
            <text:p>2011-12-10</text:p>
          </table:table-cell>
          <table:table-cell table:formula="of:=TEXT([.D4];&quot;aaaa-mm-dd&quot;)" office:value-type="string" office:string-value="2015-12-09">
            <text:p>2015-12-09</text:p>
          </table:table-cell>
          <table:table-cell table:formula="of:=[.E4]" office:value-type="string" office:string-value="COMPROMISO FEDERAL">
            <text:p>COMPROMISO FEDERAL</text:p>
          </table:table-cell>
        </table:table-row>
        <table:table-row table:style-name="ro1">
          <table:table-cell office:value-type="string">
            <text:p>ALBARRACIN, JORGE LUIS</text:p>
          </table:table-cell>
          <table:table-cell office:value-type="string">
            <text:p><text:s/>MENDOZ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04</text:p>
          </table:table-cell>
          <table:table-cell table:formula="of:=[.A5]" office:value-type="string" office:string-value="ALBARRACIN, JORGE LUIS">
            <text:p>ALBARRACIN, JORGE LUIS</text:p>
          </table:table-cell>
          <table:table-cell table:formula="of:=VLOOKUP([.B5];[$'Td states'.$A$4:.$C$27];3;0)" office:value-type="string" office:string-value="Mendoza">
            <text:p>Mendoz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5];&quot;aaaa-mm-dd&quot;)" office:value-type="string" office:string-value="2009-12-10">
            <text:p>2009-12-10</text:p>
          </table:table-cell>
          <table:table-cell table:formula="of:=TEXT([.D5];&quot;aaaa-mm-dd&quot;)" office:value-type="string" office:string-value="2013-12-09">
            <text:p>2013-12-09</text:p>
          </table:table-cell>
          <table:table-cell table:formula="of:=[.E5]" office:value-type="string" office:string-value="UCR">
            <text:p>UCR</text:p>
          </table:table-cell>
        </table:table-row>
        <table:table-row table:style-name="ro1">
          <table:table-cell office:value-type="string">
            <text:p>ALBRIEU, OSCAR EDMUNDO NICOLAS</text:p>
          </table:table-cell>
          <table:table-cell office:value-type="string">
            <text:p><text:s/>RIO NEGRO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05</text:p>
          </table:table-cell>
          <table:table-cell table:formula="of:=[.A6]" office:value-type="string" office:string-value="ALBRIEU, OSCAR EDMUNDO NICOLAS">
            <text:p>ALBRIEU, OSCAR EDMUNDO NICOLAS</text:p>
          </table:table-cell>
          <table:table-cell table:formula="of:=VLOOKUP([.B6];[$'Td states'.$A$4:.$C$27];3;0)" office:value-type="string" office:string-value="Río Negro">
            <text:p>Río Negr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6];&quot;aaaa-mm-dd&quot;)" office:value-type="string" office:string-value="2009-12-10">
            <text:p>2009-12-10</text:p>
          </table:table-cell>
          <table:table-cell table:formula="of:=TEXT([.D6];&quot;aaaa-mm-dd&quot;)" office:value-type="string" office:string-value="2013-12-09">
            <text:p>2013-12-09</text:p>
          </table:table-cell>
          <table:table-cell table:formula="of:=[.E6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ALFONSIN, RICARDO LUIS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06</text:p>
          </table:table-cell>
          <table:table-cell table:formula="of:=[.A7]" office:value-type="string" office:string-value="ALFONSIN, RICARDO LUIS">
            <text:p>ALFONSIN, RICARDO LUIS</text:p>
          </table:table-cell>
          <table:table-cell table:formula="of:=VLOOKUP([.B7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7];&quot;aaaa-mm-dd&quot;)" office:value-type="string" office:string-value="2009-12-10">
            <text:p>2009-12-10</text:p>
          </table:table-cell>
          <table:table-cell table:formula="of:=TEXT([.D7];&quot;aaaa-mm-dd&quot;)" office:value-type="string" office:string-value="2013-12-09">
            <text:p>2013-12-09</text:p>
          </table:table-cell>
          <table:table-cell table:formula="of:=[.E7]" office:value-type="string" office:string-value="UCR">
            <text:p>UCR</text:p>
          </table:table-cell>
        </table:table-row>
        <table:table-row table:style-name="ro1">
          <table:table-cell office:value-type="string">
            <text:p>ALONSO, GUMERSINDO FEDERICO</text:p>
          </table:table-cell>
          <table:table-cell office:value-type="string">
            <text:p><text:s/>CORDOB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CIVICO - CORDOBA</text:p>
          </table:table-cell>
          <table:table-cell office:value-type="string">
            <text:p>law_deputy_07</text:p>
          </table:table-cell>
          <table:table-cell table:formula="of:=[.A8]" office:value-type="string" office:string-value="ALONSO, GUMERSINDO FEDERICO">
            <text:p>ALONSO, GUMERSINDO FEDERICO</text:p>
          </table:table-cell>
          <table:table-cell table:formula="of:=VLOOKUP([.B8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8];&quot;aaaa-mm-dd&quot;)" office:value-type="string" office:string-value="2009-12-10">
            <text:p>2009-12-10</text:p>
          </table:table-cell>
          <table:table-cell table:formula="of:=TEXT([.D8];&quot;aaaa-mm-dd&quot;)" office:value-type="string" office:string-value="2013-12-09">
            <text:p>2013-12-09</text:p>
          </table:table-cell>
          <table:table-cell table:formula="of:=[.E8]" office:value-type="string" office:string-value="FRENTE CIVICO - CORDOBA">
            <text:p>FRENTE CIVICO - CORDOBA</text:p>
          </table:table-cell>
        </table:table-row>
        <table:table-row table:style-name="ro1">
          <table:table-cell office:value-type="string">
            <text:p>ALONSO, LAURA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PRO</text:p>
          </table:table-cell>
          <table:table-cell office:value-type="string">
            <text:p>law_deputy_08</text:p>
          </table:table-cell>
          <table:table-cell table:formula="of:=[.A9]" office:value-type="string" office:string-value="ALONSO, LAURA">
            <text:p>ALONSO, LAURA</text:p>
          </table:table-cell>
          <table:table-cell table:formula="of:=VLOOKUP([.B9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9];&quot;aaaa-mm-dd&quot;)" office:value-type="string" office:string-value="2009-12-10">
            <text:p>2009-12-10</text:p>
          </table:table-cell>
          <table:table-cell table:formula="of:=TEXT([.D9];&quot;aaaa-mm-dd&quot;)" office:value-type="string" office:string-value="2013-12-09">
            <text:p>2013-12-09</text:p>
          </table:table-cell>
          <table:table-cell table:formula="of:=[.E9]" office:value-type="string" office:string-value="PRO">
            <text:p>PRO</text:p>
          </table:table-cell>
        </table:table-row>
        <table:table-row table:style-name="ro1">
          <table:table-cell office:value-type="string">
            <text:p>ALONSO, MARIA LUZ</text:p>
          </table:table-cell>
          <table:table-cell office:value-type="string">
            <text:p><text:s/>LA PAMP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09</text:p>
          </table:table-cell>
          <table:table-cell table:formula="of:=[.A10]" office:value-type="string" office:string-value="ALONSO, MARIA LUZ">
            <text:p>ALONSO, MARIA LUZ</text:p>
          </table:table-cell>
          <table:table-cell table:formula="of:=VLOOKUP([.B10];[$'Td states'.$A$4:.$C$27];3;0)" office:value-type="string" office:string-value="La Pampa">
            <text:p>La Pamp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0];&quot;aaaa-mm-dd&quot;)" office:value-type="string" office:string-value="2011-12-10">
            <text:p>2011-12-10</text:p>
          </table:table-cell>
          <table:table-cell table:formula="of:=TEXT([.D10];&quot;aaaa-mm-dd&quot;)" office:value-type="string" office:string-value="2015-12-09">
            <text:p>2015-12-09</text:p>
          </table:table-cell>
          <table:table-cell table:formula="of:=[.E10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ALVAREZ, ELSA MARIA</text:p>
          </table:table-cell>
          <table:table-cell office:value-type="string">
            <text:p><text:s/>SANTA CRUZ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10</text:p>
          </table:table-cell>
          <table:table-cell table:formula="of:=[.A11]" office:value-type="string" office:string-value="ALVAREZ, ELSA MARIA">
            <text:p>ALVAREZ, ELSA MARIA</text:p>
          </table:table-cell>
          <table:table-cell table:formula="of:=VLOOKUP([.B11];[$'Td states'.$A$4:.$C$27];3;0)" office:value-type="string" office:string-value="Santa Cruz">
            <text:p>Santa Cruz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1];&quot;aaaa-mm-dd&quot;)" office:value-type="string" office:string-value="2009-12-10">
            <text:p>2009-12-10</text:p>
          </table:table-cell>
          <table:table-cell table:formula="of:=TEXT([.D11];&quot;aaaa-mm-dd&quot;)" office:value-type="string" office:string-value="2013-12-09">
            <text:p>2013-12-09</text:p>
          </table:table-cell>
          <table:table-cell table:formula="of:=[.E11]" office:value-type="string" office:string-value="UCR">
            <text:p>UCR</text:p>
          </table:table-cell>
        </table:table-row>
        <table:table-row table:style-name="ro1">
          <table:table-cell office:value-type="string">
            <text:p>ALVAREZ, JORGE MARIO</text:p>
          </table:table-cell>
          <table:table-cell office:value-type="string">
            <text:p><text:s/>SANTA FE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11</text:p>
          </table:table-cell>
          <table:table-cell table:formula="of:=[.A12]" office:value-type="string" office:string-value="ALVAREZ, JORGE MARIO">
            <text:p>ALVAREZ, JORGE MARIO</text:p>
          </table:table-cell>
          <table:table-cell table:formula="of:=VLOOKUP([.B12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2];&quot;aaaa-mm-dd&quot;)" office:value-type="string" office:string-value="2009-12-10">
            <text:p>2009-12-10</text:p>
          </table:table-cell>
          <table:table-cell table:formula="of:=TEXT([.D12];&quot;aaaa-mm-dd&quot;)" office:value-type="string" office:string-value="2013-12-09">
            <text:p>2013-12-09</text:p>
          </table:table-cell>
          <table:table-cell table:formula="of:=[.E12]" office:value-type="string" office:string-value="UCR">
            <text:p>UCR</text:p>
          </table:table-cell>
        </table:table-row>
        <table:table-row table:style-name="ro1">
          <table:table-cell office:value-type="string">
            <text:p>AMADEO, EDUARDO PABLO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RENOVADOR</text:p>
          </table:table-cell>
          <table:table-cell office:value-type="string">
            <text:p>law_deputy_12</text:p>
          </table:table-cell>
          <table:table-cell table:formula="of:=[.A13]" office:value-type="string" office:string-value="AMADEO, EDUARDO PABLO">
            <text:p>AMADEO, EDUARDO PABLO</text:p>
          </table:table-cell>
          <table:table-cell table:formula="of:=VLOOKUP([.B13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3];&quot;aaaa-mm-dd&quot;)" office:value-type="string" office:string-value="2009-12-10">
            <text:p>2009-12-10</text:p>
          </table:table-cell>
          <table:table-cell table:formula="of:=TEXT([.D13];&quot;aaaa-mm-dd&quot;)" office:value-type="string" office:string-value="2013-12-09">
            <text:p>2013-12-09</text:p>
          </table:table-cell>
          <table:table-cell table:formula="of:=[.E13]" office:value-type="string" office:string-value="FRENTE RENOVADOR">
            <text:p>FRENTE RENOVADOR</text:p>
          </table:table-cell>
        </table:table-row>
        <table:table-row table:style-name="ro1">
          <table:table-cell office:value-type="string">
            <text:p>ARENA, CELIA ISABEL</text:p>
          </table:table-cell>
          <table:table-cell office:value-type="string">
            <text:p><text:s/>SANTA FE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13</text:p>
          </table:table-cell>
          <table:table-cell table:formula="of:=[.A14]" office:value-type="string" office:string-value="ARENA, CELIA ISABEL">
            <text:p>ARENA, CELIA ISABEL</text:p>
          </table:table-cell>
          <table:table-cell table:formula="of:=VLOOKUP([.B14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4];&quot;aaaa-mm-dd&quot;)" office:value-type="string" office:string-value="2009-12-10">
            <text:p>2009-12-10</text:p>
          </table:table-cell>
          <table:table-cell table:formula="of:=TEXT([.D14];&quot;aaaa-mm-dd&quot;)" office:value-type="string" office:string-value="2013-12-09">
            <text:p>2013-12-09</text:p>
          </table:table-cell>
          <table:table-cell table:formula="of:=[.E14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ARGUMEDO, ALCIRA SUSANA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MOVIMIENTO PROYECTO SUR</text:p>
          </table:table-cell>
          <table:table-cell office:value-type="string">
            <text:p>law_deputy_14</text:p>
          </table:table-cell>
          <table:table-cell table:formula="of:=[.A15]" office:value-type="string" office:string-value="ARGUMEDO, ALCIRA SUSANA">
            <text:p>ARGUMEDO, ALCIRA SUSANA</text:p>
          </table:table-cell>
          <table:table-cell table:formula="of:=VLOOKUP([.B15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5];&quot;aaaa-mm-dd&quot;)" office:value-type="string" office:string-value="2009-12-10">
            <text:p>2009-12-10</text:p>
          </table:table-cell>
          <table:table-cell table:formula="of:=TEXT([.D15];&quot;aaaa-mm-dd&quot;)" office:value-type="string" office:string-value="2013-12-09">
            <text:p>2013-12-09</text:p>
          </table:table-cell>
          <table:table-cell table:formula="of:=[.E15]" office:value-type="string" office:string-value="MOVIMIENTO PROYECTO SUR">
            <text:p>MOVIMIENTO PROYECTO SUR</text:p>
          </table:table-cell>
        </table:table-row>
        <table:table-row table:style-name="ro1">
          <table:table-cell office:value-type="string">
            <text:p>ARREGUI, ANDRES ROBERTO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5</text:p>
          </table:table-cell>
          <table:table-cell table:formula="of:=[.A16]" office:value-type="string" office:string-value="ARREGUI, ANDRES ROBERTO">
            <text:p>ARREGUI, ANDRES ROBERTO</text:p>
          </table:table-cell>
          <table:table-cell table:formula="of:=VLOOKUP([.B16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6];&quot;aaaa-mm-dd&quot;)" office:value-type="string" office:string-value="2011-12-10">
            <text:p>2011-12-10</text:p>
          </table:table-cell>
          <table:table-cell table:formula="of:=TEXT([.D16];&quot;aaaa-mm-dd&quot;)" office:value-type="string" office:string-value="2015-12-09">
            <text:p>2015-12-09</text:p>
          </table:table-cell>
          <table:table-cell table:formula="of:=[.E16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ASPIAZU, LUCIO BERNARDO</text:p>
          </table:table-cell>
          <table:table-cell office:value-type="string">
            <text:p><text:s/>CORRIENT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16</text:p>
          </table:table-cell>
          <table:table-cell table:formula="of:=[.A17]" office:value-type="string" office:string-value="ASPIAZU, LUCIO BERNARDO">
            <text:p>ASPIAZU, LUCIO BERNARDO</text:p>
          </table:table-cell>
          <table:table-cell table:formula="of:=VLOOKUP([.B17];[$'Td states'.$A$4:.$C$27];3;0)" office:value-type="string" office:string-value="Corrientes">
            <text:p>Corrient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7];&quot;aaaa-mm-dd&quot;)" office:value-type="string" office:string-value="2009-12-10">
            <text:p>2009-12-10</text:p>
          </table:table-cell>
          <table:table-cell table:formula="of:=TEXT([.D17];&quot;aaaa-mm-dd&quot;)" office:value-type="string" office:string-value="2013-12-09">
            <text:p>2013-12-09</text:p>
          </table:table-cell>
          <table:table-cell table:formula="of:=[.E17]" office:value-type="string" office:string-value="UCR">
            <text:p>UCR</text:p>
          </table:table-cell>
        </table:table-row>
        <table:table-row table:style-name="ro1">
          <table:table-cell office:value-type="string">
            <text:p>ASSEFF, ALBERTO EMILIO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COMPROMISO FEDERAL</text:p>
          </table:table-cell>
          <table:table-cell office:value-type="string">
            <text:p>law_deputy_17</text:p>
          </table:table-cell>
          <table:table-cell table:formula="of:=[.A18]" office:value-type="string" office:string-value="ASSEFF, ALBERTO EMILIO">
            <text:p>ASSEFF, ALBERTO EMILIO</text:p>
          </table:table-cell>
          <table:table-cell table:formula="of:=VLOOKUP([.B18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8];&quot;aaaa-mm-dd&quot;)" office:value-type="string" office:string-value="2011-12-10">
            <text:p>2011-12-10</text:p>
          </table:table-cell>
          <table:table-cell table:formula="of:=TEXT([.D18];&quot;aaaa-mm-dd&quot;)" office:value-type="string" office:string-value="2015-12-09">
            <text:p>2015-12-09</text:p>
          </table:table-cell>
          <table:table-cell table:formula="of:=[.E18]" office:value-type="string" office:string-value="COMPROMISO FEDERAL">
            <text:p>COMPROMISO FEDERAL</text:p>
          </table:table-cell>
        </table:table-row>
        <table:table-row table:style-name="ro1">
          <table:table-cell office:value-type="string">
            <text:p>ATANASOF, ALFREDO NESTOR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ERONISTA</text:p>
          </table:table-cell>
          <table:table-cell office:value-type="string">
            <text:p>law_deputy_18</text:p>
          </table:table-cell>
          <table:table-cell table:formula="of:=[.A19]" office:value-type="string" office:string-value="ATANASOF, ALFREDO NESTOR">
            <text:p>ATANASOF, ALFREDO NESTOR</text:p>
          </table:table-cell>
          <table:table-cell table:formula="of:=VLOOKUP([.B19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9];&quot;aaaa-mm-dd&quot;)" office:value-type="string" office:string-value="2009-12-10">
            <text:p>2009-12-10</text:p>
          </table:table-cell>
          <table:table-cell table:formula="of:=TEXT([.D19];&quot;aaaa-mm-dd&quot;)" office:value-type="string" office:string-value="2013-12-09">
            <text:p>2013-12-09</text:p>
          </table:table-cell>
          <table:table-cell table:formula="of:=[.E19]" office:value-type="string" office:string-value="FRENTE PERONISTA">
            <text:p>FRENTE PERONISTA</text:p>
          </table:table-cell>
        </table:table-row>
        <table:table-row table:style-name="ro1">
          <table:table-cell office:value-type="string">
            <text:p>AVOSCAN, HERMAN HORACIO</text:p>
          </table:table-cell>
          <table:table-cell office:value-type="string">
            <text:p><text:s/>RIO NEGRO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9</text:p>
          </table:table-cell>
          <table:table-cell table:formula="of:=[.A20]" office:value-type="string" office:string-value="AVOSCAN, HERMAN HORACIO">
            <text:p>AVOSCAN, HERMAN HORACIO</text:p>
          </table:table-cell>
          <table:table-cell table:formula="of:=VLOOKUP([.B20];[$'Td states'.$A$4:.$C$27];3;0)" office:value-type="string" office:string-value="Río Negro">
            <text:p>Río Negr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0];&quot;aaaa-mm-dd&quot;)" office:value-type="string" office:string-value="2011-12-10">
            <text:p>2011-12-10</text:p>
          </table:table-cell>
          <table:table-cell table:formula="of:=TEXT([.D20];&quot;aaaa-mm-dd&quot;)" office:value-type="string" office:string-value="2015-12-09">
            <text:p>2015-12-09</text:p>
          </table:table-cell>
          <table:table-cell table:formula="of:=[.E20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BALCEDO, MARIA ESTER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0</text:p>
          </table:table-cell>
          <table:table-cell table:formula="of:=[.A21]" office:value-type="string" office:string-value="BALCEDO, MARIA ESTER">
            <text:p>BALCEDO, MARIA ESTER</text:p>
          </table:table-cell>
          <table:table-cell table:formula="of:=VLOOKUP([.B21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1];&quot;aaaa-mm-dd&quot;)" office:value-type="string" office:string-value="2011-12-10">
            <text:p>2011-12-10</text:p>
          </table:table-cell>
          <table:table-cell table:formula="of:=TEXT([.D21];&quot;aaaa-mm-dd&quot;)" office:value-type="string" office:string-value="2015-12-09">
            <text:p>2015-12-09</text:p>
          </table:table-cell>
          <table:table-cell table:formula="of:=[.E21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BARBIERI, MARIO LEANDRO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21</text:p>
          </table:table-cell>
          <table:table-cell table:formula="of:=[.A22]" office:value-type="string" office:string-value="BARBIERI, MARIO LEANDRO">
            <text:p>BARBIERI, MARIO LEANDRO</text:p>
          </table:table-cell>
          <table:table-cell table:formula="of:=VLOOKUP([.B22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2];&quot;aaaa-mm-dd&quot;)" office:value-type="string" office:string-value="2009-12-10">
            <text:p>2009-12-10</text:p>
          </table:table-cell>
          <table:table-cell table:formula="of:=TEXT([.D22];&quot;aaaa-mm-dd&quot;)" office:value-type="string" office:string-value="2013-12-09">
            <text:p>2013-12-09</text:p>
          </table:table-cell>
          <table:table-cell table:formula="of:=[.E22]" office:value-type="string" office:string-value="UCR">
            <text:p>UCR</text:p>
          </table:table-cell>
        </table:table-row>
        <table:table-row table:style-name="ro1">
          <table:table-cell office:value-type="string">
            <text:p>BARCHETTA, OMAR SEGUNDO</text:p>
          </table:table-cell>
          <table:table-cell office:value-type="string">
            <text:p><text:s/>SANTA FE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PARTIDO SOCIALISTA</text:p>
          </table:table-cell>
          <table:table-cell office:value-type="string">
            <text:p>law_deputy_22</text:p>
          </table:table-cell>
          <table:table-cell table:formula="of:=[.A23]" office:value-type="string" office:string-value="BARCHETTA, OMAR SEGUNDO">
            <text:p>BARCHETTA, OMAR SEGUNDO</text:p>
          </table:table-cell>
          <table:table-cell table:formula="of:=VLOOKUP([.B23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3];&quot;aaaa-mm-dd&quot;)" office:value-type="string" office:string-value="2011-12-10">
            <text:p>2011-12-10</text:p>
          </table:table-cell>
          <table:table-cell table:formula="of:=TEXT([.D23];&quot;aaaa-mm-dd&quot;)" office:value-type="string" office:string-value="2015-12-09">
            <text:p>2015-12-09</text:p>
          </table:table-cell>
          <table:table-cell table:formula="of:=[.E23]" office:value-type="string" office:string-value="PARTIDO SOCIALISTA">
            <text:p>PARTIDO SOCIALISTA</text:p>
          </table:table-cell>
        </table:table-row>
        <table:table-row table:style-name="ro1">
          <table:table-cell office:value-type="string">
            <text:p>BARRANDEGUY, RAUL ENRIQUE</text:p>
          </table:table-cell>
          <table:table-cell office:value-type="string">
            <text:p><text:s/>ENTRE RIO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23</text:p>
          </table:table-cell>
          <table:table-cell table:formula="of:=[.A24]" office:value-type="string" office:string-value="BARRANDEGUY, RAUL ENRIQUE">
            <text:p>BARRANDEGUY, RAUL ENRIQUE</text:p>
          </table:table-cell>
          <table:table-cell table:formula="of:=VLOOKUP([.B24];[$'Td states'.$A$4:.$C$27];3;0)" office:value-type="string" office:string-value="Entre Ríos">
            <text:p>Entre Río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4];&quot;aaaa-mm-dd&quot;)" office:value-type="string" office:string-value="2009-12-10">
            <text:p>2009-12-10</text:p>
          </table:table-cell>
          <table:table-cell table:formula="of:=TEXT([.D24];&quot;aaaa-mm-dd&quot;)" office:value-type="string" office:string-value="2013-12-09">
            <text:p>2013-12-09</text:p>
          </table:table-cell>
          <table:table-cell table:formula="of:=[.E24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BASTERRA, LUIS EUGENIO</text:p>
          </table:table-cell>
          <table:table-cell office:value-type="string">
            <text:p><text:s/>FORMOS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4</text:p>
          </table:table-cell>
          <table:table-cell table:formula="of:=[.A25]" office:value-type="string" office:string-value="BASTERRA, LUIS EUGENIO">
            <text:p>BASTERRA, LUIS EUGENIO</text:p>
          </table:table-cell>
          <table:table-cell table:formula="of:=VLOOKUP([.B25];[$'Td states'.$A$4:.$C$27];3;0)" office:value-type="string" office:string-value="Formosa">
            <text:p>Formos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5];&quot;aaaa-mm-dd&quot;)" office:value-type="string" office:string-value="2011-12-10">
            <text:p>2011-12-10</text:p>
          </table:table-cell>
          <table:table-cell table:formula="of:=TEXT([.D25];&quot;aaaa-mm-dd&quot;)" office:value-type="string" office:string-value="2015-12-09">
            <text:p>2015-12-09</text:p>
          </table:table-cell>
          <table:table-cell table:formula="of:=[.E25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BAZZE, MIGUEL ANGEL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CR</text:p>
          </table:table-cell>
          <table:table-cell office:value-type="string">
            <text:p>law_deputy_25</text:p>
          </table:table-cell>
          <table:table-cell table:formula="of:=[.A26]" office:value-type="string" office:string-value="BAZZE, MIGUEL ANGEL">
            <text:p>BAZZE, MIGUEL ANGEL</text:p>
          </table:table-cell>
          <table:table-cell table:formula="of:=VLOOKUP([.B26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6];&quot;aaaa-mm-dd&quot;)" office:value-type="string" office:string-value="2011-12-10">
            <text:p>2011-12-10</text:p>
          </table:table-cell>
          <table:table-cell table:formula="of:=TEXT([.D26];&quot;aaaa-mm-dd&quot;)" office:value-type="string" office:string-value="2015-12-09">
            <text:p>2015-12-09</text:p>
          </table:table-cell>
          <table:table-cell table:formula="of:=[.E26]" office:value-type="string" office:string-value="UCR">
            <text:p>UCR</text:p>
          </table:table-cell>
        </table:table-row>
        <table:table-row table:style-name="ro1">
          <table:table-cell office:value-type="string">
            <text:p>BEDANO, NORA ESTHER</text:p>
          </table:table-cell>
          <table:table-cell office:value-type="string">
            <text:p><text:s/>CORDOB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6</text:p>
          </table:table-cell>
          <table:table-cell table:formula="of:=[.A27]" office:value-type="string" office:string-value="BEDANO, NORA ESTHER">
            <text:p>BEDANO, NORA ESTHER</text:p>
          </table:table-cell>
          <table:table-cell table:formula="of:=VLOOKUP([.B27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7];&quot;aaaa-mm-dd&quot;)" office:value-type="string" office:string-value="2011-12-10">
            <text:p>2011-12-10</text:p>
          </table:table-cell>
          <table:table-cell table:formula="of:=TEXT([.D27];&quot;aaaa-mm-dd&quot;)" office:value-type="string" office:string-value="2015-12-09">
            <text:p>2015-12-09</text:p>
          </table:table-cell>
          <table:table-cell table:formula="of:=[.E27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BENEDETTI, ATILIO FRANCISCO SALVADOR</text:p>
          </table:table-cell>
          <table:table-cell office:value-type="string">
            <text:p><text:s/>ENTRE RIO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27</text:p>
          </table:table-cell>
          <table:table-cell table:formula="of:=[.A28]" office:value-type="string" office:string-value="BENEDETTI, ATILIO FRANCISCO SALVADOR">
            <text:p>BENEDETTI, ATILIO FRANCISCO SALVADOR</text:p>
          </table:table-cell>
          <table:table-cell table:formula="of:=VLOOKUP([.B28];[$'Td states'.$A$4:.$C$27];3;0)" office:value-type="string" office:string-value="Entre Ríos">
            <text:p>Entre Río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8];&quot;aaaa-mm-dd&quot;)" office:value-type="string" office:string-value="2009-12-10">
            <text:p>2009-12-10</text:p>
          </table:table-cell>
          <table:table-cell table:formula="of:=TEXT([.D28];&quot;aaaa-mm-dd&quot;)" office:value-type="string" office:string-value="2013-12-09">
            <text:p>2013-12-09</text:p>
          </table:table-cell>
          <table:table-cell table:formula="of:=[.E28]" office:value-type="string" office:string-value="UCR">
            <text:p>UCR</text:p>
          </table:table-cell>
        </table:table-row>
        <table:table-row table:style-name="ro1">
          <table:table-cell office:value-type="string">
            <text:p>BERNAL, MARIA EUGENIA</text:p>
          </table:table-cell>
          <table:table-cell office:value-type="string">
            <text:p><text:s/>JUJUY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28</text:p>
          </table:table-cell>
          <table:table-cell table:formula="of:=[.A29]" office:value-type="string" office:string-value="BERNAL, MARIA EUGENIA">
            <text:p>BERNAL, MARIA EUGENIA</text:p>
          </table:table-cell>
          <table:table-cell table:formula="of:=VLOOKUP([.B29];[$'Td states'.$A$4:.$C$27];3;0)" office:value-type="string" office:string-value="Jujuy">
            <text:p>Jujuy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9];&quot;aaaa-mm-dd&quot;)" office:value-type="string" office:string-value="2009-12-10">
            <text:p>2009-12-10</text:p>
          </table:table-cell>
          <table:table-cell table:formula="of:=TEXT([.D29];&quot;aaaa-mm-dd&quot;)" office:value-type="string" office:string-value="2013-12-09">
            <text:p>2013-12-09</text:p>
          </table:table-cell>
          <table:table-cell table:formula="of:=[.E29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BERTOL, PAULA MARIA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PRO</text:p>
          </table:table-cell>
          <table:table-cell office:value-type="string">
            <text:p>law_deputy_29</text:p>
          </table:table-cell>
          <table:table-cell table:formula="of:=[.A30]" office:value-type="string" office:string-value="BERTOL, PAULA MARIA">
            <text:p>BERTOL, PAULA MARIA</text:p>
          </table:table-cell>
          <table:table-cell table:formula="of:=VLOOKUP([.B30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30];&quot;aaaa-mm-dd&quot;)" office:value-type="string" office:string-value="2009-12-10">
            <text:p>2009-12-10</text:p>
          </table:table-cell>
          <table:table-cell table:formula="of:=TEXT([.D30];&quot;aaaa-mm-dd&quot;)" office:value-type="string" office:string-value="2013-12-09">
            <text:p>2013-12-09</text:p>
          </table:table-cell>
          <table:table-cell table:formula="of:=[.E30]" office:value-type="string" office:string-value="PRO">
            <text:p>PRO</text:p>
          </table:table-cell>
        </table:table-row>
        <table:table-row table:style-name="ro1">
          <table:table-cell office:value-type="string">
            <text:p>BERTONE, ROSANA ANDREA</text:p>
          </table:table-cell>
          <table:table-cell office:value-type="string">
            <text:p><text:s/>TIERRA DEL FUEGO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30</text:p>
          </table:table-cell>
          <table:table-cell table:formula="of:=[.A31]" office:value-type="string" office:string-value="BERTONE, ROSANA ANDREA">
            <text:p>BERTONE, ROSANA ANDREA</text:p>
          </table:table-cell>
          <table:table-cell table:formula="of:=VLOOKUP([.B31];[$'Td states'.$A$4:.$C$27];3;0)" office:value-type="string" office:string-value="Tierra del Fuego">
            <text:p>Tierra del Fueg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31];&quot;aaaa-mm-dd&quot;)" office:value-type="string" office:string-value="2009-12-10">
            <text:p>2009-12-10</text:p>
          </table:table-cell>
          <table:table-cell table:formula="of:=TEXT([.D31];&quot;aaaa-mm-dd&quot;)" office:value-type="string" office:string-value="2013-12-09">
            <text:p>2013-12-09</text:p>
          </table:table-cell>
          <table:table-cell table:formula="of:=[.E31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BETTANIN, JUAN CARLOS</text:p>
          </table:table-cell>
          <table:table-cell office:value-type="string">
            <text:p><text:s/>SANTA FE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NUEVO ENCUENTRO</text:p>
          </table:table-cell>
          <table:table-cell office:value-type="string">
            <text:p>law_deputy_31</text:p>
          </table:table-cell>
          <table:table-cell table:formula="of:=[.A32]" office:value-type="string" office:string-value="BETTANIN, JUAN CARLOS">
            <text:p>BETTANIN, JUAN CARLOS</text:p>
          </table:table-cell>
          <table:table-cell table:formula="of:=VLOOKUP([.B32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32];&quot;aaaa-mm-dd&quot;)" office:value-type="string" office:string-value="2009-12-10">
            <text:p>2009-12-10</text:p>
          </table:table-cell>
          <table:table-cell table:formula="of:=TEXT([.D32];&quot;aaaa-mm-dd&quot;)" office:value-type="string" office:string-value="2013-12-09">
            <text:p>2013-12-09</text:p>
          </table:table-cell>
          <table:table-cell table:formula="of:=[.E32]" office:value-type="string" office:string-value="FRENTE NUEVO ENCUENTRO">
            <text:p>FRENTE NUEVO ENCUENTRO</text:p>
          </table:table-cell>
        </table:table-row>
        <table:table-row table:style-name="ro1">
          <table:table-cell office:value-type="string">
            <text:p>BIANCHI, IVANA MARIA</text:p>
          </table:table-cell>
          <table:table-cell office:value-type="string">
            <text:p><text:s/>SAN LUI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COMPROMISO FEDERAL</text:p>
          </table:table-cell>
          <table:table-cell office:value-type="string">
            <text:p>law_deputy_32</text:p>
          </table:table-cell>
          <table:table-cell table:formula="of:=[.A33]" office:value-type="string" office:string-value="BIANCHI, IVANA MARIA">
            <text:p>BIANCHI, IVANA MARIA</text:p>
          </table:table-cell>
          <table:table-cell table:formula="of:=VLOOKUP([.B33];[$'Td states'.$A$4:.$C$27];3;0)" office:value-type="string" office:string-value="San Luis">
            <text:p>San Lui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33];&quot;aaaa-mm-dd&quot;)" office:value-type="string" office:string-value="2011-12-10">
            <text:p>2011-12-10</text:p>
          </table:table-cell>
          <table:table-cell table:formula="of:=TEXT([.D33];&quot;aaaa-mm-dd&quot;)" office:value-type="string" office:string-value="2015-12-09">
            <text:p>2015-12-09</text:p>
          </table:table-cell>
          <table:table-cell table:formula="of:=[.E33]" office:value-type="string" office:string-value="COMPROMISO FEDERAL">
            <text:p>COMPROMISO FEDERAL</text:p>
          </table:table-cell>
        </table:table-row>
        <table:table-row table:style-name="ro1">
          <table:table-cell office:value-type="string">
            <text:p>BIANCHI, MARIA DEL CARMEN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33</text:p>
          </table:table-cell>
          <table:table-cell table:formula="of:=[.A34]" office:value-type="string" office:string-value="BIANCHI, MARIA DEL CARMEN">
            <text:p>BIANCHI, MARIA DEL CARMEN</text:p>
          </table:table-cell>
          <table:table-cell table:formula="of:=VLOOKUP([.B34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34];&quot;aaaa-mm-dd&quot;)" office:value-type="string" office:string-value="2011-12-10">
            <text:p>2011-12-10</text:p>
          </table:table-cell>
          <table:table-cell table:formula="of:=TEXT([.D34];&quot;aaaa-mm-dd&quot;)" office:value-type="string" office:string-value="2015-12-09">
            <text:p>2015-12-09</text:p>
          </table:table-cell>
          <table:table-cell table:formula="of:=[.E34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BIDEGAIN, GLORIA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34</text:p>
          </table:table-cell>
          <table:table-cell table:formula="of:=[.A35]" office:value-type="string" office:string-value="BIDEGAIN, GLORIA">
            <text:p>BIDEGAIN, GLORIA</text:p>
          </table:table-cell>
          <table:table-cell table:formula="of:=VLOOKUP([.B35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35];&quot;aaaa-mm-dd&quot;)" office:value-type="string" office:string-value="2011-12-10">
            <text:p>2011-12-10</text:p>
          </table:table-cell>
          <table:table-cell table:formula="of:=TEXT([.D35];&quot;aaaa-mm-dd&quot;)" office:value-type="string" office:string-value="2015-12-09">
            <text:p>2015-12-09</text:p>
          </table:table-cell>
          <table:table-cell table:formula="of:=[.E35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BIELLA CALVET, BERNARDO JOSE</text:p>
          </table:table-cell>
          <table:table-cell office:value-type="string">
            <text:p><text:s/>SALT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DESO SALTA</text:p>
          </table:table-cell>
          <table:table-cell office:value-type="string">
            <text:p>law_deputy_35</text:p>
          </table:table-cell>
          <table:table-cell table:formula="of:=[.A36]" office:value-type="string" office:string-value="BIELLA CALVET, BERNARDO JOSE">
            <text:p>BIELLA CALVET, BERNARDO JOSE</text:p>
          </table:table-cell>
          <table:table-cell table:formula="of:=VLOOKUP([.B36];[$'Td states'.$A$4:.$C$27];3;0)" office:value-type="string" office:string-value="Salta">
            <text:p>Salt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36];&quot;aaaa-mm-dd&quot;)" office:value-type="string" office:string-value="2011-12-10">
            <text:p>2011-12-10</text:p>
          </table:table-cell>
          <table:table-cell table:formula="of:=TEXT([.D36];&quot;aaaa-mm-dd&quot;)" office:value-type="string" office:string-value="2015-12-09">
            <text:p>2015-12-09</text:p>
          </table:table-cell>
          <table:table-cell table:formula="of:=[.E36]" office:value-type="string" office:string-value="UDESO SALTA">
            <text:p>UDESO SALTA</text:p>
          </table:table-cell>
        </table:table-row>
        <table:table-row table:style-name="ro1">
          <table:table-cell office:value-type="string">
            <text:p>BLANCO DE PERALTA, BLANCA</text:p>
          </table:table-cell>
          <table:table-cell office:value-type="string">
            <text:p><text:s/>SANTA CRUZ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36</text:p>
          </table:table-cell>
          <table:table-cell table:formula="of:=[.A37]" office:value-type="string" office:string-value="BLANCO DE PERALTA, BLANCA">
            <text:p>BLANCO DE PERALTA, BLANCA</text:p>
          </table:table-cell>
          <table:table-cell table:formula="of:=VLOOKUP([.B37];[$'Td states'.$A$4:.$C$27];3;0)" office:value-type="string" office:string-value="Santa Cruz">
            <text:p>Santa Cruz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37];&quot;aaaa-mm-dd&quot;)" office:value-type="string" office:string-value="2009-12-10">
            <text:p>2009-12-10</text:p>
          </table:table-cell>
          <table:table-cell table:formula="of:=TEXT([.D37];&quot;aaaa-mm-dd&quot;)" office:value-type="string" office:string-value="2013-12-09">
            <text:p>2013-12-09</text:p>
          </table:table-cell>
          <table:table-cell table:formula="of:=[.E37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BRAWER, MARA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37</text:p>
          </table:table-cell>
          <table:table-cell table:formula="of:=[.A38]" office:value-type="string" office:string-value="BRAWER, MARA">
            <text:p>BRAWER, MARA</text:p>
          </table:table-cell>
          <table:table-cell table:formula="of:=VLOOKUP([.B38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38];&quot;aaaa-mm-dd&quot;)" office:value-type="string" office:string-value="2011-12-10">
            <text:p>2011-12-10</text:p>
          </table:table-cell>
          <table:table-cell table:formula="of:=TEXT([.D38];&quot;aaaa-mm-dd&quot;)" office:value-type="string" office:string-value="2015-12-09">
            <text:p>2015-12-09</text:p>
          </table:table-cell>
          <table:table-cell table:formula="of:=[.E3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BRILLO, JOSE RICARDO</text:p>
          </table:table-cell>
          <table:table-cell office:value-type="string">
            <text:p><text:s/>NEUQUEN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MOV POP NEUQUINO</text:p>
          </table:table-cell>
          <table:table-cell office:value-type="string">
            <text:p>law_deputy_38</text:p>
          </table:table-cell>
          <table:table-cell table:formula="of:=[.A39]" office:value-type="string" office:string-value="BRILLO, JOSE RICARDO">
            <text:p>BRILLO, JOSE RICARDO</text:p>
          </table:table-cell>
          <table:table-cell table:formula="of:=VLOOKUP([.B39];[$'Td states'.$A$4:.$C$27];3;0)" office:value-type="string" office:string-value="Neuquén">
            <text:p>Neuqué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39];&quot;aaaa-mm-dd&quot;)" office:value-type="string" office:string-value="2009-12-10">
            <text:p>2009-12-10</text:p>
          </table:table-cell>
          <table:table-cell table:formula="of:=TEXT([.D39];&quot;aaaa-mm-dd&quot;)" office:value-type="string" office:string-value="2013-12-09">
            <text:p>2013-12-09</text:p>
          </table:table-cell>
          <table:table-cell table:formula="of:=[.E39]" office:value-type="string" office:string-value="MOV POP NEUQUINO">
            <text:p>MOV POP NEUQUINO</text:p>
          </table:table-cell>
        </table:table-row>
        <table:table-row table:style-name="ro1">
          <table:table-cell office:value-type="string">
            <text:p>BRIZUELA Y DORIA DE CARA, OLGA INES</text:p>
          </table:table-cell>
          <table:table-cell office:value-type="string">
            <text:p><text:s/>LA RIOJ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CR</text:p>
          </table:table-cell>
          <table:table-cell office:value-type="string">
            <text:p>law_deputy_39</text:p>
          </table:table-cell>
          <table:table-cell table:formula="of:=[.A40]" office:value-type="string" office:string-value="BRIZUELA Y DORIA DE CARA, OLGA INES">
            <text:p>BRIZUELA Y DORIA DE CARA, OLGA INES</text:p>
          </table:table-cell>
          <table:table-cell table:formula="of:=VLOOKUP([.B40];[$'Td states'.$A$4:.$C$27];3;0)" office:value-type="string" office:string-value="La Rioja">
            <text:p>La Rioj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40];&quot;aaaa-mm-dd&quot;)" office:value-type="string" office:string-value="2011-12-10">
            <text:p>2011-12-10</text:p>
          </table:table-cell>
          <table:table-cell table:formula="of:=TEXT([.D40];&quot;aaaa-mm-dd&quot;)" office:value-type="string" office:string-value="2015-12-09">
            <text:p>2015-12-09</text:p>
          </table:table-cell>
          <table:table-cell table:formula="of:=[.E40]" office:value-type="string" office:string-value="UCR">
            <text:p>UCR</text:p>
          </table:table-cell>
        </table:table-row>
        <table:table-row table:style-name="ro1">
          <table:table-cell office:value-type="string">
            <text:p>BROMBERG, ISAAC BENJAMIN</text:p>
          </table:table-cell>
          <table:table-cell office:value-type="string">
            <text:p><text:s/>TUCUMAN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40</text:p>
          </table:table-cell>
          <table:table-cell table:formula="of:=[.A41]" office:value-type="string" office:string-value="BROMBERG, ISAAC BENJAMIN">
            <text:p>BROMBERG, ISAAC BENJAMIN</text:p>
          </table:table-cell>
          <table:table-cell table:formula="of:=VLOOKUP([.B41];[$'Td states'.$A$4:.$C$27];3;0)" office:value-type="string" office:string-value="Tucumán">
            <text:p>Tucumá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41];&quot;aaaa-mm-dd&quot;)" office:value-type="string" office:string-value="2011-12-10">
            <text:p>2011-12-10</text:p>
          </table:table-cell>
          <table:table-cell table:formula="of:=TEXT([.D41];&quot;aaaa-mm-dd&quot;)" office:value-type="string" office:string-value="2015-12-09">
            <text:p>2015-12-09</text:p>
          </table:table-cell>
          <table:table-cell table:formula="of:=[.E41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BROWN, CARLOS RAMON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ERONISTA</text:p>
          </table:table-cell>
          <table:table-cell office:value-type="string">
            <text:p>law_deputy_41</text:p>
          </table:table-cell>
          <table:table-cell table:formula="of:=[.A42]" office:value-type="string" office:string-value="BROWN, CARLOS RAMON">
            <text:p>BROWN, CARLOS RAMON</text:p>
          </table:table-cell>
          <table:table-cell table:formula="of:=VLOOKUP([.B42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42];&quot;aaaa-mm-dd&quot;)" office:value-type="string" office:string-value="2011-12-10">
            <text:p>2011-12-10</text:p>
          </table:table-cell>
          <table:table-cell table:formula="of:=TEXT([.D42];&quot;aaaa-mm-dd&quot;)" office:value-type="string" office:string-value="2015-12-09">
            <text:p>2015-12-09</text:p>
          </table:table-cell>
          <table:table-cell table:formula="of:=[.E42]" office:value-type="string" office:string-value="FRENTE PERONISTA">
            <text:p>FRENTE PERONISTA</text:p>
          </table:table-cell>
        </table:table-row>
        <table:table-row table:style-name="ro1">
          <table:table-cell office:value-type="string">
            <text:p>BRUE, DANIEL AGUSTIN</text:p>
          </table:table-cell>
          <table:table-cell office:value-type="string">
            <text:p><text:s/>SANTIAGO DEL ESTERO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CIVICO POR SANTIAGO</text:p>
          </table:table-cell>
          <table:table-cell office:value-type="string">
            <text:p>law_deputy_42</text:p>
          </table:table-cell>
          <table:table-cell table:formula="of:=[.A43]" office:value-type="string" office:string-value="BRUE, DANIEL AGUSTIN">
            <text:p>BRUE, DANIEL AGUSTIN</text:p>
          </table:table-cell>
          <table:table-cell table:formula="of:=VLOOKUP([.B43];[$'Td states'.$A$4:.$C$27];3;0)" office:value-type="string" office:string-value="Santiago del Estero">
            <text:p>Santiago del Ester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43];&quot;aaaa-mm-dd&quot;)" office:value-type="string" office:string-value="2009-12-10">
            <text:p>2009-12-10</text:p>
          </table:table-cell>
          <table:table-cell table:formula="of:=TEXT([.D43];&quot;aaaa-mm-dd&quot;)" office:value-type="string" office:string-value="2013-12-09">
            <text:p>2013-12-09</text:p>
          </table:table-cell>
          <table:table-cell table:formula="of:=[.E43]" office:value-type="string" office:string-value="FRENTE CIVICO POR SANTIAGO">
            <text:p>FRENTE CIVICO POR SANTIAGO</text:p>
          </table:table-cell>
        </table:table-row>
        <table:table-row table:style-name="ro1">
          <table:table-cell office:value-type="string">
            <text:p>BULLRICH, PATRICIA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NION POR TODOS</text:p>
          </table:table-cell>
          <table:table-cell office:value-type="string">
            <text:p>law_deputy_43</text:p>
          </table:table-cell>
          <table:table-cell table:formula="of:=[.A44]" office:value-type="string" office:string-value="BULLRICH, PATRICIA">
            <text:p>BULLRICH, PATRICIA</text:p>
          </table:table-cell>
          <table:table-cell table:formula="of:=VLOOKUP([.B44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44];&quot;aaaa-mm-dd&quot;)" office:value-type="string" office:string-value="2011-12-10">
            <text:p>2011-12-10</text:p>
          </table:table-cell>
          <table:table-cell table:formula="of:=TEXT([.D44];&quot;aaaa-mm-dd&quot;)" office:value-type="string" office:string-value="2015-12-09">
            <text:p>2015-12-09</text:p>
          </table:table-cell>
          <table:table-cell table:formula="of:=[.E44]" office:value-type="string" office:string-value="UNION POR TODOS">
            <text:p>UNION POR TODOS</text:p>
          </table:table-cell>
        </table:table-row>
        <table:table-row table:style-name="ro1">
          <table:table-cell office:value-type="string">
            <text:p>BURYAILE, RICARDO</text:p>
          </table:table-cell>
          <table:table-cell office:value-type="string">
            <text:p><text:s/>FORMOS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44</text:p>
          </table:table-cell>
          <table:table-cell table:formula="of:=[.A45]" office:value-type="string" office:string-value="BURYAILE, RICARDO">
            <text:p>BURYAILE, RICARDO</text:p>
          </table:table-cell>
          <table:table-cell table:formula="of:=VLOOKUP([.B45];[$'Td states'.$A$4:.$C$27];3;0)" office:value-type="string" office:string-value="Formosa">
            <text:p>Formos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45];&quot;aaaa-mm-dd&quot;)" office:value-type="string" office:string-value="2009-12-10">
            <text:p>2009-12-10</text:p>
          </table:table-cell>
          <table:table-cell table:formula="of:=TEXT([.D45];&quot;aaaa-mm-dd&quot;)" office:value-type="string" office:string-value="2013-12-09">
            <text:p>2013-12-09</text:p>
          </table:table-cell>
          <table:table-cell table:formula="of:=[.E45]" office:value-type="string" office:string-value="UCR">
            <text:p>UCR</text:p>
          </table:table-cell>
        </table:table-row>
        <table:table-row table:style-name="ro1">
          <table:table-cell office:value-type="string">
            <text:p>CALCAGNO Y MAILLMAN, ERIC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45</text:p>
          </table:table-cell>
          <table:table-cell table:formula="of:=[.A46]" office:value-type="string" office:string-value="CALCAGNO Y MAILLMAN, ERIC">
            <text:p>CALCAGNO Y MAILLMAN, ERIC</text:p>
          </table:table-cell>
          <table:table-cell table:formula="of:=VLOOKUP([.B46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46];&quot;aaaa-mm-dd&quot;)" office:value-type="string" office:string-value="2011-12-10">
            <text:p>2011-12-10</text:p>
          </table:table-cell>
          <table:table-cell table:formula="of:=TEXT([.D46];&quot;aaaa-mm-dd&quot;)" office:value-type="string" office:string-value="2015-12-09">
            <text:p>2015-12-09</text:p>
          </table:table-cell>
          <table:table-cell table:formula="of:=[.E46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CAMAÑO, GRACIELA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RENOVADOR</text:p>
          </table:table-cell>
          <table:table-cell office:value-type="string">
            <text:p>law_deputy_46</text:p>
          </table:table-cell>
          <table:table-cell table:formula="of:=[.A47]" office:value-type="string" office:string-value="CAMAÑO, GRACIELA">
            <text:p>CAMAÑO, GRACIELA</text:p>
          </table:table-cell>
          <table:table-cell table:formula="of:=VLOOKUP([.B47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47];&quot;aaaa-mm-dd&quot;)" office:value-type="string" office:string-value="2011-12-10">
            <text:p>2011-12-10</text:p>
          </table:table-cell>
          <table:table-cell table:formula="of:=TEXT([.D47];&quot;aaaa-mm-dd&quot;)" office:value-type="string" office:string-value="2015-12-09">
            <text:p>2015-12-09</text:p>
          </table:table-cell>
          <table:table-cell table:formula="of:=[.E47]" office:value-type="string" office:string-value="FRENTE RENOVADOR">
            <text:p>FRENTE RENOVADOR</text:p>
          </table:table-cell>
        </table:table-row>
        <table:table-row table:style-name="ro1">
          <table:table-cell office:value-type="string">
            <text:p>CARDELLI, JORGE JUSTO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MOVIMIENTO PROYECTO SUR</text:p>
          </table:table-cell>
          <table:table-cell office:value-type="string">
            <text:p>law_deputy_47</text:p>
          </table:table-cell>
          <table:table-cell table:formula="of:=[.A48]" office:value-type="string" office:string-value="CARDELLI, JORGE JUSTO">
            <text:p>CARDELLI, JORGE JUSTO</text:p>
          </table:table-cell>
          <table:table-cell table:formula="of:=VLOOKUP([.B48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48];&quot;aaaa-mm-dd&quot;)" office:value-type="string" office:string-value="2009-12-10">
            <text:p>2009-12-10</text:p>
          </table:table-cell>
          <table:table-cell table:formula="of:=TEXT([.D48];&quot;aaaa-mm-dd&quot;)" office:value-type="string" office:string-value="2013-12-09">
            <text:p>2013-12-09</text:p>
          </table:table-cell>
          <table:table-cell table:formula="of:=[.E48]" office:value-type="string" office:string-value="MOVIMIENTO PROYECTO SUR">
            <text:p>MOVIMIENTO PROYECTO SUR</text:p>
          </table:table-cell>
        </table:table-row>
        <table:table-row table:style-name="ro1">
          <table:table-cell office:value-type="string">
            <text:p>CARLOTTO, REMO GERARDO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48</text:p>
          </table:table-cell>
          <table:table-cell table:formula="of:=[.A49]" office:value-type="string" office:string-value="CARLOTTO, REMO GERARDO">
            <text:p>CARLOTTO, REMO GERARDO</text:p>
          </table:table-cell>
          <table:table-cell table:formula="of:=VLOOKUP([.B49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49];&quot;aaaa-mm-dd&quot;)" office:value-type="string" office:string-value="2009-12-10">
            <text:p>2009-12-10</text:p>
          </table:table-cell>
          <table:table-cell table:formula="of:=TEXT([.D49];&quot;aaaa-mm-dd&quot;)" office:value-type="string" office:string-value="2013-12-09">
            <text:p>2013-12-09</text:p>
          </table:table-cell>
          <table:table-cell table:formula="of:=[.E49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CARMONA, GUILLERMO RAMON</text:p>
          </table:table-cell>
          <table:table-cell office:value-type="string">
            <text:p><text:s/>MENDOZ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49</text:p>
          </table:table-cell>
          <table:table-cell table:formula="of:=[.A50]" office:value-type="string" office:string-value="CARMONA, GUILLERMO RAMON">
            <text:p>CARMONA, GUILLERMO RAMON</text:p>
          </table:table-cell>
          <table:table-cell table:formula="of:=VLOOKUP([.B50];[$'Td states'.$A$4:.$C$27];3;0)" office:value-type="string" office:string-value="Mendoza">
            <text:p>Mendoz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50];&quot;aaaa-mm-dd&quot;)" office:value-type="string" office:string-value="2011-12-10">
            <text:p>2011-12-10</text:p>
          </table:table-cell>
          <table:table-cell table:formula="of:=TEXT([.D50];&quot;aaaa-mm-dd&quot;)" office:value-type="string" office:string-value="2015-12-09">
            <text:p>2015-12-09</text:p>
          </table:table-cell>
          <table:table-cell table:formula="of:=[.E50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CARRANZA, CARLOS ALBERTO</text:p>
          </table:table-cell>
          <table:table-cell office:value-type="string">
            <text:p><text:s/>SANTA FE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RENOVADOR</text:p>
          </table:table-cell>
          <table:table-cell office:value-type="string">
            <text:p>law_deputy_50</text:p>
          </table:table-cell>
          <table:table-cell table:formula="of:=[.A51]" office:value-type="string" office:string-value="CARRANZA, CARLOS ALBERTO">
            <text:p>CARRANZA, CARLOS ALBERTO</text:p>
          </table:table-cell>
          <table:table-cell table:formula="of:=VLOOKUP([.B51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51];&quot;aaaa-mm-dd&quot;)" office:value-type="string" office:string-value="2009-12-10">
            <text:p>2009-12-10</text:p>
          </table:table-cell>
          <table:table-cell table:formula="of:=TEXT([.D51];&quot;aaaa-mm-dd&quot;)" office:value-type="string" office:string-value="2013-12-09">
            <text:p>2013-12-09</text:p>
          </table:table-cell>
          <table:table-cell table:formula="of:=[.E51]" office:value-type="string" office:string-value="FRENTE RENOVADOR">
            <text:p>FRENTE RENOVADOR</text:p>
          </table:table-cell>
        </table:table-row>
        <table:table-row table:style-name="ro1">
          <table:table-cell office:value-type="string">
            <text:p>CARRILLO, MARIA DEL CARMEN</text:p>
          </table:table-cell>
          <table:table-cell office:value-type="string">
            <text:p><text:s/>TUCUMAN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51</text:p>
          </table:table-cell>
          <table:table-cell table:formula="of:=[.A52]" office:value-type="string" office:string-value="CARRILLO, MARIA DEL CARMEN">
            <text:p>CARRILLO, MARIA DEL CARMEN</text:p>
          </table:table-cell>
          <table:table-cell table:formula="of:=VLOOKUP([.B52];[$'Td states'.$A$4:.$C$27];3;0)" office:value-type="string" office:string-value="Tucumán">
            <text:p>Tucumá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52];&quot;aaaa-mm-dd&quot;)" office:value-type="string" office:string-value="2011-12-10">
            <text:p>2011-12-10</text:p>
          </table:table-cell>
          <table:table-cell table:formula="of:=TEXT([.D52];&quot;aaaa-mm-dd&quot;)" office:value-type="string" office:string-value="2015-12-09">
            <text:p>2015-12-09</text:p>
          </table:table-cell>
          <table:table-cell table:formula="of:=[.E52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CARRIO, ELISA MARIA AVELINA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COALICION CIVICA - ARI</text:p>
          </table:table-cell>
          <table:table-cell office:value-type="string">
            <text:p>law_deputy_52</text:p>
          </table:table-cell>
          <table:table-cell table:formula="of:=[.A53]" office:value-type="string" office:string-value="CARRIO, ELISA MARIA AVELINA">
            <text:p>CARRIO, ELISA MARIA AVELINA</text:p>
          </table:table-cell>
          <table:table-cell table:formula="of:=VLOOKUP([.B53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53];&quot;aaaa-mm-dd&quot;)" office:value-type="string" office:string-value="2009-12-10">
            <text:p>2009-12-10</text:p>
          </table:table-cell>
          <table:table-cell table:formula="of:=TEXT([.D53];&quot;aaaa-mm-dd&quot;)" office:value-type="string" office:string-value="2013-12-09">
            <text:p>2013-12-09</text:p>
          </table:table-cell>
          <table:table-cell table:formula="of:=[.E53]" office:value-type="string" office:string-value="COALICION CIVICA - ARI">
            <text:p>COALICION CIVICA - ARI</text:p>
          </table:table-cell>
        </table:table-row>
        <table:table-row table:style-name="ro1">
          <table:table-cell office:value-type="string">
            <text:p>CASAÑAS, JUAN FRANCISCO</text:p>
          </table:table-cell>
          <table:table-cell office:value-type="string">
            <text:p><text:s/>TUCUMAN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53</text:p>
          </table:table-cell>
          <table:table-cell table:formula="of:=[.A54]" office:value-type="string" office:string-value="CASAÑAS, JUAN FRANCISCO">
            <text:p>CASAÑAS, JUAN FRANCISCO</text:p>
          </table:table-cell>
          <table:table-cell table:formula="of:=VLOOKUP([.B54];[$'Td states'.$A$4:.$C$27];3;0)" office:value-type="string" office:string-value="Tucumán">
            <text:p>Tucumá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54];&quot;aaaa-mm-dd&quot;)" office:value-type="string" office:string-value="2009-12-10">
            <text:p>2009-12-10</text:p>
          </table:table-cell>
          <table:table-cell table:formula="of:=TEXT([.D54];&quot;aaaa-mm-dd&quot;)" office:value-type="string" office:string-value="2013-12-09">
            <text:p>2013-12-09</text:p>
          </table:table-cell>
          <table:table-cell table:formula="of:=[.E54]" office:value-type="string" office:string-value="UCR">
            <text:p>UCR</text:p>
          </table:table-cell>
        </table:table-row>
        <table:table-row table:style-name="ro1">
          <table:table-cell office:value-type="string">
            <text:p>CASELLES, GRACIELA MARIA</text:p>
          </table:table-cell>
          <table:table-cell office:value-type="string">
            <text:p><text:s/>SAN JUAN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ARTIDO BLOQUISTA</text:p>
          </table:table-cell>
          <table:table-cell office:value-type="string">
            <text:p>law_deputy_54</text:p>
          </table:table-cell>
          <table:table-cell table:formula="of:=[.A55]" office:value-type="string" office:string-value="CASELLES, GRACIELA MARIA">
            <text:p>CASELLES, GRACIELA MARIA</text:p>
          </table:table-cell>
          <table:table-cell table:formula="of:=VLOOKUP([.B55];[$'Td states'.$A$4:.$C$27];3;0)" office:value-type="string" office:string-value="San Juan">
            <text:p>San Jua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55];&quot;aaaa-mm-dd&quot;)" office:value-type="string" office:string-value="2011-12-10">
            <text:p>2011-12-10</text:p>
          </table:table-cell>
          <table:table-cell table:formula="of:=TEXT([.D55];&quot;aaaa-mm-dd&quot;)" office:value-type="string" office:string-value="2015-12-09">
            <text:p>2015-12-09</text:p>
          </table:table-cell>
          <table:table-cell table:formula="of:=[.E55]" office:value-type="string" office:string-value="FRENTE PARA LA VICTORIA - PARTIDO BLOQUISTA">
            <text:p>FRENTE PARA LA VICTORIA - PARTIDO BLOQUISTA</text:p>
          </table:table-cell>
        </table:table-row>
        <table:table-row table:style-name="ro1">
          <table:table-cell office:value-type="string">
            <text:p>CASTAÑON, HUGO</text:p>
          </table:table-cell>
          <table:table-cell office:value-type="string">
            <text:p><text:s/>RIO NEGRO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55</text:p>
          </table:table-cell>
          <table:table-cell table:formula="of:=[.A56]" office:value-type="string" office:string-value="CASTAÑON, HUGO">
            <text:p>CASTAÑON, HUGO</text:p>
          </table:table-cell>
          <table:table-cell table:formula="of:=VLOOKUP([.B56];[$'Td states'.$A$4:.$C$27];3;0)" office:value-type="string" office:string-value="Río Negro">
            <text:p>Río Negr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56];&quot;aaaa-mm-dd&quot;)" office:value-type="string" office:string-value="2009-12-10">
            <text:p>2009-12-10</text:p>
          </table:table-cell>
          <table:table-cell table:formula="of:=TEXT([.D56];&quot;aaaa-mm-dd&quot;)" office:value-type="string" office:string-value="2013-12-09">
            <text:p>2013-12-09</text:p>
          </table:table-cell>
          <table:table-cell table:formula="of:=[.E56]" office:value-type="string" office:string-value="UCR">
            <text:p>UCR</text:p>
          </table:table-cell>
        </table:table-row>
        <table:table-row table:style-name="ro1">
          <table:table-cell office:value-type="string">
            <text:p>CATALAN MAGNI, JULIO CESAR</text:p>
          </table:table-cell>
          <table:table-cell office:value-type="string">
            <text:p><text:s/>TIERRA DEL FUEGO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56</text:p>
          </table:table-cell>
          <table:table-cell table:formula="of:=[.A57]" office:value-type="string" office:string-value="CATALAN MAGNI, JULIO CESAR">
            <text:p>CATALAN MAGNI, JULIO CESAR</text:p>
          </table:table-cell>
          <table:table-cell table:formula="of:=VLOOKUP([.B57];[$'Td states'.$A$4:.$C$27];3;0)" office:value-type="string" office:string-value="Tierra del Fuego">
            <text:p>Tierra del Fueg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57];&quot;aaaa-mm-dd&quot;)" office:value-type="string" office:string-value="2011-12-10">
            <text:p>2011-12-10</text:p>
          </table:table-cell>
          <table:table-cell table:formula="of:=TEXT([.D57];&quot;aaaa-mm-dd&quot;)" office:value-type="string" office:string-value="2015-12-09">
            <text:p>2015-12-09</text:p>
          </table:table-cell>
          <table:table-cell table:formula="of:=[.E57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CEJAS, JORGE ALBERTO</text:p>
          </table:table-cell>
          <table:table-cell office:value-type="string">
            <text:p><text:s/>RIO NEGRO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57</text:p>
          </table:table-cell>
          <table:table-cell table:formula="of:=[.A58]" office:value-type="string" office:string-value="CEJAS, JORGE ALBERTO">
            <text:p>CEJAS, JORGE ALBERTO</text:p>
          </table:table-cell>
          <table:table-cell table:formula="of:=VLOOKUP([.B58];[$'Td states'.$A$4:.$C$27];3;0)" office:value-type="string" office:string-value="Río Negro">
            <text:p>Río Negr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58];&quot;aaaa-mm-dd&quot;)" office:value-type="string" office:string-value="2011-12-10">
            <text:p>2011-12-10</text:p>
          </table:table-cell>
          <table:table-cell table:formula="of:=TEXT([.D58];&quot;aaaa-mm-dd&quot;)" office:value-type="string" office:string-value="2015-12-09">
            <text:p>2015-12-09</text:p>
          </table:table-cell>
          <table:table-cell table:formula="of:=[.E5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CHEMES, JORGE OMAR</text:p>
          </table:table-cell>
          <table:table-cell office:value-type="string">
            <text:p><text:s/>ENTRE RIO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58</text:p>
          </table:table-cell>
          <table:table-cell table:formula="of:=[.A59]" office:value-type="string" office:string-value="CHEMES, JORGE OMAR">
            <text:p>CHEMES, JORGE OMAR</text:p>
          </table:table-cell>
          <table:table-cell table:formula="of:=VLOOKUP([.B59];[$'Td states'.$A$4:.$C$27];3;0)" office:value-type="string" office:string-value="Entre Ríos">
            <text:p>Entre Río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59];&quot;aaaa-mm-dd&quot;)" office:value-type="string" office:string-value="2009-12-10">
            <text:p>2009-12-10</text:p>
          </table:table-cell>
          <table:table-cell table:formula="of:=TEXT([.D59];&quot;aaaa-mm-dd&quot;)" office:value-type="string" office:string-value="2013-12-09">
            <text:p>2013-12-09</text:p>
          </table:table-cell>
          <table:table-cell table:formula="of:=[.E59]" office:value-type="string" office:string-value="UCR">
            <text:p>UCR</text:p>
          </table:table-cell>
        </table:table-row>
        <table:table-row table:style-name="ro1">
          <table:table-cell office:value-type="string">
            <text:p>CHIENO, MARIA ELENA PETRONA</text:p>
          </table:table-cell>
          <table:table-cell office:value-type="string">
            <text:p><text:s/>CORRIENT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59</text:p>
          </table:table-cell>
          <table:table-cell table:formula="of:=[.A60]" office:value-type="string" office:string-value="CHIENO, MARIA ELENA PETRONA">
            <text:p>CHIENO, MARIA ELENA PETRONA</text:p>
          </table:table-cell>
          <table:table-cell table:formula="of:=VLOOKUP([.B60];[$'Td states'.$A$4:.$C$27];3;0)" office:value-type="string" office:string-value="Corrientes">
            <text:p>Corrient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60];&quot;aaaa-mm-dd&quot;)" office:value-type="string" office:string-value="2009-12-10">
            <text:p>2009-12-10</text:p>
          </table:table-cell>
          <table:table-cell table:formula="of:=TEXT([.D60];&quot;aaaa-mm-dd&quot;)" office:value-type="string" office:string-value="2013-12-09">
            <text:p>2013-12-09</text:p>
          </table:table-cell>
          <table:table-cell table:formula="of:=[.E60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CIAMPINI, JOSE ALBERTO</text:p>
          </table:table-cell>
          <table:table-cell office:value-type="string">
            <text:p><text:s/>NEUQUEN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60</text:p>
          </table:table-cell>
          <table:table-cell table:formula="of:=[.A61]" office:value-type="string" office:string-value="CIAMPINI, JOSE ALBERTO">
            <text:p>CIAMPINI, JOSE ALBERTO</text:p>
          </table:table-cell>
          <table:table-cell table:formula="of:=VLOOKUP([.B61];[$'Td states'.$A$4:.$C$27];3;0)" office:value-type="string" office:string-value="Neuquén">
            <text:p>Neuqué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61];&quot;aaaa-mm-dd&quot;)" office:value-type="string" office:string-value="2011-12-10">
            <text:p>2011-12-10</text:p>
          </table:table-cell>
          <table:table-cell table:formula="of:=TEXT([.D61];&quot;aaaa-mm-dd&quot;)" office:value-type="string" office:string-value="2015-12-09">
            <text:p>2015-12-09</text:p>
          </table:table-cell>
          <table:table-cell table:formula="of:=[.E61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CICILIANI, ALICIA MABEL</text:p>
          </table:table-cell>
          <table:table-cell office:value-type="string">
            <text:p><text:s/>SANTA FE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PARTIDO SOCIALISTA</text:p>
          </table:table-cell>
          <table:table-cell office:value-type="string">
            <text:p>law_deputy_61</text:p>
          </table:table-cell>
          <table:table-cell table:formula="of:=[.A62]" office:value-type="string" office:string-value="CICILIANI, ALICIA MABEL">
            <text:p>CICILIANI, ALICIA MABEL</text:p>
          </table:table-cell>
          <table:table-cell table:formula="of:=VLOOKUP([.B62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62];&quot;aaaa-mm-dd&quot;)" office:value-type="string" office:string-value="2009-12-10">
            <text:p>2009-12-10</text:p>
          </table:table-cell>
          <table:table-cell table:formula="of:=TEXT([.D62];&quot;aaaa-mm-dd&quot;)" office:value-type="string" office:string-value="2013-12-09">
            <text:p>2013-12-09</text:p>
          </table:table-cell>
          <table:table-cell table:formula="of:=[.E62]" office:value-type="string" office:string-value="PARTIDO SOCIALISTA">
            <text:p>PARTIDO SOCIALISTA</text:p>
          </table:table-cell>
        </table:table-row>
        <table:table-row table:style-name="ro1">
          <table:table-cell office:value-type="string">
            <text:p>CIGOGNA, LUIS FRANCISCO JORGE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62</text:p>
          </table:table-cell>
          <table:table-cell table:formula="of:=[.A63]" office:value-type="string" office:string-value="CIGOGNA, LUIS FRANCISCO JORGE">
            <text:p>CIGOGNA, LUIS FRANCISCO JORGE</text:p>
          </table:table-cell>
          <table:table-cell table:formula="of:=VLOOKUP([.B63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63];&quot;aaaa-mm-dd&quot;)" office:value-type="string" office:string-value="2009-12-10">
            <text:p>2009-12-10</text:p>
          </table:table-cell>
          <table:table-cell table:formula="of:=TEXT([.D63];&quot;aaaa-mm-dd&quot;)" office:value-type="string" office:string-value="2013-12-09">
            <text:p>2013-12-09</text:p>
          </table:table-cell>
          <table:table-cell table:formula="of:=[.E63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CLERI, MARCOS</text:p>
          </table:table-cell>
          <table:table-cell office:value-type="string">
            <text:p><text:s/>SANTA FE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63</text:p>
          </table:table-cell>
          <table:table-cell table:formula="of:=[.A64]" office:value-type="string" office:string-value="CLERI, MARCOS">
            <text:p>CLERI, MARCOS</text:p>
          </table:table-cell>
          <table:table-cell table:formula="of:=VLOOKUP([.B64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64];&quot;aaaa-mm-dd&quot;)" office:value-type="string" office:string-value="2011-12-10">
            <text:p>2011-12-10</text:p>
          </table:table-cell>
          <table:table-cell table:formula="of:=TEXT([.D64];&quot;aaaa-mm-dd&quot;)" office:value-type="string" office:string-value="2015-12-09">
            <text:p>2015-12-09</text:p>
          </table:table-cell>
          <table:table-cell table:formula="of:=[.E64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COMELLI, ALICIA MARCELA</text:p>
          </table:table-cell>
          <table:table-cell office:value-type="string">
            <text:p><text:s/>NEUQUEN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MOV POP NEUQUINO</text:p>
          </table:table-cell>
          <table:table-cell office:value-type="string">
            <text:p>law_deputy_64</text:p>
          </table:table-cell>
          <table:table-cell table:formula="of:=[.A65]" office:value-type="string" office:string-value="COMELLI, ALICIA MARCELA">
            <text:p>COMELLI, ALICIA MARCELA</text:p>
          </table:table-cell>
          <table:table-cell table:formula="of:=VLOOKUP([.B65];[$'Td states'.$A$4:.$C$27];3;0)" office:value-type="string" office:string-value="Neuquén">
            <text:p>Neuqué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65];&quot;aaaa-mm-dd&quot;)" office:value-type="string" office:string-value="2011-12-10">
            <text:p>2011-12-10</text:p>
          </table:table-cell>
          <table:table-cell table:formula="of:=TEXT([.D65];&quot;aaaa-mm-dd&quot;)" office:value-type="string" office:string-value="2015-12-09">
            <text:p>2015-12-09</text:p>
          </table:table-cell>
          <table:table-cell table:formula="of:=[.E65]" office:value-type="string" office:string-value="MOV POP NEUQUINO">
            <text:p>MOV POP NEUQUINO</text:p>
          </table:table-cell>
        </table:table-row>
        <table:table-row table:style-name="ro1">
          <table:table-cell office:value-type="string">
            <text:p>COMI, CARLOS MARCELO</text:p>
          </table:table-cell>
          <table:table-cell office:value-type="string">
            <text:p><text:s/>SANTA FE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COALICION CIVICA - ARI</text:p>
          </table:table-cell>
          <table:table-cell office:value-type="string">
            <text:p>law_deputy_65</text:p>
          </table:table-cell>
          <table:table-cell table:formula="of:=[.A66]" office:value-type="string" office:string-value="COMI, CARLOS MARCELO">
            <text:p>COMI, CARLOS MARCELO</text:p>
          </table:table-cell>
          <table:table-cell table:formula="of:=VLOOKUP([.B66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66];&quot;aaaa-mm-dd&quot;)" office:value-type="string" office:string-value="2009-12-10">
            <text:p>2009-12-10</text:p>
          </table:table-cell>
          <table:table-cell table:formula="of:=TEXT([.D66];&quot;aaaa-mm-dd&quot;)" office:value-type="string" office:string-value="2013-12-09">
            <text:p>2013-12-09</text:p>
          </table:table-cell>
          <table:table-cell table:formula="of:=[.E66]" office:value-type="string" office:string-value="COALICION CIVICA - ARI">
            <text:p>COALICION CIVICA - ARI</text:p>
          </table:table-cell>
        </table:table-row>
        <table:table-row table:style-name="ro1">
          <table:table-cell office:value-type="string">
            <text:p>CONTI, DIANA BEATRIZ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66</text:p>
          </table:table-cell>
          <table:table-cell table:formula="of:=[.A67]" office:value-type="string" office:string-value="CONTI, DIANA BEATRIZ">
            <text:p>CONTI, DIANA BEATRIZ</text:p>
          </table:table-cell>
          <table:table-cell table:formula="of:=VLOOKUP([.B67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67];&quot;aaaa-mm-dd&quot;)" office:value-type="string" office:string-value="2009-12-10">
            <text:p>2009-12-10</text:p>
          </table:table-cell>
          <table:table-cell table:formula="of:=TEXT([.D67];&quot;aaaa-mm-dd&quot;)" office:value-type="string" office:string-value="2013-12-09">
            <text:p>2013-12-09</text:p>
          </table:table-cell>
          <table:table-cell table:formula="of:=[.E67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CONTRERA, MONICA GRACIELA</text:p>
          </table:table-cell>
          <table:table-cell office:value-type="string">
            <text:p><text:s/>CHUBUT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67</text:p>
          </table:table-cell>
          <table:table-cell table:formula="of:=[.A68]" office:value-type="string" office:string-value="CONTRERA, MONICA GRACIELA">
            <text:p>CONTRERA, MONICA GRACIELA</text:p>
          </table:table-cell>
          <table:table-cell table:formula="of:=VLOOKUP([.B68];[$'Td states'.$A$4:.$C$27];3;0)" office:value-type="string" office:string-value="Chubut">
            <text:p>Chubut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68];&quot;aaaa-mm-dd&quot;)" office:value-type="string" office:string-value="2011-12-10">
            <text:p>2011-12-10</text:p>
          </table:table-cell>
          <table:table-cell table:formula="of:=TEXT([.D68];&quot;aaaa-mm-dd&quot;)" office:value-type="string" office:string-value="2015-12-09">
            <text:p>2015-12-09</text:p>
          </table:table-cell>
          <table:table-cell table:formula="of:=[.E6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CORDOBA, STELLA MARIS</text:p>
          </table:table-cell>
          <table:table-cell office:value-type="string">
            <text:p><text:s/>TUCUMAN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68</text:p>
          </table:table-cell>
          <table:table-cell table:formula="of:=[.A69]" office:value-type="string" office:string-value="CORDOBA, STELLA MARIS">
            <text:p>CORDOBA, STELLA MARIS</text:p>
          </table:table-cell>
          <table:table-cell table:formula="of:=VLOOKUP([.B69];[$'Td states'.$A$4:.$C$27];3;0)" office:value-type="string" office:string-value="Tucumán">
            <text:p>Tucumá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69];&quot;aaaa-mm-dd&quot;)" office:value-type="string" office:string-value="2009-12-10">
            <text:p>2009-12-10</text:p>
          </table:table-cell>
          <table:table-cell table:formula="of:=TEXT([.D69];&quot;aaaa-mm-dd&quot;)" office:value-type="string" office:string-value="2013-12-09">
            <text:p>2013-12-09</text:p>
          </table:table-cell>
          <table:table-cell table:formula="of:=[.E69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CORTINA, ROY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PARTIDO SOCIALISTA</text:p>
          </table:table-cell>
          <table:table-cell office:value-type="string">
            <text:p>law_deputy_69</text:p>
          </table:table-cell>
          <table:table-cell table:formula="of:=[.A70]" office:value-type="string" office:string-value="CORTINA, ROY">
            <text:p>CORTINA, ROY</text:p>
          </table:table-cell>
          <table:table-cell table:formula="of:=VLOOKUP([.B70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70];&quot;aaaa-mm-dd&quot;)" office:value-type="string" office:string-value="2011-12-10">
            <text:p>2011-12-10</text:p>
          </table:table-cell>
          <table:table-cell table:formula="of:=TEXT([.D70];&quot;aaaa-mm-dd&quot;)" office:value-type="string" office:string-value="2015-12-09">
            <text:p>2015-12-09</text:p>
          </table:table-cell>
          <table:table-cell table:formula="of:=[.E70]" office:value-type="string" office:string-value="PARTIDO SOCIALISTA">
            <text:p>PARTIDO SOCIALISTA</text:p>
          </table:table-cell>
        </table:table-row>
        <table:table-row table:style-name="ro1">
          <table:table-cell office:value-type="string">
            <text:p>COSTA, EDUARDO RAUL</text:p>
          </table:table-cell>
          <table:table-cell office:value-type="string">
            <text:p><text:s/>SANTA CRUZ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70</text:p>
          </table:table-cell>
          <table:table-cell table:formula="of:=[.A71]" office:value-type="string" office:string-value="COSTA, EDUARDO RAUL">
            <text:p>COSTA, EDUARDO RAUL</text:p>
          </table:table-cell>
          <table:table-cell table:formula="of:=VLOOKUP([.B71];[$'Td states'.$A$4:.$C$27];3;0)" office:value-type="string" office:string-value="Santa Cruz">
            <text:p>Santa Cruz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71];&quot;aaaa-mm-dd&quot;)" office:value-type="string" office:string-value="2009-12-10">
            <text:p>2009-12-10</text:p>
          </table:table-cell>
          <table:table-cell table:formula="of:=TEXT([.D71];&quot;aaaa-mm-dd&quot;)" office:value-type="string" office:string-value="2013-12-09">
            <text:p>2013-12-09</text:p>
          </table:table-cell>
          <table:table-cell table:formula="of:=[.E71]" office:value-type="string" office:string-value="UCR">
            <text:p>UCR</text:p>
          </table:table-cell>
        </table:table-row>
        <table:table-row table:style-name="ro1">
          <table:table-cell office:value-type="string">
            <text:p>CREMER DE BUSTI, MARIA CRISTINA</text:p>
          </table:table-cell>
          <table:table-cell office:value-type="string">
            <text:p><text:s/>ENTRE RIO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ERONISTA</text:p>
          </table:table-cell>
          <table:table-cell office:value-type="string">
            <text:p>law_deputy_71</text:p>
          </table:table-cell>
          <table:table-cell table:formula="of:=[.A72]" office:value-type="string" office:string-value="CREMER DE BUSTI, MARIA CRISTINA">
            <text:p>CREMER DE BUSTI, MARIA CRISTINA</text:p>
          </table:table-cell>
          <table:table-cell table:formula="of:=VLOOKUP([.B72];[$'Td states'.$A$4:.$C$27];3;0)" office:value-type="string" office:string-value="Entre Ríos">
            <text:p>Entre Río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72];&quot;aaaa-mm-dd&quot;)" office:value-type="string" office:string-value="2009-12-10">
            <text:p>2009-12-10</text:p>
          </table:table-cell>
          <table:table-cell table:formula="of:=TEXT([.D72];&quot;aaaa-mm-dd&quot;)" office:value-type="string" office:string-value="2013-12-09">
            <text:p>2013-12-09</text:p>
          </table:table-cell>
          <table:table-cell table:formula="of:=[.E72]" office:value-type="string" office:string-value="FRENTE PERONISTA">
            <text:p>FRENTE PERONISTA</text:p>
          </table:table-cell>
        </table:table-row>
        <table:table-row table:style-name="ro1">
          <table:table-cell office:value-type="string">
            <text:p>CUCCOVILLO, RICARDO OSCAR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PARTIDO SOCIALISTA</text:p>
          </table:table-cell>
          <table:table-cell office:value-type="string">
            <text:p>law_deputy_72</text:p>
          </table:table-cell>
          <table:table-cell table:formula="of:=[.A73]" office:value-type="string" office:string-value="CUCCOVILLO, RICARDO OSCAR">
            <text:p>CUCCOVILLO, RICARDO OSCAR</text:p>
          </table:table-cell>
          <table:table-cell table:formula="of:=VLOOKUP([.B73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73];&quot;aaaa-mm-dd&quot;)" office:value-type="string" office:string-value="2011-12-10">
            <text:p>2011-12-10</text:p>
          </table:table-cell>
          <table:table-cell table:formula="of:=TEXT([.D73];&quot;aaaa-mm-dd&quot;)" office:value-type="string" office:string-value="2015-12-09">
            <text:p>2015-12-09</text:p>
          </table:table-cell>
          <table:table-cell table:formula="of:=[.E73]" office:value-type="string" office:string-value="PARTIDO SOCIALISTA">
            <text:p>PARTIDO SOCIALISTA</text:p>
          </table:table-cell>
        </table:table-row>
        <table:table-row table:style-name="ro1">
          <table:table-cell office:value-type="string">
            <text:p>CURRILEN, OSCAR RUBEN</text:p>
          </table:table-cell>
          <table:table-cell office:value-type="string">
            <text:p><text:s/>CHUBUT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73</text:p>
          </table:table-cell>
          <table:table-cell table:formula="of:=[.A74]" office:value-type="string" office:string-value="CURRILEN, OSCAR RUBEN">
            <text:p>CURRILEN, OSCAR RUBEN</text:p>
          </table:table-cell>
          <table:table-cell table:formula="of:=VLOOKUP([.B74];[$'Td states'.$A$4:.$C$27];3;0)" office:value-type="string" office:string-value="Chubut">
            <text:p>Chubut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74];&quot;aaaa-mm-dd&quot;)" office:value-type="string" office:string-value="2009-12-10">
            <text:p>2009-12-10</text:p>
          </table:table-cell>
          <table:table-cell table:formula="of:=TEXT([.D74];&quot;aaaa-mm-dd&quot;)" office:value-type="string" office:string-value="2013-12-09">
            <text:p>2013-12-09</text:p>
          </table:table-cell>
          <table:table-cell table:formula="of:=[.E74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DATO, ALFREDO CARLOS</text:p>
          </table:table-cell>
          <table:table-cell office:value-type="string">
            <text:p><text:s/>TUCUMAN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74</text:p>
          </table:table-cell>
          <table:table-cell table:formula="of:=[.A75]" office:value-type="string" office:string-value="DATO, ALFREDO CARLOS">
            <text:p>DATO, ALFREDO CARLOS</text:p>
          </table:table-cell>
          <table:table-cell table:formula="of:=VLOOKUP([.B75];[$'Td states'.$A$4:.$C$27];3;0)" office:value-type="string" office:string-value="Tucumán">
            <text:p>Tucumá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75];&quot;aaaa-mm-dd&quot;)" office:value-type="string" office:string-value="2011-12-10">
            <text:p>2011-12-10</text:p>
          </table:table-cell>
          <table:table-cell table:formula="of:=TEXT([.D75];&quot;aaaa-mm-dd&quot;)" office:value-type="string" office:string-value="2015-12-09">
            <text:p>2015-12-09</text:p>
          </table:table-cell>
          <table:table-cell table:formula="of:=[.E75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DE FERRARI RUEDA, PATRICIA</text:p>
          </table:table-cell>
          <table:table-cell office:value-type="string">
            <text:p><text:s/>CORDOB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CR</text:p>
          </table:table-cell>
          <table:table-cell office:value-type="string">
            <text:p>law_deputy_75</text:p>
          </table:table-cell>
          <table:table-cell table:formula="of:=[.A76]" office:value-type="string" office:string-value="DE FERRARI RUEDA, PATRICIA">
            <text:p>DE FERRARI RUEDA, PATRICIA</text:p>
          </table:table-cell>
          <table:table-cell table:formula="of:=VLOOKUP([.B76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76];&quot;aaaa-mm-dd&quot;)" office:value-type="string" office:string-value="2011-12-10">
            <text:p>2011-12-10</text:p>
          </table:table-cell>
          <table:table-cell table:formula="of:=TEXT([.D76];&quot;aaaa-mm-dd&quot;)" office:value-type="string" office:string-value="2015-12-09">
            <text:p>2015-12-09</text:p>
          </table:table-cell>
          <table:table-cell table:formula="of:=[.E76]" office:value-type="string" office:string-value="UCR">
            <text:p>UCR</text:p>
          </table:table-cell>
        </table:table-row>
        <table:table-row table:style-name="ro1">
          <table:table-cell office:value-type="string">
            <text:p>DE GENNARO, VICTOR NORBERTO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NIDAD POPULAR</text:p>
          </table:table-cell>
          <table:table-cell office:value-type="string">
            <text:p>law_deputy_76</text:p>
          </table:table-cell>
          <table:table-cell table:formula="of:=[.A77]" office:value-type="string" office:string-value="DE GENNARO, VICTOR NORBERTO">
            <text:p>DE GENNARO, VICTOR NORBERTO</text:p>
          </table:table-cell>
          <table:table-cell table:formula="of:=VLOOKUP([.B77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77];&quot;aaaa-mm-dd&quot;)" office:value-type="string" office:string-value="2011-12-10">
            <text:p>2011-12-10</text:p>
          </table:table-cell>
          <table:table-cell table:formula="of:=TEXT([.D77];&quot;aaaa-mm-dd&quot;)" office:value-type="string" office:string-value="2015-12-09">
            <text:p>2015-12-09</text:p>
          </table:table-cell>
          <table:table-cell table:formula="of:=[.E77]" office:value-type="string" office:string-value="UNIDAD POPULAR">
            <text:p>UNIDAD POPULAR</text:p>
          </table:table-cell>
        </table:table-row>
        <table:table-row table:style-name="ro1">
          <table:table-cell office:value-type="string">
            <text:p>DE MARCHI, OMAR BRUNO</text:p>
          </table:table-cell>
          <table:table-cell office:value-type="string">
            <text:p><text:s/>MENDOZ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DEMOCRATA DE MENDOZA</text:p>
          </table:table-cell>
          <table:table-cell office:value-type="string">
            <text:p>law_deputy_77</text:p>
          </table:table-cell>
          <table:table-cell table:formula="of:=[.A78]" office:value-type="string" office:string-value="DE MARCHI, OMAR BRUNO">
            <text:p>DE MARCHI, OMAR BRUNO</text:p>
          </table:table-cell>
          <table:table-cell table:formula="of:=VLOOKUP([.B78];[$'Td states'.$A$4:.$C$27];3;0)" office:value-type="string" office:string-value="Mendoza">
            <text:p>Mendoz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78];&quot;aaaa-mm-dd&quot;)" office:value-type="string" office:string-value="2009-12-10">
            <text:p>2009-12-10</text:p>
          </table:table-cell>
          <table:table-cell table:formula="of:=TEXT([.D78];&quot;aaaa-mm-dd&quot;)" office:value-type="string" office:string-value="2013-12-09">
            <text:p>2013-12-09</text:p>
          </table:table-cell>
          <table:table-cell table:formula="of:=[.E78]" office:value-type="string" office:string-value="DEMOCRATA DE MENDOZA">
            <text:p>DEMOCRATA DE MENDOZA</text:p>
          </table:table-cell>
        </table:table-row>
        <table:table-row table:style-name="ro1">
          <table:table-cell office:value-type="string">
            <text:p>DE NARVAEZ, FRANCISCO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ERONISTA</text:p>
          </table:table-cell>
          <table:table-cell office:value-type="string">
            <text:p>law_deputy_78</text:p>
          </table:table-cell>
          <table:table-cell table:formula="of:=[.A79]" office:value-type="string" office:string-value="DE NARVAEZ, FRANCISCO">
            <text:p>DE NARVAEZ, FRANCISCO</text:p>
          </table:table-cell>
          <table:table-cell table:formula="of:=VLOOKUP([.B79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79];&quot;aaaa-mm-dd&quot;)" office:value-type="string" office:string-value="2009-12-10">
            <text:p>2009-12-10</text:p>
          </table:table-cell>
          <table:table-cell table:formula="of:=TEXT([.D79];&quot;aaaa-mm-dd&quot;)" office:value-type="string" office:string-value="2013-12-09">
            <text:p>2013-12-09</text:p>
          </table:table-cell>
          <table:table-cell table:formula="of:=[.E79]" office:value-type="string" office:string-value="FRENTE PERONISTA">
            <text:p>FRENTE PERONISTA</text:p>
          </table:table-cell>
        </table:table-row>
        <table:table-row table:style-name="ro1">
          <table:table-cell office:value-type="string">
            <text:p>DE PEDRO, EDUARDO ENRIQUE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79</text:p>
          </table:table-cell>
          <table:table-cell table:formula="of:=[.A80]" office:value-type="string" office:string-value="DE PEDRO, EDUARDO ENRIQUE">
            <text:p>DE PEDRO, EDUARDO ENRIQUE</text:p>
          </table:table-cell>
          <table:table-cell table:formula="of:=VLOOKUP([.B80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80];&quot;aaaa-mm-dd&quot;)" office:value-type="string" office:string-value="2011-12-10">
            <text:p>2011-12-10</text:p>
          </table:table-cell>
          <table:table-cell table:formula="of:=TEXT([.D80];&quot;aaaa-mm-dd&quot;)" office:value-type="string" office:string-value="2015-12-09">
            <text:p>2015-12-09</text:p>
          </table:table-cell>
          <table:table-cell table:formula="of:=[.E80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DE PRAT GAY, ALFONSO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COALICION CIVICA - ARI</text:p>
          </table:table-cell>
          <table:table-cell office:value-type="string">
            <text:p>law_deputy_80</text:p>
          </table:table-cell>
          <table:table-cell table:formula="of:=[.A81]" office:value-type="string" office:string-value="DE PRAT GAY, ALFONSO">
            <text:p>DE PRAT GAY, ALFONSO</text:p>
          </table:table-cell>
          <table:table-cell table:formula="of:=VLOOKUP([.B81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81];&quot;aaaa-mm-dd&quot;)" office:value-type="string" office:string-value="2009-12-10">
            <text:p>2009-12-10</text:p>
          </table:table-cell>
          <table:table-cell table:formula="of:=TEXT([.D81];&quot;aaaa-mm-dd&quot;)" office:value-type="string" office:string-value="2013-12-09">
            <text:p>2013-12-09</text:p>
          </table:table-cell>
          <table:table-cell table:formula="of:=[.E81]" office:value-type="string" office:string-value="COALICION CIVICA - ARI">
            <text:p>COALICION CIVICA - ARI</text:p>
          </table:table-cell>
        </table:table-row>
        <table:table-row table:style-name="ro1">
          <table:table-cell office:value-type="string">
            <text:p>DEPETRI, EDGARDO FERNANDO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81</text:p>
          </table:table-cell>
          <table:table-cell table:formula="of:=[.A82]" office:value-type="string" office:string-value="DEPETRI, EDGARDO FERNANDO">
            <text:p>DEPETRI, EDGARDO FERNANDO</text:p>
          </table:table-cell>
          <table:table-cell table:formula="of:=VLOOKUP([.B82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82];&quot;aaaa-mm-dd&quot;)" office:value-type="string" office:string-value="2009-12-10">
            <text:p>2009-12-10</text:p>
          </table:table-cell>
          <table:table-cell table:formula="of:=TEXT([.D82];&quot;aaaa-mm-dd&quot;)" office:value-type="string" office:string-value="2013-12-09">
            <text:p>2013-12-09</text:p>
          </table:table-cell>
          <table:table-cell table:formula="of:=[.E82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DI TULLIO, JULIANA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82</text:p>
          </table:table-cell>
          <table:table-cell table:formula="of:=[.A83]" office:value-type="string" office:string-value="DI TULLIO, JULIANA">
            <text:p>DI TULLIO, JULIANA</text:p>
          </table:table-cell>
          <table:table-cell table:formula="of:=VLOOKUP([.B83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83];&quot;aaaa-mm-dd&quot;)" office:value-type="string" office:string-value="2009-12-10">
            <text:p>2009-12-10</text:p>
          </table:table-cell>
          <table:table-cell table:formula="of:=TEXT([.D83];&quot;aaaa-mm-dd&quot;)" office:value-type="string" office:string-value="2013-12-09">
            <text:p>2013-12-09</text:p>
          </table:table-cell>
          <table:table-cell table:formula="of:=[.E83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DIAZ BANCALARI, JOSE MARIA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83</text:p>
          </table:table-cell>
          <table:table-cell table:formula="of:=[.A84]" office:value-type="string" office:string-value="DIAZ BANCALARI, JOSE MARIA">
            <text:p>DIAZ BANCALARI, JOSE MARIA</text:p>
          </table:table-cell>
          <table:table-cell table:formula="of:=VLOOKUP([.B84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84];&quot;aaaa-mm-dd&quot;)" office:value-type="string" office:string-value="2011-12-10">
            <text:p>2011-12-10</text:p>
          </table:table-cell>
          <table:table-cell table:formula="of:=TEXT([.D84];&quot;aaaa-mm-dd&quot;)" office:value-type="string" office:string-value="2015-12-09">
            <text:p>2015-12-09</text:p>
          </table:table-cell>
          <table:table-cell table:formula="of:=[.E84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DIAZ ROIG, JUAN CARLOS</text:p>
          </table:table-cell>
          <table:table-cell office:value-type="string">
            <text:p><text:s/>FORMOS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84</text:p>
          </table:table-cell>
          <table:table-cell table:formula="of:=[.A85]" office:value-type="string" office:string-value="DIAZ ROIG, JUAN CARLOS">
            <text:p>DIAZ ROIG, JUAN CARLOS</text:p>
          </table:table-cell>
          <table:table-cell table:formula="of:=VLOOKUP([.B85];[$'Td states'.$A$4:.$C$27];3;0)" office:value-type="string" office:string-value="Formosa">
            <text:p>Formos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85];&quot;aaaa-mm-dd&quot;)" office:value-type="string" office:string-value="2009-12-10">
            <text:p>2009-12-10</text:p>
          </table:table-cell>
          <table:table-cell table:formula="of:=TEXT([.D85];&quot;aaaa-mm-dd&quot;)" office:value-type="string" office:string-value="2013-12-09">
            <text:p>2013-12-09</text:p>
          </table:table-cell>
          <table:table-cell table:formula="of:=[.E85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DOMINGUEZ, JULIAN ANDRES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85</text:p>
          </table:table-cell>
          <table:table-cell table:formula="of:=[.A86]" office:value-type="string" office:string-value="DOMINGUEZ, JULIAN ANDRES">
            <text:p>DOMINGUEZ, JULIAN ANDRES</text:p>
          </table:table-cell>
          <table:table-cell table:formula="of:=VLOOKUP([.B86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86];&quot;aaaa-mm-dd&quot;)" office:value-type="string" office:string-value="2011-12-10">
            <text:p>2011-12-10</text:p>
          </table:table-cell>
          <table:table-cell table:formula="of:=TEXT([.D86];&quot;aaaa-mm-dd&quot;)" office:value-type="string" office:string-value="2015-12-09">
            <text:p>2015-12-09</text:p>
          </table:table-cell>
          <table:table-cell table:formula="of:=[.E86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DONDA PEREZ, VICTORIA ANALIA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LIBRES DEL SUR</text:p>
          </table:table-cell>
          <table:table-cell office:value-type="string">
            <text:p>law_deputy_86</text:p>
          </table:table-cell>
          <table:table-cell table:formula="of:=[.A87]" office:value-type="string" office:string-value="DONDA PEREZ, VICTORIA ANALIA">
            <text:p>DONDA PEREZ, VICTORIA ANALIA</text:p>
          </table:table-cell>
          <table:table-cell table:formula="of:=VLOOKUP([.B87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87];&quot;aaaa-mm-dd&quot;)" office:value-type="string" office:string-value="2011-12-10">
            <text:p>2011-12-10</text:p>
          </table:table-cell>
          <table:table-cell table:formula="of:=TEXT([.D87];&quot;aaaa-mm-dd&quot;)" office:value-type="string" office:string-value="2015-12-09">
            <text:p>2015-12-09</text:p>
          </table:table-cell>
          <table:table-cell table:formula="of:=[.E87]" office:value-type="string" office:string-value="LIBRES DEL SUR">
            <text:p>LIBRES DEL SUR</text:p>
          </table:table-cell>
        </table:table-row>
        <table:table-row table:style-name="ro1">
          <table:table-cell office:value-type="string">
            <text:p>DONKIN, CARLOS GUILLERMO</text:p>
          </table:table-cell>
          <table:table-cell office:value-type="string">
            <text:p><text:s/>FORMOS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87</text:p>
          </table:table-cell>
          <table:table-cell table:formula="of:=[.A88]" office:value-type="string" office:string-value="DONKIN, CARLOS GUILLERMO">
            <text:p>DONKIN, CARLOS GUILLERMO</text:p>
          </table:table-cell>
          <table:table-cell table:formula="of:=VLOOKUP([.B88];[$'Td states'.$A$4:.$C$27];3;0)" office:value-type="string" office:string-value="Formosa">
            <text:p>Formos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88];&quot;aaaa-mm-dd&quot;)" office:value-type="string" office:string-value="2011-12-10">
            <text:p>2011-12-10</text:p>
          </table:table-cell>
          <table:table-cell table:formula="of:=TEXT([.D88];&quot;aaaa-mm-dd&quot;)" office:value-type="string" office:string-value="2015-12-09">
            <text:p>2015-12-09</text:p>
          </table:table-cell>
          <table:table-cell table:formula="of:=[.E8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DUCLOS, OMAR ARNALDO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GEN</text:p>
          </table:table-cell>
          <table:table-cell office:value-type="string">
            <text:p>law_deputy_88</text:p>
          </table:table-cell>
          <table:table-cell table:formula="of:=[.A89]" office:value-type="string" office:string-value="DUCLOS, OMAR ARNALDO">
            <text:p>DUCLOS, OMAR ARNALDO</text:p>
          </table:table-cell>
          <table:table-cell table:formula="of:=VLOOKUP([.B89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89];&quot;aaaa-mm-dd&quot;)" office:value-type="string" office:string-value="2011-12-10">
            <text:p>2011-12-10</text:p>
          </table:table-cell>
          <table:table-cell table:formula="of:=TEXT([.D89];&quot;aaaa-mm-dd&quot;)" office:value-type="string" office:string-value="2015-12-09">
            <text:p>2015-12-09</text:p>
          </table:table-cell>
          <table:table-cell table:formula="of:=[.E89]" office:value-type="string" office:string-value="GEN">
            <text:p>GEN</text:p>
          </table:table-cell>
        </table:table-row>
        <table:table-row table:style-name="ro1">
          <table:table-cell office:value-type="string">
            <text:p>ELORRIAGA, OSVALDO ENRIQUE</text:p>
          </table:table-cell>
          <table:table-cell office:value-type="string">
            <text:p><text:s/>ENTRE RIO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89</text:p>
          </table:table-cell>
          <table:table-cell table:formula="of:=[.A90]" office:value-type="string" office:string-value="ELORRIAGA, OSVALDO ENRIQUE">
            <text:p>ELORRIAGA, OSVALDO ENRIQUE</text:p>
          </table:table-cell>
          <table:table-cell table:formula="of:=VLOOKUP([.B90];[$'Td states'.$A$4:.$C$27];3;0)" office:value-type="string" office:string-value="Entre Ríos">
            <text:p>Entre Río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90];&quot;aaaa-mm-dd&quot;)" office:value-type="string" office:string-value="2011-12-10">
            <text:p>2011-12-10</text:p>
          </table:table-cell>
          <table:table-cell table:formula="of:=TEXT([.D90];&quot;aaaa-mm-dd&quot;)" office:value-type="string" office:string-value="2015-12-09">
            <text:p>2015-12-09</text:p>
          </table:table-cell>
          <table:table-cell table:formula="of:=[.E90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ESPINDOLA, GLADYS SUSANA</text:p>
          </table:table-cell>
          <table:table-cell office:value-type="string">
            <text:p><text:s/>CORDOB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90</text:p>
          </table:table-cell>
          <table:table-cell table:formula="of:=[.A91]" office:value-type="string" office:string-value="ESPINDOLA, GLADYS SUSANA">
            <text:p>ESPINDOLA, GLADYS SUSANA</text:p>
          </table:table-cell>
          <table:table-cell table:formula="of:=VLOOKUP([.B91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91];&quot;aaaa-mm-dd&quot;)" office:value-type="string" office:string-value="2009-12-10">
            <text:p>2009-12-10</text:p>
          </table:table-cell>
          <table:table-cell table:formula="of:=TEXT([.D91];&quot;aaaa-mm-dd&quot;)" office:value-type="string" office:string-value="2013-12-09">
            <text:p>2013-12-09</text:p>
          </table:table-cell>
          <table:table-cell table:formula="of:=[.E91]" office:value-type="string" office:string-value="UCR">
            <text:p>UCR</text:p>
          </table:table-cell>
        </table:table-row>
        <table:table-row table:style-name="ro1">
          <table:table-cell office:value-type="string">
            <text:p>FADUL, LILIANA</text:p>
          </table:table-cell>
          <table:table-cell office:value-type="string">
            <text:p><text:s/>TIERRA DEL FUEGO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PARTIDO FEDERAL FUEGUINO</text:p>
          </table:table-cell>
          <table:table-cell office:value-type="string">
            <text:p>law_deputy_91</text:p>
          </table:table-cell>
          <table:table-cell table:formula="of:=[.A92]" office:value-type="string" office:string-value="FADUL, LILIANA">
            <text:p>FADUL, LILIANA</text:p>
          </table:table-cell>
          <table:table-cell table:formula="of:=VLOOKUP([.B92];[$'Td states'.$A$4:.$C$27];3;0)" office:value-type="string" office:string-value="Tierra del Fuego">
            <text:p>Tierra del Fueg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92];&quot;aaaa-mm-dd&quot;)" office:value-type="string" office:string-value="2009-12-10">
            <text:p>2009-12-10</text:p>
          </table:table-cell>
          <table:table-cell table:formula="of:=TEXT([.D92];&quot;aaaa-mm-dd&quot;)" office:value-type="string" office:string-value="2013-12-09">
            <text:p>2013-12-09</text:p>
          </table:table-cell>
          <table:table-cell table:formula="of:=[.E92]" office:value-type="string" office:string-value="PARTIDO FEDERAL FUEGUINO">
            <text:p>PARTIDO FEDERAL FUEGUINO</text:p>
          </table:table-cell>
        </table:table-row>
        <table:table-row table:style-name="ro1">
          <table:table-cell office:value-type="string">
            <text:p>FAUSTINELLI, HIPOLITO</text:p>
          </table:table-cell>
          <table:table-cell office:value-type="string">
            <text:p><text:s/>CORDOB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92</text:p>
          </table:table-cell>
          <table:table-cell table:formula="of:=[.A93]" office:value-type="string" office:string-value="FAUSTINELLI, HIPOLITO">
            <text:p>FAUSTINELLI, HIPOLITO</text:p>
          </table:table-cell>
          <table:table-cell table:formula="of:=VLOOKUP([.B93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93];&quot;aaaa-mm-dd&quot;)" office:value-type="string" office:string-value="2009-12-10">
            <text:p>2009-12-10</text:p>
          </table:table-cell>
          <table:table-cell table:formula="of:=TEXT([.D93];&quot;aaaa-mm-dd&quot;)" office:value-type="string" office:string-value="2013-12-09">
            <text:p>2013-12-09</text:p>
          </table:table-cell>
          <table:table-cell table:formula="of:=[.E93]" office:value-type="string" office:string-value="UCR">
            <text:p>UCR</text:p>
          </table:table-cell>
        </table:table-row>
        <table:table-row table:style-name="ro1">
          <table:table-cell office:value-type="string">
            <text:p>FAVARIO, CARLOS ALBERTO</text:p>
          </table:table-cell>
          <table:table-cell office:value-type="string">
            <text:p><text:s/>SANTA FE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DEMOCRATA PROGRESISTA</text:p>
          </table:table-cell>
          <table:table-cell office:value-type="string">
            <text:p>law_deputy_93</text:p>
          </table:table-cell>
          <table:table-cell table:formula="of:=[.A94]" office:value-type="string" office:string-value="FAVARIO, CARLOS ALBERTO">
            <text:p>FAVARIO, CARLOS ALBERTO</text:p>
          </table:table-cell>
          <table:table-cell table:formula="of:=VLOOKUP([.B94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94];&quot;aaaa-mm-dd&quot;)" office:value-type="string" office:string-value="2009-12-10">
            <text:p>2009-12-10</text:p>
          </table:table-cell>
          <table:table-cell table:formula="of:=TEXT([.D94];&quot;aaaa-mm-dd&quot;)" office:value-type="string" office:string-value="2013-12-09">
            <text:p>2013-12-09</text:p>
          </table:table-cell>
          <table:table-cell table:formula="of:=[.E94]" office:value-type="string" office:string-value="DEMOCRATA PROGRESISTA">
            <text:p>DEMOCRATA PROGRESISTA</text:p>
          </table:table-cell>
        </table:table-row>
        <table:table-row table:style-name="ro1">
          <table:table-cell office:value-type="string">
            <text:p>FELETTI, ROBERTO JOSE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94</text:p>
          </table:table-cell>
          <table:table-cell table:formula="of:=[.A95]" office:value-type="string" office:string-value="FELETTI, ROBERTO JOSE">
            <text:p>FELETTI, ROBERTO JOSE</text:p>
          </table:table-cell>
          <table:table-cell table:formula="of:=VLOOKUP([.B95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95];&quot;aaaa-mm-dd&quot;)" office:value-type="string" office:string-value="2011-12-10">
            <text:p>2011-12-10</text:p>
          </table:table-cell>
          <table:table-cell table:formula="of:=TEXT([.D95];&quot;aaaa-mm-dd&quot;)" office:value-type="string" office:string-value="2015-12-09">
            <text:p>2015-12-09</text:p>
          </table:table-cell>
          <table:table-cell table:formula="of:=[.E95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FELIX, OMAR CHAFI</text:p>
          </table:table-cell>
          <table:table-cell office:value-type="string">
            <text:p><text:s/>MENDOZ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95</text:p>
          </table:table-cell>
          <table:table-cell table:formula="of:=[.A96]" office:value-type="string" office:string-value="FELIX, OMAR CHAFI">
            <text:p>FELIX, OMAR CHAFI</text:p>
          </table:table-cell>
          <table:table-cell table:formula="of:=VLOOKUP([.B96];[$'Td states'.$A$4:.$C$27];3;0)" office:value-type="string" office:string-value="Mendoza">
            <text:p>Mendoz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96];&quot;aaaa-mm-dd&quot;)" office:value-type="string" office:string-value="2009-12-10">
            <text:p>2009-12-10</text:p>
          </table:table-cell>
          <table:table-cell table:formula="of:=TEXT([.D96];&quot;aaaa-mm-dd&quot;)" office:value-type="string" office:string-value="2013-12-09">
            <text:p>2013-12-09</text:p>
          </table:table-cell>
          <table:table-cell table:formula="of:=[.E96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FERNANDEZ, RODOLFO ALFREDO</text:p>
          </table:table-cell>
          <table:table-cell office:value-type="string">
            <text:p><text:s/>CORRIENT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96</text:p>
          </table:table-cell>
          <table:table-cell table:formula="of:=[.A97]" office:value-type="string" office:string-value="FERNANDEZ, RODOLFO ALFREDO">
            <text:p>FERNANDEZ, RODOLFO ALFREDO</text:p>
          </table:table-cell>
          <table:table-cell table:formula="of:=VLOOKUP([.B97];[$'Td states'.$A$4:.$C$27];3;0)" office:value-type="string" office:string-value="Corrientes">
            <text:p>Corrient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97];&quot;aaaa-mm-dd&quot;)" office:value-type="string" office:string-value="2009-12-10">
            <text:p>2009-12-10</text:p>
          </table:table-cell>
          <table:table-cell table:formula="of:=TEXT([.D97];&quot;aaaa-mm-dd&quot;)" office:value-type="string" office:string-value="2013-12-09">
            <text:p>2013-12-09</text:p>
          </table:table-cell>
          <table:table-cell table:formula="of:=[.E97]" office:value-type="string" office:string-value="UCR">
            <text:p>UCR</text:p>
          </table:table-cell>
        </table:table-row>
        <table:table-row table:style-name="ro1">
          <table:table-cell office:value-type="string">
            <text:p>FERNANDEZ SAGASTI, ANABEL</text:p>
          </table:table-cell>
          <table:table-cell office:value-type="string">
            <text:p><text:s/>MENDOZ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97</text:p>
          </table:table-cell>
          <table:table-cell table:formula="of:=[.A98]" office:value-type="string" office:string-value="FERNANDEZ SAGASTI, ANABEL">
            <text:p>FERNANDEZ SAGASTI, ANABEL</text:p>
          </table:table-cell>
          <table:table-cell table:formula="of:=VLOOKUP([.B98];[$'Td states'.$A$4:.$C$27];3;0)" office:value-type="string" office:string-value="Mendoza">
            <text:p>Mendoz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98];&quot;aaaa-mm-dd&quot;)" office:value-type="string" office:string-value="2011-12-10">
            <text:p>2011-12-10</text:p>
          </table:table-cell>
          <table:table-cell table:formula="of:=TEXT([.D98];&quot;aaaa-mm-dd&quot;)" office:value-type="string" office:string-value="2015-12-09">
            <text:p>2015-12-09</text:p>
          </table:table-cell>
          <table:table-cell table:formula="of:=[.E9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FERRA DE BARTOL, MARGARITA</text:p>
          </table:table-cell>
          <table:table-cell office:value-type="string">
            <text:p><text:s/>SAN JUAN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98</text:p>
          </table:table-cell>
          <table:table-cell table:formula="of:=[.A99]" office:value-type="string" office:string-value="FERRA DE BARTOL, MARGARITA">
            <text:p>FERRA DE BARTOL, MARGARITA</text:p>
          </table:table-cell>
          <table:table-cell table:formula="of:=VLOOKUP([.B99];[$'Td states'.$A$4:.$C$27];3;0)" office:value-type="string" office:string-value="San Juan">
            <text:p>San Jua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99];&quot;aaaa-mm-dd&quot;)" office:value-type="string" office:string-value="2009-12-10">
            <text:p>2009-12-10</text:p>
          </table:table-cell>
          <table:table-cell table:formula="of:=TEXT([.D99];&quot;aaaa-mm-dd&quot;)" office:value-type="string" office:string-value="2013-12-09">
            <text:p>2013-12-09</text:p>
          </table:table-cell>
          <table:table-cell table:formula="of:=[.E99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FERRARI, GUSTAVO ALFREDO HORACIO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ERONISTA</text:p>
          </table:table-cell>
          <table:table-cell office:value-type="string">
            <text:p>law_deputy_99</text:p>
          </table:table-cell>
          <table:table-cell table:formula="of:=[.A100]" office:value-type="string" office:string-value="FERRARI, GUSTAVO ALFREDO HORACIO">
            <text:p>FERRARI, GUSTAVO ALFREDO HORACIO</text:p>
          </table:table-cell>
          <table:table-cell table:formula="of:=VLOOKUP([.B100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00];&quot;aaaa-mm-dd&quot;)" office:value-type="string" office:string-value="2009-12-10">
            <text:p>2009-12-10</text:p>
          </table:table-cell>
          <table:table-cell table:formula="of:=TEXT([.D100];&quot;aaaa-mm-dd&quot;)" office:value-type="string" office:string-value="2013-12-09">
            <text:p>2013-12-09</text:p>
          </table:table-cell>
          <table:table-cell table:formula="of:=[.E100]" office:value-type="string" office:string-value="FRENTE PERONISTA">
            <text:p>FRENTE PERONISTA</text:p>
          </table:table-cell>
        </table:table-row>
        <table:table-row table:style-name="ro1">
          <table:table-cell office:value-type="string">
            <text:p>FERREYRA, ARACELI</text:p>
          </table:table-cell>
          <table:table-cell office:value-type="string">
            <text:p><text:s/>CORRIENT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00</text:p>
          </table:table-cell>
          <table:table-cell table:formula="of:=[.A101]" office:value-type="string" office:string-value="FERREYRA, ARACELI">
            <text:p>FERREYRA, ARACELI</text:p>
          </table:table-cell>
          <table:table-cell table:formula="of:=VLOOKUP([.B101];[$'Td states'.$A$4:.$C$27];3;0)" office:value-type="string" office:string-value="Corrientes">
            <text:p>Corrient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01];&quot;aaaa-mm-dd&quot;)" office:value-type="string" office:string-value="2011-12-10">
            <text:p>2011-12-10</text:p>
          </table:table-cell>
          <table:table-cell table:formula="of:=TEXT([.D101];&quot;aaaa-mm-dd&quot;)" office:value-type="string" office:string-value="2015-12-09">
            <text:p>2015-12-09</text:p>
          </table:table-cell>
          <table:table-cell table:formula="of:=[.E101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FIAD, MARIO RAYMUNDO</text:p>
          </table:table-cell>
          <table:table-cell office:value-type="string">
            <text:p><text:s/>JUJUY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101</text:p>
          </table:table-cell>
          <table:table-cell table:formula="of:=[.A102]" office:value-type="string" office:string-value="FIAD, MARIO RAYMUNDO">
            <text:p>FIAD, MARIO RAYMUNDO</text:p>
          </table:table-cell>
          <table:table-cell table:formula="of:=VLOOKUP([.B102];[$'Td states'.$A$4:.$C$27];3;0)" office:value-type="string" office:string-value="Jujuy">
            <text:p>Jujuy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02];&quot;aaaa-mm-dd&quot;)" office:value-type="string" office:string-value="2009-12-10">
            <text:p>2009-12-10</text:p>
          </table:table-cell>
          <table:table-cell table:formula="of:=TEXT([.D102];&quot;aaaa-mm-dd&quot;)" office:value-type="string" office:string-value="2013-12-09">
            <text:p>2013-12-09</text:p>
          </table:table-cell>
          <table:table-cell table:formula="of:=[.E102]" office:value-type="string" office:string-value="UCR">
            <text:p>UCR</text:p>
          </table:table-cell>
        </table:table-row>
        <table:table-row table:style-name="ro1">
          <table:table-cell office:value-type="string">
            <text:p>FIORE VIÑUALES, MARIA CRISTINA DEL VALLE</text:p>
          </table:table-cell>
          <table:table-cell office:value-type="string">
            <text:p><text:s/>SALT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RENOVADOR DE SALTA</text:p>
          </table:table-cell>
          <table:table-cell office:value-type="string">
            <text:p>law_deputy_102</text:p>
          </table:table-cell>
          <table:table-cell table:formula="of:=[.A103]" office:value-type="string" office:string-value="FIORE VIÑUALES, MARIA CRISTINA DEL VALLE">
            <text:p>FIORE VIÑUALES, MARIA CRISTINA DEL VALLE</text:p>
          </table:table-cell>
          <table:table-cell table:formula="of:=VLOOKUP([.B103];[$'Td states'.$A$4:.$C$27];3;0)" office:value-type="string" office:string-value="Salta">
            <text:p>Salt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03];&quot;aaaa-mm-dd&quot;)" office:value-type="string" office:string-value="2011-12-10">
            <text:p>2011-12-10</text:p>
          </table:table-cell>
          <table:table-cell table:formula="of:=TEXT([.D103];&quot;aaaa-mm-dd&quot;)" office:value-type="string" office:string-value="2015-12-09">
            <text:p>2015-12-09</text:p>
          </table:table-cell>
          <table:table-cell table:formula="of:=[.E103]" office:value-type="string" office:string-value="RENOVADOR DE SALTA">
            <text:p>RENOVADOR DE SALTA</text:p>
          </table:table-cell>
        </table:table-row>
        <table:table-row table:style-name="ro1">
          <table:table-cell office:value-type="string">
            <text:p>FORCONI, JUAN CARLOS</text:p>
          </table:table-cell>
          <table:table-cell office:value-type="string">
            <text:p><text:s/>SANTA FE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103</text:p>
          </table:table-cell>
          <table:table-cell table:formula="of:=[.A104]" office:value-type="string" office:string-value="FORCONI, JUAN CARLOS">
            <text:p>FORCONI, JUAN CARLOS</text:p>
          </table:table-cell>
          <table:table-cell table:formula="of:=VLOOKUP([.B104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04];&quot;aaaa-mm-dd&quot;)" office:value-type="string" office:string-value="2009-12-10">
            <text:p>2009-12-10</text:p>
          </table:table-cell>
          <table:table-cell table:formula="of:=TEXT([.D104];&quot;aaaa-mm-dd&quot;)" office:value-type="string" office:string-value="2013-12-09">
            <text:p>2013-12-09</text:p>
          </table:table-cell>
          <table:table-cell table:formula="of:=[.E104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FORTE, ULISES UMBERTO JOSE</text:p>
          </table:table-cell>
          <table:table-cell office:value-type="string">
            <text:p><text:s/>LA PAMP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104</text:p>
          </table:table-cell>
          <table:table-cell table:formula="of:=[.A105]" office:value-type="string" office:string-value="FORTE, ULISES UMBERTO JOSE">
            <text:p>FORTE, ULISES UMBERTO JOSE</text:p>
          </table:table-cell>
          <table:table-cell table:formula="of:=VLOOKUP([.B105];[$'Td states'.$A$4:.$C$27];3;0)" office:value-type="string" office:string-value="La Pampa">
            <text:p>La Pamp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05];&quot;aaaa-mm-dd&quot;)" office:value-type="string" office:string-value="2009-12-10">
            <text:p>2009-12-10</text:p>
          </table:table-cell>
          <table:table-cell table:formula="of:=TEXT([.D105];&quot;aaaa-mm-dd&quot;)" office:value-type="string" office:string-value="2013-12-09">
            <text:p>2013-12-09</text:p>
          </table:table-cell>
          <table:table-cell table:formula="of:=[.E105]" office:value-type="string" office:string-value="UCR">
            <text:p>UCR</text:p>
          </table:table-cell>
        </table:table-row>
        <table:table-row table:style-name="ro1">
          <table:table-cell office:value-type="string">
            <text:p>FORTUNA, FRANCISCO JOSE</text:p>
          </table:table-cell>
          <table:table-cell office:value-type="string">
            <text:p><text:s/>CORDOB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CORDOBA FEDERAL</text:p>
          </table:table-cell>
          <table:table-cell office:value-type="string">
            <text:p>law_deputy_105</text:p>
          </table:table-cell>
          <table:table-cell table:formula="of:=[.A106]" office:value-type="string" office:string-value="FORTUNA, FRANCISCO JOSE">
            <text:p>FORTUNA, FRANCISCO JOSE</text:p>
          </table:table-cell>
          <table:table-cell table:formula="of:=VLOOKUP([.B106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06];&quot;aaaa-mm-dd&quot;)" office:value-type="string" office:string-value="2009-12-10">
            <text:p>2009-12-10</text:p>
          </table:table-cell>
          <table:table-cell table:formula="of:=TEXT([.D106];&quot;aaaa-mm-dd&quot;)" office:value-type="string" office:string-value="2013-12-09">
            <text:p>2013-12-09</text:p>
          </table:table-cell>
          <table:table-cell table:formula="of:=[.E106]" office:value-type="string" office:string-value="CORDOBA FEDERAL">
            <text:p>CORDOBA FEDERAL</text:p>
          </table:table-cell>
        </table:table-row>
        <table:table-row table:style-name="ro1">
          <table:table-cell office:value-type="string">
            <text:p>FRANCIONI, FABIAN MARCELO</text:p>
          </table:table-cell>
          <table:table-cell office:value-type="string">
            <text:p><text:s/>CORDOB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06</text:p>
          </table:table-cell>
          <table:table-cell table:formula="of:=[.A107]" office:value-type="string" office:string-value="FRANCIONI, FABIAN MARCELO">
            <text:p>FRANCIONI, FABIAN MARCELO</text:p>
          </table:table-cell>
          <table:table-cell table:formula="of:=VLOOKUP([.B107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07];&quot;aaaa-mm-dd&quot;)" office:value-type="string" office:string-value="2011-12-10">
            <text:p>2011-12-10</text:p>
          </table:table-cell>
          <table:table-cell table:formula="of:=TEXT([.D107];&quot;aaaa-mm-dd&quot;)" office:value-type="string" office:string-value="2015-12-09">
            <text:p>2015-12-09</text:p>
          </table:table-cell>
          <table:table-cell table:formula="of:=[.E107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GALLARDO, MIRIAM GRACIELA</text:p>
          </table:table-cell>
          <table:table-cell office:value-type="string">
            <text:p><text:s/>TUCUMAN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107</text:p>
          </table:table-cell>
          <table:table-cell table:formula="of:=[.A108]" office:value-type="string" office:string-value="GALLARDO, MIRIAM GRACIELA">
            <text:p>GALLARDO, MIRIAM GRACIELA</text:p>
          </table:table-cell>
          <table:table-cell table:formula="of:=VLOOKUP([.B108];[$'Td states'.$A$4:.$C$27];3;0)" office:value-type="string" office:string-value="Tucumán">
            <text:p>Tucumá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08];&quot;aaaa-mm-dd&quot;)" office:value-type="string" office:string-value="2009-12-10">
            <text:p>2009-12-10</text:p>
          </table:table-cell>
          <table:table-cell table:formula="of:=TEXT([.D108];&quot;aaaa-mm-dd&quot;)" office:value-type="string" office:string-value="2013-12-09">
            <text:p>2013-12-09</text:p>
          </table:table-cell>
          <table:table-cell table:formula="of:=[.E10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GAMBARO, NATALIA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ERONISTA</text:p>
          </table:table-cell>
          <table:table-cell office:value-type="string">
            <text:p>law_deputy_108</text:p>
          </table:table-cell>
          <table:table-cell table:formula="of:=[.A109]" office:value-type="string" office:string-value="GAMBARO, NATALIA">
            <text:p>GAMBARO, NATALIA</text:p>
          </table:table-cell>
          <table:table-cell table:formula="of:=VLOOKUP([.B109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09];&quot;aaaa-mm-dd&quot;)" office:value-type="string" office:string-value="2009-12-10">
            <text:p>2009-12-10</text:p>
          </table:table-cell>
          <table:table-cell table:formula="of:=TEXT([.D109];&quot;aaaa-mm-dd&quot;)" office:value-type="string" office:string-value="2013-12-09">
            <text:p>2013-12-09</text:p>
          </table:table-cell>
          <table:table-cell table:formula="of:=[.E109]" office:value-type="string" office:string-value="FRENTE PERONISTA">
            <text:p>FRENTE PERONISTA</text:p>
          </table:table-cell>
        </table:table-row>
        <table:table-row table:style-name="ro1">
          <table:table-cell office:value-type="string">
            <text:p>GARCIA, ANDREA FABIANA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09</text:p>
          </table:table-cell>
          <table:table-cell table:formula="of:=[.A110]" office:value-type="string" office:string-value="GARCIA, ANDREA FABIANA">
            <text:p>GARCIA, ANDREA FABIANA</text:p>
          </table:table-cell>
          <table:table-cell table:formula="of:=VLOOKUP([.B110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10];&quot;aaaa-mm-dd&quot;)" office:value-type="string" office:string-value="2011-12-10">
            <text:p>2011-12-10</text:p>
          </table:table-cell>
          <table:table-cell table:formula="of:=TEXT([.D110];&quot;aaaa-mm-dd&quot;)" office:value-type="string" office:string-value="2015-12-09">
            <text:p>2015-12-09</text:p>
          </table:table-cell>
          <table:table-cell table:formula="of:=[.E110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GARCIA, MARIA TERESA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110</text:p>
          </table:table-cell>
          <table:table-cell table:formula="of:=[.A111]" office:value-type="string" office:string-value="GARCIA, MARIA TERESA">
            <text:p>GARCIA, MARIA TERESA</text:p>
          </table:table-cell>
          <table:table-cell table:formula="of:=VLOOKUP([.B111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11];&quot;aaaa-mm-dd&quot;)" office:value-type="string" office:string-value="2009-12-10">
            <text:p>2009-12-10</text:p>
          </table:table-cell>
          <table:table-cell table:formula="of:=TEXT([.D111];&quot;aaaa-mm-dd&quot;)" office:value-type="string" office:string-value="2013-12-09">
            <text:p>2013-12-09</text:p>
          </table:table-cell>
          <table:table-cell table:formula="of:=[.E111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GARCIA LARRABURU, SILVINA MARCELA</text:p>
          </table:table-cell>
          <table:table-cell office:value-type="string">
            <text:p><text:s/>RIO NEGRO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11</text:p>
          </table:table-cell>
          <table:table-cell table:formula="of:=[.A112]" office:value-type="string" office:string-value="GARCIA LARRABURU, SILVINA MARCELA">
            <text:p>GARCIA LARRABURU, SILVINA MARCELA</text:p>
          </table:table-cell>
          <table:table-cell table:formula="of:=VLOOKUP([.B112];[$'Td states'.$A$4:.$C$27];3;0)" office:value-type="string" office:string-value="Río Negro">
            <text:p>Río Negr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12];&quot;aaaa-mm-dd&quot;)" office:value-type="string" office:string-value="2011-12-10">
            <text:p>2011-12-10</text:p>
          </table:table-cell>
          <table:table-cell table:formula="of:=TEXT([.D112];&quot;aaaa-mm-dd&quot;)" office:value-type="string" office:string-value="2015-12-09">
            <text:p>2015-12-09</text:p>
          </table:table-cell>
          <table:table-cell table:formula="of:=[.E112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GARNERO, ESTELA RAMONA</text:p>
          </table:table-cell>
          <table:table-cell office:value-type="string">
            <text:p><text:s/>CORDOB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CORDOBA FEDERAL</text:p>
          </table:table-cell>
          <table:table-cell office:value-type="string">
            <text:p>law_deputy_112</text:p>
          </table:table-cell>
          <table:table-cell table:formula="of:=[.A113]" office:value-type="string" office:string-value="GARNERO, ESTELA RAMONA">
            <text:p>GARNERO, ESTELA RAMONA</text:p>
          </table:table-cell>
          <table:table-cell table:formula="of:=VLOOKUP([.B113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13];&quot;aaaa-mm-dd&quot;)" office:value-type="string" office:string-value="2009-12-10">
            <text:p>2009-12-10</text:p>
          </table:table-cell>
          <table:table-cell table:formula="of:=TEXT([.D113];&quot;aaaa-mm-dd&quot;)" office:value-type="string" office:string-value="2013-12-09">
            <text:p>2013-12-09</text:p>
          </table:table-cell>
          <table:table-cell table:formula="of:=[.E113]" office:value-type="string" office:string-value="CORDOBA FEDERAL">
            <text:p>CORDOBA FEDERAL</text:p>
          </table:table-cell>
        </table:table-row>
        <table:table-row table:style-name="ro1">
          <table:table-cell office:value-type="string">
            <text:p>GARRAMUÑO, JORGE ALBERTO</text:p>
          </table:table-cell>
          <table:table-cell office:value-type="string">
            <text:p><text:s/>TIERRA DEL FUEGO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MOV POP FUEGUINO</text:p>
          </table:table-cell>
          <table:table-cell office:value-type="string">
            <text:p>law_deputy_113</text:p>
          </table:table-cell>
          <table:table-cell table:formula="of:=[.A114]" office:value-type="string" office:string-value="GARRAMUÑO, JORGE ALBERTO">
            <text:p>GARRAMUÑO, JORGE ALBERTO</text:p>
          </table:table-cell>
          <table:table-cell table:formula="of:=VLOOKUP([.B114];[$'Td states'.$A$4:.$C$27];3;0)" office:value-type="string" office:string-value="Tierra del Fuego">
            <text:p>Tierra del Fueg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14];&quot;aaaa-mm-dd&quot;)" office:value-type="string" office:string-value="2011-12-10">
            <text:p>2011-12-10</text:p>
          </table:table-cell>
          <table:table-cell table:formula="of:=TEXT([.D114];&quot;aaaa-mm-dd&quot;)" office:value-type="string" office:string-value="2015-12-09">
            <text:p>2015-12-09</text:p>
          </table:table-cell>
          <table:table-cell table:formula="of:=[.E114]" office:value-type="string" office:string-value="MOV POP FUEGUINO">
            <text:p>MOV POP FUEGUINO</text:p>
          </table:table-cell>
        </table:table-row>
        <table:table-row table:style-name="ro1">
          <table:table-cell office:value-type="string">
            <text:p>GARRIDO, MANUEL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CR</text:p>
          </table:table-cell>
          <table:table-cell office:value-type="string">
            <text:p>law_deputy_114</text:p>
          </table:table-cell>
          <table:table-cell table:formula="of:=[.A115]" office:value-type="string" office:string-value="GARRIDO, MANUEL">
            <text:p>GARRIDO, MANUEL</text:p>
          </table:table-cell>
          <table:table-cell table:formula="of:=VLOOKUP([.B115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15];&quot;aaaa-mm-dd&quot;)" office:value-type="string" office:string-value="2011-12-10">
            <text:p>2011-12-10</text:p>
          </table:table-cell>
          <table:table-cell table:formula="of:=TEXT([.D115];&quot;aaaa-mm-dd&quot;)" office:value-type="string" office:string-value="2015-12-09">
            <text:p>2015-12-09</text:p>
          </table:table-cell>
          <table:table-cell table:formula="of:=[.E115]" office:value-type="string" office:string-value="UCR">
            <text:p>UCR</text:p>
          </table:table-cell>
        </table:table-row>
        <table:table-row table:style-name="ro1">
          <table:table-cell office:value-type="string">
            <text:p>GDANSKY, CARLOS ENRIQUE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15</text:p>
          </table:table-cell>
          <table:table-cell table:formula="of:=[.A116]" office:value-type="string" office:string-value="GDANSKY, CARLOS ENRIQUE">
            <text:p>GDANSKY, CARLOS ENRIQUE</text:p>
          </table:table-cell>
          <table:table-cell table:formula="of:=VLOOKUP([.B116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16];&quot;aaaa-mm-dd&quot;)" office:value-type="string" office:string-value="2011-12-10">
            <text:p>2011-12-10</text:p>
          </table:table-cell>
          <table:table-cell table:formula="of:=TEXT([.D116];&quot;aaaa-mm-dd&quot;)" office:value-type="string" office:string-value="2015-12-09">
            <text:p>2015-12-09</text:p>
          </table:table-cell>
          <table:table-cell table:formula="of:=[.E116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GERMANO, DANIEL</text:p>
          </table:table-cell>
          <table:table-cell office:value-type="string">
            <text:p><text:s/>SANTA FE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ERONISTA</text:p>
          </table:table-cell>
          <table:table-cell office:value-type="string">
            <text:p>law_deputy_116</text:p>
          </table:table-cell>
          <table:table-cell table:formula="of:=[.A117]" office:value-type="string" office:string-value="GERMANO, DANIEL">
            <text:p>GERMANO, DANIEL</text:p>
          </table:table-cell>
          <table:table-cell table:formula="of:=VLOOKUP([.B117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17];&quot;aaaa-mm-dd&quot;)" office:value-type="string" office:string-value="2009-12-10">
            <text:p>2009-12-10</text:p>
          </table:table-cell>
          <table:table-cell table:formula="of:=TEXT([.D117];&quot;aaaa-mm-dd&quot;)" office:value-type="string" office:string-value="2013-12-09">
            <text:p>2013-12-09</text:p>
          </table:table-cell>
          <table:table-cell table:formula="of:=[.E117]" office:value-type="string" office:string-value="FRENTE PERONISTA">
            <text:p>FRENTE PERONISTA</text:p>
          </table:table-cell>
        </table:table-row>
        <table:table-row table:style-name="ro1">
          <table:table-cell office:value-type="string">
            <text:p>GIACCONE, CLAUDIA ALEJANDRA</text:p>
          </table:table-cell>
          <table:table-cell office:value-type="string">
            <text:p><text:s/>SANTA FE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17</text:p>
          </table:table-cell>
          <table:table-cell table:formula="of:=[.A118]" office:value-type="string" office:string-value="GIACCONE, CLAUDIA ALEJANDRA">
            <text:p>GIACCONE, CLAUDIA ALEJANDRA</text:p>
          </table:table-cell>
          <table:table-cell table:formula="of:=VLOOKUP([.B118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18];&quot;aaaa-mm-dd&quot;)" office:value-type="string" office:string-value="2011-12-10">
            <text:p>2011-12-10</text:p>
          </table:table-cell>
          <table:table-cell table:formula="of:=TEXT([.D118];&quot;aaaa-mm-dd&quot;)" office:value-type="string" office:string-value="2015-12-09">
            <text:p>2015-12-09</text:p>
          </table:table-cell>
          <table:table-cell table:formula="of:=[.E11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GIACOMINO, DANIEL OSCAR</text:p>
          </table:table-cell>
          <table:table-cell office:value-type="string">
            <text:p><text:s/>CORDOB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18</text:p>
          </table:table-cell>
          <table:table-cell table:formula="of:=[.A119]" office:value-type="string" office:string-value="GIACOMINO, DANIEL OSCAR">
            <text:p>GIACOMINO, DANIEL OSCAR</text:p>
          </table:table-cell>
          <table:table-cell table:formula="of:=VLOOKUP([.B119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19];&quot;aaaa-mm-dd&quot;)" office:value-type="string" office:string-value="2011-12-10">
            <text:p>2011-12-10</text:p>
          </table:table-cell>
          <table:table-cell table:formula="of:=TEXT([.D119];&quot;aaaa-mm-dd&quot;)" office:value-type="string" office:string-value="2015-12-09">
            <text:p>2015-12-09</text:p>
          </table:table-cell>
          <table:table-cell table:formula="of:=[.E119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GIANNETTASIO, GRACIELA MARIA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19</text:p>
          </table:table-cell>
          <table:table-cell table:formula="of:=[.A120]" office:value-type="string" office:string-value="GIANNETTASIO, GRACIELA MARIA">
            <text:p>GIANNETTASIO, GRACIELA MARIA</text:p>
          </table:table-cell>
          <table:table-cell table:formula="of:=VLOOKUP([.B120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20];&quot;aaaa-mm-dd&quot;)" office:value-type="string" office:string-value="2011-12-10">
            <text:p>2011-12-10</text:p>
          </table:table-cell>
          <table:table-cell table:formula="of:=TEXT([.D120];&quot;aaaa-mm-dd&quot;)" office:value-type="string" office:string-value="2015-12-09">
            <text:p>2015-12-09</text:p>
          </table:table-cell>
          <table:table-cell table:formula="of:=[.E120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GIL LAVEDRA, RICARDO RODOLFO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120</text:p>
          </table:table-cell>
          <table:table-cell table:formula="of:=[.A121]" office:value-type="string" office:string-value="GIL LAVEDRA, RICARDO RODOLFO">
            <text:p>GIL LAVEDRA, RICARDO RODOLFO</text:p>
          </table:table-cell>
          <table:table-cell table:formula="of:=VLOOKUP([.B121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21];&quot;aaaa-mm-dd&quot;)" office:value-type="string" office:string-value="2009-12-10">
            <text:p>2009-12-10</text:p>
          </table:table-cell>
          <table:table-cell table:formula="of:=TEXT([.D121];&quot;aaaa-mm-dd&quot;)" office:value-type="string" office:string-value="2013-12-09">
            <text:p>2013-12-09</text:p>
          </table:table-cell>
          <table:table-cell table:formula="of:=[.E121]" office:value-type="string" office:string-value="UCR">
            <text:p>UCR</text:p>
          </table:table-cell>
        </table:table-row>
        <table:table-row table:style-name="ro1">
          <table:table-cell office:value-type="string">
            <text:p>GIUBERGIA, MIGUEL ANGEL</text:p>
          </table:table-cell>
          <table:table-cell office:value-type="string">
            <text:p><text:s/>JUJUY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CR</text:p>
          </table:table-cell>
          <table:table-cell office:value-type="string">
            <text:p>law_deputy_121</text:p>
          </table:table-cell>
          <table:table-cell table:formula="of:=[.A122]" office:value-type="string" office:string-value="GIUBERGIA, MIGUEL ANGEL">
            <text:p>GIUBERGIA, MIGUEL ANGEL</text:p>
          </table:table-cell>
          <table:table-cell table:formula="of:=VLOOKUP([.B122];[$'Td states'.$A$4:.$C$27];3;0)" office:value-type="string" office:string-value="Jujuy">
            <text:p>Jujuy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22];&quot;aaaa-mm-dd&quot;)" office:value-type="string" office:string-value="2011-12-10">
            <text:p>2011-12-10</text:p>
          </table:table-cell>
          <table:table-cell table:formula="of:=TEXT([.D122];&quot;aaaa-mm-dd&quot;)" office:value-type="string" office:string-value="2015-12-09">
            <text:p>2015-12-09</text:p>
          </table:table-cell>
          <table:table-cell table:formula="of:=[.E122]" office:value-type="string" office:string-value="UCR">
            <text:p>UCR</text:p>
          </table:table-cell>
        </table:table-row>
        <table:table-row table:style-name="ro1">
          <table:table-cell office:value-type="string">
            <text:p>GONZALEZ, GLADYS ESTHER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PRO</text:p>
          </table:table-cell>
          <table:table-cell office:value-type="string">
            <text:p>law_deputy_122</text:p>
          </table:table-cell>
          <table:table-cell table:formula="of:=[.A123]" office:value-type="string" office:string-value="GONZALEZ, GLADYS ESTHER">
            <text:p>GONZALEZ, GLADYS ESTHER</text:p>
          </table:table-cell>
          <table:table-cell table:formula="of:=VLOOKUP([.B123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23];&quot;aaaa-mm-dd&quot;)" office:value-type="string" office:string-value="2009-12-10">
            <text:p>2009-12-10</text:p>
          </table:table-cell>
          <table:table-cell table:formula="of:=TEXT([.D123];&quot;aaaa-mm-dd&quot;)" office:value-type="string" office:string-value="2013-12-09">
            <text:p>2013-12-09</text:p>
          </table:table-cell>
          <table:table-cell table:formula="of:=[.E123]" office:value-type="string" office:string-value="PRO">
            <text:p>PRO</text:p>
          </table:table-cell>
        </table:table-row>
        <table:table-row table:style-name="ro1">
          <table:table-cell office:value-type="string">
            <text:p>GONZALEZ, NANCY SUSANA</text:p>
          </table:table-cell>
          <table:table-cell office:value-type="string">
            <text:p><text:s/>CHUBUT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123</text:p>
          </table:table-cell>
          <table:table-cell table:formula="of:=[.A124]" office:value-type="string" office:string-value="GONZALEZ, NANCY SUSANA">
            <text:p>GONZALEZ, NANCY SUSANA</text:p>
          </table:table-cell>
          <table:table-cell table:formula="of:=VLOOKUP([.B124];[$'Td states'.$A$4:.$C$27];3;0)" office:value-type="string" office:string-value="Chubut">
            <text:p>Chubut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24];&quot;aaaa-mm-dd&quot;)" office:value-type="string" office:string-value="2009-12-10">
            <text:p>2009-12-10</text:p>
          </table:table-cell>
          <table:table-cell table:formula="of:=TEXT([.D124];&quot;aaaa-mm-dd&quot;)" office:value-type="string" office:string-value="2013-12-09">
            <text:p>2013-12-09</text:p>
          </table:table-cell>
          <table:table-cell table:formula="of:=[.E124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GONZALEZ, JUAN DANTE</text:p>
          </table:table-cell>
          <table:table-cell office:value-type="string">
            <text:p><text:s/>MENDOZ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24</text:p>
          </table:table-cell>
          <table:table-cell table:formula="of:=[.A125]" office:value-type="string" office:string-value="GONZALEZ, JUAN DANTE">
            <text:p>GONZALEZ, JUAN DANTE</text:p>
          </table:table-cell>
          <table:table-cell table:formula="of:=VLOOKUP([.B125];[$'Td states'.$A$4:.$C$27];3;0)" office:value-type="string" office:string-value="Mendoza">
            <text:p>Mendoz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25];&quot;aaaa-mm-dd&quot;)" office:value-type="string" office:string-value="2011-12-10">
            <text:p>2011-12-10</text:p>
          </table:table-cell>
          <table:table-cell table:formula="of:=TEXT([.D125];&quot;aaaa-mm-dd&quot;)" office:value-type="string" office:string-value="2015-12-09">
            <text:p>2015-12-09</text:p>
          </table:table-cell>
          <table:table-cell table:formula="of:=[.E125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GRANADOS, DULCE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125</text:p>
          </table:table-cell>
          <table:table-cell table:formula="of:=[.A126]" office:value-type="string" office:string-value="GRANADOS, DULCE">
            <text:p>GRANADOS, DULCE</text:p>
          </table:table-cell>
          <table:table-cell table:formula="of:=VLOOKUP([.B126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26];&quot;aaaa-mm-dd&quot;)" office:value-type="string" office:string-value="2009-12-10">
            <text:p>2009-12-10</text:p>
          </table:table-cell>
          <table:table-cell table:formula="of:=TEXT([.D126];&quot;aaaa-mm-dd&quot;)" office:value-type="string" office:string-value="2013-12-09">
            <text:p>2013-12-09</text:p>
          </table:table-cell>
          <table:table-cell table:formula="of:=[.E126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GROSSO, LEONARDO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26</text:p>
          </table:table-cell>
          <table:table-cell table:formula="of:=[.A127]" office:value-type="string" office:string-value="GROSSO, LEONARDO">
            <text:p>GROSSO, LEONARDO</text:p>
          </table:table-cell>
          <table:table-cell table:formula="of:=VLOOKUP([.B127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27];&quot;aaaa-mm-dd&quot;)" office:value-type="string" office:string-value="2011-12-10">
            <text:p>2011-12-10</text:p>
          </table:table-cell>
          <table:table-cell table:formula="of:=TEXT([.D127];&quot;aaaa-mm-dd&quot;)" office:value-type="string" office:string-value="2015-12-09">
            <text:p>2015-12-09</text:p>
          </table:table-cell>
          <table:table-cell table:formula="of:=[.E127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GUCCIONE, JOSE DANIEL</text:p>
          </table:table-cell>
          <table:table-cell office:value-type="string">
            <text:p><text:s/>MISION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27</text:p>
          </table:table-cell>
          <table:table-cell table:formula="of:=[.A128]" office:value-type="string" office:string-value="GUCCIONE, JOSE DANIEL">
            <text:p>GUCCIONE, JOSE DANIEL</text:p>
          </table:table-cell>
          <table:table-cell table:formula="of:=VLOOKUP([.B128];[$'Td states'.$A$4:.$C$27];3;0)" office:value-type="string" office:string-value="Misiones">
            <text:p>Mision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28];&quot;aaaa-mm-dd&quot;)" office:value-type="string" office:string-value="2011-12-10">
            <text:p>2011-12-10</text:p>
          </table:table-cell>
          <table:table-cell table:formula="of:=TEXT([.D128];&quot;aaaa-mm-dd&quot;)" office:value-type="string" office:string-value="2015-12-09">
            <text:p>2015-12-09</text:p>
          </table:table-cell>
          <table:table-cell table:formula="of:=[.E12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GUTIERREZ, MONICA EDITH</text:p>
          </table:table-cell>
          <table:table-cell office:value-type="string">
            <text:p><text:s/>CORDOB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28</text:p>
          </table:table-cell>
          <table:table-cell table:formula="of:=[.A129]" office:value-type="string" office:string-value="GUTIERREZ, MONICA EDITH">
            <text:p>GUTIERREZ, MONICA EDITH</text:p>
          </table:table-cell>
          <table:table-cell table:formula="of:=VLOOKUP([.B129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29];&quot;aaaa-mm-dd&quot;)" office:value-type="string" office:string-value="2011-12-10">
            <text:p>2011-12-10</text:p>
          </table:table-cell>
          <table:table-cell table:formula="of:=TEXT([.D129];&quot;aaaa-mm-dd&quot;)" office:value-type="string" office:string-value="2015-12-09">
            <text:p>2015-12-09</text:p>
          </table:table-cell>
          <table:table-cell table:formula="of:=[.E129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GUZMAN, OLGA ELIZABETH</text:p>
          </table:table-cell>
          <table:table-cell office:value-type="string">
            <text:p><text:s/>NEUQUEN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MOV POP NEUQUINO</text:p>
          </table:table-cell>
          <table:table-cell office:value-type="string">
            <text:p>law_deputy_129</text:p>
          </table:table-cell>
          <table:table-cell table:formula="of:=[.A130]" office:value-type="string" office:string-value="GUZMAN, OLGA ELIZABETH">
            <text:p>GUZMAN, OLGA ELIZABETH</text:p>
          </table:table-cell>
          <table:table-cell table:formula="of:=VLOOKUP([.B130];[$'Td states'.$A$4:.$C$27];3;0)" office:value-type="string" office:string-value="Neuquén">
            <text:p>Neuqué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30];&quot;aaaa-mm-dd&quot;)" office:value-type="string" office:string-value="2009-12-10">
            <text:p>2009-12-10</text:p>
          </table:table-cell>
          <table:table-cell table:formula="of:=TEXT([.D130];&quot;aaaa-mm-dd&quot;)" office:value-type="string" office:string-value="2013-12-09">
            <text:p>2013-12-09</text:p>
          </table:table-cell>
          <table:table-cell table:formula="of:=[.E130]" office:value-type="string" office:string-value="MOV POP NEUQUINO">
            <text:p>MOV POP NEUQUINO</text:p>
          </table:table-cell>
        </table:table-row>
        <table:table-row table:style-name="ro1">
          <table:table-cell office:value-type="string">
            <text:p>HARISPE, GASTON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NUEVO ENCUENTRO</text:p>
          </table:table-cell>
          <table:table-cell office:value-type="string">
            <text:p>law_deputy_130</text:p>
          </table:table-cell>
          <table:table-cell table:formula="of:=[.A131]" office:value-type="string" office:string-value="HARISPE, GASTON">
            <text:p>HARISPE, GASTON</text:p>
          </table:table-cell>
          <table:table-cell table:formula="of:=VLOOKUP([.B131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31];&quot;aaaa-mm-dd&quot;)" office:value-type="string" office:string-value="2011-12-10">
            <text:p>2011-12-10</text:p>
          </table:table-cell>
          <table:table-cell table:formula="of:=TEXT([.D131];&quot;aaaa-mm-dd&quot;)" office:value-type="string" office:string-value="2015-12-09">
            <text:p>2015-12-09</text:p>
          </table:table-cell>
          <table:table-cell table:formula="of:=[.E131]" office:value-type="string" office:string-value="FRENTE NUEVO ENCUENTRO">
            <text:p>FRENTE NUEVO ENCUENTRO</text:p>
          </table:table-cell>
        </table:table-row>
        <table:table-row table:style-name="ro1">
          <table:table-cell office:value-type="string">
            <text:p>HELLER, CARLOS SALOMON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NUEVO ENCUENTRO</text:p>
          </table:table-cell>
          <table:table-cell office:value-type="string">
            <text:p>law_deputy_131</text:p>
          </table:table-cell>
          <table:table-cell table:formula="of:=[.A132]" office:value-type="string" office:string-value="HELLER, CARLOS SALOMON">
            <text:p>HELLER, CARLOS SALOMON</text:p>
          </table:table-cell>
          <table:table-cell table:formula="of:=VLOOKUP([.B132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32];&quot;aaaa-mm-dd&quot;)" office:value-type="string" office:string-value="2009-12-10">
            <text:p>2009-12-10</text:p>
          </table:table-cell>
          <table:table-cell table:formula="of:=TEXT([.D132];&quot;aaaa-mm-dd&quot;)" office:value-type="string" office:string-value="2013-12-09">
            <text:p>2013-12-09</text:p>
          </table:table-cell>
          <table:table-cell table:formula="of:=[.E132]" office:value-type="string" office:string-value="FRENTE NUEVO ENCUENTRO">
            <text:p>FRENTE NUEVO ENCUENTRO</text:p>
          </table:table-cell>
        </table:table-row>
        <table:table-row table:style-name="ro1">
          <table:table-cell office:value-type="string">
            <text:p>HERRERA, JOSE ALBERTO</text:p>
          </table:table-cell>
          <table:table-cell office:value-type="string">
            <text:p><text:s/>SANTIAGO DEL ESTERO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CIVICO POR SANTIAGO</text:p>
          </table:table-cell>
          <table:table-cell office:value-type="string">
            <text:p>law_deputy_132</text:p>
          </table:table-cell>
          <table:table-cell table:formula="of:=[.A133]" office:value-type="string" office:string-value="HERRERA, JOSE ALBERTO">
            <text:p>HERRERA, JOSE ALBERTO</text:p>
          </table:table-cell>
          <table:table-cell table:formula="of:=VLOOKUP([.B133];[$'Td states'.$A$4:.$C$27];3;0)" office:value-type="string" office:string-value="Santiago del Estero">
            <text:p>Santiago del Ester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33];&quot;aaaa-mm-dd&quot;)" office:value-type="string" office:string-value="2011-12-10">
            <text:p>2011-12-10</text:p>
          </table:table-cell>
          <table:table-cell table:formula="of:=TEXT([.D133];&quot;aaaa-mm-dd&quot;)" office:value-type="string" office:string-value="2015-12-09">
            <text:p>2015-12-09</text:p>
          </table:table-cell>
          <table:table-cell table:formula="of:=[.E133]" office:value-type="string" office:string-value="FRENTE CIVICO POR SANTIAGO">
            <text:p>FRENTE CIVICO POR SANTIAGO</text:p>
          </table:table-cell>
        </table:table-row>
        <table:table-row table:style-name="ro1">
          <table:table-cell office:value-type="string">
            <text:p>HERRERA, GRISELDA NOEMI</text:p>
          </table:table-cell>
          <table:table-cell office:value-type="string">
            <text:p><text:s/>LA RIOJ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33</text:p>
          </table:table-cell>
          <table:table-cell table:formula="of:=[.A134]" office:value-type="string" office:string-value="HERRERA, GRISELDA NOEMI">
            <text:p>HERRERA, GRISELDA NOEMI</text:p>
          </table:table-cell>
          <table:table-cell table:formula="of:=VLOOKUP([.B134];[$'Td states'.$A$4:.$C$27];3;0)" office:value-type="string" office:string-value="La Rioja">
            <text:p>La Rioj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34];&quot;aaaa-mm-dd&quot;)" office:value-type="string" office:string-value="2011-12-10">
            <text:p>2011-12-10</text:p>
          </table:table-cell>
          <table:table-cell table:formula="of:=TEXT([.D134];&quot;aaaa-mm-dd&quot;)" office:value-type="string" office:string-value="2015-12-09">
            <text:p>2015-12-09</text:p>
          </table:table-cell>
          <table:table-cell table:formula="of:=[.E134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IANNI, ANA MARIA</text:p>
          </table:table-cell>
          <table:table-cell office:value-type="string">
            <text:p><text:s/>SANTA CRUZ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34</text:p>
          </table:table-cell>
          <table:table-cell table:formula="of:=[.A135]" office:value-type="string" office:string-value="IANNI, ANA MARIA">
            <text:p>IANNI, ANA MARIA</text:p>
          </table:table-cell>
          <table:table-cell table:formula="of:=VLOOKUP([.B135];[$'Td states'.$A$4:.$C$27];3;0)" office:value-type="string" office:string-value="Santa Cruz">
            <text:p>Santa Cruz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35];&quot;aaaa-mm-dd&quot;)" office:value-type="string" office:string-value="2011-12-10">
            <text:p>2011-12-10</text:p>
          </table:table-cell>
          <table:table-cell table:formula="of:=TEXT([.D135];&quot;aaaa-mm-dd&quot;)" office:value-type="string" office:string-value="2015-12-09">
            <text:p>2015-12-09</text:p>
          </table:table-cell>
          <table:table-cell table:formula="of:=[.E135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IBARRA, EDUARDO MAURICIO</text:p>
          </table:table-cell>
          <table:table-cell office:value-type="string">
            <text:p><text:s/>SAN JUAN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NION POR SAN JUAN</text:p>
          </table:table-cell>
          <table:table-cell office:value-type="string">
            <text:p>law_deputy_135</text:p>
          </table:table-cell>
          <table:table-cell table:formula="of:=[.A136]" office:value-type="string" office:string-value="IBARRA, EDUARDO MAURICIO">
            <text:p>IBARRA, EDUARDO MAURICIO</text:p>
          </table:table-cell>
          <table:table-cell table:formula="of:=VLOOKUP([.B136];[$'Td states'.$A$4:.$C$27];3;0)" office:value-type="string" office:string-value="San Juan">
            <text:p>San Jua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36];&quot;aaaa-mm-dd&quot;)" office:value-type="string" office:string-value="2009-12-10">
            <text:p>2009-12-10</text:p>
          </table:table-cell>
          <table:table-cell table:formula="of:=TEXT([.D136];&quot;aaaa-mm-dd&quot;)" office:value-type="string" office:string-value="2013-12-09">
            <text:p>2013-12-09</text:p>
          </table:table-cell>
          <table:table-cell table:formula="of:=[.E136]" office:value-type="string" office:string-value="UNION POR SAN JUAN">
            <text:p>UNION POR SAN JUAN</text:p>
          </table:table-cell>
        </table:table-row>
        <table:table-row table:style-name="ro1">
          <table:table-cell office:value-type="string">
            <text:p>ITURRASPE, NORA GRACIELA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NIDAD POPULAR</text:p>
          </table:table-cell>
          <table:table-cell office:value-type="string">
            <text:p>law_deputy_136</text:p>
          </table:table-cell>
          <table:table-cell table:formula="of:=[.A137]" office:value-type="string" office:string-value="ITURRASPE, NORA GRACIELA">
            <text:p>ITURRASPE, NORA GRACIELA</text:p>
          </table:table-cell>
          <table:table-cell table:formula="of:=VLOOKUP([.B137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37];&quot;aaaa-mm-dd&quot;)" office:value-type="string" office:string-value="2009-12-10">
            <text:p>2009-12-10</text:p>
          </table:table-cell>
          <table:table-cell table:formula="of:=TEXT([.D137];&quot;aaaa-mm-dd&quot;)" office:value-type="string" office:string-value="2013-12-09">
            <text:p>2013-12-09</text:p>
          </table:table-cell>
          <table:table-cell table:formula="of:=[.E137]" office:value-type="string" office:string-value="UNIDAD POPULAR">
            <text:p>UNIDAD POPULAR</text:p>
          </table:table-cell>
        </table:table-row>
        <table:table-row table:style-name="ro1">
          <table:table-cell office:value-type="string">
            <text:p>JUNIO, JUAN CARLOS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NUEVO ENCUENTRO</text:p>
          </table:table-cell>
          <table:table-cell office:value-type="string">
            <text:p>law_deputy_137</text:p>
          </table:table-cell>
          <table:table-cell table:formula="of:=[.A138]" office:value-type="string" office:string-value="JUNIO, JUAN CARLOS">
            <text:p>JUNIO, JUAN CARLOS</text:p>
          </table:table-cell>
          <table:table-cell table:formula="of:=VLOOKUP([.B138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38];&quot;aaaa-mm-dd&quot;)" office:value-type="string" office:string-value="2011-12-10">
            <text:p>2011-12-10</text:p>
          </table:table-cell>
          <table:table-cell table:formula="of:=TEXT([.D138];&quot;aaaa-mm-dd&quot;)" office:value-type="string" office:string-value="2015-12-09">
            <text:p>2015-12-09</text:p>
          </table:table-cell>
          <table:table-cell table:formula="of:=[.E138]" office:value-type="string" office:string-value="FRENTE NUEVO ENCUENTRO">
            <text:p>FRENTE NUEVO ENCUENTRO</text:p>
          </table:table-cell>
        </table:table-row>
        <table:table-row table:style-name="ro1">
          <table:table-cell office:value-type="string">
            <text:p>JURI, MARIANA</text:p>
          </table:table-cell>
          <table:table-cell office:value-type="string">
            <text:p><text:s/>MENDOZ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138</text:p>
          </table:table-cell>
          <table:table-cell table:formula="of:=[.A139]" office:value-type="string" office:string-value="JURI, MARIANA">
            <text:p>JURI, MARIANA</text:p>
          </table:table-cell>
          <table:table-cell table:formula="of:=VLOOKUP([.B139];[$'Td states'.$A$4:.$C$27];3;0)" office:value-type="string" office:string-value="Mendoza">
            <text:p>Mendoz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39];&quot;aaaa-mm-dd&quot;)" office:value-type="string" office:string-value="2009-12-10">
            <text:p>2009-12-10</text:p>
          </table:table-cell>
          <table:table-cell table:formula="of:=TEXT([.D139];&quot;aaaa-mm-dd&quot;)" office:value-type="string" office:string-value="2013-12-09">
            <text:p>2013-12-09</text:p>
          </table:table-cell>
          <table:table-cell table:formula="of:=[.E139]" office:value-type="string" office:string-value="UCR">
            <text:p>UCR</text:p>
          </table:table-cell>
        </table:table-row>
        <table:table-row table:style-name="ro1">
          <table:table-cell office:value-type="string">
            <text:p>KOSINER, PABLO FRANCISCO JUAN</text:p>
          </table:table-cell>
          <table:table-cell office:value-type="string">
            <text:p><text:s/>SALT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39</text:p>
          </table:table-cell>
          <table:table-cell table:formula="of:=[.A140]" office:value-type="string" office:string-value="KOSINER, PABLO FRANCISCO JUAN">
            <text:p>KOSINER, PABLO FRANCISCO JUAN</text:p>
          </table:table-cell>
          <table:table-cell table:formula="of:=VLOOKUP([.B140];[$'Td states'.$A$4:.$C$27];3;0)" office:value-type="string" office:string-value="Salta">
            <text:p>Salt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40];&quot;aaaa-mm-dd&quot;)" office:value-type="string" office:string-value="2011-12-10">
            <text:p>2011-12-10</text:p>
          </table:table-cell>
          <table:table-cell table:formula="of:=TEXT([.D140];&quot;aaaa-mm-dd&quot;)" office:value-type="string" office:string-value="2015-12-09">
            <text:p>2015-12-09</text:p>
          </table:table-cell>
          <table:table-cell table:formula="of:=[.E140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KRONEBERGER, DANIEL RICARDO</text:p>
          </table:table-cell>
          <table:table-cell office:value-type="string">
            <text:p><text:s/>LA PAMP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CR</text:p>
          </table:table-cell>
          <table:table-cell office:value-type="string">
            <text:p>law_deputy_140</text:p>
          </table:table-cell>
          <table:table-cell table:formula="of:=[.A141]" office:value-type="string" office:string-value="KRONEBERGER, DANIEL RICARDO">
            <text:p>KRONEBERGER, DANIEL RICARDO</text:p>
          </table:table-cell>
          <table:table-cell table:formula="of:=VLOOKUP([.B141];[$'Td states'.$A$4:.$C$27];3;0)" office:value-type="string" office:string-value="La Pampa">
            <text:p>La Pamp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41];&quot;aaaa-mm-dd&quot;)" office:value-type="string" office:string-value="2011-12-10">
            <text:p>2011-12-10</text:p>
          </table:table-cell>
          <table:table-cell table:formula="of:=TEXT([.D141];&quot;aaaa-mm-dd&quot;)" office:value-type="string" office:string-value="2015-12-09">
            <text:p>2015-12-09</text:p>
          </table:table-cell>
          <table:table-cell table:formula="of:=[.E141]" office:value-type="string" office:string-value="UCR">
            <text:p>UCR</text:p>
          </table:table-cell>
        </table:table-row>
        <table:table-row table:style-name="ro1">
          <table:table-cell office:value-type="string">
            <text:p>KUNKEL, CARLOS MIGUEL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141</text:p>
          </table:table-cell>
          <table:table-cell table:formula="of:=[.A142]" office:value-type="string" office:string-value="KUNKEL, CARLOS MIGUEL">
            <text:p>KUNKEL, CARLOS MIGUEL</text:p>
          </table:table-cell>
          <table:table-cell table:formula="of:=VLOOKUP([.B142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42];&quot;aaaa-mm-dd&quot;)" office:value-type="string" office:string-value="2009-12-10">
            <text:p>2009-12-10</text:p>
          </table:table-cell>
          <table:table-cell table:formula="of:=TEXT([.D142];&quot;aaaa-mm-dd&quot;)" office:value-type="string" office:string-value="2013-12-09">
            <text:p>2013-12-09</text:p>
          </table:table-cell>
          <table:table-cell table:formula="of:=[.E142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LANDAU, JORGE ALBERTO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42</text:p>
          </table:table-cell>
          <table:table-cell table:formula="of:=[.A143]" office:value-type="string" office:string-value="LANDAU, JORGE ALBERTO">
            <text:p>LANDAU, JORGE ALBERTO</text:p>
          </table:table-cell>
          <table:table-cell table:formula="of:=VLOOKUP([.B143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43];&quot;aaaa-mm-dd&quot;)" office:value-type="string" office:string-value="2011-12-10">
            <text:p>2011-12-10</text:p>
          </table:table-cell>
          <table:table-cell table:formula="of:=TEXT([.D143];&quot;aaaa-mm-dd&quot;)" office:value-type="string" office:string-value="2015-12-09">
            <text:p>2015-12-09</text:p>
          </table:table-cell>
          <table:table-cell table:formula="of:=[.E143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LARROQUE, ANDRES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43</text:p>
          </table:table-cell>
          <table:table-cell table:formula="of:=[.A144]" office:value-type="string" office:string-value="LARROQUE, ANDRES">
            <text:p>LARROQUE, ANDRES</text:p>
          </table:table-cell>
          <table:table-cell table:formula="of:=VLOOKUP([.B144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44];&quot;aaaa-mm-dd&quot;)" office:value-type="string" office:string-value="2011-12-10">
            <text:p>2011-12-10</text:p>
          </table:table-cell>
          <table:table-cell table:formula="of:=TEXT([.D144];&quot;aaaa-mm-dd&quot;)" office:value-type="string" office:string-value="2015-12-09">
            <text:p>2015-12-09</text:p>
          </table:table-cell>
          <table:table-cell table:formula="of:=[.E144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LEDESMA, JULIO RUBEN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RENOVADOR</text:p>
          </table:table-cell>
          <table:table-cell office:value-type="string">
            <text:p>law_deputy_144</text:p>
          </table:table-cell>
          <table:table-cell table:formula="of:=[.A145]" office:value-type="string" office:string-value="LEDESMA, JULIO RUBEN">
            <text:p>LEDESMA, JULIO RUBEN</text:p>
          </table:table-cell>
          <table:table-cell table:formula="of:=VLOOKUP([.B145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45];&quot;aaaa-mm-dd&quot;)" office:value-type="string" office:string-value="2009-12-10">
            <text:p>2009-12-10</text:p>
          </table:table-cell>
          <table:table-cell table:formula="of:=TEXT([.D145];&quot;aaaa-mm-dd&quot;)" office:value-type="string" office:string-value="2013-12-09">
            <text:p>2013-12-09</text:p>
          </table:table-cell>
          <table:table-cell table:formula="of:=[.E145]" office:value-type="string" office:string-value="FRENTE RENOVADOR">
            <text:p>FRENTE RENOVADOR</text:p>
          </table:table-cell>
        </table:table-row>
        <table:table-row table:style-name="ro1">
          <table:table-cell office:value-type="string">
            <text:p>LEVERBERG, STELLA MARIS</text:p>
          </table:table-cell>
          <table:table-cell office:value-type="string">
            <text:p><text:s/>MISION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45</text:p>
          </table:table-cell>
          <table:table-cell table:formula="of:=[.A146]" office:value-type="string" office:string-value="LEVERBERG, STELLA MARIS">
            <text:p>LEVERBERG, STELLA MARIS</text:p>
          </table:table-cell>
          <table:table-cell table:formula="of:=VLOOKUP([.B146];[$'Td states'.$A$4:.$C$27];3;0)" office:value-type="string" office:string-value="Misiones">
            <text:p>Mision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46];&quot;aaaa-mm-dd&quot;)" office:value-type="string" office:string-value="2011-12-10">
            <text:p>2011-12-10</text:p>
          </table:table-cell>
          <table:table-cell table:formula="of:=TEXT([.D146];&quot;aaaa-mm-dd&quot;)" office:value-type="string" office:string-value="2015-12-09">
            <text:p>2015-12-09</text:p>
          </table:table-cell>
          <table:table-cell table:formula="of:=[.E146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LINARES, MARIA VIRGINIA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GEN</text:p>
          </table:table-cell>
          <table:table-cell office:value-type="string">
            <text:p>law_deputy_146</text:p>
          </table:table-cell>
          <table:table-cell table:formula="of:=[.A147]" office:value-type="string" office:string-value="LINARES, MARIA VIRGINIA">
            <text:p>LINARES, MARIA VIRGINIA</text:p>
          </table:table-cell>
          <table:table-cell table:formula="of:=VLOOKUP([.B147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47];&quot;aaaa-mm-dd&quot;)" office:value-type="string" office:string-value="2011-12-10">
            <text:p>2011-12-10</text:p>
          </table:table-cell>
          <table:table-cell table:formula="of:=TEXT([.D147];&quot;aaaa-mm-dd&quot;)" office:value-type="string" office:string-value="2015-12-09">
            <text:p>2015-12-09</text:p>
          </table:table-cell>
          <table:table-cell table:formula="of:=[.E147]" office:value-type="string" office:string-value="GEN">
            <text:p>GEN</text:p>
          </table:table-cell>
        </table:table-row>
        <table:table-row table:style-name="ro1">
          <table:table-cell office:value-type="string">
            <text:p>LLANOS, ERMINDO EDGARDO MARCELO</text:p>
          </table:table-cell>
          <table:table-cell office:value-type="string">
            <text:p><text:s/>JUJUY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147</text:p>
          </table:table-cell>
          <table:table-cell table:formula="of:=[.A148]" office:value-type="string" office:string-value="LLANOS, ERMINDO EDGARDO MARCELO">
            <text:p>LLANOS, ERMINDO EDGARDO MARCELO</text:p>
          </table:table-cell>
          <table:table-cell table:formula="of:=VLOOKUP([.B148];[$'Td states'.$A$4:.$C$27];3;0)" office:value-type="string" office:string-value="Jujuy">
            <text:p>Jujuy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48];&quot;aaaa-mm-dd&quot;)" office:value-type="string" office:string-value="2009-12-10">
            <text:p>2009-12-10</text:p>
          </table:table-cell>
          <table:table-cell table:formula="of:=TEXT([.D148];&quot;aaaa-mm-dd&quot;)" office:value-type="string" office:string-value="2013-12-09">
            <text:p>2013-12-09</text:p>
          </table:table-cell>
          <table:table-cell table:formula="of:=[.E14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LOTTO, INES BEATRIZ</text:p>
          </table:table-cell>
          <table:table-cell office:value-type="string">
            <text:p><text:s/>FORMOS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48</text:p>
          </table:table-cell>
          <table:table-cell table:formula="of:=[.A149]" office:value-type="string" office:string-value="LOTTO, INES BEATRIZ">
            <text:p>LOTTO, INES BEATRIZ</text:p>
          </table:table-cell>
          <table:table-cell table:formula="of:=VLOOKUP([.B149];[$'Td states'.$A$4:.$C$27];3;0)" office:value-type="string" office:string-value="Formosa">
            <text:p>Formos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49];&quot;aaaa-mm-dd&quot;)" office:value-type="string" office:string-value="2011-12-10">
            <text:p>2011-12-10</text:p>
          </table:table-cell>
          <table:table-cell table:formula="of:=TEXT([.D149];&quot;aaaa-mm-dd&quot;)" office:value-type="string" office:string-value="2015-12-09">
            <text:p>2015-12-09</text:p>
          </table:table-cell>
          <table:table-cell table:formula="of:=[.E149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LOZANO, CLAUDIO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NIDAD POPULAR</text:p>
          </table:table-cell>
          <table:table-cell office:value-type="string">
            <text:p>law_deputy_149</text:p>
          </table:table-cell>
          <table:table-cell table:formula="of:=[.A150]" office:value-type="string" office:string-value="LOZANO, CLAUDIO">
            <text:p>LOZANO, CLAUDIO</text:p>
          </table:table-cell>
          <table:table-cell table:formula="of:=VLOOKUP([.B150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50];&quot;aaaa-mm-dd&quot;)" office:value-type="string" office:string-value="2011-12-10">
            <text:p>2011-12-10</text:p>
          </table:table-cell>
          <table:table-cell table:formula="of:=TEXT([.D150];&quot;aaaa-mm-dd&quot;)" office:value-type="string" office:string-value="2015-12-09">
            <text:p>2015-12-09</text:p>
          </table:table-cell>
          <table:table-cell table:formula="of:=[.E150]" office:value-type="string" office:string-value="UNIDAD POPULAR">
            <text:p>UNIDAD POPULAR</text:p>
          </table:table-cell>
        </table:table-row>
        <table:table-row table:style-name="ro1">
          <table:table-cell office:value-type="string">
            <text:p>MAJDALANI, SILVIA CRISTINA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PRO</text:p>
          </table:table-cell>
          <table:table-cell office:value-type="string">
            <text:p>law_deputy_150</text:p>
          </table:table-cell>
          <table:table-cell table:formula="of:=[.A151]" office:value-type="string" office:string-value="MAJDALANI, SILVIA CRISTINA">
            <text:p>MAJDALANI, SILVIA CRISTINA</text:p>
          </table:table-cell>
          <table:table-cell table:formula="of:=VLOOKUP([.B151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51];&quot;aaaa-mm-dd&quot;)" office:value-type="string" office:string-value="2009-12-10">
            <text:p>2009-12-10</text:p>
          </table:table-cell>
          <table:table-cell table:formula="of:=TEXT([.D151];&quot;aaaa-mm-dd&quot;)" office:value-type="string" office:string-value="2013-12-09">
            <text:p>2013-12-09</text:p>
          </table:table-cell>
          <table:table-cell table:formula="of:=[.E151]" office:value-type="string" office:string-value="PRO">
            <text:p>PRO</text:p>
          </table:table-cell>
        </table:table-row>
        <table:table-row table:style-name="ro1">
          <table:table-cell office:value-type="string">
            <text:p>MALDONADO, VICTOR HUGO</text:p>
          </table:table-cell>
          <table:table-cell office:value-type="string">
            <text:p><text:s/>CHACO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CR</text:p>
          </table:table-cell>
          <table:table-cell office:value-type="string">
            <text:p>law_deputy_151</text:p>
          </table:table-cell>
          <table:table-cell table:formula="of:=[.A152]" office:value-type="string" office:string-value="MALDONADO, VICTOR HUGO">
            <text:p>MALDONADO, VICTOR HUGO</text:p>
          </table:table-cell>
          <table:table-cell table:formula="of:=VLOOKUP([.B152];[$'Td states'.$A$4:.$C$27];3;0)" office:value-type="string" office:string-value="Chaco">
            <text:p>Chac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52];&quot;aaaa-mm-dd&quot;)" office:value-type="string" office:string-value="2011-12-10">
            <text:p>2011-12-10</text:p>
          </table:table-cell>
          <table:table-cell table:formula="of:=TEXT([.D152];&quot;aaaa-mm-dd&quot;)" office:value-type="string" office:string-value="2015-12-09">
            <text:p>2015-12-09</text:p>
          </table:table-cell>
          <table:table-cell table:formula="of:=[.E152]" office:value-type="string" office:string-value="UCR">
            <text:p>UCR</text:p>
          </table:table-cell>
        </table:table-row>
        <table:table-row table:style-name="ro1">
          <table:table-cell office:value-type="string">
            <text:p>MARTINEZ, JULIO CESAR</text:p>
          </table:table-cell>
          <table:table-cell office:value-type="string">
            <text:p><text:s/>LA RIOJ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152</text:p>
          </table:table-cell>
          <table:table-cell table:formula="of:=[.A153]" office:value-type="string" office:string-value="MARTINEZ, JULIO CESAR">
            <text:p>MARTINEZ, JULIO CESAR</text:p>
          </table:table-cell>
          <table:table-cell table:formula="of:=VLOOKUP([.B153];[$'Td states'.$A$4:.$C$27];3;0)" office:value-type="string" office:string-value="La Rioja">
            <text:p>La Rioj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53];&quot;aaaa-mm-dd&quot;)" office:value-type="string" office:string-value="2009-12-10">
            <text:p>2009-12-10</text:p>
          </table:table-cell>
          <table:table-cell table:formula="of:=TEXT([.D153];&quot;aaaa-mm-dd&quot;)" office:value-type="string" office:string-value="2013-12-09">
            <text:p>2013-12-09</text:p>
          </table:table-cell>
          <table:table-cell table:formula="of:=[.E153]" office:value-type="string" office:string-value="UCR">
            <text:p>UCR</text:p>
          </table:table-cell>
        </table:table-row>
        <table:table-row table:style-name="ro1">
          <table:table-cell office:value-type="string">
            <text:p>MARTINEZ, ERNESTO FELIX</text:p>
          </table:table-cell>
          <table:table-cell office:value-type="string">
            <text:p><text:s/>CORDOB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CIVICO - CORDOBA</text:p>
          </table:table-cell>
          <table:table-cell office:value-type="string">
            <text:p>law_deputy_153</text:p>
          </table:table-cell>
          <table:table-cell table:formula="of:=[.A154]" office:value-type="string" office:string-value="MARTINEZ, ERNESTO FELIX">
            <text:p>MARTINEZ, ERNESTO FELIX</text:p>
          </table:table-cell>
          <table:table-cell table:formula="of:=VLOOKUP([.B154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54];&quot;aaaa-mm-dd&quot;)" office:value-type="string" office:string-value="2009-12-10">
            <text:p>2009-12-10</text:p>
          </table:table-cell>
          <table:table-cell table:formula="of:=TEXT([.D154];&quot;aaaa-mm-dd&quot;)" office:value-type="string" office:string-value="2013-12-09">
            <text:p>2013-12-09</text:p>
          </table:table-cell>
          <table:table-cell table:formula="of:=[.E154]" office:value-type="string" office:string-value="FRENTE CIVICO - CORDOBA">
            <text:p>FRENTE CIVICO - CORDOBA</text:p>
          </table:table-cell>
        </table:table-row>
        <table:table-row table:style-name="ro1">
          <table:table-cell office:value-type="string">
            <text:p>MARTINEZ, SOLEDAD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PRO</text:p>
          </table:table-cell>
          <table:table-cell office:value-type="string">
            <text:p>law_deputy_154</text:p>
          </table:table-cell>
          <table:table-cell table:formula="of:=[.A155]" office:value-type="string" office:string-value="MARTINEZ, SOLEDAD">
            <text:p>MARTINEZ, SOLEDAD</text:p>
          </table:table-cell>
          <table:table-cell table:formula="of:=VLOOKUP([.B155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55];&quot;aaaa-mm-dd&quot;)" office:value-type="string" office:string-value="2009-12-10">
            <text:p>2009-12-10</text:p>
          </table:table-cell>
          <table:table-cell table:formula="of:=TEXT([.D155];&quot;aaaa-mm-dd&quot;)" office:value-type="string" office:string-value="2013-12-09">
            <text:p>2013-12-09</text:p>
          </table:table-cell>
          <table:table-cell table:formula="of:=[.E155]" office:value-type="string" office:string-value="PRO">
            <text:p>PRO</text:p>
          </table:table-cell>
        </table:table-row>
        <table:table-row table:style-name="ro1">
          <table:table-cell office:value-type="string">
            <text:p>MARTINEZ, OSCAR ARIEL</text:p>
          </table:table-cell>
          <table:table-cell office:value-type="string">
            <text:p><text:s/>SANTA FE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RENOVADOR</text:p>
          </table:table-cell>
          <table:table-cell office:value-type="string">
            <text:p>law_deputy_155</text:p>
          </table:table-cell>
          <table:table-cell table:formula="of:=[.A156]" office:value-type="string" office:string-value="MARTINEZ, OSCAR ARIEL">
            <text:p>MARTINEZ, OSCAR ARIEL</text:p>
          </table:table-cell>
          <table:table-cell table:formula="of:=VLOOKUP([.B156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56];&quot;aaaa-mm-dd&quot;)" office:value-type="string" office:string-value="2011-12-10">
            <text:p>2011-12-10</text:p>
          </table:table-cell>
          <table:table-cell table:formula="of:=TEXT([.D156];&quot;aaaa-mm-dd&quot;)" office:value-type="string" office:string-value="2015-12-09">
            <text:p>2015-12-09</text:p>
          </table:table-cell>
          <table:table-cell table:formula="of:=[.E156]" office:value-type="string" office:string-value="FRENTE RENOVADOR">
            <text:p>FRENTE RENOVADOR</text:p>
          </table:table-cell>
        </table:table-row>
        <table:table-row table:style-name="ro1">
          <table:table-cell office:value-type="string">
            <text:p>MAZZARELLA, SUSANA DEL VALLE</text:p>
          </table:table-cell>
          <table:table-cell office:value-type="string">
            <text:p><text:s/>CORDOB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CIVICO - CORDOBA</text:p>
          </table:table-cell>
          <table:table-cell office:value-type="string">
            <text:p>law_deputy_156</text:p>
          </table:table-cell>
          <table:table-cell table:formula="of:=[.A157]" office:value-type="string" office:string-value="MAZZARELLA, SUSANA DEL VALLE">
            <text:p>MAZZARELLA, SUSANA DEL VALLE</text:p>
          </table:table-cell>
          <table:table-cell table:formula="of:=VLOOKUP([.B157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57];&quot;aaaa-mm-dd&quot;)" office:value-type="string" office:string-value="2009-12-10">
            <text:p>2009-12-10</text:p>
          </table:table-cell>
          <table:table-cell table:formula="of:=TEXT([.D157];&quot;aaaa-mm-dd&quot;)" office:value-type="string" office:string-value="2013-12-09">
            <text:p>2013-12-09</text:p>
          </table:table-cell>
          <table:table-cell table:formula="of:=[.E157]" office:value-type="string" office:string-value="FRENTE CIVICO - CORDOBA">
            <text:p>FRENTE CIVICO - CORDOBA</text:p>
          </table:table-cell>
        </table:table-row>
        <table:table-row table:style-name="ro1">
          <table:table-cell office:value-type="string">
            <text:p>MENDOZA, MAYRA SOLEDAD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57</text:p>
          </table:table-cell>
          <table:table-cell table:formula="of:=[.A158]" office:value-type="string" office:string-value="MENDOZA, MAYRA SOLEDAD">
            <text:p>MENDOZA, MAYRA SOLEDAD</text:p>
          </table:table-cell>
          <table:table-cell table:formula="of:=VLOOKUP([.B158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58];&quot;aaaa-mm-dd&quot;)" office:value-type="string" office:string-value="2011-12-10">
            <text:p>2011-12-10</text:p>
          </table:table-cell>
          <table:table-cell table:formula="of:=TEXT([.D158];&quot;aaaa-mm-dd&quot;)" office:value-type="string" office:string-value="2015-12-09">
            <text:p>2015-12-09</text:p>
          </table:table-cell>
          <table:table-cell table:formula="of:=[.E15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MENDOZA, SANDRA MARCELA</text:p>
          </table:table-cell>
          <table:table-cell office:value-type="string">
            <text:p><text:s/>CHACO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158</text:p>
          </table:table-cell>
          <table:table-cell table:formula="of:=[.A159]" office:value-type="string" office:string-value="MENDOZA, SANDRA MARCELA">
            <text:p>MENDOZA, SANDRA MARCELA</text:p>
          </table:table-cell>
          <table:table-cell table:formula="of:=VLOOKUP([.B159];[$'Td states'.$A$4:.$C$27];3;0)" office:value-type="string" office:string-value="Chaco">
            <text:p>Chac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59];&quot;aaaa-mm-dd&quot;)" office:value-type="string" office:string-value="2009-12-10">
            <text:p>2009-12-10</text:p>
          </table:table-cell>
          <table:table-cell table:formula="of:=TEXT([.D159];&quot;aaaa-mm-dd&quot;)" office:value-type="string" office:string-value="2013-12-09">
            <text:p>2013-12-09</text:p>
          </table:table-cell>
          <table:table-cell table:formula="of:=[.E159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METAZA, MARIO ALFREDO</text:p>
          </table:table-cell>
          <table:table-cell office:value-type="string">
            <text:p><text:s/>SANTA CRUZ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59</text:p>
          </table:table-cell>
          <table:table-cell table:formula="of:=[.A160]" office:value-type="string" office:string-value="METAZA, MARIO ALFREDO">
            <text:p>METAZA, MARIO ALFREDO</text:p>
          </table:table-cell>
          <table:table-cell table:formula="of:=VLOOKUP([.B160];[$'Td states'.$A$4:.$C$27];3;0)" office:value-type="string" office:string-value="Santa Cruz">
            <text:p>Santa Cruz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60];&quot;aaaa-mm-dd&quot;)" office:value-type="string" office:string-value="2011-12-10">
            <text:p>2011-12-10</text:p>
          </table:table-cell>
          <table:table-cell table:formula="of:=TEXT([.D160];&quot;aaaa-mm-dd&quot;)" office:value-type="string" office:string-value="2015-12-09">
            <text:p>2015-12-09</text:p>
          </table:table-cell>
          <table:table-cell table:formula="of:=[.E160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MICHETTI, MARTA GABRIELA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PRO</text:p>
          </table:table-cell>
          <table:table-cell office:value-type="string">
            <text:p>law_deputy_160</text:p>
          </table:table-cell>
          <table:table-cell table:formula="of:=[.A161]" office:value-type="string" office:string-value="MICHETTI, MARTA GABRIELA">
            <text:p>MICHETTI, MARTA GABRIELA</text:p>
          </table:table-cell>
          <table:table-cell table:formula="of:=VLOOKUP([.B161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61];&quot;aaaa-mm-dd&quot;)" office:value-type="string" office:string-value="2009-12-10">
            <text:p>2009-12-10</text:p>
          </table:table-cell>
          <table:table-cell table:formula="of:=TEXT([.D161];&quot;aaaa-mm-dd&quot;)" office:value-type="string" office:string-value="2013-12-09">
            <text:p>2013-12-09</text:p>
          </table:table-cell>
          <table:table-cell table:formula="of:=[.E161]" office:value-type="string" office:string-value="PRO">
            <text:p>PRO</text:p>
          </table:table-cell>
        </table:table-row>
        <table:table-row table:style-name="ro1">
          <table:table-cell office:value-type="string">
            <text:p>MILMAN, GERARDO FABIAN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GEN</text:p>
          </table:table-cell>
          <table:table-cell office:value-type="string">
            <text:p>law_deputy_161</text:p>
          </table:table-cell>
          <table:table-cell table:formula="of:=[.A162]" office:value-type="string" office:string-value="MILMAN, GERARDO FABIAN">
            <text:p>MILMAN, GERARDO FABIAN</text:p>
          </table:table-cell>
          <table:table-cell table:formula="of:=VLOOKUP([.B162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62];&quot;aaaa-mm-dd&quot;)" office:value-type="string" office:string-value="2009-12-10">
            <text:p>2009-12-10</text:p>
          </table:table-cell>
          <table:table-cell table:formula="of:=TEXT([.D162];&quot;aaaa-mm-dd&quot;)" office:value-type="string" office:string-value="2013-12-09">
            <text:p>2013-12-09</text:p>
          </table:table-cell>
          <table:table-cell table:formula="of:=[.E162]" office:value-type="string" office:string-value="GEN">
            <text:p>GEN</text:p>
          </table:table-cell>
        </table:table-row>
        <table:table-row table:style-name="ro1">
          <table:table-cell office:value-type="string">
            <text:p>MOLAS, PEDRO OMAR</text:p>
          </table:table-cell>
          <table:table-cell office:value-type="string">
            <text:p><text:s/>CATAMARC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CIVICO Y SOCIAL DE CATAMARCA</text:p>
          </table:table-cell>
          <table:table-cell office:value-type="string">
            <text:p>law_deputy_162</text:p>
          </table:table-cell>
          <table:table-cell table:formula="of:=[.A163]" office:value-type="string" office:string-value="MOLAS, PEDRO OMAR">
            <text:p>MOLAS, PEDRO OMAR</text:p>
          </table:table-cell>
          <table:table-cell table:formula="of:=VLOOKUP([.B163];[$'Td states'.$A$4:.$C$27];3;0)" office:value-type="string" office:string-value="Catamarca">
            <text:p>Catamarc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63];&quot;aaaa-mm-dd&quot;)" office:value-type="string" office:string-value="2009-12-10">
            <text:p>2009-12-10</text:p>
          </table:table-cell>
          <table:table-cell table:formula="of:=TEXT([.D163];&quot;aaaa-mm-dd&quot;)" office:value-type="string" office:string-value="2013-12-09">
            <text:p>2013-12-09</text:p>
          </table:table-cell>
          <table:table-cell table:formula="of:=[.E163]" office:value-type="string" office:string-value="FRENTE CIVICO Y SOCIAL DE CATAMARCA">
            <text:p>FRENTE CIVICO Y SOCIAL DE CATAMARCA</text:p>
          </table:table-cell>
        </table:table-row>
        <table:table-row table:style-name="ro1">
          <table:table-cell office:value-type="string">
            <text:p>MOLINA, MANUEL ISAURO</text:p>
          </table:table-cell>
          <table:table-cell office:value-type="string">
            <text:p><text:s/>CATAMARC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63</text:p>
          </table:table-cell>
          <table:table-cell table:formula="of:=[.A164]" office:value-type="string" office:string-value="MOLINA, MANUEL ISAURO">
            <text:p>MOLINA, MANUEL ISAURO</text:p>
          </table:table-cell>
          <table:table-cell table:formula="of:=VLOOKUP([.B164];[$'Td states'.$A$4:.$C$27];3;0)" office:value-type="string" office:string-value="Catamarca">
            <text:p>Catamarc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64];&quot;aaaa-mm-dd&quot;)" office:value-type="string" office:string-value="2011-12-10">
            <text:p>2011-12-10</text:p>
          </table:table-cell>
          <table:table-cell table:formula="of:=TEXT([.D164];&quot;aaaa-mm-dd&quot;)" office:value-type="string" office:string-value="2015-12-09">
            <text:p>2015-12-09</text:p>
          </table:table-cell>
          <table:table-cell table:formula="of:=[.E164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MONGELO, JOSE RICARDO</text:p>
          </table:table-cell>
          <table:table-cell office:value-type="string">
            <text:p><text:s/>CHACO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64</text:p>
          </table:table-cell>
          <table:table-cell table:formula="of:=[.A165]" office:value-type="string" office:string-value="MONGELO, JOSE RICARDO">
            <text:p>MONGELO, JOSE RICARDO</text:p>
          </table:table-cell>
          <table:table-cell table:formula="of:=VLOOKUP([.B165];[$'Td states'.$A$4:.$C$27];3;0)" office:value-type="string" office:string-value="Chaco">
            <text:p>Chac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65];&quot;aaaa-mm-dd&quot;)" office:value-type="string" office:string-value="2011-12-10">
            <text:p>2011-12-10</text:p>
          </table:table-cell>
          <table:table-cell table:formula="of:=TEXT([.D165];&quot;aaaa-mm-dd&quot;)" office:value-type="string" office:string-value="2015-12-09">
            <text:p>2015-12-09</text:p>
          </table:table-cell>
          <table:table-cell table:formula="of:=[.E165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MORENO, CARLOS JULIO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165</text:p>
          </table:table-cell>
          <table:table-cell table:formula="of:=[.A166]" office:value-type="string" office:string-value="MORENO, CARLOS JULIO">
            <text:p>MORENO, CARLOS JULIO</text:p>
          </table:table-cell>
          <table:table-cell table:formula="of:=VLOOKUP([.B166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66];&quot;aaaa-mm-dd&quot;)" office:value-type="string" office:string-value="2009-12-10">
            <text:p>2009-12-10</text:p>
          </table:table-cell>
          <table:table-cell table:formula="of:=TEXT([.D166];&quot;aaaa-mm-dd&quot;)" office:value-type="string" office:string-value="2013-12-09">
            <text:p>2013-12-09</text:p>
          </table:table-cell>
          <table:table-cell table:formula="of:=[.E166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MOUILLERON, ROBERTO MARIO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RENOVADOR</text:p>
          </table:table-cell>
          <table:table-cell office:value-type="string">
            <text:p>law_deputy_166</text:p>
          </table:table-cell>
          <table:table-cell table:formula="of:=[.A167]" office:value-type="string" office:string-value="MOUILLERON, ROBERTO MARIO">
            <text:p>MOUILLERON, ROBERTO MARIO</text:p>
          </table:table-cell>
          <table:table-cell table:formula="of:=VLOOKUP([.B167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67];&quot;aaaa-mm-dd&quot;)" office:value-type="string" office:string-value="2009-12-10">
            <text:p>2009-12-10</text:p>
          </table:table-cell>
          <table:table-cell table:formula="of:=TEXT([.D167];&quot;aaaa-mm-dd&quot;)" office:value-type="string" office:string-value="2013-12-09">
            <text:p>2013-12-09</text:p>
          </table:table-cell>
          <table:table-cell table:formula="of:=[.E167]" office:value-type="string" office:string-value="FRENTE RENOVADOR">
            <text:p>FRENTE RENOVADOR</text:p>
          </table:table-cell>
        </table:table-row>
        <table:table-row table:style-name="ro1">
          <table:table-cell office:value-type="string">
            <text:p>MOYANO, JUAN FACUNDO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67</text:p>
          </table:table-cell>
          <table:table-cell table:formula="of:=[.A168]" office:value-type="string" office:string-value="MOYANO, JUAN FACUNDO">
            <text:p>MOYANO, JUAN FACUNDO</text:p>
          </table:table-cell>
          <table:table-cell table:formula="of:=VLOOKUP([.B168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68];&quot;aaaa-mm-dd&quot;)" office:value-type="string" office:string-value="2011-12-10">
            <text:p>2011-12-10</text:p>
          </table:table-cell>
          <table:table-cell table:formula="of:=TEXT([.D168];&quot;aaaa-mm-dd&quot;)" office:value-type="string" office:string-value="2015-12-09">
            <text:p>2015-12-09</text:p>
          </table:table-cell>
          <table:table-cell table:formula="of:=[.E16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MÜLLER, EDGAR RAUL</text:p>
          </table:table-cell>
          <table:table-cell office:value-type="string">
            <text:p><text:s/>CORDOB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COMPROMISO FEDERAL</text:p>
          </table:table-cell>
          <table:table-cell office:value-type="string">
            <text:p>law_deputy_168</text:p>
          </table:table-cell>
          <table:table-cell table:formula="of:=[.A169]" office:value-type="string" office:string-value="MÜLLER, EDGAR RAUL">
            <text:p>MÜLLER, EDGAR RAUL</text:p>
          </table:table-cell>
          <table:table-cell table:formula="of:=VLOOKUP([.B169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69];&quot;aaaa-mm-dd&quot;)" office:value-type="string" office:string-value="2011-12-10">
            <text:p>2011-12-10</text:p>
          </table:table-cell>
          <table:table-cell table:formula="of:=TEXT([.D169];&quot;aaaa-mm-dd&quot;)" office:value-type="string" office:string-value="2015-12-09">
            <text:p>2015-12-09</text:p>
          </table:table-cell>
          <table:table-cell table:formula="of:=[.E169]" office:value-type="string" office:string-value="COMPROMISO FEDERAL">
            <text:p>COMPROMISO FEDERAL</text:p>
          </table:table-cell>
        </table:table-row>
        <table:table-row table:style-name="ro1">
          <table:table-cell office:value-type="string">
            <text:p>MÜLLER, MABEL HILDA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RENOVADOR</text:p>
          </table:table-cell>
          <table:table-cell office:value-type="string">
            <text:p>law_deputy_169</text:p>
          </table:table-cell>
          <table:table-cell table:formula="of:=[.A170]" office:value-type="string" office:string-value="MÜLLER, MABEL HILDA">
            <text:p>MÜLLER, MABEL HILDA</text:p>
          </table:table-cell>
          <table:table-cell table:formula="of:=VLOOKUP([.B170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70];&quot;aaaa-mm-dd&quot;)" office:value-type="string" office:string-value="2009-12-10">
            <text:p>2009-12-10</text:p>
          </table:table-cell>
          <table:table-cell table:formula="of:=TEXT([.D170];&quot;aaaa-mm-dd&quot;)" office:value-type="string" office:string-value="2013-12-09">
            <text:p>2013-12-09</text:p>
          </table:table-cell>
          <table:table-cell table:formula="of:=[.E170]" office:value-type="string" office:string-value="FRENTE RENOVADOR">
            <text:p>FRENTE RENOVADOR</text:p>
          </table:table-cell>
        </table:table-row>
        <table:table-row table:style-name="ro1">
          <table:table-cell office:value-type="string">
            <text:p>NAVARRO, GRACIELA</text:p>
          </table:table-cell>
          <table:table-cell office:value-type="string">
            <text:p><text:s/>SANTIAGO DEL ESTERO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CIVICO POR SANTIAGO</text:p>
          </table:table-cell>
          <table:table-cell office:value-type="string">
            <text:p>law_deputy_170</text:p>
          </table:table-cell>
          <table:table-cell table:formula="of:=[.A171]" office:value-type="string" office:string-value="NAVARRO, GRACIELA">
            <text:p>NAVARRO, GRACIELA</text:p>
          </table:table-cell>
          <table:table-cell table:formula="of:=VLOOKUP([.B171];[$'Td states'.$A$4:.$C$27];3;0)" office:value-type="string" office:string-value="Santiago del Estero">
            <text:p>Santiago del Ester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71];&quot;aaaa-mm-dd&quot;)" office:value-type="string" office:string-value="2011-12-10">
            <text:p>2011-12-10</text:p>
          </table:table-cell>
          <table:table-cell table:formula="of:=TEXT([.D171];&quot;aaaa-mm-dd&quot;)" office:value-type="string" office:string-value="2015-12-09">
            <text:p>2015-12-09</text:p>
          </table:table-cell>
          <table:table-cell table:formula="of:=[.E171]" office:value-type="string" office:string-value="FRENTE CIVICO POR SANTIAGO">
            <text:p>FRENTE CIVICO POR SANTIAGO</text:p>
          </table:table-cell>
        </table:table-row>
        <table:table-row table:style-name="ro1">
          <table:table-cell office:value-type="string">
            <text:p>NEBREDA, CARMEN ROSA</text:p>
          </table:table-cell>
          <table:table-cell office:value-type="string">
            <text:p><text:s/>CORDOB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171</text:p>
          </table:table-cell>
          <table:table-cell table:formula="of:=[.A172]" office:value-type="string" office:string-value="NEBREDA, CARMEN ROSA">
            <text:p>NEBREDA, CARMEN ROSA</text:p>
          </table:table-cell>
          <table:table-cell table:formula="of:=VLOOKUP([.B172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72];&quot;aaaa-mm-dd&quot;)" office:value-type="string" office:string-value="2009-12-10">
            <text:p>2009-12-10</text:p>
          </table:table-cell>
          <table:table-cell table:formula="of:=TEXT([.D172];&quot;aaaa-mm-dd&quot;)" office:value-type="string" office:string-value="2013-12-09">
            <text:p>2013-12-09</text:p>
          </table:table-cell>
          <table:table-cell table:formula="of:=[.E172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NEGRI, MARIO RAUL</text:p>
          </table:table-cell>
          <table:table-cell office:value-type="string">
            <text:p><text:s/>CORDOB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CR</text:p>
          </table:table-cell>
          <table:table-cell office:value-type="string">
            <text:p>law_deputy_172</text:p>
          </table:table-cell>
          <table:table-cell table:formula="of:=[.A173]" office:value-type="string" office:string-value="NEGRI, MARIO RAUL">
            <text:p>NEGRI, MARIO RAUL</text:p>
          </table:table-cell>
          <table:table-cell table:formula="of:=VLOOKUP([.B173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73];&quot;aaaa-mm-dd&quot;)" office:value-type="string" office:string-value="2011-12-10">
            <text:p>2011-12-10</text:p>
          </table:table-cell>
          <table:table-cell table:formula="of:=TEXT([.D173];&quot;aaaa-mm-dd&quot;)" office:value-type="string" office:string-value="2015-12-09">
            <text:p>2015-12-09</text:p>
          </table:table-cell>
          <table:table-cell table:formula="of:=[.E173]" office:value-type="string" office:string-value="UCR">
            <text:p>UCR</text:p>
          </table:table-cell>
        </table:table-row>
        <table:table-row table:style-name="ro1">
          <table:table-cell office:value-type="string">
            <text:p>OBIGLIO, JULIAN MARTIN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PRO</text:p>
          </table:table-cell>
          <table:table-cell office:value-type="string">
            <text:p>law_deputy_173</text:p>
          </table:table-cell>
          <table:table-cell table:formula="of:=[.A174]" office:value-type="string" office:string-value="OBIGLIO, JULIAN MARTIN">
            <text:p>OBIGLIO, JULIAN MARTIN</text:p>
          </table:table-cell>
          <table:table-cell table:formula="of:=VLOOKUP([.B174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74];&quot;aaaa-mm-dd&quot;)" office:value-type="string" office:string-value="2009-12-10">
            <text:p>2009-12-10</text:p>
          </table:table-cell>
          <table:table-cell table:formula="of:=TEXT([.D174];&quot;aaaa-mm-dd&quot;)" office:value-type="string" office:string-value="2013-12-09">
            <text:p>2013-12-09</text:p>
          </table:table-cell>
          <table:table-cell table:formula="of:=[.E174]" office:value-type="string" office:string-value="PRO">
            <text:p>PRO</text:p>
          </table:table-cell>
        </table:table-row>
        <table:table-row table:style-name="ro1">
          <table:table-cell office:value-type="string">
            <text:p>OCAÑA, MARIA GRACIELA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NIDAD PARA EL DESARROLLO SOCIAL Y LA EQUIDAD</text:p>
          </table:table-cell>
          <table:table-cell office:value-type="string">
            <text:p>law_deputy_174</text:p>
          </table:table-cell>
          <table:table-cell table:formula="of:=[.A175]" office:value-type="string" office:string-value="OCAÑA, MARIA GRACIELA">
            <text:p>OCAÑA, MARIA GRACIELA</text:p>
          </table:table-cell>
          <table:table-cell table:formula="of:=VLOOKUP([.B175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75];&quot;aaaa-mm-dd&quot;)" office:value-type="string" office:string-value="2011-12-10">
            <text:p>2011-12-10</text:p>
          </table:table-cell>
          <table:table-cell table:formula="of:=TEXT([.D175];&quot;aaaa-mm-dd&quot;)" office:value-type="string" office:string-value="2015-12-09">
            <text:p>2015-12-09</text:p>
          </table:table-cell>
          <table:table-cell table:formula="of:=[.E175]" office:value-type="string" office:string-value="UNIDAD PARA EL DESARROLLO SOCIAL Y LA EQUIDAD">
            <text:p>UNIDAD PARA EL DESARROLLO SOCIAL Y LA EQUIDAD</text:p>
          </table:table-cell>
        </table:table-row>
        <table:table-row table:style-name="ro1">
          <table:table-cell office:value-type="string">
            <text:p>OLIVA, CRISTIAN RODOLFO</text:p>
          </table:table-cell>
          <table:table-cell office:value-type="string">
            <text:p><text:s/>SANTIAGO DEL ESTERO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CIVICO POR SANTIAGO</text:p>
          </table:table-cell>
          <table:table-cell office:value-type="string">
            <text:p>law_deputy_175</text:p>
          </table:table-cell>
          <table:table-cell table:formula="of:=[.A176]" office:value-type="string" office:string-value="OLIVA, CRISTIAN RODOLFO">
            <text:p>OLIVA, CRISTIAN RODOLFO</text:p>
          </table:table-cell>
          <table:table-cell table:formula="of:=VLOOKUP([.B176];[$'Td states'.$A$4:.$C$27];3;0)" office:value-type="string" office:string-value="Santiago del Estero">
            <text:p>Santiago del Ester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76];&quot;aaaa-mm-dd&quot;)" office:value-type="string" office:string-value="2009-12-10">
            <text:p>2009-12-10</text:p>
          </table:table-cell>
          <table:table-cell table:formula="of:=TEXT([.D176];&quot;aaaa-mm-dd&quot;)" office:value-type="string" office:string-value="2013-12-09">
            <text:p>2013-12-09</text:p>
          </table:table-cell>
          <table:table-cell table:formula="of:=[.E176]" office:value-type="string" office:string-value="FRENTE CIVICO POR SANTIAGO">
            <text:p>FRENTE CIVICO POR SANTIAGO</text:p>
          </table:table-cell>
        </table:table-row>
        <table:table-row table:style-name="ro1">
          <table:table-cell office:value-type="string">
            <text:p>OLMEDO, ALFREDO HORACIO</text:p>
          </table:table-cell>
          <table:table-cell office:value-type="string">
            <text:p><text:s/>SALT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SALTA SOMOS TODOS</text:p>
          </table:table-cell>
          <table:table-cell office:value-type="string">
            <text:p>law_deputy_176</text:p>
          </table:table-cell>
          <table:table-cell table:formula="of:=[.A177]" office:value-type="string" office:string-value="OLMEDO, ALFREDO HORACIO">
            <text:p>OLMEDO, ALFREDO HORACIO</text:p>
          </table:table-cell>
          <table:table-cell table:formula="of:=VLOOKUP([.B177];[$'Td states'.$A$4:.$C$27];3;0)" office:value-type="string" office:string-value="Salta">
            <text:p>Salt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77];&quot;aaaa-mm-dd&quot;)" office:value-type="string" office:string-value="2009-12-10">
            <text:p>2009-12-10</text:p>
          </table:table-cell>
          <table:table-cell table:formula="of:=TEXT([.D177];&quot;aaaa-mm-dd&quot;)" office:value-type="string" office:string-value="2013-12-09">
            <text:p>2013-12-09</text:p>
          </table:table-cell>
          <table:table-cell table:formula="of:=[.E177]" office:value-type="string" office:string-value="SALTA SOMOS TODOS">
            <text:p>SALTA SOMOS TODOS</text:p>
          </table:table-cell>
        </table:table-row>
        <table:table-row table:style-name="ro1">
          <table:table-cell office:value-type="string">
            <text:p>OPORTO, MARIO NESTOR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77</text:p>
          </table:table-cell>
          <table:table-cell table:formula="of:=[.A178]" office:value-type="string" office:string-value="OPORTO, MARIO NESTOR">
            <text:p>OPORTO, MARIO NESTOR</text:p>
          </table:table-cell>
          <table:table-cell table:formula="of:=VLOOKUP([.B178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78];&quot;aaaa-mm-dd&quot;)" office:value-type="string" office:string-value="2011-12-10">
            <text:p>2011-12-10</text:p>
          </table:table-cell>
          <table:table-cell table:formula="of:=TEXT([.D178];&quot;aaaa-mm-dd&quot;)" office:value-type="string" office:string-value="2015-12-09">
            <text:p>2015-12-09</text:p>
          </table:table-cell>
          <table:table-cell table:formula="of:=[.E17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ORSOLINI, PABLO EDUARDO</text:p>
          </table:table-cell>
          <table:table-cell office:value-type="string">
            <text:p><text:s/>CHACO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178</text:p>
          </table:table-cell>
          <table:table-cell table:formula="of:=[.A179]" office:value-type="string" office:string-value="ORSOLINI, PABLO EDUARDO">
            <text:p>ORSOLINI, PABLO EDUARDO</text:p>
          </table:table-cell>
          <table:table-cell table:formula="of:=VLOOKUP([.B179];[$'Td states'.$A$4:.$C$27];3;0)" office:value-type="string" office:string-value="Chaco">
            <text:p>Chac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79];&quot;aaaa-mm-dd&quot;)" office:value-type="string" office:string-value="2009-12-10">
            <text:p>2009-12-10</text:p>
          </table:table-cell>
          <table:table-cell table:formula="of:=TEXT([.D179];&quot;aaaa-mm-dd&quot;)" office:value-type="string" office:string-value="2013-12-09">
            <text:p>2013-12-09</text:p>
          </table:table-cell>
          <table:table-cell table:formula="of:=[.E179]" office:value-type="string" office:string-value="UCR">
            <text:p>UCR</text:p>
          </table:table-cell>
        </table:table-row>
        <table:table-row table:style-name="ro1">
          <table:table-cell office:value-type="string">
            <text:p>ORTIZ, MARIELA</text:p>
          </table:table-cell>
          <table:table-cell office:value-type="string">
            <text:p><text:s/>JUJUY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79</text:p>
          </table:table-cell>
          <table:table-cell table:formula="of:=[.A180]" office:value-type="string" office:string-value="ORTIZ, MARIELA">
            <text:p>ORTIZ, MARIELA</text:p>
          </table:table-cell>
          <table:table-cell table:formula="of:=VLOOKUP([.B180];[$'Td states'.$A$4:.$C$27];3;0)" office:value-type="string" office:string-value="Jujuy">
            <text:p>Jujuy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80];&quot;aaaa-mm-dd&quot;)" office:value-type="string" office:string-value="2011-12-10">
            <text:p>2011-12-10</text:p>
          </table:table-cell>
          <table:table-cell table:formula="of:=TEXT([.D180];&quot;aaaa-mm-dd&quot;)" office:value-type="string" office:string-value="2015-12-09">
            <text:p>2015-12-09</text:p>
          </table:table-cell>
          <table:table-cell table:formula="of:=[.E180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ORTIZ CORREA, MARCIA SARA MARIA</text:p>
          </table:table-cell>
          <table:table-cell office:value-type="string">
            <text:p><text:s/>CATAMARC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80</text:p>
          </table:table-cell>
          <table:table-cell table:formula="of:=[.A181]" office:value-type="string" office:string-value="ORTIZ CORREA, MARCIA SARA MARIA">
            <text:p>ORTIZ CORREA, MARCIA SARA MARIA</text:p>
          </table:table-cell>
          <table:table-cell table:formula="of:=VLOOKUP([.B181];[$'Td states'.$A$4:.$C$27];3;0)" office:value-type="string" office:string-value="Catamarca">
            <text:p>Catamarc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81];&quot;aaaa-mm-dd&quot;)" office:value-type="string" office:string-value="2011-12-10">
            <text:p>2011-12-10</text:p>
          </table:table-cell>
          <table:table-cell table:formula="of:=TEXT([.D181];&quot;aaaa-mm-dd&quot;)" office:value-type="string" office:string-value="2015-12-09">
            <text:p>2015-12-09</text:p>
          </table:table-cell>
          <table:table-cell table:formula="of:=[.E181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PAIS, JUAN MARIO</text:p>
          </table:table-cell>
          <table:table-cell office:value-type="string">
            <text:p><text:s/>CHUBUT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81</text:p>
          </table:table-cell>
          <table:table-cell table:formula="of:=[.A182]" office:value-type="string" office:string-value="PAIS, JUAN MARIO">
            <text:p>PAIS, JUAN MARIO</text:p>
          </table:table-cell>
          <table:table-cell table:formula="of:=VLOOKUP([.B182];[$'Td states'.$A$4:.$C$27];3;0)" office:value-type="string" office:string-value="Chubut">
            <text:p>Chubut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82];&quot;aaaa-mm-dd&quot;)" office:value-type="string" office:string-value="2011-12-10">
            <text:p>2011-12-10</text:p>
          </table:table-cell>
          <table:table-cell table:formula="of:=TEXT([.D182];&quot;aaaa-mm-dd&quot;)" office:value-type="string" office:string-value="2015-12-09">
            <text:p>2015-12-09</text:p>
          </table:table-cell>
          <table:table-cell table:formula="of:=[.E182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PANSA, SERGIO HORACIO</text:p>
          </table:table-cell>
          <table:table-cell office:value-type="string">
            <text:p><text:s/>SAN LUI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COMPROMISO FEDERAL</text:p>
          </table:table-cell>
          <table:table-cell office:value-type="string">
            <text:p>law_deputy_182</text:p>
          </table:table-cell>
          <table:table-cell table:formula="of:=[.A183]" office:value-type="string" office:string-value="PANSA, SERGIO HORACIO">
            <text:p>PANSA, SERGIO HORACIO</text:p>
          </table:table-cell>
          <table:table-cell table:formula="of:=VLOOKUP([.B183];[$'Td states'.$A$4:.$C$27];3;0)" office:value-type="string" office:string-value="San Luis">
            <text:p>San Lui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83];&quot;aaaa-mm-dd&quot;)" office:value-type="string" office:string-value="2009-12-10">
            <text:p>2009-12-10</text:p>
          </table:table-cell>
          <table:table-cell table:formula="of:=TEXT([.D183];&quot;aaaa-mm-dd&quot;)" office:value-type="string" office:string-value="2013-12-09">
            <text:p>2013-12-09</text:p>
          </table:table-cell>
          <table:table-cell table:formula="of:=[.E183]" office:value-type="string" office:string-value="COMPROMISO FEDERAL">
            <text:p>COMPROMISO FEDERAL</text:p>
          </table:table-cell>
        </table:table-row>
        <table:table-row table:style-name="ro1">
          <table:table-cell office:value-type="string">
            <text:p>PARADA, LILIANA BEATRIZ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NIDAD POPULAR</text:p>
          </table:table-cell>
          <table:table-cell office:value-type="string">
            <text:p>law_deputy_183</text:p>
          </table:table-cell>
          <table:table-cell table:formula="of:=[.A184]" office:value-type="string" office:string-value="PARADA, LILIANA BEATRIZ">
            <text:p>PARADA, LILIANA BEATRIZ</text:p>
          </table:table-cell>
          <table:table-cell table:formula="of:=VLOOKUP([.B184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84];&quot;aaaa-mm-dd&quot;)" office:value-type="string" office:string-value="2009-12-10">
            <text:p>2009-12-10</text:p>
          </table:table-cell>
          <table:table-cell table:formula="of:=TEXT([.D184];&quot;aaaa-mm-dd&quot;)" office:value-type="string" office:string-value="2013-12-09">
            <text:p>2013-12-09</text:p>
          </table:table-cell>
          <table:table-cell table:formula="of:=[.E184]" office:value-type="string" office:string-value="UNIDAD POPULAR">
            <text:p>UNIDAD POPULAR</text:p>
          </table:table-cell>
        </table:table-row>
        <table:table-row table:style-name="ro1">
          <table:table-cell office:value-type="string">
            <text:p>PASTORIZA, MIRTA AMELIANA</text:p>
          </table:table-cell>
          <table:table-cell office:value-type="string">
            <text:p><text:s/>SANTIAGO DEL ESTERO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CIVICO POR SANTIAGO</text:p>
          </table:table-cell>
          <table:table-cell office:value-type="string">
            <text:p>law_deputy_184</text:p>
          </table:table-cell>
          <table:table-cell table:formula="of:=[.A185]" office:value-type="string" office:string-value="PASTORIZA, MIRTA AMELIANA">
            <text:p>PASTORIZA, MIRTA AMELIANA</text:p>
          </table:table-cell>
          <table:table-cell table:formula="of:=VLOOKUP([.B185];[$'Td states'.$A$4:.$C$27];3;0)" office:value-type="string" office:string-value="Santiago del Estero">
            <text:p>Santiago del Ester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85];&quot;aaaa-mm-dd&quot;)" office:value-type="string" office:string-value="2011-12-10">
            <text:p>2011-12-10</text:p>
          </table:table-cell>
          <table:table-cell table:formula="of:=TEXT([.D185];&quot;aaaa-mm-dd&quot;)" office:value-type="string" office:string-value="2015-12-09">
            <text:p>2015-12-09</text:p>
          </table:table-cell>
          <table:table-cell table:formula="of:=[.E185]" office:value-type="string" office:string-value="FRENTE CIVICO POR SANTIAGO">
            <text:p>FRENTE CIVICO POR SANTIAGO</text:p>
          </table:table-cell>
        </table:table-row>
        <table:table-row table:style-name="ro1">
          <table:table-cell office:value-type="string">
            <text:p>PERALTA, FABIAN FRANCISCO</text:p>
          </table:table-cell>
          <table:table-cell office:value-type="string">
            <text:p><text:s/>SANTA FE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GEN</text:p>
          </table:table-cell>
          <table:table-cell office:value-type="string">
            <text:p>law_deputy_185</text:p>
          </table:table-cell>
          <table:table-cell table:formula="of:=[.A186]" office:value-type="string" office:string-value="PERALTA, FABIAN FRANCISCO">
            <text:p>PERALTA, FABIAN FRANCISCO</text:p>
          </table:table-cell>
          <table:table-cell table:formula="of:=VLOOKUP([.B186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86];&quot;aaaa-mm-dd&quot;)" office:value-type="string" office:string-value="2011-12-10">
            <text:p>2011-12-10</text:p>
          </table:table-cell>
          <table:table-cell table:formula="of:=TEXT([.D186];&quot;aaaa-mm-dd&quot;)" office:value-type="string" office:string-value="2015-12-09">
            <text:p>2015-12-09</text:p>
          </table:table-cell>
          <table:table-cell table:formula="of:=[.E186]" office:value-type="string" office:string-value="GEN">
            <text:p>GEN</text:p>
          </table:table-cell>
        </table:table-row>
        <table:table-row table:style-name="ro1">
          <table:table-cell office:value-type="string">
            <text:p>PEREZ, ALBERTO JOSE</text:p>
          </table:table-cell>
          <table:table-cell office:value-type="string">
            <text:p><text:s/>SAN LUI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COMPROMISO FEDERAL</text:p>
          </table:table-cell>
          <table:table-cell office:value-type="string">
            <text:p>law_deputy_186</text:p>
          </table:table-cell>
          <table:table-cell table:formula="of:=[.A187]" office:value-type="string" office:string-value="PEREZ, ALBERTO JOSE">
            <text:p>PEREZ, ALBERTO JOSE</text:p>
          </table:table-cell>
          <table:table-cell table:formula="of:=VLOOKUP([.B187];[$'Td states'.$A$4:.$C$27];3;0)" office:value-type="string" office:string-value="San Luis">
            <text:p>San Lui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87];&quot;aaaa-mm-dd&quot;)" office:value-type="string" office:string-value="2009-12-10">
            <text:p>2009-12-10</text:p>
          </table:table-cell>
          <table:table-cell table:formula="of:=TEXT([.D187];&quot;aaaa-mm-dd&quot;)" office:value-type="string" office:string-value="2013-12-09">
            <text:p>2013-12-09</text:p>
          </table:table-cell>
          <table:table-cell table:formula="of:=[.E187]" office:value-type="string" office:string-value="COMPROMISO FEDERAL">
            <text:p>COMPROMISO FEDERAL</text:p>
          </table:table-cell>
        </table:table-row>
        <table:table-row table:style-name="ro1">
          <table:table-cell office:value-type="string">
            <text:p>PERIE, JULIA ARGENTINA</text:p>
          </table:table-cell>
          <table:table-cell office:value-type="string">
            <text:p><text:s/>MISION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87</text:p>
          </table:table-cell>
          <table:table-cell table:formula="of:=[.A188]" office:value-type="string" office:string-value="PERIE, JULIA ARGENTINA">
            <text:p>PERIE, JULIA ARGENTINA</text:p>
          </table:table-cell>
          <table:table-cell table:formula="of:=VLOOKUP([.B188];[$'Td states'.$A$4:.$C$27];3;0)" office:value-type="string" office:string-value="Misiones">
            <text:p>Mision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88];&quot;aaaa-mm-dd&quot;)" office:value-type="string" office:string-value="2011-12-10">
            <text:p>2011-12-10</text:p>
          </table:table-cell>
          <table:table-cell table:formula="of:=TEXT([.D188];&quot;aaaa-mm-dd&quot;)" office:value-type="string" office:string-value="2015-12-09">
            <text:p>2015-12-09</text:p>
          </table:table-cell>
          <table:table-cell table:formula="of:=[.E18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PEROTTI, OMAR ANGEL</text:p>
          </table:table-cell>
          <table:table-cell office:value-type="string">
            <text:p><text:s/>SANTA FE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88</text:p>
          </table:table-cell>
          <table:table-cell table:formula="of:=[.A189]" office:value-type="string" office:string-value="PEROTTI, OMAR ANGEL">
            <text:p>PEROTTI, OMAR ANGEL</text:p>
          </table:table-cell>
          <table:table-cell table:formula="of:=VLOOKUP([.B189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89];&quot;aaaa-mm-dd&quot;)" office:value-type="string" office:string-value="2011-12-10">
            <text:p>2011-12-10</text:p>
          </table:table-cell>
          <table:table-cell table:formula="of:=TEXT([.D189];&quot;aaaa-mm-dd&quot;)" office:value-type="string" office:string-value="2015-12-09">
            <text:p>2015-12-09</text:p>
          </table:table-cell>
          <table:table-cell table:formula="of:=[.E189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PERRONI, ANA MARIA</text:p>
          </table:table-cell>
          <table:table-cell office:value-type="string">
            <text:p><text:s/>CORRIENT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89</text:p>
          </table:table-cell>
          <table:table-cell table:formula="of:=[.A190]" office:value-type="string" office:string-value="PERRONI, ANA MARIA">
            <text:p>PERRONI, ANA MARIA</text:p>
          </table:table-cell>
          <table:table-cell table:formula="of:=VLOOKUP([.B190];[$'Td states'.$A$4:.$C$27];3;0)" office:value-type="string" office:string-value="Corrientes">
            <text:p>Corrient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90];&quot;aaaa-mm-dd&quot;)" office:value-type="string" office:string-value="2011-12-10">
            <text:p>2011-12-10</text:p>
          </table:table-cell>
          <table:table-cell table:formula="of:=TEXT([.D190];&quot;aaaa-mm-dd&quot;)" office:value-type="string" office:string-value="2015-12-09">
            <text:p>2015-12-09</text:p>
          </table:table-cell>
          <table:table-cell table:formula="of:=[.E190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PIEMONTE, HECTOR HORACIO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COALICION CIVICA - ARI</text:p>
          </table:table-cell>
          <table:table-cell office:value-type="string">
            <text:p>law_deputy_190</text:p>
          </table:table-cell>
          <table:table-cell table:formula="of:=[.A191]" office:value-type="string" office:string-value="PIEMONTE, HECTOR HORACIO">
            <text:p>PIEMONTE, HECTOR HORACIO</text:p>
          </table:table-cell>
          <table:table-cell table:formula="of:=VLOOKUP([.B191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91];&quot;aaaa-mm-dd&quot;)" office:value-type="string" office:string-value="2009-12-10">
            <text:p>2009-12-10</text:p>
          </table:table-cell>
          <table:table-cell table:formula="of:=TEXT([.D191];&quot;aaaa-mm-dd&quot;)" office:value-type="string" office:string-value="2013-12-09">
            <text:p>2013-12-09</text:p>
          </table:table-cell>
          <table:table-cell table:formula="of:=[.E191]" office:value-type="string" office:string-value="COALICION CIVICA - ARI">
            <text:p>COALICION CIVICA - ARI</text:p>
          </table:table-cell>
        </table:table-row>
        <table:table-row table:style-name="ro1">
          <table:table-cell office:value-type="string">
            <text:p>PIETRAGALLA CORTI, HORACIO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91</text:p>
          </table:table-cell>
          <table:table-cell table:formula="of:=[.A192]" office:value-type="string" office:string-value="PIETRAGALLA CORTI, HORACIO">
            <text:p>PIETRAGALLA CORTI, HORACIO</text:p>
          </table:table-cell>
          <table:table-cell table:formula="of:=VLOOKUP([.B192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92];&quot;aaaa-mm-dd&quot;)" office:value-type="string" office:string-value="2011-12-10">
            <text:p>2011-12-10</text:p>
          </table:table-cell>
          <table:table-cell table:formula="of:=TEXT([.D192];&quot;aaaa-mm-dd&quot;)" office:value-type="string" office:string-value="2015-12-09">
            <text:p>2015-12-09</text:p>
          </table:table-cell>
          <table:table-cell table:formula="of:=[.E192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PILATTI VERGARA, MARIA INES</text:p>
          </table:table-cell>
          <table:table-cell office:value-type="string">
            <text:p><text:s/>CHACO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192</text:p>
          </table:table-cell>
          <table:table-cell table:formula="of:=[.A193]" office:value-type="string" office:string-value="PILATTI VERGARA, MARIA INES">
            <text:p>PILATTI VERGARA, MARIA INES</text:p>
          </table:table-cell>
          <table:table-cell table:formula="of:=VLOOKUP([.B193];[$'Td states'.$A$4:.$C$27];3;0)" office:value-type="string" office:string-value="Chaco">
            <text:p>Chac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93];&quot;aaaa-mm-dd&quot;)" office:value-type="string" office:string-value="2009-12-10">
            <text:p>2009-12-10</text:p>
          </table:table-cell>
          <table:table-cell table:formula="of:=TEXT([.D193];&quot;aaaa-mm-dd&quot;)" office:value-type="string" office:string-value="2013-12-09">
            <text:p>2013-12-09</text:p>
          </table:table-cell>
          <table:table-cell table:formula="of:=[.E193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PINEDO, FEDERICO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PRO</text:p>
          </table:table-cell>
          <table:table-cell office:value-type="string">
            <text:p>law_deputy_193</text:p>
          </table:table-cell>
          <table:table-cell table:formula="of:=[.A194]" office:value-type="string" office:string-value="PINEDO, FEDERICO">
            <text:p>PINEDO, FEDERICO</text:p>
          </table:table-cell>
          <table:table-cell table:formula="of:=VLOOKUP([.B194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94];&quot;aaaa-mm-dd&quot;)" office:value-type="string" office:string-value="2011-12-10">
            <text:p>2011-12-10</text:p>
          </table:table-cell>
          <table:table-cell table:formula="of:=TEXT([.D194];&quot;aaaa-mm-dd&quot;)" office:value-type="string" office:string-value="2015-12-09">
            <text:p>2015-12-09</text:p>
          </table:table-cell>
          <table:table-cell table:formula="of:=[.E194]" office:value-type="string" office:string-value="PRO">
            <text:p>PRO</text:p>
          </table:table-cell>
        </table:table-row>
        <table:table-row table:style-name="ro1">
          <table:table-cell office:value-type="string">
            <text:p>PLAINI, FRANCISCO OMAR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CULTURA, EDUCACION Y TRABAJO</text:p>
          </table:table-cell>
          <table:table-cell office:value-type="string">
            <text:p>law_deputy_194</text:p>
          </table:table-cell>
          <table:table-cell table:formula="of:=[.A195]" office:value-type="string" office:string-value="PLAINI, FRANCISCO OMAR">
            <text:p>PLAINI, FRANCISCO OMAR</text:p>
          </table:table-cell>
          <table:table-cell table:formula="of:=VLOOKUP([.B195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95];&quot;aaaa-mm-dd&quot;)" office:value-type="string" office:string-value="2009-12-10">
            <text:p>2009-12-10</text:p>
          </table:table-cell>
          <table:table-cell table:formula="of:=TEXT([.D195];&quot;aaaa-mm-dd&quot;)" office:value-type="string" office:string-value="2013-12-09">
            <text:p>2013-12-09</text:p>
          </table:table-cell>
          <table:table-cell table:formula="of:=[.E195]" office:value-type="string" office:string-value="CULTURA, EDUCACION Y TRABAJO">
            <text:p>CULTURA, EDUCACION Y TRABAJO</text:p>
          </table:table-cell>
        </table:table-row>
        <table:table-row table:style-name="ro1">
          <table:table-cell office:value-type="string">
            <text:p>PORTELA, AGUSTIN ALBERTO</text:p>
          </table:table-cell>
          <table:table-cell office:value-type="string">
            <text:p><text:s/>CORRIENT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CR</text:p>
          </table:table-cell>
          <table:table-cell office:value-type="string">
            <text:p>law_deputy_195</text:p>
          </table:table-cell>
          <table:table-cell table:formula="of:=[.A196]" office:value-type="string" office:string-value="PORTELA, AGUSTIN ALBERTO">
            <text:p>PORTELA, AGUSTIN ALBERTO</text:p>
          </table:table-cell>
          <table:table-cell table:formula="of:=VLOOKUP([.B196];[$'Td states'.$A$4:.$C$27];3;0)" office:value-type="string" office:string-value="Corrientes">
            <text:p>Corrient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96];&quot;aaaa-mm-dd&quot;)" office:value-type="string" office:string-value="2011-12-10">
            <text:p>2011-12-10</text:p>
          </table:table-cell>
          <table:table-cell table:formula="of:=TEXT([.D196];&quot;aaaa-mm-dd&quot;)" office:value-type="string" office:string-value="2015-12-09">
            <text:p>2015-12-09</text:p>
          </table:table-cell>
          <table:table-cell table:formula="of:=[.E196]" office:value-type="string" office:string-value="UCR">
            <text:p>UCR</text:p>
          </table:table-cell>
        </table:table-row>
        <table:table-row table:style-name="ro1">
          <table:table-cell office:value-type="string">
            <text:p>PRADINES, ROBERTO ARTURO</text:p>
          </table:table-cell>
          <table:table-cell office:value-type="string">
            <text:p><text:s/>MENDOZ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DEMOCRATA DE MENDOZA</text:p>
          </table:table-cell>
          <table:table-cell office:value-type="string">
            <text:p>law_deputy_196</text:p>
          </table:table-cell>
          <table:table-cell table:formula="of:=[.A197]" office:value-type="string" office:string-value="PRADINES, ROBERTO ARTURO">
            <text:p>PRADINES, ROBERTO ARTURO</text:p>
          </table:table-cell>
          <table:table-cell table:formula="of:=VLOOKUP([.B197];[$'Td states'.$A$4:.$C$27];3;0)" office:value-type="string" office:string-value="Mendoza">
            <text:p>Mendoz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97];&quot;aaaa-mm-dd&quot;)" office:value-type="string" office:string-value="2011-12-10">
            <text:p>2011-12-10</text:p>
          </table:table-cell>
          <table:table-cell table:formula="of:=TEXT([.D197];&quot;aaaa-mm-dd&quot;)" office:value-type="string" office:string-value="2015-12-09">
            <text:p>2015-12-09</text:p>
          </table:table-cell>
          <table:table-cell table:formula="of:=[.E197]" office:value-type="string" office:string-value="DEMOCRATA DE MENDOZA">
            <text:p>DEMOCRATA DE MENDOZA</text:p>
          </table:table-cell>
        </table:table-row>
        <table:table-row table:style-name="ro1">
          <table:table-cell office:value-type="string">
            <text:p>PUCHETA, RAMONA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COMPROMISO FEDERAL</text:p>
          </table:table-cell>
          <table:table-cell office:value-type="string">
            <text:p>law_deputy_197</text:p>
          </table:table-cell>
          <table:table-cell table:formula="of:=[.A198]" office:value-type="string" office:string-value="PUCHETA, RAMONA">
            <text:p>PUCHETA, RAMONA</text:p>
          </table:table-cell>
          <table:table-cell table:formula="of:=VLOOKUP([.B198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98];&quot;aaaa-mm-dd&quot;)" office:value-type="string" office:string-value="2011-12-10">
            <text:p>2011-12-10</text:p>
          </table:table-cell>
          <table:table-cell table:formula="of:=TEXT([.D198];&quot;aaaa-mm-dd&quot;)" office:value-type="string" office:string-value="2015-12-09">
            <text:p>2015-12-09</text:p>
          </table:table-cell>
          <table:table-cell table:formula="of:=[.E198]" office:value-type="string" office:string-value="COMPROMISO FEDERAL">
            <text:p>COMPROMISO FEDERAL</text:p>
          </table:table-cell>
        </table:table-row>
        <table:table-row table:style-name="ro1">
          <table:table-cell office:value-type="string">
            <text:p>PUERTA, FEDERICO RAMON</text:p>
          </table:table-cell>
          <table:table-cell office:value-type="string">
            <text:p><text:s/>MISION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ERONISTA</text:p>
          </table:table-cell>
          <table:table-cell office:value-type="string">
            <text:p>law_deputy_198</text:p>
          </table:table-cell>
          <table:table-cell table:formula="of:=[.A199]" office:value-type="string" office:string-value="PUERTA, FEDERICO RAMON">
            <text:p>PUERTA, FEDERICO RAMON</text:p>
          </table:table-cell>
          <table:table-cell table:formula="of:=VLOOKUP([.B199];[$'Td states'.$A$4:.$C$27];3;0)" office:value-type="string" office:string-value="Misiones">
            <text:p>Mision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199];&quot;aaaa-mm-dd&quot;)" office:value-type="string" office:string-value="2009-12-10">
            <text:p>2009-12-10</text:p>
          </table:table-cell>
          <table:table-cell table:formula="of:=TEXT([.D199];&quot;aaaa-mm-dd&quot;)" office:value-type="string" office:string-value="2013-12-09">
            <text:p>2013-12-09</text:p>
          </table:table-cell>
          <table:table-cell table:formula="of:=[.E199]" office:value-type="string" office:string-value="FRENTE PERONISTA">
            <text:p>FRENTE PERONISTA</text:p>
          </table:table-cell>
        </table:table-row>
        <table:table-row table:style-name="ro1">
          <table:table-cell office:value-type="string">
            <text:p>PUIGGROS, ADRIANA VICTORIA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199</text:p>
          </table:table-cell>
          <table:table-cell table:formula="of:=[.A200]" office:value-type="string" office:string-value="PUIGGROS, ADRIANA VICTORIA">
            <text:p>PUIGGROS, ADRIANA VICTORIA</text:p>
          </table:table-cell>
          <table:table-cell table:formula="of:=VLOOKUP([.B200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00];&quot;aaaa-mm-dd&quot;)" office:value-type="string" office:string-value="2011-12-10">
            <text:p>2011-12-10</text:p>
          </table:table-cell>
          <table:table-cell table:formula="of:=TEXT([.D200];&quot;aaaa-mm-dd&quot;)" office:value-type="string" office:string-value="2015-12-09">
            <text:p>2015-12-09</text:p>
          </table:table-cell>
          <table:table-cell table:formula="of:=[.E200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RAIMUNDI, CARLOS ALBERTO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NUEVO ENCUENTRO</text:p>
          </table:table-cell>
          <table:table-cell office:value-type="string">
            <text:p>law_deputy_200</text:p>
          </table:table-cell>
          <table:table-cell table:formula="of:=[.A201]" office:value-type="string" office:string-value="RAIMUNDI, CARLOS ALBERTO">
            <text:p>RAIMUNDI, CARLOS ALBERTO</text:p>
          </table:table-cell>
          <table:table-cell table:formula="of:=VLOOKUP([.B201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01];&quot;aaaa-mm-dd&quot;)" office:value-type="string" office:string-value="2011-12-10">
            <text:p>2011-12-10</text:p>
          </table:table-cell>
          <table:table-cell table:formula="of:=TEXT([.D201];&quot;aaaa-mm-dd&quot;)" office:value-type="string" office:string-value="2015-12-09">
            <text:p>2015-12-09</text:p>
          </table:table-cell>
          <table:table-cell table:formula="of:=[.E201]" office:value-type="string" office:string-value="FRENTE NUEVO ENCUENTRO">
            <text:p>FRENTE NUEVO ENCUENTRO</text:p>
          </table:table-cell>
        </table:table-row>
        <table:table-row table:style-name="ro1">
          <table:table-cell office:value-type="string">
            <text:p>RASINO, ELIDA ELENA</text:p>
          </table:table-cell>
          <table:table-cell office:value-type="string">
            <text:p><text:s/>SANTA FE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PARTIDO SOCIALISTA</text:p>
          </table:table-cell>
          <table:table-cell office:value-type="string">
            <text:p>law_deputy_201</text:p>
          </table:table-cell>
          <table:table-cell table:formula="of:=[.A202]" office:value-type="string" office:string-value="RASINO, ELIDA ELENA">
            <text:p>RASINO, ELIDA ELENA</text:p>
          </table:table-cell>
          <table:table-cell table:formula="of:=VLOOKUP([.B202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02];&quot;aaaa-mm-dd&quot;)" office:value-type="string" office:string-value="2011-12-10">
            <text:p>2011-12-10</text:p>
          </table:table-cell>
          <table:table-cell table:formula="of:=TEXT([.D202];&quot;aaaa-mm-dd&quot;)" office:value-type="string" office:string-value="2015-12-09">
            <text:p>2015-12-09</text:p>
          </table:table-cell>
          <table:table-cell table:formula="of:=[.E202]" office:value-type="string" office:string-value="PARTIDO SOCIALISTA">
            <text:p>PARTIDO SOCIALISTA</text:p>
          </table:table-cell>
        </table:table-row>
        <table:table-row table:style-name="ro1">
          <table:table-cell office:value-type="string">
            <text:p>RE, HILMA LEONOR</text:p>
          </table:table-cell>
          <table:table-cell office:value-type="string">
            <text:p><text:s/>ENTRE RIO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COALICION CIVICA - ARI</text:p>
          </table:table-cell>
          <table:table-cell office:value-type="string">
            <text:p>law_deputy_202</text:p>
          </table:table-cell>
          <table:table-cell table:formula="of:=[.A203]" office:value-type="string" office:string-value="RE, HILMA LEONOR">
            <text:p>RE, HILMA LEONOR</text:p>
          </table:table-cell>
          <table:table-cell table:formula="of:=VLOOKUP([.B203];[$'Td states'.$A$4:.$C$27];3;0)" office:value-type="string" office:string-value="Entre Ríos">
            <text:p>Entre Río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03];&quot;aaaa-mm-dd&quot;)" office:value-type="string" office:string-value="2009-12-10">
            <text:p>2009-12-10</text:p>
          </table:table-cell>
          <table:table-cell table:formula="of:=TEXT([.D203];&quot;aaaa-mm-dd&quot;)" office:value-type="string" office:string-value="2013-12-09">
            <text:p>2013-12-09</text:p>
          </table:table-cell>
          <table:table-cell table:formula="of:=[.E203]" office:value-type="string" office:string-value="COALICION CIVICA - ARI">
            <text:p>COALICION CIVICA - ARI</text:p>
          </table:table-cell>
        </table:table-row>
        <table:table-row table:style-name="ro1">
          <table:table-cell office:value-type="string">
            <text:p>RECALDE, HECTOR PEDRO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203</text:p>
          </table:table-cell>
          <table:table-cell table:formula="of:=[.A204]" office:value-type="string" office:string-value="RECALDE, HECTOR PEDRO">
            <text:p>RECALDE, HECTOR PEDRO</text:p>
          </table:table-cell>
          <table:table-cell table:formula="of:=VLOOKUP([.B204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04];&quot;aaaa-mm-dd&quot;)" office:value-type="string" office:string-value="2009-12-10">
            <text:p>2009-12-10</text:p>
          </table:table-cell>
          <table:table-cell table:formula="of:=TEXT([.D204];&quot;aaaa-mm-dd&quot;)" office:value-type="string" office:string-value="2013-12-09">
            <text:p>2013-12-09</text:p>
          </table:table-cell>
          <table:table-cell table:formula="of:=[.E204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REDCZUK, OSCAR FELIPE</text:p>
          </table:table-cell>
          <table:table-cell office:value-type="string">
            <text:p><text:s/>MISION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04</text:p>
          </table:table-cell>
          <table:table-cell table:formula="of:=[.A205]" office:value-type="string" office:string-value="REDCZUK, OSCAR FELIPE">
            <text:p>REDCZUK, OSCAR FELIPE</text:p>
          </table:table-cell>
          <table:table-cell table:formula="of:=VLOOKUP([.B205];[$'Td states'.$A$4:.$C$27];3;0)" office:value-type="string" office:string-value="Misiones">
            <text:p>Mision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05];&quot;aaaa-mm-dd&quot;)" office:value-type="string" office:string-value="2011-12-10">
            <text:p>2011-12-10</text:p>
          </table:table-cell>
          <table:table-cell table:formula="of:=TEXT([.D205];&quot;aaaa-mm-dd&quot;)" office:value-type="string" office:string-value="2015-12-09">
            <text:p>2015-12-09</text:p>
          </table:table-cell>
          <table:table-cell table:formula="of:=[.E205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REGAZZOLI, MARIA CRISTINA</text:p>
          </table:table-cell>
          <table:table-cell office:value-type="string">
            <text:p><text:s/>LA PAMP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PARTIDO JUSTICIALISTA LA PAMPA</text:p>
          </table:table-cell>
          <table:table-cell office:value-type="string">
            <text:p>law_deputy_205</text:p>
          </table:table-cell>
          <table:table-cell table:formula="of:=[.A206]" office:value-type="string" office:string-value="REGAZZOLI, MARIA CRISTINA">
            <text:p>REGAZZOLI, MARIA CRISTINA</text:p>
          </table:table-cell>
          <table:table-cell table:formula="of:=VLOOKUP([.B206];[$'Td states'.$A$4:.$C$27];3;0)" office:value-type="string" office:string-value="La Pampa">
            <text:p>La Pamp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06];&quot;aaaa-mm-dd&quot;)" office:value-type="string" office:string-value="2009-12-10">
            <text:p>2009-12-10</text:p>
          </table:table-cell>
          <table:table-cell table:formula="of:=TEXT([.D206];&quot;aaaa-mm-dd&quot;)" office:value-type="string" office:string-value="2013-12-09">
            <text:p>2013-12-09</text:p>
          </table:table-cell>
          <table:table-cell table:formula="of:=[.E206]" office:value-type="string" office:string-value="PARTIDO JUSTICIALISTA LA PAMPA">
            <text:p>PARTIDO JUSTICIALISTA LA PAMPA</text:p>
          </table:table-cell>
        </table:table-row>
        <table:table-row table:style-name="ro1">
          <table:table-cell office:value-type="string">
            <text:p>RIESTRA, ANTONIO SABINO</text:p>
          </table:table-cell>
          <table:table-cell office:value-type="string">
            <text:p><text:s/>SANTA FE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NIDAD POPULAR</text:p>
          </table:table-cell>
          <table:table-cell office:value-type="string">
            <text:p>law_deputy_206</text:p>
          </table:table-cell>
          <table:table-cell table:formula="of:=[.A207]" office:value-type="string" office:string-value="RIESTRA, ANTONIO SABINO">
            <text:p>RIESTRA, ANTONIO SABINO</text:p>
          </table:table-cell>
          <table:table-cell table:formula="of:=VLOOKUP([.B207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07];&quot;aaaa-mm-dd&quot;)" office:value-type="string" office:string-value="2011-12-10">
            <text:p>2011-12-10</text:p>
          </table:table-cell>
          <table:table-cell table:formula="of:=TEXT([.D207];&quot;aaaa-mm-dd&quot;)" office:value-type="string" office:string-value="2015-12-09">
            <text:p>2015-12-09</text:p>
          </table:table-cell>
          <table:table-cell table:formula="of:=[.E207]" office:value-type="string" office:string-value="UNIDAD POPULAR">
            <text:p>UNIDAD POPULAR</text:p>
          </table:table-cell>
        </table:table-row>
        <table:table-row table:style-name="ro1">
          <table:table-cell office:value-type="string">
            <text:p>RIOS, LILIANA MARIA</text:p>
          </table:table-cell>
          <table:table-cell office:value-type="string">
            <text:p><text:s/>ENTRE RIO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07</text:p>
          </table:table-cell>
          <table:table-cell table:formula="of:=[.A208]" office:value-type="string" office:string-value="RIOS, LILIANA MARIA">
            <text:p>RIOS, LILIANA MARIA</text:p>
          </table:table-cell>
          <table:table-cell table:formula="of:=VLOOKUP([.B208];[$'Td states'.$A$4:.$C$27];3;0)" office:value-type="string" office:string-value="Entre Ríos">
            <text:p>Entre Río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08];&quot;aaaa-mm-dd&quot;)" office:value-type="string" office:string-value="2011-12-10">
            <text:p>2011-12-10</text:p>
          </table:table-cell>
          <table:table-cell table:formula="of:=TEXT([.D208];&quot;aaaa-mm-dd&quot;)" office:value-type="string" office:string-value="2015-12-09">
            <text:p>2015-12-09</text:p>
          </table:table-cell>
          <table:table-cell table:formula="of:=[.E20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RIOS, ROBERTO FABIAN</text:p>
          </table:table-cell>
          <table:table-cell office:value-type="string">
            <text:p><text:s/>CORRIENT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08</text:p>
          </table:table-cell>
          <table:table-cell table:formula="of:=[.A209]" office:value-type="string" office:string-value="RIOS, ROBERTO FABIAN">
            <text:p>RIOS, ROBERTO FABIAN</text:p>
          </table:table-cell>
          <table:table-cell table:formula="of:=VLOOKUP([.B209];[$'Td states'.$A$4:.$C$27];3;0)" office:value-type="string" office:string-value="Corrientes">
            <text:p>Corrient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09];&quot;aaaa-mm-dd&quot;)" office:value-type="string" office:string-value="2011-12-10">
            <text:p>2011-12-10</text:p>
          </table:table-cell>
          <table:table-cell table:formula="of:=TEXT([.D209];&quot;aaaa-mm-dd&quot;)" office:value-type="string" office:string-value="2015-12-09">
            <text:p>2015-12-09</text:p>
          </table:table-cell>
          <table:table-cell table:formula="of:=[.E209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RISKO, SILVIA LUCRECIA</text:p>
          </table:table-cell>
          <table:table-cell office:value-type="string">
            <text:p><text:s/>MISION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209</text:p>
          </table:table-cell>
          <table:table-cell table:formula="of:=[.A210]" office:value-type="string" office:string-value="RISKO, SILVIA LUCRECIA">
            <text:p>RISKO, SILVIA LUCRECIA</text:p>
          </table:table-cell>
          <table:table-cell table:formula="of:=VLOOKUP([.B210];[$'Td states'.$A$4:.$C$27];3;0)" office:value-type="string" office:string-value="Misiones">
            <text:p>Mision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10];&quot;aaaa-mm-dd&quot;)" office:value-type="string" office:string-value="2009-12-10">
            <text:p>2009-12-10</text:p>
          </table:table-cell>
          <table:table-cell table:formula="of:=TEXT([.D210];&quot;aaaa-mm-dd&quot;)" office:value-type="string" office:string-value="2013-12-09">
            <text:p>2013-12-09</text:p>
          </table:table-cell>
          <table:table-cell table:formula="of:=[.E210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RIVARA, RAUL ALBERTO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RENOVADOR</text:p>
          </table:table-cell>
          <table:table-cell office:value-type="string">
            <text:p>law_deputy_210</text:p>
          </table:table-cell>
          <table:table-cell table:formula="of:=[.A211]" office:value-type="string" office:string-value="RIVARA, RAUL ALBERTO">
            <text:p>RIVARA, RAUL ALBERTO</text:p>
          </table:table-cell>
          <table:table-cell table:formula="of:=VLOOKUP([.B211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11];&quot;aaaa-mm-dd&quot;)" office:value-type="string" office:string-value="2009-12-10">
            <text:p>2009-12-10</text:p>
          </table:table-cell>
          <table:table-cell table:formula="of:=TEXT([.D211];&quot;aaaa-mm-dd&quot;)" office:value-type="string" office:string-value="2013-12-09">
            <text:p>2013-12-09</text:p>
          </table:table-cell>
          <table:table-cell table:formula="of:=[.E211]" office:value-type="string" office:string-value="FRENTE RENOVADOR">
            <text:p>FRENTE RENOVADOR</text:p>
          </table:table-cell>
        </table:table-row>
        <table:table-row table:style-name="ro1">
          <table:table-cell office:value-type="string">
            <text:p>RIVAROLA, RUBEN ARMANDO</text:p>
          </table:table-cell>
          <table:table-cell office:value-type="string">
            <text:p><text:s/>JUJUY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11</text:p>
          </table:table-cell>
          <table:table-cell table:formula="of:=[.A212]" office:value-type="string" office:string-value="RIVAROLA, RUBEN ARMANDO">
            <text:p>RIVAROLA, RUBEN ARMANDO</text:p>
          </table:table-cell>
          <table:table-cell table:formula="of:=VLOOKUP([.B212];[$'Td states'.$A$4:.$C$27];3;0)" office:value-type="string" office:string-value="Jujuy">
            <text:p>Jujuy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12];&quot;aaaa-mm-dd&quot;)" office:value-type="string" office:string-value="2011-12-10">
            <text:p>2011-12-10</text:p>
          </table:table-cell>
          <table:table-cell table:formula="of:=TEXT([.D212];&quot;aaaa-mm-dd&quot;)" office:value-type="string" office:string-value="2015-12-09">
            <text:p>2015-12-09</text:p>
          </table:table-cell>
          <table:table-cell table:formula="of:=[.E212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RIVAS, JORGE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12</text:p>
          </table:table-cell>
          <table:table-cell table:formula="of:=[.A213]" office:value-type="string" office:string-value="RIVAS, JORGE">
            <text:p>RIVAS, JORGE</text:p>
          </table:table-cell>
          <table:table-cell table:formula="of:=VLOOKUP([.B213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13];&quot;aaaa-mm-dd&quot;)" office:value-type="string" office:string-value="2011-12-10">
            <text:p>2011-12-10</text:p>
          </table:table-cell>
          <table:table-cell table:formula="of:=TEXT([.D213];&quot;aaaa-mm-dd&quot;)" office:value-type="string" office:string-value="2015-12-09">
            <text:p>2015-12-09</text:p>
          </table:table-cell>
          <table:table-cell table:formula="of:=[.E213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ROBERTI, ALBERTO OSCAR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RENOVADOR</text:p>
          </table:table-cell>
          <table:table-cell office:value-type="string">
            <text:p>law_deputy_213</text:p>
          </table:table-cell>
          <table:table-cell table:formula="of:=[.A214]" office:value-type="string" office:string-value="ROBERTI, ALBERTO OSCAR">
            <text:p>ROBERTI, ALBERTO OSCAR</text:p>
          </table:table-cell>
          <table:table-cell table:formula="of:=VLOOKUP([.B214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14];&quot;aaaa-mm-dd&quot;)" office:value-type="string" office:string-value="2011-12-10">
            <text:p>2011-12-10</text:p>
          </table:table-cell>
          <table:table-cell table:formula="of:=TEXT([.D214];&quot;aaaa-mm-dd&quot;)" office:value-type="string" office:string-value="2015-12-09">
            <text:p>2015-12-09</text:p>
          </table:table-cell>
          <table:table-cell table:formula="of:=[.E214]" office:value-type="string" office:string-value="FRENTE RENOVADOR">
            <text:p>FRENTE RENOVADOR</text:p>
          </table:table-cell>
        </table:table-row>
        <table:table-row table:style-name="ro1">
          <table:table-cell office:value-type="string">
            <text:p>ROBLEDO, ROBERTO RICARDO</text:p>
          </table:table-cell>
          <table:table-cell office:value-type="string">
            <text:p><text:s/>LA PAMP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PARTIDO JUSTICIALISTA LA PAMPA</text:p>
          </table:table-cell>
          <table:table-cell office:value-type="string">
            <text:p>law_deputy_214</text:p>
          </table:table-cell>
          <table:table-cell table:formula="of:=[.A215]" office:value-type="string" office:string-value="ROBLEDO, ROBERTO RICARDO">
            <text:p>ROBLEDO, ROBERTO RICARDO</text:p>
          </table:table-cell>
          <table:table-cell table:formula="of:=VLOOKUP([.B215];[$'Td states'.$A$4:.$C$27];3;0)" office:value-type="string" office:string-value="La Pampa">
            <text:p>La Pamp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15];&quot;aaaa-mm-dd&quot;)" office:value-type="string" office:string-value="2009-12-10">
            <text:p>2009-12-10</text:p>
          </table:table-cell>
          <table:table-cell table:formula="of:=TEXT([.D215];&quot;aaaa-mm-dd&quot;)" office:value-type="string" office:string-value="2013-12-09">
            <text:p>2013-12-09</text:p>
          </table:table-cell>
          <table:table-cell table:formula="of:=[.E215]" office:value-type="string" office:string-value="PARTIDO JUSTICIALISTA LA PAMPA">
            <text:p>PARTIDO JUSTICIALISTA LA PAMPA</text:p>
          </table:table-cell>
        </table:table-row>
        <table:table-row table:style-name="ro1">
          <table:table-cell office:value-type="string">
            <text:p>RODRIGUEZ, MARCELA VIRGINIA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DEMOCRACIA IGUALITARIA Y PARTICIPATIVA (D.I.P.)</text:p>
          </table:table-cell>
          <table:table-cell office:value-type="string">
            <text:p>law_deputy_215</text:p>
          </table:table-cell>
          <table:table-cell table:formula="of:=[.A216]" office:value-type="string" office:string-value="RODRIGUEZ, MARCELA VIRGINIA">
            <text:p>RODRIGUEZ, MARCELA VIRGINIA</text:p>
          </table:table-cell>
          <table:table-cell table:formula="of:=VLOOKUP([.B216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16];&quot;aaaa-mm-dd&quot;)" office:value-type="string" office:string-value="2009-12-10">
            <text:p>2009-12-10</text:p>
          </table:table-cell>
          <table:table-cell table:formula="of:=TEXT([.D216];&quot;aaaa-mm-dd&quot;)" office:value-type="string" office:string-value="2013-12-09">
            <text:p>2013-12-09</text:p>
          </table:table-cell>
          <table:table-cell table:formula="of:=[.E216]" office:value-type="string" office:string-value="DEMOCRACIA IGUALITARIA Y PARTICIPATIVA (D.I.P.)">
            <text:p>DEMOCRACIA IGUALITARIA Y PARTICIPATIVA (D.I.P.)</text:p>
          </table:table-cell>
        </table:table-row>
        <table:table-row table:style-name="ro1">
          <table:table-cell office:value-type="string">
            <text:p>ROGEL, FABIAN DULIO</text:p>
          </table:table-cell>
          <table:table-cell office:value-type="string">
            <text:p><text:s/>ENTRE RIO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CR</text:p>
          </table:table-cell>
          <table:table-cell office:value-type="string">
            <text:p>law_deputy_216</text:p>
          </table:table-cell>
          <table:table-cell table:formula="of:=[.A217]" office:value-type="string" office:string-value="ROGEL, FABIAN DULIO">
            <text:p>ROGEL, FABIAN DULIO</text:p>
          </table:table-cell>
          <table:table-cell table:formula="of:=VLOOKUP([.B217];[$'Td states'.$A$4:.$C$27];3;0)" office:value-type="string" office:string-value="Entre Ríos">
            <text:p>Entre Río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17];&quot;aaaa-mm-dd&quot;)" office:value-type="string" office:string-value="2011-12-10">
            <text:p>2011-12-10</text:p>
          </table:table-cell>
          <table:table-cell table:formula="of:=TEXT([.D217];&quot;aaaa-mm-dd&quot;)" office:value-type="string" office:string-value="2015-12-09">
            <text:p>2015-12-09</text:p>
          </table:table-cell>
          <table:table-cell table:formula="of:=[.E217]" office:value-type="string" office:string-value="UCR">
            <text:p>UCR</text:p>
          </table:table-cell>
        </table:table-row>
        <table:table-row table:style-name="ro1">
          <table:table-cell office:value-type="string">
            <text:p>RUCCI, CLAUDIA MONICA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ERONISTA</text:p>
          </table:table-cell>
          <table:table-cell office:value-type="string">
            <text:p>law_deputy_217</text:p>
          </table:table-cell>
          <table:table-cell table:formula="of:=[.A218]" office:value-type="string" office:string-value="RUCCI, CLAUDIA MONICA">
            <text:p>RUCCI, CLAUDIA MONICA</text:p>
          </table:table-cell>
          <table:table-cell table:formula="of:=VLOOKUP([.B218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18];&quot;aaaa-mm-dd&quot;)" office:value-type="string" office:string-value="2009-12-10">
            <text:p>2009-12-10</text:p>
          </table:table-cell>
          <table:table-cell table:formula="of:=TEXT([.D218];&quot;aaaa-mm-dd&quot;)" office:value-type="string" office:string-value="2013-12-09">
            <text:p>2013-12-09</text:p>
          </table:table-cell>
          <table:table-cell table:formula="of:=[.E218]" office:value-type="string" office:string-value="FRENTE PERONISTA">
            <text:p>FRENTE PERONISTA</text:p>
          </table:table-cell>
        </table:table-row>
        <table:table-row table:style-name="ro1">
          <table:table-cell office:value-type="string">
            <text:p>RUIZ, AIDA DELIA</text:p>
          </table:table-cell>
          <table:table-cell office:value-type="string">
            <text:p><text:s/>SANTIAGO DEL ESTERO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CIVICO POR SANTIAGO</text:p>
          </table:table-cell>
          <table:table-cell office:value-type="string">
            <text:p>law_deputy_218</text:p>
          </table:table-cell>
          <table:table-cell table:formula="of:=[.A219]" office:value-type="string" office:string-value="RUIZ, AIDA DELIA">
            <text:p>RUIZ, AIDA DELIA</text:p>
          </table:table-cell>
          <table:table-cell table:formula="of:=VLOOKUP([.B219];[$'Td states'.$A$4:.$C$27];3;0)" office:value-type="string" office:string-value="Santiago del Estero">
            <text:p>Santiago del Ester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19];&quot;aaaa-mm-dd&quot;)" office:value-type="string" office:string-value="2011-12-10">
            <text:p>2011-12-10</text:p>
          </table:table-cell>
          <table:table-cell table:formula="of:=TEXT([.D219];&quot;aaaa-mm-dd&quot;)" office:value-type="string" office:string-value="2015-12-09">
            <text:p>2015-12-09</text:p>
          </table:table-cell>
          <table:table-cell table:formula="of:=[.E219]" office:value-type="string" office:string-value="FRENTE CIVICO POR SANTIAGO">
            <text:p>FRENTE CIVICO POR SANTIAGO</text:p>
          </table:table-cell>
        </table:table-row>
        <table:table-row table:style-name="ro1">
          <table:table-cell office:value-type="string">
            <text:p>SABBATELLA, MARTIN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NUEVO ENCUENTRO</text:p>
          </table:table-cell>
          <table:table-cell office:value-type="string">
            <text:p>law_deputy_219</text:p>
          </table:table-cell>
          <table:table-cell table:formula="of:=[.A220]" office:value-type="string" office:string-value="SABBATELLA, MARTIN">
            <text:p>SABBATELLA, MARTIN</text:p>
          </table:table-cell>
          <table:table-cell table:formula="of:=VLOOKUP([.B220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20];&quot;aaaa-mm-dd&quot;)" office:value-type="string" office:string-value="2009-12-10">
            <text:p>2009-12-10</text:p>
          </table:table-cell>
          <table:table-cell table:formula="of:=TEXT([.D220];&quot;aaaa-mm-dd&quot;)" office:value-type="string" office:string-value="2013-12-09">
            <text:p>2013-12-09</text:p>
          </table:table-cell>
          <table:table-cell table:formula="of:=[.E220]" office:value-type="string" office:string-value="FRENTE NUEVO ENCUENTRO">
            <text:p>FRENTE NUEVO ENCUENTRO</text:p>
          </table:table-cell>
        </table:table-row>
        <table:table-row table:style-name="ro1">
          <table:table-cell office:value-type="string">
            <text:p>SACCA, LUIS FERNANDO</text:p>
          </table:table-cell>
          <table:table-cell office:value-type="string">
            <text:p><text:s/>TUCUMAN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CR</text:p>
          </table:table-cell>
          <table:table-cell office:value-type="string">
            <text:p>law_deputy_220</text:p>
          </table:table-cell>
          <table:table-cell table:formula="of:=[.A221]" office:value-type="string" office:string-value="SACCA, LUIS FERNANDO">
            <text:p>SACCA, LUIS FERNANDO</text:p>
          </table:table-cell>
          <table:table-cell table:formula="of:=VLOOKUP([.B221];[$'Td states'.$A$4:.$C$27];3;0)" office:value-type="string" office:string-value="Tucumán">
            <text:p>Tucumá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21];&quot;aaaa-mm-dd&quot;)" office:value-type="string" office:string-value="2011-12-10">
            <text:p>2011-12-10</text:p>
          </table:table-cell>
          <table:table-cell table:formula="of:=TEXT([.D221];&quot;aaaa-mm-dd&quot;)" office:value-type="string" office:string-value="2015-12-09">
            <text:p>2015-12-09</text:p>
          </table:table-cell>
          <table:table-cell table:formula="of:=[.E221]" office:value-type="string" office:string-value="UCR">
            <text:p>UCR</text:p>
          </table:table-cell>
        </table:table-row>
        <table:table-row table:style-name="ro1">
          <table:table-cell office:value-type="string">
            <text:p>SALIM, JUAN ARTURO</text:p>
          </table:table-cell>
          <table:table-cell office:value-type="string">
            <text:p><text:s/>TUCUMAN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221</text:p>
          </table:table-cell>
          <table:table-cell table:formula="of:=[.A222]" office:value-type="string" office:string-value="SALIM, JUAN ARTURO">
            <text:p>SALIM, JUAN ARTURO</text:p>
          </table:table-cell>
          <table:table-cell table:formula="of:=VLOOKUP([.B222];[$'Td states'.$A$4:.$C$27];3;0)" office:value-type="string" office:string-value="Tucumán">
            <text:p>Tucumá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22];&quot;aaaa-mm-dd&quot;)" office:value-type="string" office:string-value="2009-12-10">
            <text:p>2009-12-10</text:p>
          </table:table-cell>
          <table:table-cell table:formula="of:=TEXT([.D222];&quot;aaaa-mm-dd&quot;)" office:value-type="string" office:string-value="2013-12-09">
            <text:p>2013-12-09</text:p>
          </table:table-cell>
          <table:table-cell table:formula="of:=[.E222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SANTILLAN, WALTER MARCELO</text:p>
          </table:table-cell>
          <table:table-cell office:value-type="string">
            <text:p><text:s/>TUCUMAN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22</text:p>
          </table:table-cell>
          <table:table-cell table:formula="of:=[.A223]" office:value-type="string" office:string-value="SANTILLAN, WALTER MARCELO">
            <text:p>SANTILLAN, WALTER MARCELO</text:p>
          </table:table-cell>
          <table:table-cell table:formula="of:=VLOOKUP([.B223];[$'Td states'.$A$4:.$C$27];3;0)" office:value-type="string" office:string-value="Tucumán">
            <text:p>Tucumá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23];&quot;aaaa-mm-dd&quot;)" office:value-type="string" office:string-value="2011-12-10">
            <text:p>2011-12-10</text:p>
          </table:table-cell>
          <table:table-cell table:formula="of:=TEXT([.D223];&quot;aaaa-mm-dd&quot;)" office:value-type="string" office:string-value="2015-12-09">
            <text:p>2015-12-09</text:p>
          </table:table-cell>
          <table:table-cell table:formula="of:=[.E223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SANTIN, EDUARDO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CR</text:p>
          </table:table-cell>
          <table:table-cell office:value-type="string">
            <text:p>law_deputy_223</text:p>
          </table:table-cell>
          <table:table-cell table:formula="of:=[.A224]" office:value-type="string" office:string-value="SANTIN, EDUARDO">
            <text:p>SANTIN, EDUARDO</text:p>
          </table:table-cell>
          <table:table-cell table:formula="of:=VLOOKUP([.B224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24];&quot;aaaa-mm-dd&quot;)" office:value-type="string" office:string-value="2011-12-10">
            <text:p>2011-12-10</text:p>
          </table:table-cell>
          <table:table-cell table:formula="of:=TEXT([.D224];&quot;aaaa-mm-dd&quot;)" office:value-type="string" office:string-value="2015-12-09">
            <text:p>2015-12-09</text:p>
          </table:table-cell>
          <table:table-cell table:formula="of:=[.E224]" office:value-type="string" office:string-value="UCR">
            <text:p>UCR</text:p>
          </table:table-cell>
        </table:table-row>
        <table:table-row table:style-name="ro1">
          <table:table-cell office:value-type="string">
            <text:p>SCHMIDT LIERMANN, CORNELIA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PRO</text:p>
          </table:table-cell>
          <table:table-cell office:value-type="string">
            <text:p>law_deputy_224</text:p>
          </table:table-cell>
          <table:table-cell table:formula="of:=[.A225]" office:value-type="string" office:string-value="SCHMIDT LIERMANN, CORNELIA">
            <text:p>SCHMIDT LIERMANN, CORNELIA</text:p>
          </table:table-cell>
          <table:table-cell table:formula="of:=VLOOKUP([.B225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25];&quot;aaaa-mm-dd&quot;)" office:value-type="string" office:string-value="2011-12-10">
            <text:p>2011-12-10</text:p>
          </table:table-cell>
          <table:table-cell table:formula="of:=TEXT([.D225];&quot;aaaa-mm-dd&quot;)" office:value-type="string" office:string-value="2015-12-09">
            <text:p>2015-12-09</text:p>
          </table:table-cell>
          <table:table-cell table:formula="of:=[.E225]" office:value-type="string" office:string-value="PRO">
            <text:p>PRO</text:p>
          </table:table-cell>
        </table:table-row>
        <table:table-row table:style-name="ro1">
          <table:table-cell office:value-type="string">
            <text:p>SCIUTTO, RUBEN DARIO</text:p>
          </table:table-cell>
          <table:table-cell office:value-type="string">
            <text:p><text:s/>TIERRA DEL FUEGO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25</text:p>
          </table:table-cell>
          <table:table-cell table:formula="of:=[.A226]" office:value-type="string" office:string-value="SCIUTTO, RUBEN DARIO">
            <text:p>SCIUTTO, RUBEN DARIO</text:p>
          </table:table-cell>
          <table:table-cell table:formula="of:=VLOOKUP([.B226];[$'Td states'.$A$4:.$C$27];3;0)" office:value-type="string" office:string-value="Tierra del Fuego">
            <text:p>Tierra del Fueg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26];&quot;aaaa-mm-dd&quot;)" office:value-type="string" office:string-value="2011-12-10">
            <text:p>2011-12-10</text:p>
          </table:table-cell>
          <table:table-cell table:formula="of:=TEXT([.D226];&quot;aaaa-mm-dd&quot;)" office:value-type="string" office:string-value="2015-12-09">
            <text:p>2015-12-09</text:p>
          </table:table-cell>
          <table:table-cell table:formula="of:=[.E226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SEGARRA, ADELA ROSA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26</text:p>
          </table:table-cell>
          <table:table-cell table:formula="of:=[.A227]" office:value-type="string" office:string-value="SEGARRA, ADELA ROSA">
            <text:p>SEGARRA, ADELA ROSA</text:p>
          </table:table-cell>
          <table:table-cell table:formula="of:=VLOOKUP([.B227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27];&quot;aaaa-mm-dd&quot;)" office:value-type="string" office:string-value="2011-12-10">
            <text:p>2011-12-10</text:p>
          </table:table-cell>
          <table:table-cell table:formula="of:=TEXT([.D227];&quot;aaaa-mm-dd&quot;)" office:value-type="string" office:string-value="2015-12-09">
            <text:p>2015-12-09</text:p>
          </table:table-cell>
          <table:table-cell table:formula="of:=[.E227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SIMONCINI, SILVIA ROSA</text:p>
          </table:table-cell>
          <table:table-cell office:value-type="string">
            <text:p><text:s/>SANTA FE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27</text:p>
          </table:table-cell>
          <table:table-cell table:formula="of:=[.A228]" office:value-type="string" office:string-value="SIMONCINI, SILVIA ROSA">
            <text:p>SIMONCINI, SILVIA ROSA</text:p>
          </table:table-cell>
          <table:table-cell table:formula="of:=VLOOKUP([.B228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28];&quot;aaaa-mm-dd&quot;)" office:value-type="string" office:string-value="2011-12-10">
            <text:p>2011-12-10</text:p>
          </table:table-cell>
          <table:table-cell table:formula="of:=TEXT([.D228];&quot;aaaa-mm-dd&quot;)" office:value-type="string" office:string-value="2015-12-09">
            <text:p>2015-12-09</text:p>
          </table:table-cell>
          <table:table-cell table:formula="of:=[.E22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SOLA, FELIPE CARLOS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RENOVADOR</text:p>
          </table:table-cell>
          <table:table-cell office:value-type="string">
            <text:p>law_deputy_228</text:p>
          </table:table-cell>
          <table:table-cell table:formula="of:=[.A229]" office:value-type="string" office:string-value="SOLA, FELIPE CARLOS">
            <text:p>SOLA, FELIPE CARLOS</text:p>
          </table:table-cell>
          <table:table-cell table:formula="of:=VLOOKUP([.B229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29];&quot;aaaa-mm-dd&quot;)" office:value-type="string" office:string-value="2009-12-10">
            <text:p>2009-12-10</text:p>
          </table:table-cell>
          <table:table-cell table:formula="of:=TEXT([.D229];&quot;aaaa-mm-dd&quot;)" office:value-type="string" office:string-value="2013-12-09">
            <text:p>2013-12-09</text:p>
          </table:table-cell>
          <table:table-cell table:formula="of:=[.E229]" office:value-type="string" office:string-value="FRENTE RENOVADOR">
            <text:p>FRENTE RENOVADOR</text:p>
          </table:table-cell>
        </table:table-row>
        <table:table-row table:style-name="ro1">
          <table:table-cell office:value-type="string">
            <text:p>SOLANAS, FERNANDO EZEQUIEL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MOVIMIENTO PROYECTO SUR</text:p>
          </table:table-cell>
          <table:table-cell office:value-type="string">
            <text:p>law_deputy_229</text:p>
          </table:table-cell>
          <table:table-cell table:formula="of:=[.A230]" office:value-type="string" office:string-value="SOLANAS, FERNANDO EZEQUIEL">
            <text:p>SOLANAS, FERNANDO EZEQUIEL</text:p>
          </table:table-cell>
          <table:table-cell table:formula="of:=VLOOKUP([.B230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30];&quot;aaaa-mm-dd&quot;)" office:value-type="string" office:string-value="2009-12-10">
            <text:p>2009-12-10</text:p>
          </table:table-cell>
          <table:table-cell table:formula="of:=TEXT([.D230];&quot;aaaa-mm-dd&quot;)" office:value-type="string" office:string-value="2013-12-09">
            <text:p>2013-12-09</text:p>
          </table:table-cell>
          <table:table-cell table:formula="of:=[.E230]" office:value-type="string" office:string-value="MOVIMIENTO PROYECTO SUR">
            <text:p>MOVIMIENTO PROYECTO SUR</text:p>
          </table:table-cell>
        </table:table-row>
        <table:table-row table:style-name="ro1">
          <table:table-cell office:value-type="string">
            <text:p>SOLANAS, JULIO RODOLFO</text:p>
          </table:table-cell>
          <table:table-cell office:value-type="string">
            <text:p><text:s/>ENTRE RIO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30</text:p>
          </table:table-cell>
          <table:table-cell table:formula="of:=[.A231]" office:value-type="string" office:string-value="SOLANAS, JULIO RODOLFO">
            <text:p>SOLANAS, JULIO RODOLFO</text:p>
          </table:table-cell>
          <table:table-cell table:formula="of:=VLOOKUP([.B231];[$'Td states'.$A$4:.$C$27];3;0)" office:value-type="string" office:string-value="Entre Ríos">
            <text:p>Entre Río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31];&quot;aaaa-mm-dd&quot;)" office:value-type="string" office:string-value="2011-12-10">
            <text:p>2011-12-10</text:p>
          </table:table-cell>
          <table:table-cell table:formula="of:=TEXT([.D231];&quot;aaaa-mm-dd&quot;)" office:value-type="string" office:string-value="2015-12-09">
            <text:p>2015-12-09</text:p>
          </table:table-cell>
          <table:table-cell table:formula="of:=[.E231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SOTO, GLADYS BEATRIZ</text:p>
          </table:table-cell>
          <table:table-cell office:value-type="string">
            <text:p><text:s/>CHACO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31</text:p>
          </table:table-cell>
          <table:table-cell table:formula="of:=[.A232]" office:value-type="string" office:string-value="SOTO, GLADYS BEATRIZ">
            <text:p>SOTO, GLADYS BEATRIZ</text:p>
          </table:table-cell>
          <table:table-cell table:formula="of:=VLOOKUP([.B232];[$'Td states'.$A$4:.$C$27];3;0)" office:value-type="string" office:string-value="Chaco">
            <text:p>Chac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32];&quot;aaaa-mm-dd&quot;)" office:value-type="string" office:string-value="2011-12-10">
            <text:p>2011-12-10</text:p>
          </table:table-cell>
          <table:table-cell table:formula="of:=TEXT([.D232];&quot;aaaa-mm-dd&quot;)" office:value-type="string" office:string-value="2015-12-09">
            <text:p>2015-12-09</text:p>
          </table:table-cell>
          <table:table-cell table:formula="of:=[.E232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STOLBIZER, MARGARITA ROSA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GEN</text:p>
          </table:table-cell>
          <table:table-cell office:value-type="string">
            <text:p>law_deputy_232</text:p>
          </table:table-cell>
          <table:table-cell table:formula="of:=[.A233]" office:value-type="string" office:string-value="STOLBIZER, MARGARITA ROSA">
            <text:p>STOLBIZER, MARGARITA ROSA</text:p>
          </table:table-cell>
          <table:table-cell table:formula="of:=VLOOKUP([.B233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33];&quot;aaaa-mm-dd&quot;)" office:value-type="string" office:string-value="2009-12-10">
            <text:p>2009-12-10</text:p>
          </table:table-cell>
          <table:table-cell table:formula="of:=TEXT([.D233];&quot;aaaa-mm-dd&quot;)" office:value-type="string" office:string-value="2013-12-09">
            <text:p>2013-12-09</text:p>
          </table:table-cell>
          <table:table-cell table:formula="of:=[.E233]" office:value-type="string" office:string-value="GEN">
            <text:p>GEN</text:p>
          </table:table-cell>
        </table:table-row>
        <table:table-row table:style-name="ro1">
          <table:table-cell office:value-type="string">
            <text:p>STORANI, MARIA LUISA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233</text:p>
          </table:table-cell>
          <table:table-cell table:formula="of:=[.A234]" office:value-type="string" office:string-value="STORANI, MARIA LUISA">
            <text:p>STORANI, MARIA LUISA</text:p>
          </table:table-cell>
          <table:table-cell table:formula="of:=VLOOKUP([.B234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34];&quot;aaaa-mm-dd&quot;)" office:value-type="string" office:string-value="2009-12-10">
            <text:p>2009-12-10</text:p>
          </table:table-cell>
          <table:table-cell table:formula="of:=TEXT([.D234];&quot;aaaa-mm-dd&quot;)" office:value-type="string" office:string-value="2013-12-09">
            <text:p>2013-12-09</text:p>
          </table:table-cell>
          <table:table-cell table:formula="of:=[.E234]" office:value-type="string" office:string-value="UCR">
            <text:p>UCR</text:p>
          </table:table-cell>
        </table:table-row>
        <table:table-row table:style-name="ro1">
          <table:table-cell office:value-type="string">
            <text:p>TERADA, ALICIA</text:p>
          </table:table-cell>
          <table:table-cell office:value-type="string">
            <text:p><text:s/>CHACO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COALICION CIVICA - ARI</text:p>
          </table:table-cell>
          <table:table-cell office:value-type="string">
            <text:p>law_deputy_234</text:p>
          </table:table-cell>
          <table:table-cell table:formula="of:=[.A235]" office:value-type="string" office:string-value="TERADA, ALICIA">
            <text:p>TERADA, ALICIA</text:p>
          </table:table-cell>
          <table:table-cell table:formula="of:=VLOOKUP([.B235];[$'Td states'.$A$4:.$C$27];3;0)" office:value-type="string" office:string-value="Chaco">
            <text:p>Chac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35];&quot;aaaa-mm-dd&quot;)" office:value-type="string" office:string-value="2009-12-10">
            <text:p>2009-12-10</text:p>
          </table:table-cell>
          <table:table-cell table:formula="of:=TEXT([.D235];&quot;aaaa-mm-dd&quot;)" office:value-type="string" office:string-value="2013-12-09">
            <text:p>2013-12-09</text:p>
          </table:table-cell>
          <table:table-cell table:formula="of:=[.E235]" office:value-type="string" office:string-value="COALICION CIVICA - ARI">
            <text:p>COALICION CIVICA - ARI</text:p>
          </table:table-cell>
        </table:table-row>
        <table:table-row table:style-name="ro1">
          <table:table-cell office:value-type="string">
            <text:p>THOMAS, ENRIQUE LUIS</text:p>
          </table:table-cell>
          <table:table-cell office:value-type="string">
            <text:p><text:s/>MENDOZ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ERONISTA</text:p>
          </table:table-cell>
          <table:table-cell office:value-type="string">
            <text:p>law_deputy_235</text:p>
          </table:table-cell>
          <table:table-cell table:formula="of:=[.A236]" office:value-type="string" office:string-value="THOMAS, ENRIQUE LUIS">
            <text:p>THOMAS, ENRIQUE LUIS</text:p>
          </table:table-cell>
          <table:table-cell table:formula="of:=VLOOKUP([.B236];[$'Td states'.$A$4:.$C$27];3;0)" office:value-type="string" office:string-value="Mendoza">
            <text:p>Mendoz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36];&quot;aaaa-mm-dd&quot;)" office:value-type="string" office:string-value="2009-12-10">
            <text:p>2009-12-10</text:p>
          </table:table-cell>
          <table:table-cell table:formula="of:=TEXT([.D236];&quot;aaaa-mm-dd&quot;)" office:value-type="string" office:string-value="2013-12-09">
            <text:p>2013-12-09</text:p>
          </table:table-cell>
          <table:table-cell table:formula="of:=[.E236]" office:value-type="string" office:string-value="FRENTE PERONISTA">
            <text:p>FRENTE PERONISTA</text:p>
          </table:table-cell>
        </table:table-row>
        <table:table-row table:style-name="ro1">
          <table:table-cell office:value-type="string">
            <text:p>TINEO, JAVIER HECTOR</text:p>
          </table:table-cell>
          <table:table-cell office:value-type="string">
            <text:p><text:s/>LA RIOJ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36</text:p>
          </table:table-cell>
          <table:table-cell table:formula="of:=[.A237]" office:value-type="string" office:string-value="TINEO, JAVIER HECTOR">
            <text:p>TINEO, JAVIER HECTOR</text:p>
          </table:table-cell>
          <table:table-cell table:formula="of:=VLOOKUP([.B237];[$'Td states'.$A$4:.$C$27];3;0)" office:value-type="string" office:string-value="La Rioja">
            <text:p>La Rioj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37];&quot;aaaa-mm-dd&quot;)" office:value-type="string" office:string-value="2011-12-10">
            <text:p>2011-12-10</text:p>
          </table:table-cell>
          <table:table-cell table:formula="of:=TEXT([.D237];&quot;aaaa-mm-dd&quot;)" office:value-type="string" office:string-value="2015-12-09">
            <text:p>2015-12-09</text:p>
          </table:table-cell>
          <table:table-cell table:formula="of:=[.E237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TOMAS, HECTOR DANIEL</text:p>
          </table:table-cell>
          <table:table-cell office:value-type="string">
            <text:p><text:s/>SAN JUAN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237</text:p>
          </table:table-cell>
          <table:table-cell table:formula="of:=[.A238]" office:value-type="string" office:string-value="TOMAS, HECTOR DANIEL">
            <text:p>TOMAS, HECTOR DANIEL</text:p>
          </table:table-cell>
          <table:table-cell table:formula="of:=VLOOKUP([.B238];[$'Td states'.$A$4:.$C$27];3;0)" office:value-type="string" office:string-value="San Juan">
            <text:p>San Jua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38];&quot;aaaa-mm-dd&quot;)" office:value-type="string" office:string-value="2009-12-10">
            <text:p>2009-12-10</text:p>
          </table:table-cell>
          <table:table-cell table:formula="of:=TEXT([.D238];&quot;aaaa-mm-dd&quot;)" office:value-type="string" office:string-value="2013-12-09">
            <text:p>2013-12-09</text:p>
          </table:table-cell>
          <table:table-cell table:formula="of:=[.E23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TONELLI, PABLO GABRIEL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PRO</text:p>
          </table:table-cell>
          <table:table-cell office:value-type="string">
            <text:p>law_deputy_238</text:p>
          </table:table-cell>
          <table:table-cell table:formula="of:=[.A239]" office:value-type="string" office:string-value="TONELLI, PABLO GABRIEL">
            <text:p>TONELLI, PABLO GABRIEL</text:p>
          </table:table-cell>
          <table:table-cell table:formula="of:=VLOOKUP([.B239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39];&quot;aaaa-mm-dd&quot;)" office:value-type="string" office:string-value="2011-12-10">
            <text:p>2011-12-10</text:p>
          </table:table-cell>
          <table:table-cell table:formula="of:=TEXT([.D239];&quot;aaaa-mm-dd&quot;)" office:value-type="string" office:string-value="2015-12-09">
            <text:p>2015-12-09</text:p>
          </table:table-cell>
          <table:table-cell table:formula="of:=[.E239]" office:value-type="string" office:string-value="PRO">
            <text:p>PRO</text:p>
          </table:table-cell>
        </table:table-row>
        <table:table-row table:style-name="ro1">
          <table:table-cell office:value-type="string">
            <text:p>TRIACA, ALBERTO JORGE</text:p>
          </table:table-cell>
          <table:table-cell office:value-type="string">
            <text:p><text:s/>CIUDAD de 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PRO</text:p>
          </table:table-cell>
          <table:table-cell office:value-type="string">
            <text:p>law_deputy_239</text:p>
          </table:table-cell>
          <table:table-cell table:formula="of:=[.A240]" office:value-type="string" office:string-value="TRIACA, ALBERTO JORGE">
            <text:p>TRIACA, ALBERTO JORGE</text:p>
          </table:table-cell>
          <table:table-cell table:formula="of:=VLOOKUP([.B240];[$'Td states'.$A$4:.$C$27];3;0)" office:value-type="string" office:string-value="Ciudad Autónoma de Buenos Aires">
            <text:p>Ciudad Autónoma de 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40];&quot;aaaa-mm-dd&quot;)" office:value-type="string" office:string-value="2009-12-10">
            <text:p>2009-12-10</text:p>
          </table:table-cell>
          <table:table-cell table:formula="of:=TEXT([.D240];&quot;aaaa-mm-dd&quot;)" office:value-type="string" office:string-value="2013-12-09">
            <text:p>2013-12-09</text:p>
          </table:table-cell>
          <table:table-cell table:formula="of:=[.E240]" office:value-type="string" office:string-value="PRO">
            <text:p>PRO</text:p>
          </table:table-cell>
        </table:table-row>
        <table:table-row table:style-name="ro1">
          <table:table-cell office:value-type="string">
            <text:p>TUNESSI, JUAN PEDRO</text:p>
          </table:table-cell>
          <table:table-cell office:value-type="string">
            <text:p><text:s/>BUENOS AIR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240</text:p>
          </table:table-cell>
          <table:table-cell table:formula="of:=[.A241]" office:value-type="string" office:string-value="TUNESSI, JUAN PEDRO">
            <text:p>TUNESSI, JUAN PEDRO</text:p>
          </table:table-cell>
          <table:table-cell table:formula="of:=VLOOKUP([.B241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41];&quot;aaaa-mm-dd&quot;)" office:value-type="string" office:string-value="2009-12-10">
            <text:p>2009-12-10</text:p>
          </table:table-cell>
          <table:table-cell table:formula="of:=TEXT([.D241];&quot;aaaa-mm-dd&quot;)" office:value-type="string" office:string-value="2013-12-09">
            <text:p>2013-12-09</text:p>
          </table:table-cell>
          <table:table-cell table:formula="of:=[.E241]" office:value-type="string" office:string-value="UCR">
            <text:p>UCR</text:p>
          </table:table-cell>
        </table:table-row>
        <table:table-row table:style-name="ro1">
          <table:table-cell office:value-type="string">
            <text:p>UÑAC, JOSE RUBEN</text:p>
          </table:table-cell>
          <table:table-cell office:value-type="string">
            <text:p><text:s/>SAN JUAN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41</text:p>
          </table:table-cell>
          <table:table-cell table:formula="of:=[.A242]" office:value-type="string" office:string-value="UÑAC, JOSE RUBEN">
            <text:p>UÑAC, JOSE RUBEN</text:p>
          </table:table-cell>
          <table:table-cell table:formula="of:=VLOOKUP([.B242];[$'Td states'.$A$4:.$C$27];3;0)" office:value-type="string" office:string-value="San Juan">
            <text:p>San Jua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42];&quot;aaaa-mm-dd&quot;)" office:value-type="string" office:string-value="2011-12-10">
            <text:p>2011-12-10</text:p>
          </table:table-cell>
          <table:table-cell table:formula="of:=TEXT([.D242];&quot;aaaa-mm-dd&quot;)" office:value-type="string" office:string-value="2015-12-09">
            <text:p>2015-12-09</text:p>
          </table:table-cell>
          <table:table-cell table:formula="of:=[.E242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VALINOTTO, JORGE ANSELMO</text:p>
          </table:table-cell>
          <table:table-cell office:value-type="string">
            <text:p><text:s/>CORDOB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CIVICO - CORDOBA</text:p>
          </table:table-cell>
          <table:table-cell office:value-type="string">
            <text:p>law_deputy_242</text:p>
          </table:table-cell>
          <table:table-cell table:formula="of:=[.A243]" office:value-type="string" office:string-value="VALINOTTO, JORGE ANSELMO">
            <text:p>VALINOTTO, JORGE ANSELMO</text:p>
          </table:table-cell>
          <table:table-cell table:formula="of:=VLOOKUP([.B243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43];&quot;aaaa-mm-dd&quot;)" office:value-type="string" office:string-value="2011-12-10">
            <text:p>2011-12-10</text:p>
          </table:table-cell>
          <table:table-cell table:formula="of:=TEXT([.D243];&quot;aaaa-mm-dd&quot;)" office:value-type="string" office:string-value="2015-12-09">
            <text:p>2015-12-09</text:p>
          </table:table-cell>
          <table:table-cell table:formula="of:=[.E243]" office:value-type="string" office:string-value="FRENTE CIVICO - CORDOBA">
            <text:p>FRENTE CIVICO - CORDOBA</text:p>
          </table:table-cell>
        </table:table-row>
        <table:table-row table:style-name="ro1">
          <table:table-cell office:value-type="string">
            <text:p>VAQUIE, ENRIQUE ANDRES</text:p>
          </table:table-cell>
          <table:table-cell office:value-type="string">
            <text:p><text:s/>MENDOZ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UCR</text:p>
          </table:table-cell>
          <table:table-cell office:value-type="string">
            <text:p>law_deputy_243</text:p>
          </table:table-cell>
          <table:table-cell table:formula="of:=[.A244]" office:value-type="string" office:string-value="VAQUIE, ENRIQUE ANDRES">
            <text:p>VAQUIE, ENRIQUE ANDRES</text:p>
          </table:table-cell>
          <table:table-cell table:formula="of:=VLOOKUP([.B244];[$'Td states'.$A$4:.$C$27];3;0)" office:value-type="string" office:string-value="Mendoza">
            <text:p>Mendoz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44];&quot;aaaa-mm-dd&quot;)" office:value-type="string" office:string-value="2011-12-10">
            <text:p>2011-12-10</text:p>
          </table:table-cell>
          <table:table-cell table:formula="of:=TEXT([.D244];&quot;aaaa-mm-dd&quot;)" office:value-type="string" office:string-value="2015-12-09">
            <text:p>2015-12-09</text:p>
          </table:table-cell>
          <table:table-cell table:formula="of:=[.E244]" office:value-type="string" office:string-value="UCR">
            <text:p>UCR</text:p>
          </table:table-cell>
        </table:table-row>
        <table:table-row table:style-name="ro1">
          <table:table-cell office:value-type="string">
            <text:p>VEAUTE, MARIANA ALEJANDRA</text:p>
          </table:table-cell>
          <table:table-cell office:value-type="string">
            <text:p><text:s/>CATAMARC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RENOVADOR</text:p>
          </table:table-cell>
          <table:table-cell office:value-type="string">
            <text:p>law_deputy_244</text:p>
          </table:table-cell>
          <table:table-cell table:formula="of:=[.A245]" office:value-type="string" office:string-value="VEAUTE, MARIANA ALEJANDRA">
            <text:p>VEAUTE, MARIANA ALEJANDRA</text:p>
          </table:table-cell>
          <table:table-cell table:formula="of:=VLOOKUP([.B245];[$'Td states'.$A$4:.$C$27];3;0)" office:value-type="string" office:string-value="Catamarca">
            <text:p>Catamarc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45];&quot;aaaa-mm-dd&quot;)" office:value-type="string" office:string-value="2009-12-10">
            <text:p>2009-12-10</text:p>
          </table:table-cell>
          <table:table-cell table:formula="of:=TEXT([.D245];&quot;aaaa-mm-dd&quot;)" office:value-type="string" office:string-value="2013-12-09">
            <text:p>2013-12-09</text:p>
          </table:table-cell>
          <table:table-cell table:formula="of:=[.E245]" office:value-type="string" office:string-value="FRENTE RENOVADOR">
            <text:p>FRENTE RENOVADOR</text:p>
          </table:table-cell>
        </table:table-row>
        <table:table-row table:style-name="ro1">
          <table:table-cell office:value-type="string">
            <text:p>VIDELA, NORA ESTHER</text:p>
          </table:table-cell>
          <table:table-cell office:value-type="string">
            <text:p><text:s/>SAN LUI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COMPROMISO FEDERAL</text:p>
          </table:table-cell>
          <table:table-cell office:value-type="string">
            <text:p>law_deputy_245</text:p>
          </table:table-cell>
          <table:table-cell table:formula="of:=[.A246]" office:value-type="string" office:string-value="VIDELA, NORA ESTHER">
            <text:p>VIDELA, NORA ESTHER</text:p>
          </table:table-cell>
          <table:table-cell table:formula="of:=VLOOKUP([.B246];[$'Td states'.$A$4:.$C$27];3;0)" office:value-type="string" office:string-value="San Luis">
            <text:p>San Lui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46];&quot;aaaa-mm-dd&quot;)" office:value-type="string" office:string-value="2009-12-10">
            <text:p>2009-12-10</text:p>
          </table:table-cell>
          <table:table-cell table:formula="of:=TEXT([.D246];&quot;aaaa-mm-dd&quot;)" office:value-type="string" office:string-value="2013-12-09">
            <text:p>2013-12-09</text:p>
          </table:table-cell>
          <table:table-cell table:formula="of:=[.E246]" office:value-type="string" office:string-value="COMPROMISO FEDERAL">
            <text:p>COMPROMISO FEDERAL</text:p>
          </table:table-cell>
        </table:table-row>
        <table:table-row table:style-name="ro1">
          <table:table-cell office:value-type="string">
            <text:p>VILARIÑO, JOSE ANTONIO</text:p>
          </table:table-cell>
          <table:table-cell office:value-type="string">
            <text:p><text:s/>SALT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46</text:p>
          </table:table-cell>
          <table:table-cell table:formula="of:=[.A247]" office:value-type="string" office:string-value="VILARIÑO, JOSE ANTONIO">
            <text:p>VILARIÑO, JOSE ANTONIO</text:p>
          </table:table-cell>
          <table:table-cell table:formula="of:=VLOOKUP([.B247];[$'Td states'.$A$4:.$C$27];3;0)" office:value-type="string" office:string-value="Salta">
            <text:p>Salt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47];&quot;aaaa-mm-dd&quot;)" office:value-type="string" office:string-value="2011-12-10">
            <text:p>2011-12-10</text:p>
          </table:table-cell>
          <table:table-cell table:formula="of:=TEXT([.D247];&quot;aaaa-mm-dd&quot;)" office:value-type="string" office:string-value="2015-12-09">
            <text:p>2015-12-09</text:p>
          </table:table-cell>
          <table:table-cell table:formula="of:=[.E247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VILLA, JOSE ANTONIO</text:p>
          </table:table-cell>
          <table:table-cell office:value-type="string">
            <text:p><text:s/>SAN JUAN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47</text:p>
          </table:table-cell>
          <table:table-cell table:formula="of:=[.A248]" office:value-type="string" office:string-value="VILLA, JOSE ANTONIO">
            <text:p>VILLA, JOSE ANTONIO</text:p>
          </table:table-cell>
          <table:table-cell table:formula="of:=VLOOKUP([.B248];[$'Td states'.$A$4:.$C$27];3;0)" office:value-type="string" office:string-value="San Juan">
            <text:p>San Jua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48];&quot;aaaa-mm-dd&quot;)" office:value-type="string" office:string-value="2011-12-10">
            <text:p>2011-12-10</text:p>
          </table:table-cell>
          <table:table-cell table:formula="of:=TEXT([.D248];&quot;aaaa-mm-dd&quot;)" office:value-type="string" office:string-value="2015-12-09">
            <text:p>2015-12-09</text:p>
          </table:table-cell>
          <table:table-cell table:formula="of:=[.E248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VILLATA, GRACIELA SUSANA</text:p>
          </table:table-cell>
          <table:table-cell office:value-type="string">
            <text:p><text:s/>CORDOBA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CIVICO - CORDOBA</text:p>
          </table:table-cell>
          <table:table-cell office:value-type="string">
            <text:p>law_deputy_248</text:p>
          </table:table-cell>
          <table:table-cell table:formula="of:=[.A249]" office:value-type="string" office:string-value="VILLATA, GRACIELA SUSANA">
            <text:p>VILLATA, GRACIELA SUSANA</text:p>
          </table:table-cell>
          <table:table-cell table:formula="of:=VLOOKUP([.B249];[$'Td states'.$A$4:.$C$27];3;0)" office:value-type="string" office:string-value="Córdoba">
            <text:p>Córdob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49];&quot;aaaa-mm-dd&quot;)" office:value-type="string" office:string-value="2011-12-10">
            <text:p>2011-12-10</text:p>
          </table:table-cell>
          <table:table-cell table:formula="of:=TEXT([.D249];&quot;aaaa-mm-dd&quot;)" office:value-type="string" office:string-value="2015-12-09">
            <text:p>2015-12-09</text:p>
          </table:table-cell>
          <table:table-cell table:formula="of:=[.E249]" office:value-type="string" office:string-value="FRENTE CIVICO - CORDOBA">
            <text:p>FRENTE CIVICO - CORDOBA</text:p>
          </table:table-cell>
        </table:table-row>
        <table:table-row table:style-name="ro1">
          <table:table-cell office:value-type="string">
            <text:p>WAYAR, WALTER RAUL</text:p>
          </table:table-cell>
          <table:table-cell office:value-type="string">
            <text:p><text:s/>SALT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ERONISTA FEDERAL</text:p>
          </table:table-cell>
          <table:table-cell office:value-type="string">
            <text:p>law_deputy_249</text:p>
          </table:table-cell>
          <table:table-cell table:formula="of:=[.A250]" office:value-type="string" office:string-value="WAYAR, WALTER RAUL">
            <text:p>WAYAR, WALTER RAUL</text:p>
          </table:table-cell>
          <table:table-cell table:formula="of:=VLOOKUP([.B250];[$'Td states'.$A$4:.$C$27];3;0)" office:value-type="string" office:string-value="Salta">
            <text:p>Salt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50];&quot;aaaa-mm-dd&quot;)" office:value-type="string" office:string-value="2009-12-10">
            <text:p>2009-12-10</text:p>
          </table:table-cell>
          <table:table-cell table:formula="of:=TEXT([.D250];&quot;aaaa-mm-dd&quot;)" office:value-type="string" office:string-value="2013-12-09">
            <text:p>2013-12-09</text:p>
          </table:table-cell>
          <table:table-cell table:formula="of:=[.E250]" office:value-type="string" office:string-value="FRENTE PERONISTA FEDERAL">
            <text:p>FRENTE PERONISTA FEDERAL</text:p>
          </table:table-cell>
        </table:table-row>
        <table:table-row table:style-name="ro1">
          <table:table-cell office:value-type="string">
            <text:p>YAGÜE, LINDA CRISTINA</text:p>
          </table:table-cell>
          <table:table-cell office:value-type="string">
            <text:p><text:s/>NEUQUEN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UCR</text:p>
          </table:table-cell>
          <table:table-cell office:value-type="string">
            <text:p>law_deputy_250</text:p>
          </table:table-cell>
          <table:table-cell table:formula="of:=[.A251]" office:value-type="string" office:string-value="YAGÜE, LINDA CRISTINA">
            <text:p>YAGÜE, LINDA CRISTINA</text:p>
          </table:table-cell>
          <table:table-cell table:formula="of:=VLOOKUP([.B251];[$'Td states'.$A$4:.$C$27];3;0)" office:value-type="string" office:string-value="Neuquén">
            <text:p>Neuqué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51];&quot;aaaa-mm-dd&quot;)" office:value-type="string" office:string-value="2009-12-10">
            <text:p>2009-12-10</text:p>
          </table:table-cell>
          <table:table-cell table:formula="of:=TEXT([.D251];&quot;aaaa-mm-dd&quot;)" office:value-type="string" office:string-value="2013-12-09">
            <text:p>2013-12-09</text:p>
          </table:table-cell>
          <table:table-cell table:formula="of:=[.E251]" office:value-type="string" office:string-value="UCR">
            <text:p>UCR</text:p>
          </table:table-cell>
        </table:table-row>
        <table:table-row table:style-name="ro1">
          <table:table-cell office:value-type="string">
            <text:p>YARADE, FERNANDO</text:p>
          </table:table-cell>
          <table:table-cell office:value-type="string">
            <text:p><text:s/>SALT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251</text:p>
          </table:table-cell>
          <table:table-cell table:formula="of:=[.A252]" office:value-type="string" office:string-value="YARADE, FERNANDO">
            <text:p>YARADE, FERNANDO</text:p>
          </table:table-cell>
          <table:table-cell table:formula="of:=VLOOKUP([.B252];[$'Td states'.$A$4:.$C$27];3;0)" office:value-type="string" office:string-value="Salta">
            <text:p>Salt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52];&quot;aaaa-mm-dd&quot;)" office:value-type="string" office:string-value="2009-12-10">
            <text:p>2009-12-10</text:p>
          </table:table-cell>
          <table:table-cell table:formula="of:=TEXT([.D252];&quot;aaaa-mm-dd&quot;)" office:value-type="string" office:string-value="2013-12-09">
            <text:p>2013-12-09</text:p>
          </table:table-cell>
          <table:table-cell table:formula="of:=[.E252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YAZBEK, RUBEN DAVID</text:p>
          </table:table-cell>
          <table:table-cell office:value-type="string">
            <text:p><text:s/>CATAMARC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252</text:p>
          </table:table-cell>
          <table:table-cell table:formula="of:=[.A253]" office:value-type="string" office:string-value="YAZBEK, RUBEN DAVID">
            <text:p>YAZBEK, RUBEN DAVID</text:p>
          </table:table-cell>
          <table:table-cell table:formula="of:=VLOOKUP([.B253];[$'Td states'.$A$4:.$C$27];3;0)" office:value-type="string" office:string-value="Catamarca">
            <text:p>Catamarc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53];&quot;aaaa-mm-dd&quot;)" office:value-type="string" office:string-value="2009-12-10">
            <text:p>2009-12-10</text:p>
          </table:table-cell>
          <table:table-cell table:formula="of:=TEXT([.D253];&quot;aaaa-mm-dd&quot;)" office:value-type="string" office:string-value="2013-12-09">
            <text:p>2013-12-09</text:p>
          </table:table-cell>
          <table:table-cell table:formula="of:=[.E253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YOMA, JORGE RAUL</text:p>
          </table:table-cell>
          <table:table-cell office:value-type="string">
            <text:p><text:s/>LA RIOJA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253</text:p>
          </table:table-cell>
          <table:table-cell table:formula="of:=[.A254]" office:value-type="string" office:string-value="YOMA, JORGE RAUL">
            <text:p>YOMA, JORGE RAUL</text:p>
          </table:table-cell>
          <table:table-cell table:formula="of:=VLOOKUP([.B254];[$'Td states'.$A$4:.$C$27];3;0)" office:value-type="string" office:string-value="La Rioja">
            <text:p>La Rioj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54];&quot;aaaa-mm-dd&quot;)" office:value-type="string" office:string-value="2009-12-10">
            <text:p>2009-12-10</text:p>
          </table:table-cell>
          <table:table-cell table:formula="of:=TEXT([.D254];&quot;aaaa-mm-dd&quot;)" office:value-type="string" office:string-value="2013-12-09">
            <text:p>2013-12-09</text:p>
          </table:table-cell>
          <table:table-cell table:formula="of:=[.E254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ZABALZA, JUAN CARLOS</text:p>
          </table:table-cell>
          <table:table-cell office:value-type="string">
            <text:p><text:s/>SANTA FE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PARTIDO SOCIALISTA</text:p>
          </table:table-cell>
          <table:table-cell office:value-type="string">
            <text:p>law_deputy_254</text:p>
          </table:table-cell>
          <table:table-cell table:formula="of:=[.A255]" office:value-type="string" office:string-value="ZABALZA, JUAN CARLOS">
            <text:p>ZABALZA, JUAN CARLOS</text:p>
          </table:table-cell>
          <table:table-cell table:formula="of:=VLOOKUP([.B255];[$'Td states'.$A$4:.$C$27];3;0)" office:value-type="string" office:string-value="Santa Fe">
            <text:p>Santa Fe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55];&quot;aaaa-mm-dd&quot;)" office:value-type="string" office:string-value="2011-12-10">
            <text:p>2011-12-10</text:p>
          </table:table-cell>
          <table:table-cell table:formula="of:=TEXT([.D255];&quot;aaaa-mm-dd&quot;)" office:value-type="string" office:string-value="2015-12-09">
            <text:p>2015-12-09</text:p>
          </table:table-cell>
          <table:table-cell table:formula="of:=[.E255]" office:value-type="string" office:string-value="PARTIDO SOCIALISTA">
            <text:p>PARTIDO SOCIALISTA</text:p>
          </table:table-cell>
        </table:table-row>
        <table:table-row table:style-name="ro1">
          <table:table-cell office:value-type="string">
            <text:p>ZAMARREÑO, MARIA EUGENIA</text:p>
          </table:table-cell>
          <table:table-cell office:value-type="string">
            <text:p><text:s/>BUENOS AIRES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55</text:p>
          </table:table-cell>
          <table:table-cell table:formula="of:=[.A256]" office:value-type="string" office:string-value="ZAMARREÑO, MARIA EUGENIA">
            <text:p>ZAMARREÑO, MARIA EUGENIA</text:p>
          </table:table-cell>
          <table:table-cell table:formula="of:=VLOOKUP([.B256];[$'Td states'.$A$4:.$C$27];3;0)" office:value-type="string" office:string-value="Buenos Aires">
            <text:p>Buenos Ai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56];&quot;aaaa-mm-dd&quot;)" office:value-type="string" office:string-value="2011-12-10">
            <text:p>2011-12-10</text:p>
          </table:table-cell>
          <table:table-cell table:formula="of:=TEXT([.D256];&quot;aaaa-mm-dd&quot;)" office:value-type="string" office:string-value="2015-12-09">
            <text:p>2015-12-09</text:p>
          </table:table-cell>
          <table:table-cell table:formula="of:=[.E256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ZIEBART, CRISTINA ISABEL</text:p>
          </table:table-cell>
          <table:table-cell office:value-type="string">
            <text:p><text:s/>CHUBUT</text:p>
          </table:table-cell>
          <table:table-cell table:style-name="ce1" office:value-type="date" office:date-value="2011-12-10">
            <text:p>10/12/11</text:p>
          </table:table-cell>
          <table:table-cell table:style-name="ce1" office:value-type="date" office:date-value="2015-12-09">
            <text:p>09/12/15</text:p>
          </table:table-cell>
          <table:table-cell office:value-type="string">
            <text:p>FRENTE PARA LA VICTORIA - PJ</text:p>
          </table:table-cell>
          <table:table-cell office:value-type="string">
            <text:p>law_deputy_256</text:p>
          </table:table-cell>
          <table:table-cell table:formula="of:=[.A257]" office:value-type="string" office:string-value="ZIEBART, CRISTINA ISABEL">
            <text:p>ZIEBART, CRISTINA ISABEL</text:p>
          </table:table-cell>
          <table:table-cell table:formula="of:=VLOOKUP([.B257];[$'Td states'.$A$4:.$C$27];3;0)" office:value-type="string" office:string-value="Chubut">
            <text:p>Chubut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57];&quot;aaaa-mm-dd&quot;)" office:value-type="string" office:string-value="2011-12-10">
            <text:p>2011-12-10</text:p>
          </table:table-cell>
          <table:table-cell table:formula="of:=TEXT([.D257];&quot;aaaa-mm-dd&quot;)" office:value-type="string" office:string-value="2015-12-09">
            <text:p>2015-12-09</text:p>
          </table:table-cell>
          <table:table-cell table:formula="of:=[.E257]" office:value-type="string" office:string-value="FRENTE PARA LA VICTORIA - PJ">
            <text:p>FRENTE PARA LA VICTORIA - PJ</text:p>
          </table:table-cell>
        </table:table-row>
        <table:table-row table:style-name="ro1">
          <table:table-cell office:value-type="string">
            <text:p>ZIEGLER, ALEX ROBERTO</text:p>
          </table:table-cell>
          <table:table-cell office:value-type="string">
            <text:p><text:s/>MISIONES</text:p>
          </table:table-cell>
          <table:table-cell table:style-name="ce1" office:value-type="date" office:date-value="2009-12-10">
            <text:p>10/12/09</text:p>
          </table:table-cell>
          <table:table-cell table:style-name="ce1" office:value-type="date" office:date-value="2013-12-09">
            <text:p>09/12/13</text:p>
          </table:table-cell>
          <table:table-cell office:value-type="string">
            <text:p>FRENTE PARA LA VICTORIA - PJ</text:p>
          </table:table-cell>
          <table:table-cell office:value-type="string">
            <text:p>law_deputy_257</text:p>
          </table:table-cell>
          <table:table-cell table:formula="of:=[.A258]" office:value-type="string" office:string-value="ZIEGLER, ALEX ROBERTO">
            <text:p>ZIEGLER, ALEX ROBERTO</text:p>
          </table:table-cell>
          <table:table-cell table:formula="of:=VLOOKUP([.B258];[$'Td states'.$A$4:.$C$27];3;0)" office:value-type="string" office:string-value="Misiones">
            <text:p>Mision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  <table:table-cell table:formula="of:=TEXT([.C258];&quot;aaaa-mm-dd&quot;)" office:value-type="string" office:string-value="2009-12-10">
            <text:p>2009-12-10</text:p>
          </table:table-cell>
          <table:table-cell table:formula="of:=TEXT([.D258];&quot;aaaa-mm-dd&quot;)" office:value-type="string" office:string-value="2013-12-09">
            <text:p>2013-12-09</text:p>
          </table:table-cell>
          <table:table-cell table:formula="of:=[.E258]" office:value-type="string" office:string-value="FRENTE PARA LA VICTORIA - PJ">
            <text:p>FRENTE PARA LA VICTORIA - PJ</text:p>
          </table:table-cell>
        </table:table-row>
        <table:table-row table:style-name="ro2" table:number-rows-repeated="1048317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d states" table:style-name="ta1">
        <table:table-column table:style-name="co3" table:default-cell-style-name="ce4"/>
        <table:table-column table:style-name="co3" table:default-cell-style-name="ce8"/>
        <table:table-column table:style-name="co3" table:number-columns-repeated="7" table:default-cell-style-name="Default"/>
        <table:table-row table:style-name="ro1">
          <table:table-cell table:style-name="Default" office:value-type="string">
            <text:p>Filtro</text:p>
          </table:table-cell>
          <table:table-cell table:style-name="Default"/>
          <table:table-cell table:number-columns-repeated="4"/>
          <table:table-cell office:value-type="string">
            <text:p>id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>
            <text:p>l10n_ar_states.B</text:p>
          </table:table-cell>
          <table:table-cell office:value-type="string">
            <text:p>B</text:p>
          </table:table-cell>
          <table:table-cell office:value-type="string">
            <text:p>Buenos Aires</text:p>
          </table:table-cell>
        </table:table-row>
        <table:table-row table:style-name="ro1">
          <table:table-cell table:style-name="ce2" office:value-type="string">
            <text:p>Provincia</text:p>
          </table:table-cell>
          <table:table-cell table:style-name="ce6"/>
          <table:table-cell table:number-columns-repeated="4"/>
          <table:table-cell office:value-type="string">
            <text:p>l10n_ar_states.C</text:p>
          </table:table-cell>
          <table:table-cell office:value-type="string">
            <text:p>C</text:p>
          </table:table-cell>
          <table:table-cell office:value-type="string">
            <text:p>Capital Federal</text:p>
          </table:table-cell>
        </table:table-row>
        <table:table-row table:style-name="ro1">
          <table:table-cell table:style-name="ce3" office:value-type="string">
            <text:p><text:s/>BUENOS AIRES</text:p>
          </table:table-cell>
          <table:table-cell table:style-name="ce7"/>
          <table:table-cell table:formula="of:=[.I2]" office:value-type="string" office:string-value="Buenos Aires">
            <text:p>Buenos Aires</text:p>
          </table:table-cell>
          <table:table-cell table:number-columns-repeated="3"/>
          <table:table-cell office:value-type="string">
            <text:p>l10n_ar_states.K</text:p>
          </table:table-cell>
          <table:table-cell office:value-type="string">
            <text:p>K</text:p>
          </table:table-cell>
          <table:table-cell office:value-type="string">
            <text:p>Catamarca</text:p>
          </table:table-cell>
        </table:table-row>
        <table:table-row table:style-name="ro1">
          <table:table-cell office:value-type="string">
            <text:p><text:s/>CATAMARCA</text:p>
          </table:table-cell>
          <table:table-cell/>
          <table:table-cell table:formula="of:=[.I4]" office:value-type="string" office:string-value="Catamarca">
            <text:p>Catamarca</text:p>
          </table:table-cell>
          <table:table-cell table:number-columns-repeated="3"/>
          <table:table-cell office:value-type="string">
            <text:p>l10n_ar_states.H</text:p>
          </table:table-cell>
          <table:table-cell office:value-type="string">
            <text:p>H</text:p>
          </table:table-cell>
          <table:table-cell office:value-type="string">
            <text:p>Chaco</text:p>
          </table:table-cell>
        </table:table-row>
        <table:table-row table:style-name="ro1">
          <table:table-cell office:value-type="string">
            <text:p><text:s/>CHACO</text:p>
          </table:table-cell>
          <table:table-cell/>
          <table:table-cell table:formula="of:=[.I5]" office:value-type="string" office:string-value="Chaco">
            <text:p>Chaco</text:p>
          </table:table-cell>
          <table:table-cell table:number-columns-repeated="3"/>
          <table:table-cell office:value-type="string">
            <text:p>l10n_ar_states.U</text:p>
          </table:table-cell>
          <table:table-cell office:value-type="string">
            <text:p>U</text:p>
          </table:table-cell>
          <table:table-cell office:value-type="string">
            <text:p>Chubut</text:p>
          </table:table-cell>
        </table:table-row>
        <table:table-row table:style-name="ro1">
          <table:table-cell office:value-type="string">
            <text:p><text:s/>CHUBUT</text:p>
          </table:table-cell>
          <table:table-cell/>
          <table:table-cell table:formula="of:=[.I6]" office:value-type="string" office:string-value="Chubut">
            <text:p>Chubut</text:p>
          </table:table-cell>
          <table:table-cell table:number-columns-repeated="3"/>
          <table:table-cell office:value-type="string">
            <text:p>l10n_ar_states.CBA</text:p>
          </table:table-cell>
          <table:table-cell office:value-type="string">
            <text:p>ABA</text:p>
          </table:table-cell>
          <table:table-cell office:value-type="string">
            <text:p>Ciudad Autónoma de Buenos Aires</text:p>
          </table:table-cell>
        </table:table-row>
        <table:table-row table:style-name="ro1">
          <table:table-cell office:value-type="string">
            <text:p><text:s/>CIUDAD de BUENOS AIRES</text:p>
          </table:table-cell>
          <table:table-cell/>
          <table:table-cell table:formula="of:=[.I7]" office:value-type="string" office:string-value="Ciudad Autónoma de Buenos Aires">
            <text:p>Ciudad Autónoma de Buenos Aires</text:p>
          </table:table-cell>
          <table:table-cell table:number-columns-repeated="3"/>
          <table:table-cell office:value-type="string">
            <text:p>l10n_ar_states.X</text:p>
          </table:table-cell>
          <table:table-cell office:value-type="string">
            <text:p>X</text:p>
          </table:table-cell>
          <table:table-cell office:value-type="string">
            <text:p>Córdoba</text:p>
          </table:table-cell>
        </table:table-row>
        <table:table-row table:style-name="ro1">
          <table:table-cell office:value-type="string">
            <text:p><text:s/>CORDOBA</text:p>
          </table:table-cell>
          <table:table-cell/>
          <table:table-cell table:formula="of:=[.I8]" office:value-type="string" office:string-value="Córdoba">
            <text:p>Córdoba</text:p>
          </table:table-cell>
          <table:table-cell table:number-columns-repeated="3"/>
          <table:table-cell office:value-type="string">
            <text:p>l10n_ar_states.W</text:p>
          </table:table-cell>
          <table:table-cell office:value-type="string">
            <text:p>W</text:p>
          </table:table-cell>
          <table:table-cell office:value-type="string">
            <text:p>Corrientes</text:p>
          </table:table-cell>
        </table:table-row>
        <table:table-row table:style-name="ro1">
          <table:table-cell office:value-type="string">
            <text:p><text:s/>CORRIENTES</text:p>
          </table:table-cell>
          <table:table-cell/>
          <table:table-cell table:formula="of:=[.I9]" office:value-type="string" office:string-value="Corrientes">
            <text:p>Corrientes</text:p>
          </table:table-cell>
          <table:table-cell table:number-columns-repeated="3"/>
          <table:table-cell office:value-type="string">
            <text:p>l10n_ar_states.E</text:p>
          </table:table-cell>
          <table:table-cell office:value-type="string">
            <text:p>E</text:p>
          </table:table-cell>
          <table:table-cell office:value-type="string">
            <text:p>Entre Ríos</text:p>
          </table:table-cell>
        </table:table-row>
        <table:table-row table:style-name="ro1">
          <table:table-cell office:value-type="string">
            <text:p><text:s/>ENTRE RIOS</text:p>
          </table:table-cell>
          <table:table-cell/>
          <table:table-cell table:formula="of:=[.I10]" office:value-type="string" office:string-value="Entre Ríos">
            <text:p>Entre Ríos</text:p>
          </table:table-cell>
          <table:table-cell table:number-columns-repeated="3"/>
          <table:table-cell office:value-type="string">
            <text:p>l10n_ar_states.P</text:p>
          </table:table-cell>
          <table:table-cell office:value-type="string">
            <text:p>P</text:p>
          </table:table-cell>
          <table:table-cell office:value-type="string">
            <text:p>Formosa</text:p>
          </table:table-cell>
        </table:table-row>
        <table:table-row table:style-name="ro1">
          <table:table-cell office:value-type="string">
            <text:p><text:s/>FORMOSA</text:p>
          </table:table-cell>
          <table:table-cell/>
          <table:table-cell table:formula="of:=[.I11]" office:value-type="string" office:string-value="Formosa">
            <text:p>Formosa</text:p>
          </table:table-cell>
          <table:table-cell table:number-columns-repeated="3"/>
          <table:table-cell office:value-type="string">
            <text:p>l10n_ar_states.Y</text:p>
          </table:table-cell>
          <table:table-cell office:value-type="string">
            <text:p>Y</text:p>
          </table:table-cell>
          <table:table-cell office:value-type="string">
            <text:p>Jujuy</text:p>
          </table:table-cell>
        </table:table-row>
        <table:table-row table:style-name="ro1">
          <table:table-cell office:value-type="string">
            <text:p><text:s/>JUJUY</text:p>
          </table:table-cell>
          <table:table-cell/>
          <table:table-cell table:formula="of:=[.I12]" office:value-type="string" office:string-value="Jujuy">
            <text:p>Jujuy</text:p>
          </table:table-cell>
          <table:table-cell table:number-columns-repeated="3"/>
          <table:table-cell office:value-type="string">
            <text:p>l10n_ar_states.L</text:p>
          </table:table-cell>
          <table:table-cell office:value-type="string">
            <text:p>L</text:p>
          </table:table-cell>
          <table:table-cell office:value-type="string">
            <text:p>La Pampa</text:p>
          </table:table-cell>
        </table:table-row>
        <table:table-row table:style-name="ro1">
          <table:table-cell office:value-type="string">
            <text:p><text:s/>LA PAMPA</text:p>
          </table:table-cell>
          <table:table-cell/>
          <table:table-cell table:formula="of:=[.I13]" office:value-type="string" office:string-value="La Pampa">
            <text:p>La Pampa</text:p>
          </table:table-cell>
          <table:table-cell table:number-columns-repeated="3"/>
          <table:table-cell office:value-type="string">
            <text:p>l10n_ar_states.F</text:p>
          </table:table-cell>
          <table:table-cell office:value-type="string">
            <text:p>F</text:p>
          </table:table-cell>
          <table:table-cell office:value-type="string">
            <text:p>La Rioja</text:p>
          </table:table-cell>
        </table:table-row>
        <table:table-row table:style-name="ro1">
          <table:table-cell office:value-type="string">
            <text:p><text:s/>LA RIOJA</text:p>
          </table:table-cell>
          <table:table-cell/>
          <table:table-cell table:formula="of:=[.I14]" office:value-type="string" office:string-value="La Rioja">
            <text:p>La Rioja</text:p>
          </table:table-cell>
          <table:table-cell table:number-columns-repeated="3"/>
          <table:table-cell office:value-type="string">
            <text:p>l10n_ar_states.M</text:p>
          </table:table-cell>
          <table:table-cell office:value-type="string">
            <text:p>M</text:p>
          </table:table-cell>
          <table:table-cell office:value-type="string">
            <text:p>Mendoza</text:p>
          </table:table-cell>
        </table:table-row>
        <table:table-row table:style-name="ro1">
          <table:table-cell office:value-type="string">
            <text:p><text:s/>MENDOZA</text:p>
          </table:table-cell>
          <table:table-cell/>
          <table:table-cell table:formula="of:=[.I15]" office:value-type="string" office:string-value="Mendoza">
            <text:p>Mendoza</text:p>
          </table:table-cell>
          <table:table-cell table:number-columns-repeated="3"/>
          <table:table-cell office:value-type="string">
            <text:p>l10n_ar_states.N</text:p>
          </table:table-cell>
          <table:table-cell office:value-type="string">
            <text:p>N</text:p>
          </table:table-cell>
          <table:table-cell office:value-type="string">
            <text:p>Misiones</text:p>
          </table:table-cell>
        </table:table-row>
        <table:table-row table:style-name="ro1">
          <table:table-cell office:value-type="string">
            <text:p><text:s/>MISIONES</text:p>
          </table:table-cell>
          <table:table-cell/>
          <table:table-cell table:formula="of:=[.I16]" office:value-type="string" office:string-value="Misiones">
            <text:p>Misiones</text:p>
          </table:table-cell>
          <table:table-cell table:number-columns-repeated="3"/>
          <table:table-cell office:value-type="string">
            <text:p>l10n_ar_states.Q</text:p>
          </table:table-cell>
          <table:table-cell office:value-type="string">
            <text:p>Q</text:p>
          </table:table-cell>
          <table:table-cell office:value-type="string">
            <text:p>Neuquén</text:p>
          </table:table-cell>
        </table:table-row>
        <table:table-row table:style-name="ro1">
          <table:table-cell office:value-type="string">
            <text:p><text:s/>NEUQUEN</text:p>
          </table:table-cell>
          <table:table-cell/>
          <table:table-cell table:formula="of:=[.I17]" office:value-type="string" office:string-value="Neuquén">
            <text:p>Neuquén</text:p>
          </table:table-cell>
          <table:table-cell table:number-columns-repeated="3"/>
          <table:table-cell office:value-type="string">
            <text:p>l10n_ar_states.R</text:p>
          </table:table-cell>
          <table:table-cell office:value-type="string">
            <text:p>R</text:p>
          </table:table-cell>
          <table:table-cell office:value-type="string">
            <text:p>Río Negro</text:p>
          </table:table-cell>
        </table:table-row>
        <table:table-row table:style-name="ro1">
          <table:table-cell office:value-type="string">
            <text:p><text:s/>RIO NEGRO</text:p>
          </table:table-cell>
          <table:table-cell/>
          <table:table-cell table:formula="of:=[.I18]" office:value-type="string" office:string-value="Río Negro">
            <text:p>Río Negro</text:p>
          </table:table-cell>
          <table:table-cell table:number-columns-repeated="3"/>
          <table:table-cell office:value-type="string">
            <text:p>l10n_ar_states.A</text:p>
          </table:table-cell>
          <table:table-cell office:value-type="string">
            <text:p>A</text:p>
          </table:table-cell>
          <table:table-cell office:value-type="string">
            <text:p>Salta</text:p>
          </table:table-cell>
        </table:table-row>
        <table:table-row table:style-name="ro1">
          <table:table-cell office:value-type="string">
            <text:p><text:s/>SALTA</text:p>
          </table:table-cell>
          <table:table-cell/>
          <table:table-cell table:formula="of:=[.I19]" office:value-type="string" office:string-value="Salta">
            <text:p>Salta</text:p>
          </table:table-cell>
          <table:table-cell table:number-columns-repeated="3"/>
          <table:table-cell office:value-type="string">
            <text:p>l10n_ar_states.J</text:p>
          </table:table-cell>
          <table:table-cell office:value-type="string">
            <text:p>J</text:p>
          </table:table-cell>
          <table:table-cell office:value-type="string">
            <text:p>San Juan</text:p>
          </table:table-cell>
        </table:table-row>
        <table:table-row table:style-name="ro1">
          <table:table-cell office:value-type="string">
            <text:p><text:s/>SAN JUAN</text:p>
          </table:table-cell>
          <table:table-cell/>
          <table:table-cell table:formula="of:=[.I20]" office:value-type="string" office:string-value="San Juan">
            <text:p>San Juan</text:p>
          </table:table-cell>
          <table:table-cell table:number-columns-repeated="3"/>
          <table:table-cell office:value-type="string">
            <text:p>l10n_ar_states.D</text:p>
          </table:table-cell>
          <table:table-cell office:value-type="string">
            <text:p>D</text:p>
          </table:table-cell>
          <table:table-cell office:value-type="string">
            <text:p>San Luis</text:p>
          </table:table-cell>
        </table:table-row>
        <table:table-row table:style-name="ro1">
          <table:table-cell office:value-type="string">
            <text:p><text:s/>SAN LUIS</text:p>
          </table:table-cell>
          <table:table-cell/>
          <table:table-cell table:formula="of:=[.I21]" office:value-type="string" office:string-value="San Luis">
            <text:p>San Luis</text:p>
          </table:table-cell>
          <table:table-cell table:number-columns-repeated="3"/>
          <table:table-cell office:value-type="string">
            <text:p>l10n_ar_states.Z</text:p>
          </table:table-cell>
          <table:table-cell office:value-type="string">
            <text:p>Z</text:p>
          </table:table-cell>
          <table:table-cell office:value-type="string">
            <text:p>Santa Cruz</text:p>
          </table:table-cell>
        </table:table-row>
        <table:table-row table:style-name="ro1">
          <table:table-cell office:value-type="string">
            <text:p><text:s/>SANTA CRUZ</text:p>
          </table:table-cell>
          <table:table-cell/>
          <table:table-cell table:formula="of:=[.I22]" office:value-type="string" office:string-value="Santa Cruz">
            <text:p>Santa Cruz</text:p>
          </table:table-cell>
          <table:table-cell table:number-columns-repeated="3"/>
          <table:table-cell office:value-type="string">
            <text:p>l10n_ar_states.S</text:p>
          </table:table-cell>
          <table:table-cell office:value-type="string">
            <text:p>S</text:p>
          </table:table-cell>
          <table:table-cell office:value-type="string">
            <text:p>Santa Fe</text:p>
          </table:table-cell>
        </table:table-row>
        <table:table-row table:style-name="ro1">
          <table:table-cell office:value-type="string">
            <text:p><text:s/>SANTA FE</text:p>
          </table:table-cell>
          <table:table-cell/>
          <table:table-cell table:formula="of:=[.I23]" office:value-type="string" office:string-value="Santa Fe">
            <text:p>Santa Fe</text:p>
          </table:table-cell>
          <table:table-cell table:number-columns-repeated="3"/>
          <table:table-cell office:value-type="string">
            <text:p>l10n_ar_states.G</text:p>
          </table:table-cell>
          <table:table-cell office:value-type="string">
            <text:p>G</text:p>
          </table:table-cell>
          <table:table-cell office:value-type="string">
            <text:p>Santiago del Estero</text:p>
          </table:table-cell>
        </table:table-row>
        <table:table-row table:style-name="ro1">
          <table:table-cell office:value-type="string">
            <text:p><text:s/>SANTIAGO DEL ESTERO</text:p>
          </table:table-cell>
          <table:table-cell/>
          <table:table-cell table:formula="of:=[.I24]" office:value-type="string" office:string-value="Santiago del Estero">
            <text:p>Santiago del Estero</text:p>
          </table:table-cell>
          <table:table-cell table:number-columns-repeated="3"/>
          <table:table-cell office:value-type="string">
            <text:p>l10n_ar_states.V</text:p>
          </table:table-cell>
          <table:table-cell office:value-type="string">
            <text:p>V</text:p>
          </table:table-cell>
          <table:table-cell office:value-type="string">
            <text:p>Tierra del Fuego</text:p>
          </table:table-cell>
        </table:table-row>
        <table:table-row table:style-name="ro1">
          <table:table-cell office:value-type="string">
            <text:p><text:s/>TIERRA DEL FUEGO</text:p>
          </table:table-cell>
          <table:table-cell/>
          <table:table-cell table:formula="of:=[.I25]" office:value-type="string" office:string-value="Tierra del Fuego">
            <text:p>Tierra del Fuego</text:p>
          </table:table-cell>
          <table:table-cell table:number-columns-repeated="3"/>
          <table:table-cell office:value-type="string">
            <text:p>l10n_ar_states.T</text:p>
          </table:table-cell>
          <table:table-cell office:value-type="string">
            <text:p>T</text:p>
          </table:table-cell>
          <table:table-cell office:value-type="string">
            <text:p>Tucumán</text:p>
          </table:table-cell>
        </table:table-row>
        <table:table-row table:style-name="ro2">
          <table:table-cell office:value-type="string">
            <text:p><text:s/>TUCUMAN</text:p>
          </table:table-cell>
          <table:table-cell table:style-name="ce9"/>
          <table:table-cell table:formula="of:=[.I26]" office:value-type="string" office:string-value="Tucumán">
            <text:p>Tucumán</text:p>
          </table:table-cell>
          <table:table-cell table:number-columns-repeated="6"/>
        </table:table-row>
        <table:table-row table:style-name="ro3">
          <table:table-cell table:style-name="ce5" office:value-type="string">
            <text:p>Total Resultado</text:p>
          </table:table-cell>
          <table:table-cell table:style-name="ce10"/>
          <table:table-cell table:number-columns-repeated="7"/>
        </table:table-row>
        <table:table-row table:style-name="ro3" table:number-rows-repeated="7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</table:table>
      <table:table table:name="Td Blocks" table:style-name="ta1">
        <table:table-column table:style-name="co3" table:default-cell-style-name="ce4"/>
        <table:table-column table:style-name="co3" table:default-cell-style-name="ce8"/>
        <table:table-row table:style-name="ro3">
          <table:table-cell table:style-name="Default" office:value-type="string">
            <text:p>Filtro</text:p>
          </table:table-cell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2" office:value-type="string">
            <text:p>Bloque</text:p>
          </table:table-cell>
          <table:table-cell table:style-name="ce6"/>
        </table:table-row>
        <table:table-row table:style-name="ro3">
          <table:table-cell table:style-name="ce3" office:value-type="string">
            <text:p>COALICION CIVICA - ARI</text:p>
          </table:table-cell>
          <table:table-cell table:style-name="ce7"/>
        </table:table-row>
        <table:table-row table:style-name="ro3">
          <table:table-cell office:value-type="string">
            <text:p>COMPROMISO FEDERAL</text:p>
          </table:table-cell>
          <table:table-cell/>
        </table:table-row>
        <table:table-row table:style-name="ro3">
          <table:table-cell office:value-type="string">
            <text:p>CORDOBA FEDERAL</text:p>
          </table:table-cell>
          <table:table-cell/>
        </table:table-row>
        <table:table-row table:style-name="ro3">
          <table:table-cell office:value-type="string">
            <text:p>CULTURA, EDUCACION Y TRABAJO</text:p>
          </table:table-cell>
          <table:table-cell/>
        </table:table-row>
        <table:table-row table:style-name="ro3">
          <table:table-cell office:value-type="string">
            <text:p>DEMOCRACIA IGUALITARIA Y PARTICIPATIVA (D.I.P.)</text:p>
          </table:table-cell>
          <table:table-cell/>
        </table:table-row>
        <table:table-row table:style-name="ro3">
          <table:table-cell office:value-type="string">
            <text:p>DEMOCRATA DE MENDOZA</text:p>
          </table:table-cell>
          <table:table-cell/>
        </table:table-row>
        <table:table-row table:style-name="ro3">
          <table:table-cell office:value-type="string">
            <text:p>DEMOCRATA PROGRESISTA</text:p>
          </table:table-cell>
          <table:table-cell/>
        </table:table-row>
        <table:table-row table:style-name="ro3">
          <table:table-cell office:value-type="string">
            <text:p>FRENTE CIVICO - CORDOBA</text:p>
          </table:table-cell>
          <table:table-cell/>
        </table:table-row>
        <table:table-row table:style-name="ro3">
          <table:table-cell office:value-type="string">
            <text:p>FRENTE CIVICO POR SANTIAGO</text:p>
          </table:table-cell>
          <table:table-cell/>
        </table:table-row>
        <table:table-row table:style-name="ro3">
          <table:table-cell office:value-type="string">
            <text:p>FRENTE CIVICO Y SOCIAL DE CATAMARCA</text:p>
          </table:table-cell>
          <table:table-cell/>
        </table:table-row>
        <table:table-row table:style-name="ro3">
          <table:table-cell office:value-type="string">
            <text:p>FRENTE NUEVO ENCUENTRO</text:p>
          </table:table-cell>
          <table:table-cell/>
        </table:table-row>
        <table:table-row table:style-name="ro3">
          <table:table-cell office:value-type="string">
            <text:p>FRENTE PARA LA VICTORIA - PARTIDO BLOQUISTA</text:p>
          </table:table-cell>
          <table:table-cell/>
        </table:table-row>
        <table:table-row table:style-name="ro3">
          <table:table-cell office:value-type="string">
            <text:p>FRENTE PARA LA VICTORIA - PJ</text:p>
          </table:table-cell>
          <table:table-cell/>
        </table:table-row>
        <table:table-row table:style-name="ro3">
          <table:table-cell office:value-type="string">
            <text:p>FRENTE PERONISTA</text:p>
          </table:table-cell>
          <table:table-cell/>
        </table:table-row>
        <table:table-row table:style-name="ro3">
          <table:table-cell office:value-type="string">
            <text:p>FRENTE PERONISTA FEDERAL</text:p>
          </table:table-cell>
          <table:table-cell/>
        </table:table-row>
        <table:table-row table:style-name="ro3">
          <table:table-cell office:value-type="string">
            <text:p>FRENTE RENOVADOR</text:p>
          </table:table-cell>
          <table:table-cell/>
        </table:table-row>
        <table:table-row table:style-name="ro3">
          <table:table-cell office:value-type="string">
            <text:p>GEN</text:p>
          </table:table-cell>
          <table:table-cell/>
        </table:table-row>
        <table:table-row table:style-name="ro3">
          <table:table-cell office:value-type="string">
            <text:p>LIBRES DEL SUR</text:p>
          </table:table-cell>
          <table:table-cell/>
        </table:table-row>
        <table:table-row table:style-name="ro3">
          <table:table-cell office:value-type="string">
            <text:p>MOV POP FUEGUINO</text:p>
          </table:table-cell>
          <table:table-cell/>
        </table:table-row>
        <table:table-row table:style-name="ro3">
          <table:table-cell office:value-type="string">
            <text:p>MOV POP NEUQUINO</text:p>
          </table:table-cell>
          <table:table-cell/>
        </table:table-row>
        <table:table-row table:style-name="ro3">
          <table:table-cell office:value-type="string">
            <text:p>MOVIMIENTO PROYECTO SUR</text:p>
          </table:table-cell>
          <table:table-cell/>
        </table:table-row>
        <table:table-row table:style-name="ro3">
          <table:table-cell office:value-type="string">
            <text:p>PARTIDO FEDERAL FUEGUINO</text:p>
          </table:table-cell>
          <table:table-cell/>
        </table:table-row>
        <table:table-row table:style-name="ro3">
          <table:table-cell office:value-type="string">
            <text:p>PARTIDO JUSTICIALISTA LA PAMPA</text:p>
          </table:table-cell>
          <table:table-cell/>
        </table:table-row>
        <table:table-row table:style-name="ro3">
          <table:table-cell office:value-type="string">
            <text:p>PARTIDO SOCIALISTA</text:p>
          </table:table-cell>
          <table:table-cell/>
        </table:table-row>
        <table:table-row table:style-name="ro3">
          <table:table-cell office:value-type="string">
            <text:p>PRO</text:p>
          </table:table-cell>
          <table:table-cell/>
        </table:table-row>
        <table:table-row table:style-name="ro3">
          <table:table-cell office:value-type="string">
            <text:p>RENOVADOR DE SALTA</text:p>
          </table:table-cell>
          <table:table-cell/>
        </table:table-row>
        <table:table-row table:style-name="ro3">
          <table:table-cell office:value-type="string">
            <text:p>SALTA SOMOS TODOS</text:p>
          </table:table-cell>
          <table:table-cell/>
        </table:table-row>
        <table:table-row table:style-name="ro3">
          <table:table-cell office:value-type="string">
            <text:p>UCR</text:p>
          </table:table-cell>
          <table:table-cell/>
        </table:table-row>
        <table:table-row table:style-name="ro3">
          <table:table-cell office:value-type="string">
            <text:p>UDESO SALTA</text:p>
          </table:table-cell>
          <table:table-cell/>
        </table:table-row>
        <table:table-row table:style-name="ro3">
          <table:table-cell office:value-type="string">
            <text:p>UNIDAD PARA EL DESARROLLO SOCIAL Y LA EQUIDAD</text:p>
          </table:table-cell>
          <table:table-cell/>
        </table:table-row>
        <table:table-row table:style-name="ro3">
          <table:table-cell office:value-type="string">
            <text:p>UNIDAD POPULAR</text:p>
          </table:table-cell>
          <table:table-cell/>
        </table:table-row>
        <table:table-row table:style-name="ro3">
          <table:table-cell office:value-type="string">
            <text:p>UNION POR SAN JUAN</text:p>
          </table:table-cell>
          <table:table-cell/>
        </table:table-row>
        <table:table-row table:style-name="ro3">
          <table:table-cell office:value-type="string">
            <text:p>UNION POR TODOS</text:p>
          </table:table-cell>
          <table:table-cell table:style-name="ce9"/>
        </table:table-row>
        <table:table-row table:style-name="ro3">
          <table:table-cell table:style-name="ce5" office:value-type="string">
            <text:p>Total Resultado</text:p>
          </table:table-cell>
          <table:table-cell table:style-name="ce10"/>
        </table:table-row>
      </table:table>
      <table:table table:name="Bloques" table:style-name="ta1">
        <table:table-column table:style-name="co3" table:default-cell-style-name="ce3"/>
        <table:table-column table:style-name="co3" table:default-cell-style-name="ce4"/>
        <table:table-row table:style-name="ro1">
          <table:table-cell table:style-name="Default" office:value-type="string">
            <text:p>id</text:p>
          </table:table-cell>
          <table:table-cell table:style-name="Default" office:value-type="string">
            <text:p>name</text:p>
          </table:table-cell>
        </table:table-row>
        <table:table-row table:style-name="ro1">
          <table:table-cell office:value-type="string">
            <text:p>law_block_01</text:p>
          </table:table-cell>
          <table:table-cell table:style-name="ce3" office:value-type="string">
            <text:p>COALICION CIVICA - ARI</text:p>
          </table:table-cell>
        </table:table-row>
        <table:table-row table:style-name="ro2">
          <table:table-cell office:value-type="string">
            <text:p>law_block_02</text:p>
          </table:table-cell>
          <table:table-cell office:value-type="string">
            <text:p>COMPROMISO FEDERAL</text:p>
          </table:table-cell>
        </table:table-row>
        <table:table-row table:style-name="ro2">
          <table:table-cell office:value-type="string">
            <text:p>law_block_03</text:p>
          </table:table-cell>
          <table:table-cell office:value-type="string">
            <text:p>CORDOBA FEDERAL</text:p>
          </table:table-cell>
        </table:table-row>
        <table:table-row table:style-name="ro2">
          <table:table-cell office:value-type="string">
            <text:p>law_block_04</text:p>
          </table:table-cell>
          <table:table-cell office:value-type="string">
            <text:p>CULTURA, EDUCACION Y TRABAJO</text:p>
          </table:table-cell>
        </table:table-row>
        <table:table-row table:style-name="ro2">
          <table:table-cell office:value-type="string">
            <text:p>law_block_05</text:p>
          </table:table-cell>
          <table:table-cell office:value-type="string">
            <text:p>DEMOCRACIA IGUALITARIA Y PARTICIPATIVA (D.I.P.)</text:p>
          </table:table-cell>
        </table:table-row>
        <table:table-row table:style-name="ro2">
          <table:table-cell office:value-type="string">
            <text:p>law_block_06</text:p>
          </table:table-cell>
          <table:table-cell office:value-type="string">
            <text:p>DEMOCRATA DE MENDOZA</text:p>
          </table:table-cell>
        </table:table-row>
        <table:table-row table:style-name="ro2">
          <table:table-cell office:value-type="string">
            <text:p>law_block_07</text:p>
          </table:table-cell>
          <table:table-cell office:value-type="string">
            <text:p>DEMOCRATA PROGRESISTA</text:p>
          </table:table-cell>
        </table:table-row>
        <table:table-row table:style-name="ro2">
          <table:table-cell office:value-type="string">
            <text:p>law_block_08</text:p>
          </table:table-cell>
          <table:table-cell office:value-type="string">
            <text:p>FRENTE CIVICO - CORDOBA</text:p>
          </table:table-cell>
        </table:table-row>
        <table:table-row table:style-name="ro2">
          <table:table-cell office:value-type="string">
            <text:p>law_block_09</text:p>
          </table:table-cell>
          <table:table-cell office:value-type="string">
            <text:p>FRENTE CIVICO POR SANTIAGO</text:p>
          </table:table-cell>
        </table:table-row>
        <table:table-row table:style-name="ro2">
          <table:table-cell office:value-type="string">
            <text:p>law_block_10</text:p>
          </table:table-cell>
          <table:table-cell office:value-type="string">
            <text:p>FRENTE CIVICO Y SOCIAL DE CATAMARCA</text:p>
          </table:table-cell>
        </table:table-row>
        <table:table-row table:style-name="ro2">
          <table:table-cell office:value-type="string">
            <text:p>law_block_11</text:p>
          </table:table-cell>
          <table:table-cell office:value-type="string">
            <text:p>FRENTE NUEVO ENCUENTRO</text:p>
          </table:table-cell>
        </table:table-row>
        <table:table-row table:style-name="ro2">
          <table:table-cell office:value-type="string">
            <text:p>law_block_12</text:p>
          </table:table-cell>
          <table:table-cell office:value-type="string">
            <text:p>FRENTE PARA LA VICTORIA - PARTIDO BLOQUISTA</text:p>
          </table:table-cell>
        </table:table-row>
        <table:table-row table:style-name="ro2">
          <table:table-cell office:value-type="string">
            <text:p>law_block_13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law_block_14</text:p>
          </table:table-cell>
          <table:table-cell office:value-type="string">
            <text:p>FRENTE PERONISTA</text:p>
          </table:table-cell>
        </table:table-row>
        <table:table-row table:style-name="ro2">
          <table:table-cell office:value-type="string">
            <text:p>law_block_15</text:p>
          </table:table-cell>
          <table:table-cell office:value-type="string">
            <text:p>FRENTE PERONISTA FEDERAL</text:p>
          </table:table-cell>
        </table:table-row>
        <table:table-row table:style-name="ro2">
          <table:table-cell office:value-type="string">
            <text:p>law_block_16</text:p>
          </table:table-cell>
          <table:table-cell office:value-type="string">
            <text:p>FRENTE RENOVADOR</text:p>
          </table:table-cell>
        </table:table-row>
        <table:table-row table:style-name="ro2">
          <table:table-cell office:value-type="string">
            <text:p>law_block_17</text:p>
          </table:table-cell>
          <table:table-cell office:value-type="string">
            <text:p>GEN</text:p>
          </table:table-cell>
        </table:table-row>
        <table:table-row table:style-name="ro2">
          <table:table-cell office:value-type="string">
            <text:p>law_block_18</text:p>
          </table:table-cell>
          <table:table-cell office:value-type="string">
            <text:p>LIBRES DEL SUR</text:p>
          </table:table-cell>
        </table:table-row>
        <table:table-row table:style-name="ro2">
          <table:table-cell office:value-type="string">
            <text:p>law_block_19</text:p>
          </table:table-cell>
          <table:table-cell office:value-type="string">
            <text:p>MOV POP FUEGUINO</text:p>
          </table:table-cell>
        </table:table-row>
        <table:table-row table:style-name="ro2">
          <table:table-cell office:value-type="string">
            <text:p>law_block_20</text:p>
          </table:table-cell>
          <table:table-cell office:value-type="string">
            <text:p>MOV POP NEUQUINO</text:p>
          </table:table-cell>
        </table:table-row>
        <table:table-row table:style-name="ro2">
          <table:table-cell office:value-type="string">
            <text:p>law_block_21</text:p>
          </table:table-cell>
          <table:table-cell office:value-type="string">
            <text:p>MOVIMIENTO PROYECTO SUR</text:p>
          </table:table-cell>
        </table:table-row>
        <table:table-row table:style-name="ro2">
          <table:table-cell office:value-type="string">
            <text:p>law_block_22</text:p>
          </table:table-cell>
          <table:table-cell office:value-type="string">
            <text:p>PARTIDO FEDERAL FUEGUINO</text:p>
          </table:table-cell>
        </table:table-row>
        <table:table-row table:style-name="ro2">
          <table:table-cell office:value-type="string">
            <text:p>law_block_23</text:p>
          </table:table-cell>
          <table:table-cell office:value-type="string">
            <text:p>PARTIDO JUSTICIALISTA LA PAMPA</text:p>
          </table:table-cell>
        </table:table-row>
        <table:table-row table:style-name="ro2">
          <table:table-cell office:value-type="string">
            <text:p>law_block_24</text:p>
          </table:table-cell>
          <table:table-cell office:value-type="string">
            <text:p>PARTIDO SOCIALISTA</text:p>
          </table:table-cell>
        </table:table-row>
        <table:table-row table:style-name="ro2">
          <table:table-cell office:value-type="string">
            <text:p>law_block_25</text:p>
          </table:table-cell>
          <table:table-cell office:value-type="string">
            <text:p>PRO</text:p>
          </table:table-cell>
        </table:table-row>
        <table:table-row table:style-name="ro2">
          <table:table-cell office:value-type="string">
            <text:p>law_block_26</text:p>
          </table:table-cell>
          <table:table-cell office:value-type="string">
            <text:p>RENOVADOR DE SALTA</text:p>
          </table:table-cell>
        </table:table-row>
        <table:table-row table:style-name="ro2">
          <table:table-cell office:value-type="string">
            <text:p>law_block_27</text:p>
          </table:table-cell>
          <table:table-cell office:value-type="string">
            <text:p>SALTA SOMOS TODOS</text:p>
          </table:table-cell>
        </table:table-row>
        <table:table-row table:style-name="ro2">
          <table:table-cell office:value-type="string">
            <text:p>law_block_28</text:p>
          </table:table-cell>
          <table:table-cell office:value-type="string">
            <text:p>UCR</text:p>
          </table:table-cell>
        </table:table-row>
        <table:table-row table:style-name="ro2">
          <table:table-cell office:value-type="string">
            <text:p>law_block_29</text:p>
          </table:table-cell>
          <table:table-cell office:value-type="string">
            <text:p>UDESO SALTA</text:p>
          </table:table-cell>
        </table:table-row>
        <table:table-row table:style-name="ro2">
          <table:table-cell office:value-type="string">
            <text:p>law_block_30</text:p>
          </table:table-cell>
          <table:table-cell office:value-type="string">
            <text:p>UNIDAD PARA EL DESARROLLO SOCIAL Y LA EQUIDAD</text:p>
          </table:table-cell>
        </table:table-row>
        <table:table-row table:style-name="ro2">
          <table:table-cell office:value-type="string">
            <text:p>law_block_31</text:p>
          </table:table-cell>
          <table:table-cell office:value-type="string">
            <text:p>UNIDAD POPULAR</text:p>
          </table:table-cell>
        </table:table-row>
        <table:table-row table:style-name="ro2">
          <table:table-cell office:value-type="string">
            <text:p>law_block_32</text:p>
          </table:table-cell>
          <table:table-cell office:value-type="string">
            <text:p>UNION POR SAN JUAN</text:p>
          </table:table-cell>
        </table:table-row>
        <table:table-row table:style-name="ro2">
          <table:table-cell office:value-type="string">
            <text:p>law_block_33</text:p>
          </table:table-cell>
          <table:table-cell office:value-type="string">
            <text:p>UNION POR TODOS</text:p>
          </table:table-cell>
        </table:table-row>
      </table:table>
      <table:table table:name="Comisiones" table:style-name="ta1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is_commission</text:p>
          </table:table-cell>
          <table:table-cell office:value-type="string">
            <text:p>chamber</text:p>
          </table:table-cell>
        </table:table-row>
        <table:table-row table:style-name="ro1">
          <table:table-cell office:value-type="string">
            <text:p>law_deputy_commission_01</text:p>
          </table:table-cell>
          <table:table-cell office:value-type="float" office:value="1">
            <text:p>1</text:p>
          </table:table-cell>
          <table:table-cell office:value-type="string">
            <text:p>ASUNTOS CONSTITUCIONAL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02</text:p>
          </table:table-cell>
          <table:table-cell office:value-type="float" office:value="2">
            <text:p>2</text:p>
          </table:table-cell>
          <table:table-cell office:value-type="string">
            <text:p>LEGISLACION GENERAL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03</text:p>
          </table:table-cell>
          <table:table-cell office:value-type="float" office:value="3">
            <text:p>3</text:p>
          </table:table-cell>
          <table:table-cell office:value-type="string">
            <text:p>RELACIONES EXTERIORES Y CULT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04</text:p>
          </table:table-cell>
          <table:table-cell office:value-type="float" office:value="4">
            <text:p>4</text:p>
          </table:table-cell>
          <table:table-cell office:value-type="string">
            <text:p>PRESUPUESTO Y HACIEND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05</text:p>
          </table:table-cell>
          <table:table-cell office:value-type="float" office:value="5">
            <text:p>5</text:p>
          </table:table-cell>
          <table:table-cell office:value-type="string">
            <text:p>EDUCACIO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06</text:p>
          </table:table-cell>
          <table:table-cell office:value-type="float" office:value="6">
            <text:p>6</text:p>
          </table:table-cell>
          <table:table-cell office:value-type="string">
            <text:p>CIENCIA Y TECNOLOGI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07</text:p>
          </table:table-cell>
          <table:table-cell office:value-type="float" office:value="7">
            <text:p>7</text:p>
          </table:table-cell>
          <table:table-cell office:value-type="string">
            <text:p>CULTUR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08</text:p>
          </table:table-cell>
          <table:table-cell office:value-type="float" office:value="8">
            <text:p>8</text:p>
          </table:table-cell>
          <table:table-cell office:value-type="string">
            <text:p>JUSTICI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09</text:p>
          </table:table-cell>
          <table:table-cell office:value-type="float" office:value="9">
            <text:p>9</text:p>
          </table:table-cell>
          <table:table-cell office:value-type="string">
            <text:p>PREVISION Y SEGURIDAD SOCIAL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10</text:p>
          </table:table-cell>
          <table:table-cell office:value-type="float" office:value="10">
            <text:p>10</text:p>
          </table:table-cell>
          <table:table-cell office:value-type="string">
            <text:p>ACCION SOCIAL Y SALUD PUBLIC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11</text:p>
          </table:table-cell>
          <table:table-cell office:value-type="float" office:value="11">
            <text:p>11</text:p>
          </table:table-cell>
          <table:table-cell office:value-type="string">
            <text:p>FAMILIA, MUJER, NIÑEZ Y ADOLESCENCI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12</text:p>
          </table:table-cell>
          <table:table-cell office:value-type="float" office:value="12">
            <text:p>12</text:p>
          </table:table-cell>
          <table:table-cell office:value-type="string">
            <text:p>DE LAS PERSONAS MAYOR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13</text:p>
          </table:table-cell>
          <table:table-cell office:value-type="float" office:value="13">
            <text:p>13</text:p>
          </table:table-cell>
          <table:table-cell office:value-type="string">
            <text:p>LEGISLACION PENAL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14</text:p>
          </table:table-cell>
          <table:table-cell office:value-type="float" office:value="14">
            <text:p>14</text:p>
          </table:table-cell>
          <table:table-cell office:value-type="string">
            <text:p>LEGISLACION DEL TRABAJ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15</text:p>
          </table:table-cell>
          <table:table-cell office:value-type="float" office:value="15">
            <text:p>15</text:p>
          </table:table-cell>
          <table:table-cell office:value-type="string">
            <text:p>DEFENSA NACIONAL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16</text:p>
          </table:table-cell>
          <table:table-cell office:value-type="float" office:value="16">
            <text:p>16</text:p>
          </table:table-cell>
          <table:table-cell office:value-type="string">
            <text:p>OBRAS PUBLICA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17</text:p>
          </table:table-cell>
          <table:table-cell office:value-type="float" office:value="17">
            <text:p>17</text:p>
          </table:table-cell>
          <table:table-cell office:value-type="string">
            <text:p>AGRICULTURA Y GANADERI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18</text:p>
          </table:table-cell>
          <table:table-cell office:value-type="float" office:value="18">
            <text:p>18</text:p>
          </table:table-cell>
          <table:table-cell office:value-type="string">
            <text:p>FINANZA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19</text:p>
          </table:table-cell>
          <table:table-cell office:value-type="float" office:value="19">
            <text:p>19</text:p>
          </table:table-cell>
          <table:table-cell office:value-type="string">
            <text:p>INDUSTRI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20</text:p>
          </table:table-cell>
          <table:table-cell office:value-type="float" office:value="20">
            <text:p>20</text:p>
          </table:table-cell>
          <table:table-cell office:value-type="string">
            <text:p>COMERCI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21</text:p>
          </table:table-cell>
          <table:table-cell office:value-type="float" office:value="21">
            <text:p>21</text:p>
          </table:table-cell>
          <table:table-cell office:value-type="string">
            <text:p>ENERGIA Y COMBUSTIBL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22</text:p>
          </table:table-cell>
          <table:table-cell office:value-type="float" office:value="22">
            <text:p>22</text:p>
          </table:table-cell>
          <table:table-cell office:value-type="string">
            <text:p>COMUNICACIONES E INFORMATIC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23</text:p>
          </table:table-cell>
          <table:table-cell office:value-type="float" office:value="23">
            <text:p>23</text:p>
          </table:table-cell>
          <table:table-cell office:value-type="string">
            <text:p>TRANSPORT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24</text:p>
          </table:table-cell>
          <table:table-cell office:value-type="float" office:value="24">
            <text:p>24</text:p>
          </table:table-cell>
          <table:table-cell office:value-type="string">
            <text:p>ECONOMIAS Y DESARROLLO REGIONAL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25</text:p>
          </table:table-cell>
          <table:table-cell office:value-type="float" office:value="25">
            <text:p>25</text:p>
          </table:table-cell>
          <table:table-cell office:value-type="string">
            <text:p>ASUNTOS MUNICIPAL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26</text:p>
          </table:table-cell>
          <table:table-cell office:value-type="float" office:value="26">
            <text:p>26</text:p>
          </table:table-cell>
          <table:table-cell office:value-type="string">
            <text:p>INTERESES MARITIMOS, FLUVIALES, PESQUEROS Y PORTUARIO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27</text:p>
          </table:table-cell>
          <table:table-cell office:value-type="float" office:value="27">
            <text:p>27</text:p>
          </table:table-cell>
          <table:table-cell office:value-type="string">
            <text:p>VIVIENDA Y ORDENAMIENTO URBAN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28</text:p>
          </table:table-cell>
          <table:table-cell office:value-type="float" office:value="28">
            <text:p>28</text:p>
          </table:table-cell>
          <table:table-cell office:value-type="string">
            <text:p>PETICIONES, PODERES Y REGLAMENT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29</text:p>
          </table:table-cell>
          <table:table-cell office:value-type="float" office:value="29">
            <text:p>29</text:p>
          </table:table-cell>
          <table:table-cell office:value-type="string">
            <text:p>JUICIO POLITIC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30</text:p>
          </table:table-cell>
          <table:table-cell office:value-type="float" office:value="30">
            <text:p>30</text:p>
          </table:table-cell>
          <table:table-cell office:value-type="string">
            <text:p>RECURSOS NATURALES Y CONSERVACION DEL AMBIENTE HUMAN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31</text:p>
          </table:table-cell>
          <table:table-cell office:value-type="float" office:value="31">
            <text:p>31</text:p>
          </table:table-cell>
          <table:table-cell office:value-type="string">
            <text:p>TURISM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32</text:p>
          </table:table-cell>
          <table:table-cell office:value-type="float" office:value="32">
            <text:p>32</text:p>
          </table:table-cell>
          <table:table-cell office:value-type="string">
            <text:p>ECONOMI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33</text:p>
          </table:table-cell>
          <table:table-cell office:value-type="float" office:value="33">
            <text:p>33</text:p>
          </table:table-cell>
          <table:table-cell office:value-type="string">
            <text:p>MINERI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34</text:p>
          </table:table-cell>
          <table:table-cell office:value-type="float" office:value="34">
            <text:p>34</text:p>
          </table:table-cell>
          <table:table-cell office:value-type="string">
            <text:p>PREVENCION DE ADICCIONES Y CONTROL DEL NARCOTRAFIC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35</text:p>
          </table:table-cell>
          <table:table-cell office:value-type="float" office:value="35">
            <text:p>35</text:p>
          </table:table-cell>
          <table:table-cell office:value-type="string">
            <text:p>ANALISIS Y SEGUIMIENTO DE NORMAS TRIBUTARIAS Y PREVIS.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36</text:p>
          </table:table-cell>
          <table:table-cell office:value-type="float" office:value="36">
            <text:p>36</text:p>
          </table:table-cell>
          <table:table-cell office:value-type="string">
            <text:p>POBLACION Y DESARROLLO HUMANO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37</text:p>
          </table:table-cell>
          <table:table-cell office:value-type="float" office:value="37">
            <text:p>37</text:p>
          </table:table-cell>
          <table:table-cell office:value-type="string">
            <text:p>DEPORT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38</text:p>
          </table:table-cell>
          <table:table-cell office:value-type="float" office:value="38">
            <text:p>38</text:p>
          </table:table-cell>
          <table:table-cell office:value-type="string">
            <text:p>DERECHOS HUMANOS Y GARANTIA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39</text:p>
          </table:table-cell>
          <table:table-cell office:value-type="float" office:value="39">
            <text:p>39</text:p>
          </table:table-cell>
          <table:table-cell office:value-type="string">
            <text:p>ASUNTOS COOPERATIVOS, MUTUALES Y DE ORG.NO GUBERNAMENTALE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40</text:p>
          </table:table-cell>
          <table:table-cell office:value-type="float" office:value="40">
            <text:p>40</text:p>
          </table:table-cell>
          <table:table-cell office:value-type="string">
            <text:p>MERCOSUR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41</text:p>
          </table:table-cell>
          <table:table-cell office:value-type="float" office:value="41">
            <text:p>41</text:p>
          </table:table-cell>
          <table:table-cell office:value-type="string">
            <text:p>PEQUEÑAS Y MEDIANAS EMPRESAS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42</text:p>
          </table:table-cell>
          <table:table-cell office:value-type="float" office:value="42">
            <text:p>42</text:p>
          </table:table-cell>
          <table:table-cell office:value-type="string">
            <text:p>DEFENSA DEL CONSUMIDOR, DEL USUARIO Y DE LA COMPETENCIA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43</text:p>
          </table:table-cell>
          <table:table-cell office:value-type="float" office:value="43">
            <text:p>43</text:p>
          </table:table-cell>
          <table:table-cell office:value-type="string">
            <text:p>SEGURIDAD INTERIOR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44</text:p>
          </table:table-cell>
          <table:table-cell office:value-type="float" office:value="44">
            <text:p>44</text:p>
          </table:table-cell>
          <table:table-cell office:value-type="string">
            <text:p>LIBERTAD DE EXPRESION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1">
          <table:table-cell office:value-type="string">
            <text:p>law_deputy_commission_45</text:p>
          </table:table-cell>
          <table:table-cell office:value-type="float" office:value="45">
            <text:p>45</text:p>
          </table:table-cell>
          <table:table-cell office:value-type="string">
            <text:p>DISCAPACIDAD</text:p>
          </table:table-cell>
          <table:table-cell office:value-type="string">
            <text:p>True</text:p>
          </table:table-cell>
          <table:table-cell office:value-type="string">
            <text:p>deputies</text:p>
          </table:table-cell>
        </table:table-row>
        <table:table-row table:style-name="ro2" table:number-rows-repeated="104852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Detalle de comisiones" table:style-name="ta1"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omision</text:p>
          </table:table-cell>
          <table:table-cell office:value-type="string">
            <text:p>Legislador</text:p>
          </table:table-cell>
          <table:table-cell office:value-type="string">
            <text:p>function</text:p>
          </table:table-cell>
          <table:table-cell table:number-columns-repeated="3"/>
          <table:table-cell office:value-type="string">
            <text:p>commission_id</text:p>
          </table:table-cell>
          <table:table-cell office:value-type="string">
            <text:p>legislator_id</text:p>
          </table:table-cell>
          <table:table-cell office:value-type="string">
            <text:p>commission_position_id</text:p>
          </table:table-cell>
        </table:table-row>
        <table:table-row table:style-name="ro1">
          <table:table-cell office:value-type="string">
            <text:p>law_commision_detail_01</text:p>
          </table:table-cell>
          <table:table-cell office:value-type="string">
            <text:p>Asuntos Constitucionales</text:p>
          </table:table-cell>
          <table:table-cell office:value-type="string">
            <text:p>CONTI, DIANA BEATRIZ</text:p>
          </table:table-cell>
          <table:table-cell office:value-type="string">
            <text:p><text:s/>presidente</text:p>
          </table:table-cell>
          <table:table-cell office:value-type="string">
            <text:p><text:s/>CONTI, DIANA BEATRIZ</text:p>
          </table:table-cell>
          <table:table-cell office:value-type="string">
            <text:p><text:s/>BUENOS AIRES</text:p>
          </table:table-cell>
          <table:table-cell office:value-type="string">
            <text:p><text:s/>FRENTE PARA LA VICTORIA - PJ</text:p>
          </table:table-cell>
          <table:table-cell table:formula="of:=VLOOKUP([.B2];[$Comisiones.$C$1:.$C$46];1;0)" office:value-type="string" office:string-value="ASUNTOS CONSTITUCIONALES">
            <text:p>ASUNTOS CONSTITUCIONALES</text:p>
          </table:table-cell>
          <table:table-cell table:formula="of:=VLOOKUP([.C2];[$Diputados.$G$1:.$G$258];1;0)" office:value-type="string" office:string-value="CONTI, DIANA BEATRIZ">
            <text:p>CONTI, DIANA BEATRIZ</text:p>
          </table:table-cell>
          <table:table-cell table:formula="of:=VLOOKUP(MID([.D2];2;50);[$functions.$B$1:.$B$6];1;0)" office:value-type="string" office:string-value="Presidente">
            <text:p>Presidente</text:p>
          </table:table-cell>
        </table:table-row>
        <table:table-row table:style-name="ro1">
          <table:table-cell office:value-type="string">
            <text:p>law_commision_detail_02</text:p>
          </table:table-cell>
          <table:table-cell office:value-type="string">
            <text:p>Asuntos Constitucionales</text:p>
          </table:table-cell>
          <table:table-cell office:value-type="string">
            <text:p>NEGRI, MARIO RAUL</text:p>
          </table:table-cell>
          <table:table-cell office:value-type="string">
            <text:p><text:s/>vicepresidente 1º</text:p>
          </table:table-cell>
          <table:table-cell office:value-type="string">
            <text:p><text:s/>NEGRI, MARIO RAUL</text:p>
          </table:table-cell>
          <table:table-cell office:value-type="string">
            <text:p><text:s/>CORDOBA</text:p>
          </table:table-cell>
          <table:table-cell office:value-type="string">
            <text:p><text:s/>UCR</text:p>
          </table:table-cell>
          <table:table-cell table:formula="of:=VLOOKUP([.B3];[$Comisiones.$C$1:.$C$46];1;0)" office:value-type="string" office:string-value="ASUNTOS CONSTITUCIONALES">
            <text:p>ASUNTOS CONSTITUCIONALES</text:p>
          </table:table-cell>
          <table:table-cell table:formula="of:=VLOOKUP([.C3];[$Diputados.$G$1:.$G$258];1;0)" office:value-type="string" office:string-value="NEGRI, MARIO RAUL">
            <text:p>NEGRI, MARIO RAUL</text:p>
          </table:table-cell>
          <table:table-cell table:formula="of:=VLOOKUP(MID([.D3];2;50);[$functions.$B$1:.$B$6];1;0)" office:value-type="string" office:string-value="Vicepresidente 1º">
            <text:p>Vicepresidente 1º</text:p>
          </table:table-cell>
        </table:table-row>
        <table:table-row table:style-name="ro1">
          <table:table-cell office:value-type="string">
            <text:p>law_commision_detail_03</text:p>
          </table:table-cell>
          <table:table-cell office:value-type="string">
            <text:p>Asuntos Constitucionales</text:p>
          </table:table-cell>
          <table:table-cell office:value-type="string">
            <text:p>LANDAU, JORGE ALBERTO</text:p>
          </table:table-cell>
          <table:table-cell office:value-type="string">
            <text:p><text:s/>vicepresidente 2º</text:p>
          </table:table-cell>
          <table:table-cell office:value-type="string">
            <text:p><text:s/>LANDAU, JORGE ALBERTO</text:p>
          </table:table-cell>
          <table:table-cell office:value-type="string">
            <text:p><text:s/>BUENOS AIRES</text:p>
          </table:table-cell>
          <table:table-cell office:value-type="string">
            <text:p><text:s/>FRENTE PARA LA VICTORIA - PJ</text:p>
          </table:table-cell>
          <table:table-cell table:formula="of:=VLOOKUP([.B4];[$Comisiones.$C$1:.$C$46];1;0)" office:value-type="string" office:string-value="ASUNTOS CONSTITUCIONALES">
            <text:p>ASUNTOS CONSTITUCIONALES</text:p>
          </table:table-cell>
          <table:table-cell table:formula="of:=VLOOKUP([.C4];[$Diputados.$G$1:.$G$258];1;0)" office:value-type="string" office:string-value="LANDAU, JORGE ALBERTO">
            <text:p>LANDAU, JORGE ALBERTO</text:p>
          </table:table-cell>
          <table:table-cell table:formula="of:=VLOOKUP(MID([.D4];2;50);[$functions.$B$1:.$B$6];1;0)" office:value-type="string" office:string-value="Vicepresidente 2º">
            <text:p>Vicepresidente 2º</text:p>
          </table:table-cell>
        </table:table-row>
        <table:table-row table:style-name="ro1">
          <table:table-cell office:value-type="string">
            <text:p>law_commision_detail_04</text:p>
          </table:table-cell>
          <table:table-cell office:value-type="string">
            <text:p>Asuntos Constitucionales</text:p>
          </table:table-cell>
          <table:table-cell office:value-type="string">
            <text:p>CLERI, MARCOS</text:p>
          </table:table-cell>
          <table:table-cell office:value-type="string">
            <text:p><text:s/>secretario</text:p>
          </table:table-cell>
          <table:table-cell office:value-type="string">
            <text:p><text:s/>CLERI, MARCOS</text:p>
          </table:table-cell>
          <table:table-cell office:value-type="string">
            <text:p><text:s/>SANTA FE</text:p>
          </table:table-cell>
          <table:table-cell office:value-type="string">
            <text:p><text:s/>FRENTE PARA LA VICTORIA - PJ</text:p>
          </table:table-cell>
          <table:table-cell table:formula="of:=VLOOKUP([.B5];[$Comisiones.$C$1:.$C$46];1;0)" office:value-type="string" office:string-value="ASUNTOS CONSTITUCIONALES">
            <text:p>ASUNTOS CONSTITUCIONALES</text:p>
          </table:table-cell>
          <table:table-cell table:formula="of:=VLOOKUP([.C5];[$Diputados.$G$1:.$G$258];1;0)" office:value-type="string" office:string-value="CLERI, MARCOS">
            <text:p>CLERI, MARCOS</text:p>
          </table:table-cell>
          <table:table-cell table:formula="of:=VLOOKUP(MID([.D5];2;50);[$functions.$B$1:.$B$6];1;0)" office:value-type="string" office:string-value="Secretario">
            <text:p>Secretario</text:p>
          </table:table-cell>
        </table:table-row>
        <table:table-row table:style-name="ro1">
          <table:table-cell office:value-type="string">
            <text:p>law_commision_detail_05</text:p>
          </table:table-cell>
          <table:table-cell office:value-type="string">
            <text:p>Asuntos Constitucionales</text:p>
          </table:table-cell>
          <table:table-cell office:value-type="string">
            <text:p>DUCLOS, OMAR ARNALDO</text:p>
          </table:table-cell>
          <table:table-cell office:value-type="string">
            <text:p><text:s/>secretario</text:p>
          </table:table-cell>
          <table:table-cell office:value-type="string">
            <text:p><text:s/>DUCLOS, OMAR ARNALDO</text:p>
          </table:table-cell>
          <table:table-cell office:value-type="string">
            <text:p><text:s/>BUENOS AIRES</text:p>
          </table:table-cell>
          <table:table-cell office:value-type="string">
            <text:p><text:s/>GEN</text:p>
          </table:table-cell>
          <table:table-cell table:formula="of:=VLOOKUP([.B6];[$Comisiones.$C$1:.$C$46];1;0)" office:value-type="string" office:string-value="ASUNTOS CONSTITUCIONALES">
            <text:p>ASUNTOS CONSTITUCIONALES</text:p>
          </table:table-cell>
          <table:table-cell table:formula="of:=VLOOKUP([.C6];[$Diputados.$G$1:.$G$258];1;0)" office:value-type="string" office:string-value="DUCLOS, OMAR ARNALDO">
            <text:p>DUCLOS, OMAR ARNALDO</text:p>
          </table:table-cell>
          <table:table-cell table:formula="of:=VLOOKUP(MID([.D6];2;50);[$functions.$B$1:.$B$6];1;0)" office:value-type="string" office:string-value="Secretario">
            <text:p>Secretario</text:p>
          </table:table-cell>
        </table:table-row>
        <table:table-row table:style-name="ro1">
          <table:table-cell office:value-type="string">
            <text:p>law_commision_detail_06</text:p>
          </table:table-cell>
          <table:table-cell office:value-type="string">
            <text:p>Asuntos Constitucionales</text:p>
          </table:table-cell>
          <table:table-cell office:value-type="string">
            <text:p>FERRARI, GUSTAVO ALFREDO HORACIO</text:p>
          </table:table-cell>
          <table:table-cell office:value-type="string">
            <text:p><text:s/>secretario</text:p>
          </table:table-cell>
          <table:table-cell office:value-type="string">
            <text:p><text:s/>FERRARI, GUSTAVO ALFREDO HORACIO</text:p>
          </table:table-cell>
          <table:table-cell office:value-type="string">
            <text:p><text:s/>BUENOS AIRES</text:p>
          </table:table-cell>
          <table:table-cell office:value-type="string">
            <text:p><text:s/>FRENTE PERONISTA</text:p>
          </table:table-cell>
          <table:table-cell table:formula="of:=VLOOKUP([.B7];[$Comisiones.$C$1:.$C$46];1;0)" office:value-type="string" office:string-value="ASUNTOS CONSTITUCIONALES">
            <text:p>ASUNTOS CONSTITUCIONALES</text:p>
          </table:table-cell>
          <table:table-cell table:formula="of:=VLOOKUP([.C7];[$Diputados.$G$1:.$G$258];1;0)" office:value-type="string" office:string-value="FERRARI, GUSTAVO ALFREDO HORACIO">
            <text:p>FERRARI, GUSTAVO ALFREDO HORACIO</text:p>
          </table:table-cell>
          <table:table-cell table:formula="of:=VLOOKUP(MID([.D7];2;50);[$functions.$B$1:.$B$6];1;0)" office:value-type="string" office:string-value="Secretario">
            <text:p>Secretario</text:p>
          </table:table-cell>
        </table:table-row>
        <table:table-row table:style-name="ro1">
          <table:table-cell office:value-type="string">
            <text:p>law_commision_detail_07</text:p>
          </table:table-cell>
          <table:table-cell office:value-type="string">
            <text:p>Asuntos Constitucionales</text:p>
          </table:table-cell>
          <table:table-cell office:value-type="string">
            <text:p>RIVAS, JORGE</text:p>
          </table:table-cell>
          <table:table-cell office:value-type="string">
            <text:p><text:s/>secretario</text:p>
          </table:table-cell>
          <table:table-cell office:value-type="string">
            <text:p><text:s/>RIVAS, JORGE</text:p>
          </table:table-cell>
          <table:table-cell office:value-type="string">
            <text:p><text:s/>BUENOS AIRES</text:p>
          </table:table-cell>
          <table:table-cell office:value-type="string">
            <text:p><text:s/>FRENTE PARA LA VICTORIA - PJ</text:p>
          </table:table-cell>
          <table:table-cell table:formula="of:=VLOOKUP([.B8];[$Comisiones.$C$1:.$C$46];1;0)" office:value-type="string" office:string-value="ASUNTOS CONSTITUCIONALES">
            <text:p>ASUNTOS CONSTITUCIONALES</text:p>
          </table:table-cell>
          <table:table-cell table:formula="of:=VLOOKUP([.C8];[$Diputados.$G$1:.$G$258];1;0)" office:value-type="string" office:string-value="RIVAS, JORGE">
            <text:p>RIVAS, JORGE</text:p>
          </table:table-cell>
          <table:table-cell table:formula="of:=VLOOKUP(MID([.D8];2;50);[$functions.$B$1:.$B$6];1;0)" office:value-type="string" office:string-value="Secretario">
            <text:p>Secretario</text:p>
          </table:table-cell>
        </table:table-row>
        <table:table-row table:style-name="ro1">
          <table:table-cell office:value-type="string">
            <text:p>law_commision_detail_08</text:p>
          </table:table-cell>
          <table:table-cell office:value-type="string">
            <text:p>Asuntos Constitucionales</text:p>
          </table:table-cell>
          <table:table-cell office:value-type="string">
            <text:p>ALFONSIN, RICARDO LUIS</text:p>
          </table:table-cell>
          <table:table-cell office:value-type="string">
            <text:p><text:s/>vocal</text:p>
          </table:table-cell>
          <table:table-cell office:value-type="string">
            <text:p><text:s/>ALFONSIN, RICARDO LUIS</text:p>
          </table:table-cell>
          <table:table-cell office:value-type="string">
            <text:p><text:s/>BUENOS AIRES</text:p>
          </table:table-cell>
          <table:table-cell office:value-type="string">
            <text:p><text:s/>UCR</text:p>
          </table:table-cell>
          <table:table-cell table:formula="of:=VLOOKUP([.B9];[$Comisiones.$C$1:.$C$46];1;0)" office:value-type="string" office:string-value="ASUNTOS CONSTITUCIONALES">
            <text:p>ASUNTOS CONSTITUCIONALES</text:p>
          </table:table-cell>
          <table:table-cell table:formula="of:=VLOOKUP([.C9];[$Diputados.$G$1:.$G$258];1;0)" office:value-type="string" office:string-value="ALFONSIN, RICARDO LUIS">
            <text:p>ALFONSIN, RICARDO LUIS</text:p>
          </table:table-cell>
          <table:table-cell table:formula="of:=VLOOKUP(MID([.D9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09</text:p>
          </table:table-cell>
          <table:table-cell office:value-type="string">
            <text:p>Asuntos Constitucionales</text:p>
          </table:table-cell>
          <table:table-cell office:value-type="string">
            <text:p>ALONSO, LAURA</text:p>
          </table:table-cell>
          <table:table-cell office:value-type="string">
            <text:p><text:s/>vocal</text:p>
          </table:table-cell>
          <table:table-cell office:value-type="string">
            <text:p><text:s/>ALONSO, LAURA</text:p>
          </table:table-cell>
          <table:table-cell office:value-type="string">
            <text:p><text:s/>CIUDAD de BUENOS AIRES</text:p>
          </table:table-cell>
          <table:table-cell office:value-type="string">
            <text:p><text:s/>PRO</text:p>
          </table:table-cell>
          <table:table-cell table:formula="of:=VLOOKUP([.B10];[$Comisiones.$C$1:.$C$46];1;0)" office:value-type="string" office:string-value="ASUNTOS CONSTITUCIONALES">
            <text:p>ASUNTOS CONSTITUCIONALES</text:p>
          </table:table-cell>
          <table:table-cell table:formula="of:=VLOOKUP([.C10];[$Diputados.$G$1:.$G$258];1;0)" office:value-type="string" office:string-value="ALONSO, LAURA">
            <text:p>ALONSO, LAURA</text:p>
          </table:table-cell>
          <table:table-cell table:formula="of:=VLOOKUP(MID([.D10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10</text:p>
          </table:table-cell>
          <table:table-cell office:value-type="string">
            <text:p>Asuntos Constitucionales</text:p>
          </table:table-cell>
          <table:table-cell office:value-type="string">
            <text:p>BIDEGAIN, GLORIA</text:p>
          </table:table-cell>
          <table:table-cell office:value-type="string">
            <text:p><text:s/>vocal</text:p>
          </table:table-cell>
          <table:table-cell office:value-type="string">
            <text:p><text:s/>BIDEGAIN, GLORIA</text:p>
          </table:table-cell>
          <table:table-cell office:value-type="string">
            <text:p><text:s/>BUENOS AIRES</text:p>
          </table:table-cell>
          <table:table-cell office:value-type="string">
            <text:p><text:s/>FRENTE PARA LA VICTORIA - PJ</text:p>
          </table:table-cell>
          <table:table-cell table:formula="of:=VLOOKUP([.B11];[$Comisiones.$C$1:.$C$46];1;0)" office:value-type="string" office:string-value="ASUNTOS CONSTITUCIONALES">
            <text:p>ASUNTOS CONSTITUCIONALES</text:p>
          </table:table-cell>
          <table:table-cell table:formula="of:=VLOOKUP([.C11];[$Diputados.$G$1:.$G$258];1;0)" office:value-type="string" office:string-value="BIDEGAIN, GLORIA">
            <text:p>BIDEGAIN, GLORIA</text:p>
          </table:table-cell>
          <table:table-cell table:formula="of:=VLOOKUP(MID([.D11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11</text:p>
          </table:table-cell>
          <table:table-cell office:value-type="string">
            <text:p>Asuntos Constitucionales</text:p>
          </table:table-cell>
          <table:table-cell office:value-type="string">
            <text:p>BRIZUELA Y DORIA DE CARA, OLGA INES</text:p>
          </table:table-cell>
          <table:table-cell office:value-type="string">
            <text:p><text:s/>vocal</text:p>
          </table:table-cell>
          <table:table-cell office:value-type="string">
            <text:p><text:s/>BRIZUELA Y DORIA DE CARA, OLGA INES</text:p>
          </table:table-cell>
          <table:table-cell office:value-type="string">
            <text:p><text:s/>LA RIOJA</text:p>
          </table:table-cell>
          <table:table-cell office:value-type="string">
            <text:p><text:s/>UCR</text:p>
          </table:table-cell>
          <table:table-cell table:formula="of:=VLOOKUP([.B12];[$Comisiones.$C$1:.$C$46];1;0)" office:value-type="string" office:string-value="ASUNTOS CONSTITUCIONALES">
            <text:p>ASUNTOS CONSTITUCIONALES</text:p>
          </table:table-cell>
          <table:table-cell table:formula="of:=VLOOKUP([.C12];[$Diputados.$G$1:.$G$258];1;0)" office:value-type="string" office:string-value="BRIZUELA Y DORIA DE CARA, OLGA INES">
            <text:p>BRIZUELA Y DORIA DE CARA, OLGA INES</text:p>
          </table:table-cell>
          <table:table-cell table:formula="of:=VLOOKUP(MID([.D12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12</text:p>
          </table:table-cell>
          <table:table-cell office:value-type="string">
            <text:p>Asuntos Constitucionales</text:p>
          </table:table-cell>
          <table:table-cell office:value-type="string">
            <text:p>CALCAGNO Y MAILLMAN, ERIC</text:p>
          </table:table-cell>
          <table:table-cell office:value-type="string">
            <text:p><text:s/>vocal</text:p>
          </table:table-cell>
          <table:table-cell office:value-type="string">
            <text:p><text:s/>CALCAGNO Y MAILLMAN, ERIC</text:p>
          </table:table-cell>
          <table:table-cell office:value-type="string">
            <text:p><text:s/>BUENOS AIRES</text:p>
          </table:table-cell>
          <table:table-cell office:value-type="string">
            <text:p><text:s/>FRENTE PARA LA VICTORIA - PJ</text:p>
          </table:table-cell>
          <table:table-cell table:formula="of:=VLOOKUP([.B13];[$Comisiones.$C$1:.$C$46];1;0)" office:value-type="string" office:string-value="ASUNTOS CONSTITUCIONALES">
            <text:p>ASUNTOS CONSTITUCIONALES</text:p>
          </table:table-cell>
          <table:table-cell table:formula="of:=VLOOKUP([.C13];[$Diputados.$G$1:.$G$258];1;0)" office:value-type="string" office:string-value="CALCAGNO Y MAILLMAN, ERIC">
            <text:p>CALCAGNO Y MAILLMAN, ERIC</text:p>
          </table:table-cell>
          <table:table-cell table:formula="of:=VLOOKUP(MID([.D13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13</text:p>
          </table:table-cell>
          <table:table-cell office:value-type="string">
            <text:p>Asuntos Constitucionales</text:p>
          </table:table-cell>
          <table:table-cell office:value-type="string">
            <text:p>CAMAÑO, GRACIELA</text:p>
          </table:table-cell>
          <table:table-cell office:value-type="string">
            <text:p><text:s/>vocal</text:p>
          </table:table-cell>
          <table:table-cell office:value-type="string">
            <text:p><text:s/>CAMAÑO, GRACIELA</text:p>
          </table:table-cell>
          <table:table-cell office:value-type="string">
            <text:p><text:s/>BUENOS AIRES</text:p>
          </table:table-cell>
          <table:table-cell office:value-type="string">
            <text:p><text:s/>FRENTE RENOVADOR</text:p>
          </table:table-cell>
          <table:table-cell table:formula="of:=VLOOKUP([.B14];[$Comisiones.$C$1:.$C$46];1;0)" office:value-type="string" office:string-value="ASUNTOS CONSTITUCIONALES">
            <text:p>ASUNTOS CONSTITUCIONALES</text:p>
          </table:table-cell>
          <table:table-cell table:formula="of:=VLOOKUP([.C14];[$Diputados.$G$1:.$G$258];1;0)" office:value-type="string" office:string-value="CAMAÑO, GRACIELA">
            <text:p>CAMAÑO, GRACIELA</text:p>
          </table:table-cell>
          <table:table-cell table:formula="of:=VLOOKUP(MID([.D14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14</text:p>
          </table:table-cell>
          <table:table-cell office:value-type="string">
            <text:p>Asuntos Constitucionales</text:p>
          </table:table-cell>
          <table:table-cell office:value-type="string">
            <text:p>CARRANZA, CARLOS ALBERTO</text:p>
          </table:table-cell>
          <table:table-cell office:value-type="string">
            <text:p><text:s/>vocal</text:p>
          </table:table-cell>
          <table:table-cell office:value-type="string">
            <text:p><text:s/>CARRANZA, CARLOS ALBERTO</text:p>
          </table:table-cell>
          <table:table-cell office:value-type="string">
            <text:p><text:s/>SANTA FE</text:p>
          </table:table-cell>
          <table:table-cell office:value-type="string">
            <text:p><text:s/>FRENTE RENOVADOR</text:p>
          </table:table-cell>
          <table:table-cell table:formula="of:=VLOOKUP([.B15];[$Comisiones.$C$1:.$C$46];1;0)" office:value-type="string" office:string-value="ASUNTOS CONSTITUCIONALES">
            <text:p>ASUNTOS CONSTITUCIONALES</text:p>
          </table:table-cell>
          <table:table-cell table:formula="of:=VLOOKUP([.C15];[$Diputados.$G$1:.$G$258];1;0)" office:value-type="string" office:string-value="CARRANZA, CARLOS ALBERTO">
            <text:p>CARRANZA, CARLOS ALBERTO</text:p>
          </table:table-cell>
          <table:table-cell table:formula="of:=VLOOKUP(MID([.D15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15</text:p>
          </table:table-cell>
          <table:table-cell office:value-type="string">
            <text:p>Asuntos Constitucionales</text:p>
          </table:table-cell>
          <table:table-cell office:value-type="string">
            <text:p>CARRIO, ELISA MARIA AVELINA</text:p>
          </table:table-cell>
          <table:table-cell office:value-type="string">
            <text:p><text:s/>vocal</text:p>
          </table:table-cell>
          <table:table-cell office:value-type="string">
            <text:p><text:s/>CARRIO, ELISA MARIA AVELINA</text:p>
          </table:table-cell>
          <table:table-cell office:value-type="string">
            <text:p><text:s/>CIUDAD de BUENOS AIRES</text:p>
          </table:table-cell>
          <table:table-cell office:value-type="string">
            <text:p><text:s/>COALICION CIVICA - ARI</text:p>
          </table:table-cell>
          <table:table-cell table:formula="of:=VLOOKUP([.B16];[$Comisiones.$C$1:.$C$46];1;0)" office:value-type="string" office:string-value="ASUNTOS CONSTITUCIONALES">
            <text:p>ASUNTOS CONSTITUCIONALES</text:p>
          </table:table-cell>
          <table:table-cell table:formula="of:=VLOOKUP([.C16];[$Diputados.$G$1:.$G$258];1;0)" office:value-type="string" office:string-value="CARRIO, ELISA MARIA AVELINA">
            <text:p>CARRIO, ELISA MARIA AVELINA</text:p>
          </table:table-cell>
          <table:table-cell table:formula="of:=VLOOKUP(MID([.D16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16</text:p>
          </table:table-cell>
          <table:table-cell office:value-type="string">
            <text:p>Asuntos Constitucionales</text:p>
          </table:table-cell>
          <table:table-cell office:value-type="string">
            <text:p>CIGOGNA, LUIS FRANCISCO JORGE</text:p>
          </table:table-cell>
          <table:table-cell office:value-type="string">
            <text:p><text:s/>vocal</text:p>
          </table:table-cell>
          <table:table-cell office:value-type="string">
            <text:p><text:s/>CIGOGNA, LUIS FRANCISCO JORGE</text:p>
          </table:table-cell>
          <table:table-cell office:value-type="string">
            <text:p><text:s/>BUENOS AIRES</text:p>
          </table:table-cell>
          <table:table-cell office:value-type="string">
            <text:p><text:s/>FRENTE PARA LA VICTORIA - PJ</text:p>
          </table:table-cell>
          <table:table-cell table:formula="of:=VLOOKUP([.B17];[$Comisiones.$C$1:.$C$46];1;0)" office:value-type="string" office:string-value="ASUNTOS CONSTITUCIONALES">
            <text:p>ASUNTOS CONSTITUCIONALES</text:p>
          </table:table-cell>
          <table:table-cell table:formula="of:=VLOOKUP([.C17];[$Diputados.$G$1:.$G$258];1;0)" office:value-type="string" office:string-value="CIGOGNA, LUIS FRANCISCO JORGE">
            <text:p>CIGOGNA, LUIS FRANCISCO JORGE</text:p>
          </table:table-cell>
          <table:table-cell table:formula="of:=VLOOKUP(MID([.D17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17</text:p>
          </table:table-cell>
          <table:table-cell office:value-type="string">
            <text:p>Asuntos Constitucionales</text:p>
          </table:table-cell>
          <table:table-cell office:value-type="string">
            <text:p>CORDOBA, STELLA MARIS</text:p>
          </table:table-cell>
          <table:table-cell office:value-type="string">
            <text:p><text:s/>vocal</text:p>
          </table:table-cell>
          <table:table-cell office:value-type="string">
            <text:p><text:s/>CORDOBA, STELLA MARIS</text:p>
          </table:table-cell>
          <table:table-cell office:value-type="string">
            <text:p><text:s/>TUCUMAN</text:p>
          </table:table-cell>
          <table:table-cell office:value-type="string">
            <text:p><text:s/>FRENTE PARA LA VICTORIA - PJ</text:p>
          </table:table-cell>
          <table:table-cell table:formula="of:=VLOOKUP([.B18];[$Comisiones.$C$1:.$C$46];1;0)" office:value-type="string" office:string-value="ASUNTOS CONSTITUCIONALES">
            <text:p>ASUNTOS CONSTITUCIONALES</text:p>
          </table:table-cell>
          <table:table-cell table:formula="of:=VLOOKUP([.C18];[$Diputados.$G$1:.$G$258];1;0)" office:value-type="string" office:string-value="CORDOBA, STELLA MARIS">
            <text:p>CORDOBA, STELLA MARIS</text:p>
          </table:table-cell>
          <table:table-cell table:formula="of:=VLOOKUP(MID([.D18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18</text:p>
          </table:table-cell>
          <table:table-cell office:value-type="string">
            <text:p>Asuntos Constitucionales</text:p>
          </table:table-cell>
          <table:table-cell office:value-type="string">
            <text:p>DATO, ALFREDO CARLOS</text:p>
          </table:table-cell>
          <table:table-cell office:value-type="string">
            <text:p><text:s/>vocal</text:p>
          </table:table-cell>
          <table:table-cell office:value-type="string">
            <text:p><text:s/>DATO, ALFREDO CARLOS</text:p>
          </table:table-cell>
          <table:table-cell office:value-type="string">
            <text:p><text:s/>TUCUMAN</text:p>
          </table:table-cell>
          <table:table-cell office:value-type="string">
            <text:p><text:s/>FRENTE PARA LA VICTORIA - PJ</text:p>
          </table:table-cell>
          <table:table-cell table:formula="of:=VLOOKUP([.B19];[$Comisiones.$C$1:.$C$46];1;0)" office:value-type="string" office:string-value="ASUNTOS CONSTITUCIONALES">
            <text:p>ASUNTOS CONSTITUCIONALES</text:p>
          </table:table-cell>
          <table:table-cell table:formula="of:=VLOOKUP([.C19];[$Diputados.$G$1:.$G$258];1;0)" office:value-type="string" office:string-value="DATO, ALFREDO CARLOS">
            <text:p>DATO, ALFREDO CARLOS</text:p>
          </table:table-cell>
          <table:table-cell table:formula="of:=VLOOKUP(MID([.D19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19</text:p>
          </table:table-cell>
          <table:table-cell office:value-type="string">
            <text:p>Asuntos Constitucionales</text:p>
          </table:table-cell>
          <table:table-cell office:value-type="string">
            <text:p>DE PEDRO, EDUARDO ENRIQUE</text:p>
          </table:table-cell>
          <table:table-cell office:value-type="string">
            <text:p><text:s/>vocal</text:p>
          </table:table-cell>
          <table:table-cell office:value-type="string">
            <text:p><text:s/>DE PEDRO, EDUARDO ENRIQUE</text:p>
          </table:table-cell>
          <table:table-cell office:value-type="string">
            <text:p><text:s/>BUENOS AIRES</text:p>
          </table:table-cell>
          <table:table-cell office:value-type="string">
            <text:p><text:s/>FRENTE PARA LA VICTORIA - PJ</text:p>
          </table:table-cell>
          <table:table-cell table:formula="of:=VLOOKUP([.B20];[$Comisiones.$C$1:.$C$46];1;0)" office:value-type="string" office:string-value="ASUNTOS CONSTITUCIONALES">
            <text:p>ASUNTOS CONSTITUCIONALES</text:p>
          </table:table-cell>
          <table:table-cell table:formula="of:=VLOOKUP([.C20];[$Diputados.$G$1:.$G$258];1;0)" office:value-type="string" office:string-value="DE PEDRO, EDUARDO ENRIQUE">
            <text:p>DE PEDRO, EDUARDO ENRIQUE</text:p>
          </table:table-cell>
          <table:table-cell table:formula="of:=VLOOKUP(MID([.D20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20</text:p>
          </table:table-cell>
          <table:table-cell office:value-type="string">
            <text:p>Asuntos Constitucionales</text:p>
          </table:table-cell>
          <table:table-cell office:value-type="string">
            <text:p>FERNANDEZ SAGASTI, ANABEL</text:p>
          </table:table-cell>
          <table:table-cell office:value-type="string">
            <text:p><text:s/>vocal</text:p>
          </table:table-cell>
          <table:table-cell office:value-type="string">
            <text:p><text:s/>FERNANDEZ SAGASTI, ANABEL</text:p>
          </table:table-cell>
          <table:table-cell office:value-type="string">
            <text:p><text:s/>MENDOZA</text:p>
          </table:table-cell>
          <table:table-cell office:value-type="string">
            <text:p><text:s/>FRENTE PARA LA VICTORIA - PJ</text:p>
          </table:table-cell>
          <table:table-cell table:formula="of:=VLOOKUP([.B21];[$Comisiones.$C$1:.$C$46];1;0)" office:value-type="string" office:string-value="ASUNTOS CONSTITUCIONALES">
            <text:p>ASUNTOS CONSTITUCIONALES</text:p>
          </table:table-cell>
          <table:table-cell table:formula="of:=VLOOKUP([.C21];[$Diputados.$G$1:.$G$258];1;0)" office:value-type="string" office:string-value="FERNANDEZ SAGASTI, ANABEL">
            <text:p>FERNANDEZ SAGASTI, ANABEL</text:p>
          </table:table-cell>
          <table:table-cell table:formula="of:=VLOOKUP(MID([.D21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21</text:p>
          </table:table-cell>
          <table:table-cell office:value-type="string">
            <text:p>Asuntos Constitucionales</text:p>
          </table:table-cell>
          <table:table-cell office:value-type="string">
            <text:p>FRANCIONI, FABIAN MARCELO</text:p>
          </table:table-cell>
          <table:table-cell office:value-type="string">
            <text:p><text:s/>vocal</text:p>
          </table:table-cell>
          <table:table-cell office:value-type="string">
            <text:p><text:s/>FRANCIONI, FABIAN MARCELO</text:p>
          </table:table-cell>
          <table:table-cell office:value-type="string">
            <text:p><text:s/>CORDOBA</text:p>
          </table:table-cell>
          <table:table-cell office:value-type="string">
            <text:p><text:s/>FRENTE PARA LA VICTORIA - PJ</text:p>
          </table:table-cell>
          <table:table-cell table:formula="of:=VLOOKUP([.B22];[$Comisiones.$C$1:.$C$46];1;0)" office:value-type="string" office:string-value="ASUNTOS CONSTITUCIONALES">
            <text:p>ASUNTOS CONSTITUCIONALES</text:p>
          </table:table-cell>
          <table:table-cell table:formula="of:=VLOOKUP([.C22];[$Diputados.$G$1:.$G$258];1;0)" office:value-type="string" office:string-value="FRANCIONI, FABIAN MARCELO">
            <text:p>FRANCIONI, FABIAN MARCELO</text:p>
          </table:table-cell>
          <table:table-cell table:formula="of:=VLOOKUP(MID([.D22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22</text:p>
          </table:table-cell>
          <table:table-cell office:value-type="string">
            <text:p>Asuntos Constitucionales</text:p>
          </table:table-cell>
          <table:table-cell office:value-type="string">
            <text:p>GARCIA, MARIA TERESA</text:p>
          </table:table-cell>
          <table:table-cell office:value-type="string">
            <text:p><text:s/>vocal</text:p>
          </table:table-cell>
          <table:table-cell office:value-type="string">
            <text:p><text:s/>GARCIA, MARIA TERESA</text:p>
          </table:table-cell>
          <table:table-cell office:value-type="string">
            <text:p><text:s/>BUENOS AIRES</text:p>
          </table:table-cell>
          <table:table-cell office:value-type="string">
            <text:p><text:s/>FRENTE PARA LA VICTORIA - PJ</text:p>
          </table:table-cell>
          <table:table-cell table:formula="of:=VLOOKUP([.B23];[$Comisiones.$C$1:.$C$46];1;0)" office:value-type="string" office:string-value="ASUNTOS CONSTITUCIONALES">
            <text:p>ASUNTOS CONSTITUCIONALES</text:p>
          </table:table-cell>
          <table:table-cell table:formula="of:=VLOOKUP([.C23];[$Diputados.$G$1:.$G$258];1;0)" office:value-type="string" office:string-value="GARCIA, MARIA TERESA">
            <text:p>GARCIA, MARIA TERESA</text:p>
          </table:table-cell>
          <table:table-cell table:formula="of:=VLOOKUP(MID([.D23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23</text:p>
          </table:table-cell>
          <table:table-cell office:value-type="string">
            <text:p>Asuntos Constitucionales</text:p>
          </table:table-cell>
          <table:table-cell office:value-type="string">
            <text:p>GARRIDO, MANUEL</text:p>
          </table:table-cell>
          <table:table-cell office:value-type="string">
            <text:p><text:s/>vocal</text:p>
          </table:table-cell>
          <table:table-cell office:value-type="string">
            <text:p><text:s/>GARRIDO, MANUEL</text:p>
          </table:table-cell>
          <table:table-cell office:value-type="string">
            <text:p><text:s/>CIUDAD de BUENOS AIRES</text:p>
          </table:table-cell>
          <table:table-cell office:value-type="string">
            <text:p><text:s/>UCR</text:p>
          </table:table-cell>
          <table:table-cell table:formula="of:=VLOOKUP([.B24];[$Comisiones.$C$1:.$C$46];1;0)" office:value-type="string" office:string-value="ASUNTOS CONSTITUCIONALES">
            <text:p>ASUNTOS CONSTITUCIONALES</text:p>
          </table:table-cell>
          <table:table-cell table:formula="of:=VLOOKUP([.C24];[$Diputados.$G$1:.$G$258];1;0)" office:value-type="string" office:string-value="GARRIDO, MANUEL">
            <text:p>GARRIDO, MANUEL</text:p>
          </table:table-cell>
          <table:table-cell table:formula="of:=VLOOKUP(MID([.D24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24</text:p>
          </table:table-cell>
          <table:table-cell office:value-type="string">
            <text:p>Asuntos Constitucionales</text:p>
          </table:table-cell>
          <table:table-cell office:value-type="string">
            <text:p>GIANNETTASIO, GRACIELA MARIA</text:p>
          </table:table-cell>
          <table:table-cell office:value-type="string">
            <text:p><text:s/>vocal</text:p>
          </table:table-cell>
          <table:table-cell office:value-type="string">
            <text:p><text:s/>GIANNETTASIO, GRACIELA MARIA</text:p>
          </table:table-cell>
          <table:table-cell office:value-type="string">
            <text:p><text:s/>BUENOS AIRES</text:p>
          </table:table-cell>
          <table:table-cell office:value-type="string">
            <text:p><text:s/>FRENTE PARA LA VICTORIA - PJ</text:p>
          </table:table-cell>
          <table:table-cell table:formula="of:=VLOOKUP([.B25];[$Comisiones.$C$1:.$C$46];1;0)" office:value-type="string" office:string-value="ASUNTOS CONSTITUCIONALES">
            <text:p>ASUNTOS CONSTITUCIONALES</text:p>
          </table:table-cell>
          <table:table-cell table:formula="of:=VLOOKUP([.C25];[$Diputados.$G$1:.$G$258];1;0)" office:value-type="string" office:string-value="GIANNETTASIO, GRACIELA MARIA">
            <text:p>GIANNETTASIO, GRACIELA MARIA</text:p>
          </table:table-cell>
          <table:table-cell table:formula="of:=VLOOKUP(MID([.D25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25</text:p>
          </table:table-cell>
          <table:table-cell office:value-type="string">
            <text:p>Asuntos Constitucionales</text:p>
          </table:table-cell>
          <table:table-cell office:value-type="string">
            <text:p>GIL LAVEDRA, RICARDO RODOLFO</text:p>
          </table:table-cell>
          <table:table-cell office:value-type="string">
            <text:p><text:s/>vocal</text:p>
          </table:table-cell>
          <table:table-cell office:value-type="string">
            <text:p><text:s/>GIL LAVEDRA, RICARDO RODOLFO</text:p>
          </table:table-cell>
          <table:table-cell office:value-type="string">
            <text:p><text:s/>CIUDAD de BUENOS AIRES</text:p>
          </table:table-cell>
          <table:table-cell office:value-type="string">
            <text:p><text:s/>UCR</text:p>
          </table:table-cell>
          <table:table-cell table:formula="of:=VLOOKUP([.B26];[$Comisiones.$C$1:.$C$46];1;0)" office:value-type="string" office:string-value="ASUNTOS CONSTITUCIONALES">
            <text:p>ASUNTOS CONSTITUCIONALES</text:p>
          </table:table-cell>
          <table:table-cell table:formula="of:=VLOOKUP([.C26];[$Diputados.$G$1:.$G$258];1;0)" office:value-type="string" office:string-value="GIL LAVEDRA, RICARDO RODOLFO">
            <text:p>GIL LAVEDRA, RICARDO RODOLFO</text:p>
          </table:table-cell>
          <table:table-cell table:formula="of:=VLOOKUP(MID([.D26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26</text:p>
          </table:table-cell>
          <table:table-cell office:value-type="string">
            <text:p>Asuntos Constitucionales</text:p>
          </table:table-cell>
          <table:table-cell office:value-type="string">
            <text:p>GROSSO, LEONARDO</text:p>
          </table:table-cell>
          <table:table-cell office:value-type="string">
            <text:p><text:s/>vocal</text:p>
          </table:table-cell>
          <table:table-cell office:value-type="string">
            <text:p><text:s/>GROSSO, LEONARDO</text:p>
          </table:table-cell>
          <table:table-cell office:value-type="string">
            <text:p><text:s/>BUENOS AIRES</text:p>
          </table:table-cell>
          <table:table-cell office:value-type="string">
            <text:p><text:s/>FRENTE PARA LA VICTORIA - PJ</text:p>
          </table:table-cell>
          <table:table-cell table:formula="of:=VLOOKUP([.B27];[$Comisiones.$C$1:.$C$46];1;0)" office:value-type="string" office:string-value="ASUNTOS CONSTITUCIONALES">
            <text:p>ASUNTOS CONSTITUCIONALES</text:p>
          </table:table-cell>
          <table:table-cell table:formula="of:=VLOOKUP([.C27];[$Diputados.$G$1:.$G$258];1;0)" office:value-type="string" office:string-value="GROSSO, LEONARDO">
            <text:p>GROSSO, LEONARDO</text:p>
          </table:table-cell>
          <table:table-cell table:formula="of:=VLOOKUP(MID([.D27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27</text:p>
          </table:table-cell>
          <table:table-cell office:value-type="string">
            <text:p>Asuntos Constitucionales</text:p>
          </table:table-cell>
          <table:table-cell office:value-type="string">
            <text:p>GUTIERREZ, MONICA EDITH</text:p>
          </table:table-cell>
          <table:table-cell office:value-type="string">
            <text:p><text:s/>vocal</text:p>
          </table:table-cell>
          <table:table-cell office:value-type="string">
            <text:p><text:s/>GUTIERREZ, MONICA EDITH</text:p>
          </table:table-cell>
          <table:table-cell office:value-type="string">
            <text:p><text:s/>CORDOBA</text:p>
          </table:table-cell>
          <table:table-cell office:value-type="string">
            <text:p><text:s/>FRENTE PARA LA VICTORIA - PJ</text:p>
          </table:table-cell>
          <table:table-cell table:formula="of:=VLOOKUP([.B28];[$Comisiones.$C$1:.$C$46];1;0)" office:value-type="string" office:string-value="ASUNTOS CONSTITUCIONALES">
            <text:p>ASUNTOS CONSTITUCIONALES</text:p>
          </table:table-cell>
          <table:table-cell table:formula="of:=VLOOKUP([.C28];[$Diputados.$G$1:.$G$258];1;0)" office:value-type="string" office:string-value="GUTIERREZ, MONICA EDITH">
            <text:p>GUTIERREZ, MONICA EDITH</text:p>
          </table:table-cell>
          <table:table-cell table:formula="of:=VLOOKUP(MID([.D28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28</text:p>
          </table:table-cell>
          <table:table-cell office:value-type="string">
            <text:p>Asuntos Constitucionales</text:p>
          </table:table-cell>
          <table:table-cell office:value-type="string">
            <text:p>KUNKEL, CARLOS MIGUEL</text:p>
          </table:table-cell>
          <table:table-cell office:value-type="string">
            <text:p><text:s/>vocal</text:p>
          </table:table-cell>
          <table:table-cell office:value-type="string">
            <text:p><text:s/>KUNKEL, CARLOS MIGUEL</text:p>
          </table:table-cell>
          <table:table-cell office:value-type="string">
            <text:p><text:s/>BUENOS AIRES</text:p>
          </table:table-cell>
          <table:table-cell office:value-type="string">
            <text:p><text:s/>FRENTE PARA LA VICTORIA - PJ</text:p>
          </table:table-cell>
          <table:table-cell table:formula="of:=VLOOKUP([.B29];[$Comisiones.$C$1:.$C$46];1;0)" office:value-type="string" office:string-value="ASUNTOS CONSTITUCIONALES">
            <text:p>ASUNTOS CONSTITUCIONALES</text:p>
          </table:table-cell>
          <table:table-cell table:formula="of:=VLOOKUP([.C29];[$Diputados.$G$1:.$G$258];1;0)" office:value-type="string" office:string-value="KUNKEL, CARLOS MIGUEL">
            <text:p>KUNKEL, CARLOS MIGUEL</text:p>
          </table:table-cell>
          <table:table-cell table:formula="of:=VLOOKUP(MID([.D29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29</text:p>
          </table:table-cell>
          <table:table-cell office:value-type="string">
            <text:p>Asuntos Constitucionales</text:p>
          </table:table-cell>
          <table:table-cell office:value-type="string">
            <text:p>METAZA, MARIO ALFREDO</text:p>
          </table:table-cell>
          <table:table-cell office:value-type="string">
            <text:p><text:s/>vocal</text:p>
          </table:table-cell>
          <table:table-cell office:value-type="string">
            <text:p><text:s/>METAZA, MARIO ALFREDO</text:p>
          </table:table-cell>
          <table:table-cell office:value-type="string">
            <text:p><text:s/>SANTA CRUZ</text:p>
          </table:table-cell>
          <table:table-cell office:value-type="string">
            <text:p><text:s/>FRENTE PARA LA VICTORIA - PJ</text:p>
          </table:table-cell>
          <table:table-cell table:formula="of:=VLOOKUP([.B30];[$Comisiones.$C$1:.$C$46];1;0)" office:value-type="string" office:string-value="ASUNTOS CONSTITUCIONALES">
            <text:p>ASUNTOS CONSTITUCIONALES</text:p>
          </table:table-cell>
          <table:table-cell table:formula="of:=VLOOKUP([.C30];[$Diputados.$G$1:.$G$258];1;0)" office:value-type="string" office:string-value="METAZA, MARIO ALFREDO">
            <text:p>METAZA, MARIO ALFREDO</text:p>
          </table:table-cell>
          <table:table-cell table:formula="of:=VLOOKUP(MID([.D30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30</text:p>
          </table:table-cell>
          <table:table-cell office:value-type="string">
            <text:p>Asuntos Constitucionales</text:p>
          </table:table-cell>
          <table:table-cell office:value-type="string">
            <text:p>PAIS, JUAN MARIO</text:p>
          </table:table-cell>
          <table:table-cell office:value-type="string">
            <text:p><text:s/>vocal</text:p>
          </table:table-cell>
          <table:table-cell office:value-type="string">
            <text:p><text:s/>PAIS, JUAN MARIO</text:p>
          </table:table-cell>
          <table:table-cell office:value-type="string">
            <text:p><text:s/>CHUBUT</text:p>
          </table:table-cell>
          <table:table-cell office:value-type="string">
            <text:p><text:s/>FRENTE PARA LA VICTORIA - PJ</text:p>
          </table:table-cell>
          <table:table-cell table:formula="of:=VLOOKUP([.B31];[$Comisiones.$C$1:.$C$46];1;0)" office:value-type="string" office:string-value="ASUNTOS CONSTITUCIONALES">
            <text:p>ASUNTOS CONSTITUCIONALES</text:p>
          </table:table-cell>
          <table:table-cell table:formula="of:=VLOOKUP([.C31];[$Diputados.$G$1:.$G$258];1;0)" office:value-type="string" office:string-value="PAIS, JUAN MARIO">
            <text:p>PAIS, JUAN MARIO</text:p>
          </table:table-cell>
          <table:table-cell table:formula="of:=VLOOKUP(MID([.D31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31</text:p>
          </table:table-cell>
          <table:table-cell office:value-type="string">
            <text:p>Asuntos Constitucionales</text:p>
          </table:table-cell>
          <table:table-cell office:value-type="string">
            <text:p>PARADA, LILIANA BEATRIZ</text:p>
          </table:table-cell>
          <table:table-cell office:value-type="string">
            <text:p><text:s/>vocal</text:p>
          </table:table-cell>
          <table:table-cell office:value-type="string">
            <text:p><text:s/>PARADA, LILIANA BEATRIZ</text:p>
          </table:table-cell>
          <table:table-cell office:value-type="string">
            <text:p><text:s/>CIUDAD de BUENOS AIRES</text:p>
          </table:table-cell>
          <table:table-cell office:value-type="string">
            <text:p><text:s/>UNIDAD POPULAR</text:p>
          </table:table-cell>
          <table:table-cell table:formula="of:=VLOOKUP([.B32];[$Comisiones.$C$1:.$C$46];1;0)" office:value-type="string" office:string-value="ASUNTOS CONSTITUCIONALES">
            <text:p>ASUNTOS CONSTITUCIONALES</text:p>
          </table:table-cell>
          <table:table-cell table:formula="of:=VLOOKUP([.C32];[$Diputados.$G$1:.$G$258];1;0)" office:value-type="string" office:string-value="PARADA, LILIANA BEATRIZ">
            <text:p>PARADA, LILIANA BEATRIZ</text:p>
          </table:table-cell>
          <table:table-cell table:formula="of:=VLOOKUP(MID([.D32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32</text:p>
          </table:table-cell>
          <table:table-cell office:value-type="string">
            <text:p>Asuntos Constitucionales</text:p>
          </table:table-cell>
          <table:table-cell office:value-type="string">
            <text:p>TONELLI, PABLO GABRIEL</text:p>
          </table:table-cell>
          <table:table-cell office:value-type="string">
            <text:p><text:s/>vocal</text:p>
          </table:table-cell>
          <table:table-cell office:value-type="string">
            <text:p><text:s/>TONELLI, PABLO GABRIEL</text:p>
          </table:table-cell>
          <table:table-cell office:value-type="string">
            <text:p><text:s/>CIUDAD de BUENOS AIRES</text:p>
          </table:table-cell>
          <table:table-cell office:value-type="string">
            <text:p><text:s/>PRO</text:p>
          </table:table-cell>
          <table:table-cell table:formula="of:=VLOOKUP([.B33];[$Comisiones.$C$1:.$C$46];1;0)" office:value-type="string" office:string-value="ASUNTOS CONSTITUCIONALES">
            <text:p>ASUNTOS CONSTITUCIONALES</text:p>
          </table:table-cell>
          <table:table-cell table:formula="of:=VLOOKUP([.C33];[$Diputados.$G$1:.$G$258];1;0)" office:value-type="string" office:string-value="TONELLI, PABLO GABRIEL">
            <text:p>TONELLI, PABLO GABRIEL</text:p>
          </table:table-cell>
          <table:table-cell table:formula="of:=VLOOKUP(MID([.D33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33</text:p>
          </table:table-cell>
          <table:table-cell office:value-type="string">
            <text:p>Asuntos Constitucionales</text:p>
          </table:table-cell>
          <table:table-cell office:value-type="string">
            <text:p>TUNESSI, JUAN PEDRO</text:p>
          </table:table-cell>
          <table:table-cell office:value-type="string">
            <text:p><text:s/>vocal</text:p>
          </table:table-cell>
          <table:table-cell office:value-type="string">
            <text:p><text:s/>TUNESSI, JUAN PEDRO</text:p>
          </table:table-cell>
          <table:table-cell office:value-type="string">
            <text:p><text:s/>BUENOS AIRES</text:p>
          </table:table-cell>
          <table:table-cell office:value-type="string">
            <text:p><text:s/>UCR</text:p>
          </table:table-cell>
          <table:table-cell table:formula="of:=VLOOKUP([.B34];[$Comisiones.$C$1:.$C$46];1;0)" office:value-type="string" office:string-value="ASUNTOS CONSTITUCIONALES">
            <text:p>ASUNTOS CONSTITUCIONALES</text:p>
          </table:table-cell>
          <table:table-cell table:formula="of:=VLOOKUP([.C34];[$Diputados.$G$1:.$G$258];1;0)" office:value-type="string" office:string-value="TUNESSI, JUAN PEDRO">
            <text:p>TUNESSI, JUAN PEDRO</text:p>
          </table:table-cell>
          <table:table-cell table:formula="of:=VLOOKUP(MID([.D34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34</text:p>
          </table:table-cell>
          <table:table-cell office:value-type="string">
            <text:p>Asuntos Constitucionales</text:p>
          </table:table-cell>
          <table:table-cell office:value-type="string">
            <text:p>YOMA, JORGE RAUL</text:p>
          </table:table-cell>
          <table:table-cell office:value-type="string">
            <text:p><text:s/>vocal</text:p>
          </table:table-cell>
          <table:table-cell office:value-type="string">
            <text:p><text:s/>YOMA, JORGE RAUL</text:p>
          </table:table-cell>
          <table:table-cell office:value-type="string">
            <text:p><text:s/>LA RIOJA</text:p>
          </table:table-cell>
          <table:table-cell office:value-type="string">
            <text:p><text:s/>FRENTE PARA LA VICTORIA - PJ</text:p>
          </table:table-cell>
          <table:table-cell table:formula="of:=VLOOKUP([.B35];[$Comisiones.$C$1:.$C$46];1;0)" office:value-type="string" office:string-value="ASUNTOS CONSTITUCIONALES">
            <text:p>ASUNTOS CONSTITUCIONALES</text:p>
          </table:table-cell>
          <table:table-cell table:formula="of:=VLOOKUP([.C35];[$Diputados.$G$1:.$G$258];1;0)" office:value-type="string" office:string-value="YOMA, JORGE RAUL">
            <text:p>YOMA, JORGE RAUL</text:p>
          </table:table-cell>
          <table:table-cell table:formula="of:=VLOOKUP(MID([.D35];2;50);[$functions.$B$1:.$B$6];1;0)" office:value-type="string" office:string-value="Vocal">
            <text:p>Vocal</text:p>
          </table:table-cell>
        </table:table-row>
        <table:table-row table:style-name="ro1">
          <table:table-cell office:value-type="string">
            <text:p>law_commision_detail_35</text:p>
          </table:table-cell>
          <table:table-cell office:value-type="string">
            <text:p>Asuntos Constitucionales</text:p>
          </table:table-cell>
          <table:table-cell office:value-type="string">
            <text:p>ZABALZA, JUAN CARLOS</text:p>
          </table:table-cell>
          <table:table-cell office:value-type="string">
            <text:p><text:s/>vocal</text:p>
          </table:table-cell>
          <table:table-cell office:value-type="string">
            <text:p><text:s/>ZABALZA, JUAN CARLOS</text:p>
          </table:table-cell>
          <table:table-cell office:value-type="string">
            <text:p><text:s/>SANTA FE</text:p>
          </table:table-cell>
          <table:table-cell office:value-type="string">
            <text:p><text:s/>PARTIDO SOCIALISTA</text:p>
          </table:table-cell>
          <table:table-cell table:formula="of:=VLOOKUP([.B36];[$Comisiones.$C$1:.$C$46];1;0)" office:value-type="string" office:string-value="ASUNTOS CONSTITUCIONALES">
            <text:p>ASUNTOS CONSTITUCIONALES</text:p>
          </table:table-cell>
          <table:table-cell table:formula="of:=VLOOKUP([.C36];[$Diputados.$G$1:.$G$258];1;0)" office:value-type="string" office:string-value="ZABALZA, JUAN CARLOS">
            <text:p>ZABALZA, JUAN CARLOS</text:p>
          </table:table-cell>
          <table:table-cell table:formula="of:=VLOOKUP(MID([.D36];2;50);[$functions.$B$1:.$B$6];1;0)" office:value-type="string" office:string-value="Vocal">
            <text:p>Vocal</text:p>
          </table:table-cell>
        </table:table-row>
        <table:table-row table:style-name="ro2" table:number-rows-repeated="104853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unctions" table:style-name="ta1"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string">
            <text:p>law_function_01</text:p>
          </table:table-cell>
          <table:table-cell office:value-type="string">
            <text:p>Presidente</text:p>
          </table:table-cell>
        </table:table-row>
        <table:table-row table:style-name="ro2">
          <table:table-cell office:value-type="string">
            <text:p>law_function_02</text:p>
          </table:table-cell>
          <table:table-cell office:value-type="string">
            <text:p>Vicepresidente 1º</text:p>
          </table:table-cell>
        </table:table-row>
        <table:table-row table:style-name="ro2">
          <table:table-cell office:value-type="string">
            <text:p>law_function_03</text:p>
          </table:table-cell>
          <table:table-cell office:value-type="string">
            <text:p>Vicepresidente 2º</text:p>
          </table:table-cell>
        </table:table-row>
        <table:table-row table:style-name="ro2">
          <table:table-cell office:value-type="string">
            <text:p>law_function_04</text:p>
          </table:table-cell>
          <table:table-cell office:value-type="string">
            <text:p>Secretario</text:p>
          </table:table-cell>
        </table:table-row>
        <table:table-row table:style-name="ro1">
          <table:table-cell office:value-type="string">
            <text:p>law_function_05</text:p>
          </table:table-cell>
          <table:table-cell office:value-type="string">
            <text:p>Vocal</text:p>
          </table:table-cell>
        </table:table-row>
      </table:table>
      <table:table table:name="Legislaturas" table:style-name="ta1"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table:style-name="ce11"/>
          <table:table-cell table:style-name="ce12" office:value-type="string">
            <text:p>name</text:p>
          </table:table-cell>
          <table:table-cell office:value-type="string">
            <text:p>state_id</text:p>
          </table:table-cell>
        </table:table-row>
        <table:table-row table:style-name="ro1">
          <table:table-cell office:value-type="string">
            <text:p>law_legislature_01</text:p>
          </table:table-cell>
          <table:table-cell table:style-name="ce11" office:value-type="string">
            <text:p>Buenos Aires</text:p>
          </table:table-cell>
          <table:table-cell table:style-name="ce12" office:value-type="string">
            <text:p><text:a xlink:href="http://www.senado-ba.gov.ar/" xlink:type="simple">Senado de Buenos Aires</text:a></text:p>
          </table:table-cell>
          <table:table-cell table:formula="of:=VLOOKUP([.B2];['Td states'.$C$4:.$C$27];1;0)" office:value-type="string" office:string-value="Buenos Aires">
            <text:p>Buenos Aires</text:p>
          </table:table-cell>
        </table:table-row>
        <table:table-row table:style-name="ro1">
          <table:table-cell office:value-type="string">
            <text:p>law_legislature_02</text:p>
          </table:table-cell>
          <table:table-cell table:style-name="ce11" office:value-type="string">
            <text:p>Buenos Aires</text:p>
          </table:table-cell>
          <table:table-cell office:value-type="string">
            <text:p><text:a xlink:href="http://www.hcdiputados-ba.gov.ar/" xlink:type="simple">H.C Diputados</text:a></text:p>
          </table:table-cell>
          <table:table-cell table:formula="of:=VLOOKUP([.B3];['Td states'.$C$4:.$C$27];1;0)" office:value-type="string" office:string-value="Buenos Aires">
            <text:p>Buenos Aires</text:p>
          </table:table-cell>
        </table:table-row>
        <table:table-row table:style-name="ro4">
          <table:table-cell office:value-type="string">
            <text:p>law_legislature_03</text:p>
          </table:table-cell>
          <table:table-cell table:style-name="ce11" office:value-type="string">
            <text:p>Ciudad Autónoma de Buenos Aires</text:p>
          </table:table-cell>
          <table:table-cell table:style-name="ce13" office:value-type="string">
            <text:p><text:a xlink:href="http://www.legislatura.gov.ar/" xlink:type="simple">Legislatura de la ciudad de Buenos Aires</text:a></text:p>
          </table:table-cell>
          <table:table-cell table:formula="of:=VLOOKUP([.B4];['Td states'.$C$4:.$C$27];1;0)" office:value-type="string" office:string-value="Ciudad Autónoma de Buenos Aires">
            <text:p>Ciudad Autónoma de Buenos Aires</text:p>
          </table:table-cell>
        </table:table-row>
        <table:table-row table:style-name="ro2">
          <table:table-cell office:value-type="string">
            <text:p>law_legislature_04</text:p>
          </table:table-cell>
          <table:table-cell table:style-name="ce11" office:value-type="string">
            <text:p>Catamarca</text:p>
          </table:table-cell>
          <table:table-cell table:style-name="ce12" office:value-type="string">
            <text:p><text:a xlink:href="http://www.diputados-catamarca.gov.ar/" xlink:type="simple">Cámara de Diputados de Catamarca</text:a></text:p>
          </table:table-cell>
          <table:table-cell table:formula="of:=VLOOKUP([.B5];['Td states'.$C$4:.$C$27];1;0)" office:value-type="string" office:string-value="Catamarca">
            <text:p>Catamarca</text:p>
          </table:table-cell>
        </table:table-row>
        <table:table-row table:style-name="ro1">
          <table:table-cell office:value-type="string">
            <text:p>law_legislature_05</text:p>
          </table:table-cell>
          <table:table-cell table:style-name="ce11" office:value-type="string">
            <text:p>Catamarca</text:p>
          </table:table-cell>
          <table:table-cell office:value-type="string">
            <text:p><text:a xlink:href="http://www.camsencat.gov.ar/" xlink:type="simple">Cámara de Senadores</text:a></text:p>
          </table:table-cell>
          <table:table-cell table:formula="of:=VLOOKUP([.B6];['Td states'.$C$4:.$C$27];1;0)" office:value-type="string" office:string-value="Catamarca">
            <text:p>Catamarca</text:p>
          </table:table-cell>
        </table:table-row>
        <table:table-row table:style-name="ro1">
          <table:table-cell office:value-type="string">
            <text:p>law_legislature_06</text:p>
          </table:table-cell>
          <table:table-cell table:style-name="ce11" office:value-type="string">
            <text:p>Chaco</text:p>
          </table:table-cell>
          <table:table-cell table:style-name="ce13" office:value-type="string">
            <text:p><text:a xlink:href="http://www.ecomchaco.com.ar/legislatura" xlink:type="simple">Cámara de Diputados de Chaco</text:a></text:p>
          </table:table-cell>
          <table:table-cell table:formula="of:=VLOOKUP([.B7];['Td states'.$C$4:.$C$27];1;0)" office:value-type="string" office:string-value="Chaco">
            <text:p>Chaco</text:p>
          </table:table-cell>
        </table:table-row>
        <table:table-row table:style-name="ro1">
          <table:table-cell office:value-type="string">
            <text:p>law_legislature_07</text:p>
          </table:table-cell>
          <table:table-cell table:style-name="ce11" office:value-type="string">
            <text:p>Chubut</text:p>
          </table:table-cell>
          <table:table-cell table:style-name="ce13" office:value-type="string">
            <text:p><text:a xlink:href="http://www.legischubut.gov.ar/" xlink:type="simple">Legislatura de Chubut</text:a></text:p>
          </table:table-cell>
          <table:table-cell table:formula="of:=VLOOKUP([.B8];['Td states'.$C$4:.$C$27];1;0)" office:value-type="string" office:string-value="Chubut">
            <text:p>Chubut</text:p>
          </table:table-cell>
        </table:table-row>
        <table:table-row table:style-name="ro1">
          <table:table-cell office:value-type="string">
            <text:p>law_legislature_08</text:p>
          </table:table-cell>
          <table:table-cell table:style-name="ce11" office:value-type="string">
            <text:p>Córdoba</text:p>
          </table:table-cell>
          <table:table-cell table:style-name="ce13" office:value-type="string">
            <text:p><text:a xlink:href="http://www.legiscba.gov.ar/" xlink:type="simple">Honorable Cámara de Diputados de Cordoba</text:a></text:p>
          </table:table-cell>
          <table:table-cell table:formula="of:=VLOOKUP([.B9];['Td states'.$C$4:.$C$27];1;0)" office:value-type="string" office:string-value="Córdoba">
            <text:p>Córdoba</text:p>
          </table:table-cell>
        </table:table-row>
        <table:table-row table:style-name="ro1">
          <table:table-cell office:value-type="string">
            <text:p>law_legislature_09</text:p>
          </table:table-cell>
          <table:table-cell table:style-name="ce11" office:value-type="string">
            <text:p>Corrientes</text:p>
          </table:table-cell>
          <table:table-cell table:style-name="ce13" office:value-type="string">
            <text:p><text:a xlink:href="http://www.senadoctes.gov.ar/" xlink:type="simple">Honorable Poder Legislativo de Corrientes</text:a></text:p>
          </table:table-cell>
          <table:table-cell table:formula="of:=VLOOKUP([.B10];['Td states'.$C$4:.$C$27];1;0)" office:value-type="string" office:string-value="Corrientes">
            <text:p>Corrientes</text:p>
          </table:table-cell>
        </table:table-row>
        <table:table-row table:style-name="ro1">
          <table:table-cell office:value-type="string">
            <text:p>law_legislature_10</text:p>
          </table:table-cell>
          <table:table-cell table:style-name="ce11" office:value-type="string">
            <text:p>Entre Ríos</text:p>
          </table:table-cell>
          <table:table-cell table:style-name="ce13" office:value-type="string">
            <text:p><text:a xlink:href="http://www.entrerios.gov.ar/dip/index.htm" xlink:type="simple">Poder Legislativo de Entre Ríos</text:a></text:p>
          </table:table-cell>
          <table:table-cell table:formula="of:=VLOOKUP([.B11];['Td states'.$C$4:.$C$27];1;0)" office:value-type="string" office:string-value="Entre Ríos">
            <text:p>Entre Ríos</text:p>
          </table:table-cell>
        </table:table-row>
        <table:table-row table:style-name="ro1">
          <table:table-cell office:value-type="string">
            <text:p>law_legislature_11</text:p>
          </table:table-cell>
          <table:table-cell table:style-name="ce11" office:value-type="string">
            <text:p>Formosa</text:p>
          </table:table-cell>
          <table:table-cell table:style-name="ce13" office:value-type="string">
            <text:p><text:a xlink:href="http://www.legislaturaformosa.gov.ar/" xlink:type="simple">Legislatura de Formosa</text:a></text:p>
          </table:table-cell>
          <table:table-cell table:formula="of:=VLOOKUP([.B12];['Td states'.$C$4:.$C$27];1;0)" office:value-type="string" office:string-value="Formosa">
            <text:p>Formosa</text:p>
          </table:table-cell>
        </table:table-row>
        <table:table-row table:style-name="ro1">
          <table:table-cell office:value-type="string">
            <text:p>law_legislature_12</text:p>
          </table:table-cell>
          <table:table-cell table:style-name="ce11" office:value-type="string">
            <text:p>Jujuy</text:p>
          </table:table-cell>
          <table:table-cell table:style-name="ce13" office:value-type="string">
            <text:p><text:a xlink:href="http://www.jujuy.gov.ar/" xlink:type="simple">Gobierno de Jujuy</text:a></text:p>
          </table:table-cell>
          <table:table-cell table:formula="of:=VLOOKUP([.B13];['Td states'.$C$4:.$C$27];1;0)" office:value-type="string" office:string-value="Jujuy">
            <text:p>Jujuy</text:p>
          </table:table-cell>
        </table:table-row>
        <table:table-row table:style-name="ro1">
          <table:table-cell office:value-type="string">
            <text:p>law_legislature_13</text:p>
          </table:table-cell>
          <table:table-cell table:style-name="ce11" office:value-type="string">
            <text:p>Mendoza</text:p>
          </table:table-cell>
          <table:table-cell table:style-name="ce13" office:value-type="string">
            <text:p><text:a xlink:href="http://www.legislaturamendoza.gov.ar/" xlink:type="simple">Poder Legislativo de Mendoza</text:a></text:p>
          </table:table-cell>
          <table:table-cell table:formula="of:=VLOOKUP([.B14];['Td states'.$C$4:.$C$27];1;0)" office:value-type="string" office:string-value="Mendoza">
            <text:p>Mendoza</text:p>
          </table:table-cell>
        </table:table-row>
        <table:table-row table:style-name="ro1">
          <table:table-cell office:value-type="string">
            <text:p>law_legislature_14</text:p>
          </table:table-cell>
          <table:table-cell table:style-name="ce11" office:value-type="string">
            <text:p>Misiones</text:p>
          </table:table-cell>
          <table:table-cell table:style-name="ce13" office:value-type="string">
            <text:p><text:a xlink:href="http://www.diputadosmisiones.gov.ar/" xlink:type="simple">Poder Legislativo de la Provincia de Misiones</text:a></text:p>
          </table:table-cell>
          <table:table-cell table:formula="of:=VLOOKUP([.B15];['Td states'.$C$4:.$C$27];1;0)" office:value-type="string" office:string-value="Misiones">
            <text:p>Misiones</text:p>
          </table:table-cell>
        </table:table-row>
        <table:table-row table:style-name="ro1">
          <table:table-cell office:value-type="string">
            <text:p>law_legislature_15</text:p>
          </table:table-cell>
          <table:table-cell table:style-name="ce11" office:value-type="string">
            <text:p>Neuquén</text:p>
          </table:table-cell>
          <table:table-cell table:style-name="ce13" office:value-type="string">
            <text:p><text:a xlink:href="http://www.legislaturaneuquen.gov.ar/" xlink:type="simple">Legislatura de Neuquen</text:a></text:p>
          </table:table-cell>
          <table:table-cell table:formula="of:=VLOOKUP([.B16];['Td states'.$C$4:.$C$27];1;0)" office:value-type="string" office:string-value="Neuquén">
            <text:p>Neuquén</text:p>
          </table:table-cell>
        </table:table-row>
        <table:table-row table:style-name="ro1">
          <table:table-cell office:value-type="string">
            <text:p>law_legislature_16</text:p>
          </table:table-cell>
          <table:table-cell table:style-name="ce11" office:value-type="string">
            <text:p>La Pampa</text:p>
          </table:table-cell>
          <table:table-cell table:style-name="ce13" office:value-type="string">
            <text:p><text:a xlink:href="http://www.lapampa.gov.ar/" xlink:type="simple">Poder Legislativo de La Pampa</text:a></text:p>
          </table:table-cell>
          <table:table-cell table:formula="of:=VLOOKUP([.B17];['Td states'.$C$4:.$C$27];1;0)" office:value-type="string" office:string-value="La Pampa">
            <text:p>La Pampa</text:p>
          </table:table-cell>
        </table:table-row>
        <table:table-row table:style-name="ro1">
          <table:table-cell office:value-type="string">
            <text:p>law_legislature_17</text:p>
          </table:table-cell>
          <table:table-cell table:style-name="ce11" office:value-type="string">
            <text:p>La Rioja</text:p>
          </table:table-cell>
          <table:table-cell table:style-name="ce13" office:value-type="string">
            <text:p><text:a xlink:href="http://www.legislrj.com.ar/" xlink:type="simple">Legislatura de La Rioja</text:a></text:p>
          </table:table-cell>
          <table:table-cell table:formula="of:=VLOOKUP([.B18];['Td states'.$C$4:.$C$27];1;0)" office:value-type="string" office:string-value="La Rioja">
            <text:p>La Rioja</text:p>
          </table:table-cell>
        </table:table-row>
        <table:table-row table:style-name="ro1">
          <table:table-cell office:value-type="string">
            <text:p>law_legislature_18</text:p>
          </table:table-cell>
          <table:table-cell table:style-name="ce11" office:value-type="string">
            <text:p>Río Negro</text:p>
          </table:table-cell>
          <table:table-cell table:style-name="ce13" office:value-type="string">
            <text:p><text:a xlink:href="http://www.legisrn.gov.ar/" xlink:type="simple">Legislatura de Rio Negro</text:a></text:p>
          </table:table-cell>
          <table:table-cell table:formula="of:=VLOOKUP([.B19];['Td states'.$C$4:.$C$27];1;0)" office:value-type="string" office:string-value="Río Negro">
            <text:p>Río Negro</text:p>
          </table:table-cell>
        </table:table-row>
        <table:table-row table:style-name="ro2">
          <table:table-cell office:value-type="string">
            <text:p>law_legislature_19</text:p>
          </table:table-cell>
          <table:table-cell table:style-name="ce11" office:value-type="string">
            <text:p>Salta</text:p>
          </table:table-cell>
          <table:table-cell table:style-name="ce12" office:value-type="string">
            <text:p><text:a xlink:href="http://www.gobiernosalta.gov.ar/" xlink:type="simple">Gobierno de Salta</text:a></text:p>
          </table:table-cell>
          <table:table-cell table:formula="of:=VLOOKUP([.B20];['Td states'.$C$4:.$C$27];1;0)" office:value-type="string" office:string-value="Salta">
            <text:p>Salta</text:p>
          </table:table-cell>
        </table:table-row>
        <table:table-row table:style-name="ro1">
          <table:table-cell office:value-type="string">
            <text:p>law_legislature_20</text:p>
          </table:table-cell>
          <table:table-cell table:style-name="ce11" office:value-type="string">
            <text:p>Salta</text:p>
          </table:table-cell>
          <table:table-cell office:value-type="string">
            <text:p><text:a xlink:href="http://www.camdipsalta.gov.ar/" xlink:type="simple">Cámara de Diputados</text:a></text:p>
          </table:table-cell>
          <table:table-cell table:formula="of:=VLOOKUP([.B21];['Td states'.$C$4:.$C$27];1;0)" office:value-type="string" office:string-value="Salta">
            <text:p>Salta</text:p>
          </table:table-cell>
        </table:table-row>
        <table:table-row table:style-name="ro1">
          <table:table-cell office:value-type="string">
            <text:p>law_legislature_21</text:p>
          </table:table-cell>
          <table:table-cell table:style-name="ce11" office:value-type="string">
            <text:p>San Juan</text:p>
          </table:table-cell>
          <table:table-cell table:style-name="ce13" office:value-type="string">
            <text:p><text:a xlink:href="http://www.portalzonda.com.ar/Legislatura/" xlink:type="simple">Legislatura de San Juan</text:a></text:p>
          </table:table-cell>
          <table:table-cell table:formula="of:=VLOOKUP([.B22];['Td states'.$C$4:.$C$27];1;0)" office:value-type="string" office:string-value="San Juan">
            <text:p>San Juan</text:p>
          </table:table-cell>
        </table:table-row>
        <table:table-row table:style-name="ro1">
          <table:table-cell office:value-type="string">
            <text:p>law_legislature_22</text:p>
          </table:table-cell>
          <table:table-cell table:style-name="ce11" office:value-type="string">
            <text:p>San Luis</text:p>
          </table:table-cell>
          <table:table-cell table:style-name="ce13" office:value-type="string">
            <text:p><text:a xlink:href="http://legislaturasanluis.freeservers.com/" xlink:type="simple">Legislatura San Luis</text:a></text:p>
          </table:table-cell>
          <table:table-cell table:formula="of:=VLOOKUP([.B23];['Td states'.$C$4:.$C$27];1;0)" office:value-type="string" office:string-value="San Luis">
            <text:p>San Luis</text:p>
          </table:table-cell>
        </table:table-row>
        <table:table-row table:style-name="ro1">
          <table:table-cell office:value-type="string">
            <text:p>law_legislature_23</text:p>
          </table:table-cell>
          <table:table-cell table:style-name="ce11" office:value-type="string">
            <text:p>Santa Cruz</text:p>
          </table:table-cell>
          <table:table-cell table:style-name="ce13" office:value-type="string">
            <text:p><text:a xlink:href="http://www.hcdsc.gov.ar/" xlink:type="simple">Honorable Cámara de Diputados de Santa Cruz</text:a></text:p>
          </table:table-cell>
          <table:table-cell table:formula="of:=VLOOKUP([.B24];['Td states'.$C$4:.$C$27];1;0)" office:value-type="string" office:string-value="Santa Cruz">
            <text:p>Santa Cruz</text:p>
          </table:table-cell>
        </table:table-row>
        <table:table-row table:style-name="ro2">
          <table:table-cell office:value-type="string">
            <text:p>law_legislature_24</text:p>
          </table:table-cell>
          <table:table-cell table:style-name="ce11" office:value-type="string">
            <text:p>Santa Fe</text:p>
          </table:table-cell>
          <table:table-cell table:style-name="ce12" office:value-type="string">
            <text:p><text:a xlink:href="http://www.santafe.gov.ar/list-autoridades/hon-cam-dip.htm" xlink:type="simple">Honorable Cámara de Diputados de Santa Fe</text:a></text:p>
          </table:table-cell>
          <table:table-cell table:formula="of:=VLOOKUP([.B25];['Td states'.$C$4:.$C$27];1;0)" office:value-type="string" office:string-value="Santa Fe">
            <text:p>Santa Fe</text:p>
          </table:table-cell>
        </table:table-row>
        <table:table-row table:style-name="ro1">
          <table:table-cell office:value-type="string">
            <text:p>law_legislature_25</text:p>
          </table:table-cell>
          <table:table-cell table:style-name="ce11" office:value-type="string">
            <text:p>Santa Fe</text:p>
          </table:table-cell>
          <table:table-cell office:value-type="string">
            <text:p><text:a xlink:href="http://senadosantafe.gov.ar/" xlink:type="simple">Honorable Cámara de senadores de Santa Fe</text:a></text:p>
          </table:table-cell>
          <table:table-cell table:formula="of:=VLOOKUP([.B26];['Td states'.$C$4:.$C$27];1;0)" office:value-type="string" office:string-value="Santa Fe">
            <text:p>Santa Fe</text:p>
          </table:table-cell>
        </table:table-row>
        <table:table-row table:style-name="ro5">
          <table:table-cell office:value-type="string">
            <text:p>law_legislature_26</text:p>
          </table:table-cell>
          <table:table-cell table:style-name="ce11" office:value-type="string">
            <text:p>Santiago del Estero</text:p>
          </table:table-cell>
          <table:table-cell table:style-name="ce13" office:value-type="string">
            <text:p><text:a xlink:href="http://www.legislaturasde.gov.ar/" xlink:type="simple">Legislatura Santiago del Estero</text:a></text:p>
          </table:table-cell>
          <table:table-cell table:formula="of:=VLOOKUP([.B27];['Td states'.$C$4:.$C$27];1;0)" office:value-type="string" office:string-value="Santiago del Estero">
            <text:p>Santiago del Estero</text:p>
          </table:table-cell>
        </table:table-row>
        <table:table-row table:style-name="ro5">
          <table:table-cell office:value-type="string">
            <text:p>law_legislature_27</text:p>
          </table:table-cell>
          <table:table-cell table:style-name="ce11" office:value-type="string">
            <text:p>Tierra del Fuego</text:p>
          </table:table-cell>
          <table:table-cell table:style-name="ce13" office:value-type="string">
            <text:p><text:a xlink:href="http://www.legistdf.gov.ar/" xlink:type="simple">Legislatura de Tierra del Fuego</text:a></text:p>
          </table:table-cell>
          <table:table-cell table:formula="of:=VLOOKUP([.B28];['Td states'.$C$4:.$C$27];1;0)" office:value-type="string" office:string-value="Tierra del Fuego">
            <text:p>Tierra del Fuego</text:p>
          </table:table-cell>
        </table:table-row>
        <table:table-row table:style-name="ro1">
          <table:table-cell office:value-type="string">
            <text:p>law_legislature_28</text:p>
          </table:table-cell>
          <table:table-cell table:style-name="ce11" office:value-type="string">
            <text:p>Tucumán</text:p>
          </table:table-cell>
          <table:table-cell table:style-name="ce13" office:value-type="string">
            <text:p><text:a xlink:href="http://www.hlt.gov.ar/" xlink:type="simple">Legislatura de Tucumán</text:a></text:p>
          </table:table-cell>
          <table:table-cell table:formula="of:=VLOOKUP([.B29];['Td states'.$C$4:.$C$27];1;0)" office:value-type="string" office:string-value="Tucumán">
            <text:p>Tucumán</text:p>
          </table:table-cell>
        </table:table-row>
        <table:table-row table:style-name="ro1">
          <table:table-cell office:value-type="string">
            <text:p>law_legislature_29</text:p>
          </table:table-cell>
          <table:table-cell/>
          <table:table-cell office:value-type="string">
            <text:p>Congreso de la Nación Argentina</text:p>
          </table:table-cell>
          <table:table-cell/>
        </table:table-row>
        <table:table-row table:style-name="ro2" table:number-rows-repeated="104854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artners categories" table:style-name="ta1">
        <table:table-column table:style-name="co12" table:default-cell-style-name="Default"/>
        <table:table-column table:style-name="co3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law_category_ids</text:p>
          </table:table-cell>
        </table:table-row>
        <table:table-row table:style-name="ro1">
          <table:table-cell office:value-type="string">
            <text:p>base.res_partner_2</text:p>
          </table:table-cell>
          <table:table-cell office:value-type="string">
            <text:p>Envases</text:p>
          </table:table-cell>
        </table:table-row>
        <table:table-row table:style-name="ro1">
          <table:table-cell office:value-type="string">
            <text:p>base.res_partner_1</text:p>
          </table:table-cell>
          <table:table-cell office:value-type="string">
            <text:p>Minería</text:p>
          </table:table-cell>
        </table:table-row>
        <table:table-row table:style-name="ro1">
          <table:table-cell office:value-type="string">
            <text:p>base.res_partner_13</text:p>
          </table:table-cell>
          <table:table-cell office:value-type="string">
            <text:p>Telefonía celular</text:p>
          </table:table-cell>
        </table:table-row>
        <table:table-row table:style-name="ro1">
          <table:table-cell office:value-type="string">
            <text:p>base.res_partner_7</text:p>
          </table:table-cell>
          <table:table-cell office:value-type="string">
            <text:p>Forestación</text:p>
          </table:table-cell>
        </table:table-row>
        <table:table-row table:style-name="ro1">
          <table:table-cell office:value-type="string">
            <text:p>base.res_partner_9</text:p>
          </table:table-cell>
          <table:table-cell office:value-type="string">
            <text:p>Envases,Minería</text:p>
          </table:table-cell>
        </table:table-row>
        <table:table-row table:style-name="ro1">
          <table:table-cell office:value-type="string">
            <text:p>base.res_partner_12</text:p>
          </table:table-cell>
          <table:table-cell office:value-type="string">
            <text:p>Telefonía celular</text:p>
          </table:table-cell>
        </table:table-row>
        <table:table-row table:style-name="ro1">
          <table:table-cell office:value-type="string">
            <text:p>base.res_partner_14</text:p>
          </table:table-cell>
          <table:table-cell office:value-type="string">
            <text:p>Forestación</text:p>
          </table:table-cell>
        </table:table-row>
        <table:table-row table:style-name="ro1">
          <table:table-cell office:value-type="string">
            <text:p>base.res_partner_3</text:p>
          </table:table-cell>
          <table:table-cell office:value-type="string">
            <text:p>Forestación,Minería</text:p>
          </table:table-cell>
        </table:table-row>
        <table:table-row table:style-name="ro1">
          <table:table-cell office:value-type="string">
            <text:p>base.res_partner_4</text:p>
          </table:table-cell>
          <table:table-cell office:value-type="string">
            <text:p>Envases</text:p>
          </table:table-cell>
        </table:table-row>
        <table:table-row table:style-name="ro1">
          <table:table-cell office:value-type="string">
            <text:p>base.res_partner_6</text:p>
          </table:table-cell>
          <table:table-cell office:value-type="string">
            <text:p>Minería</text:p>
          </table:table-cell>
        </table:table-row>
        <table:table-row table:style-name="ro1">
          <table:table-cell office:value-type="string">
            <text:p>base.res_partner_5</text:p>
          </table:table-cell>
          <table:table-cell office:value-type="string">
            <text:p>Telefonía celular</text:p>
          </table:table-cell>
        </table:table-row>
        <table:table-row table:style-name="ro1">
          <table:table-cell office:value-type="string">
            <text:p>base.res_partner_21</text:p>
          </table:table-cell>
          <table:table-cell office:value-type="string">
            <text:p>Forestación</text:p>
          </table:table-cell>
        </table:table-row>
        <table:table-row table:style-name="ro1">
          <table:table-cell office:value-type="string">
            <text:p>base.res_partner_11</text:p>
          </table:table-cell>
          <table:table-cell office:value-type="string">
            <text:p>Envases,Minería</text:p>
          </table:table-cell>
        </table:table-row>
        <table:table-row table:style-name="ro1">
          <table:table-cell office:value-type="string">
            <text:p>base.res_partner_8</text:p>
          </table:table-cell>
          <table:table-cell office:value-type="string">
            <text:p>Envases</text:p>
          </table:table-cell>
        </table:table-row>
        <table:table-row table:style-name="ro1">
          <table:table-cell office:value-type="string">
            <text:p>base.res_partner_15</text:p>
          </table:table-cell>
          <table:table-cell office:value-type="string">
            <text:p>Minería</text:p>
          </table:table-cell>
        </table:table-row>
        <table:table-row table:style-name="ro1">
          <table:table-cell office:value-type="string">
            <text:p>base.res_partner_17</text:p>
          </table:table-cell>
          <table:table-cell office:value-type="string">
            <text:p>Telefonía celular</text:p>
          </table:table-cell>
        </table:table-row>
        <table:table-row table:style-name="ro1">
          <table:table-cell office:value-type="string">
            <text:p>base.res_partner_19</text:p>
          </table:table-cell>
          <table:table-cell office:value-type="string">
            <text:p>Forestación</text:p>
          </table:table-cell>
        </table:table-row>
        <table:table-row table:style-name="ro1">
          <table:table-cell office:value-type="string">
            <text:p>base.res_partner_16</text:p>
          </table:table-cell>
          <table:table-cell office:value-type="string">
            <text:p>Envases,Minería</text:p>
          </table:table-cell>
        </table:table-row>
        <table:table-row table:style-name="ro1">
          <table:table-cell office:value-type="string">
            <text:p>base.res_partner_10</text:p>
          </table:table-cell>
          <table:table-cell office:value-type="string">
            <text:p>Telefonía celular</text:p>
          </table:table-cell>
        </table:table-row>
        <table:table-row table:style-name="ro1">
          <table:table-cell office:value-type="string">
            <text:p>base.res_partner_18</text:p>
          </table:table-cell>
          <table:table-cell office:value-type="string">
            <text:p>Forestación</text:p>
          </table:table-cell>
        </table:table-row>
        <table:table-row table:style-name="ro1">
          <table:table-cell office:value-type="string">
            <text:p>base.res_partner_23</text:p>
          </table:table-cell>
          <table:table-cell office:value-type="string">
            <text:p>Forestación,Minería</text:p>
          </table:table-cell>
        </table:table-row>
        <table:table-row table:style-name="ro1">
          <table:table-cell office:value-type="string">
            <text:p>base.res_partner_22</text:p>
          </table:table-cell>
          <table:table-cell office:value-type="string">
            <text:p>Minerí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1" table:target-range-address="'Td states'.G1:'Td states'.I26" table:display-filter-buttons="tru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Td Blocks'.A1:'Td Blocks'.B37" table:buttons="'Td Blocks'.A1 'Td Blocks'.A3">
          <table:source-cell-range table:cell-range-address="Diputados.A1:Diputados.E258"/>
          <table:data-pilot-field table:source-field-name="Bloque" table:orientation="row" table:used-hierarchy="0" table:function="auto">
            <table:data-pilot-level table:show-empty="false">
              <table:data-pilot-members>
                <table:data-pilot-member table:name="COALICION CIVICA - ARI" table:display="true" table:show-details="true"/>
                <table:data-pilot-member table:name="COMPROMISO FEDERAL" table:display="true" table:show-details="true"/>
                <table:data-pilot-member table:name="CORDOBA FEDERAL" table:display="true" table:show-details="true"/>
                <table:data-pilot-member table:name="CULTURA, EDUCACION Y TRABAJO" table:display="true" table:show-details="true"/>
                <table:data-pilot-member table:name="DEMOCRACIA IGUALITARIA Y PARTICIPATIVA (D.I.P.)" table:display="true" table:show-details="true"/>
                <table:data-pilot-member table:name="DEMOCRATA DE MENDOZA" table:display="true" table:show-details="true"/>
                <table:data-pilot-member table:name="DEMOCRATA PROGRESISTA" table:display="true" table:show-details="true"/>
                <table:data-pilot-member table:name="FRENTE CIVICO - CORDOBA" table:display="true" table:show-details="true"/>
                <table:data-pilot-member table:name="FRENTE CIVICO POR SANTIAGO" table:display="true" table:show-details="true"/>
                <table:data-pilot-member table:name="FRENTE CIVICO Y SOCIAL DE CATAMARCA" table:display="true" table:show-details="true"/>
                <table:data-pilot-member table:name="FRENTE NUEVO ENCUENTRO" table:display="true" table:show-details="true"/>
                <table:data-pilot-member table:name="FRENTE PARA LA VICTORIA - PARTIDO BLOQUISTA" table:display="true" table:show-details="true"/>
                <table:data-pilot-member table:name="FRENTE PARA LA VICTORIA - PJ" table:display="true" table:show-details="true"/>
                <table:data-pilot-member table:name="FRENTE PERONISTA" table:display="true" table:show-details="true"/>
                <table:data-pilot-member table:name="FRENTE PERONISTA FEDERAL" table:display="true" table:show-details="true"/>
                <table:data-pilot-member table:name="FRENTE RENOVADOR" table:display="true" table:show-details="true"/>
                <table:data-pilot-member table:name="GEN" table:display="true" table:show-details="true"/>
                <table:data-pilot-member table:name="LIBRES DEL SUR" table:display="true" table:show-details="true"/>
                <table:data-pilot-member table:name="MOV POP FUEGUINO" table:display="true" table:show-details="true"/>
                <table:data-pilot-member table:name="MOV POP NEUQUINO" table:display="true" table:show-details="true"/>
                <table:data-pilot-member table:name="MOVIMIENTO PROYECTO SUR" table:display="true" table:show-details="true"/>
                <table:data-pilot-member table:name="PARTIDO FEDERAL FUEGUINO" table:display="true" table:show-details="true"/>
                <table:data-pilot-member table:name="PARTIDO JUSTICIALISTA LA PAMPA" table:display="true" table:show-details="true"/>
                <table:data-pilot-member table:name="PARTIDO SOCIALISTA" table:display="true" table:show-details="true"/>
                <table:data-pilot-member table:name="PRO" table:display="true" table:show-details="true"/>
                <table:data-pilot-member table:name="RENOVADOR DE SALTA" table:display="true" table:show-details="true"/>
                <table:data-pilot-member table:name="SALTA SOMOS TODOS" table:display="true" table:show-details="true"/>
                <table:data-pilot-member table:name="UCR" table:display="true" table:show-details="true"/>
                <table:data-pilot-member table:name="UDESO SALTA" table:display="true" table:show-details="true"/>
                <table:data-pilot-member table:name="UNIDAD PARA EL DESARROLLO SOCIAL Y LA EQUIDAD" table:display="true" table:show-details="true"/>
                <table:data-pilot-member table:name="UNIDAD POPULAR" table:display="true" table:show-details="true"/>
                <table:data-pilot-member table:name="UNION POR SAN JUAN" table:display="true" table:show-details="true"/>
                <table:data-pilot-member table:name="UNION POR TODO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'Td states'.A1:'Td states'.B28" table:buttons="'Td states'.A1 'Td states'.A3">
          <table:source-cell-range table:cell-range-address="Diputados.A1:Diputados.M258"/>
          <table:data-pilot-field table:source-field-name="Provincia" table:orientation="row" table:used-hierarchy="0" table:function="auto">
            <table:data-pilot-level table:show-empty="false">
              <table:data-pilot-members>
                <table:data-pilot-member table:name=" BUENOS AIRES" table:display="true" table:show-details="true"/>
                <table:data-pilot-member table:name=" CATAMARCA" table:display="true" table:show-details="true"/>
                <table:data-pilot-member table:name=" CHACO" table:display="true" table:show-details="true"/>
                <table:data-pilot-member table:name=" CHUBUT" table:display="true" table:show-details="true"/>
                <table:data-pilot-member table:name=" CIUDAD de BUENOS AIRES" table:display="true" table:show-details="true"/>
                <table:data-pilot-member table:name=" CORDOBA" table:display="true" table:show-details="true"/>
                <table:data-pilot-member table:name=" CORRIENTES" table:display="true" table:show-details="true"/>
                <table:data-pilot-member table:name=" ENTRE RIOS" table:display="true" table:show-details="true"/>
                <table:data-pilot-member table:name=" FORMOSA" table:display="true" table:show-details="true"/>
                <table:data-pilot-member table:name=" JUJUY" table:display="true" table:show-details="true"/>
                <table:data-pilot-member table:name=" LA PAMPA" table:display="true" table:show-details="true"/>
                <table:data-pilot-member table:name=" LA RIOJA" table:display="true" table:show-details="true"/>
                <table:data-pilot-member table:name=" MENDOZA" table:display="true" table:show-details="true"/>
                <table:data-pilot-member table:name=" MISIONES" table:display="true" table:show-details="true"/>
                <table:data-pilot-member table:name=" NEUQUEN" table:display="true" table:show-details="true"/>
                <table:data-pilot-member table:name=" RIO NEGRO" table:display="true" table:show-details="true"/>
                <table:data-pilot-member table:name=" SALTA" table:display="true" table:show-details="true"/>
                <table:data-pilot-member table:name=" SAN JUAN" table:display="true" table:show-details="true"/>
                <table:data-pilot-member table:name=" SAN LUIS" table:display="true" table:show-details="true"/>
                <table:data-pilot-member table:name=" SANTA CRUZ" table:display="true" table:show-details="true"/>
                <table:data-pilot-member table:name=" SANTA FE" table:display="true" table:show-details="true"/>
                <table:data-pilot-member table:name=" SANTIAGO DEL ESTERO" table:display="true" table:show-details="true"/>
                <table:data-pilot-member table:name=" TIERRA DEL FUEGO" table:display="true" table:show-details="true"/>
                <table:data-pilot-member table:name=" TUCUM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 style:data-style-name="N2" text:time-value="0000-00-00T04:34: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Scarafía</meta:initial-creator>
    <meta:creation-date>2013-10-02T11:06:10</meta:creation-date>
    <dc:date>2013-10-03T04:36:19</dc:date>
    <dc:creator>Juan Scarafía</dc:creator>
    <meta:editing-duration>PT1H10M46S</meta:editing-duration>
    <meta:editing-cycles>23</meta:editing-cycles>
    <meta:generator>LibreOffice/4.0.2.2$Linux_X86_64 LibreOffice_project/400m0$Build-2</meta:generator>
    <meta:document-statistic meta:table-count="9" meta:cell-count="4349" meta:object-count="0"/>
  </office:meta>
</office:document-meta>
</file>